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8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 office:value-type="float" office:value="0.0236220472440945" calcext:value-type="float">
            <text:p>0.0236220472</text:p>
          </table:table-cell>
          <table:table-cell table:formula="of:=([.A2]-[.A1])/0.01" office:value-type="float" office:value="4.7244094488189" calcext:value-type="float">
            <text:p>4.7244094488</text:p>
          </table:table-cell>
          <table:table-cell table:formula="of:=([.B2]-[.B1])/0.01" office:value-type="float" office:value="4.7244094488189" calcext:value-type="float">
            <text:p>4.7244094488</text:p>
          </table:table-cell>
        </table:table-row>
        <table:table-row table:style-name="ro1">
          <table:table-cell table:number-columns-repeated="2" office:value-type="float" office:value="0.0708661417322835" calcext:value-type="float">
            <text:p>0.0708661417</text:p>
          </table:table-cell>
          <table:table-cell table:formula="of:=([.A3]-[.A2])/0.01" office:value-type="float" office:value="2.91338582677165" calcext:value-type="float">
            <text:p>2.9133858268</text:p>
          </table:table-cell>
          <table:table-cell table:formula="of:=([.B3]-[.B2])/0.01" office:value-type="float" office:value="2.91338582677165" calcext:value-type="float">
            <text:p>2.9133858268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formula="of:=([.A4]-[.A3])/0.01" office:value-type="float" office:value="1.10236220472441" calcext:value-type="float">
            <text:p>1.1023622047</text:p>
          </table:table-cell>
          <table:table-cell table:formula="of:=([.B4]-[.B3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111023622047244" calcext:value-type="float">
            <text:p>0.111023622</text:p>
          </table:table-cell>
          <table:table-cell table:formula="of:=([.A5]-[.A4])/0.01" office:value-type="float" office:value="1.10236220472441" calcext:value-type="float">
            <text:p>1.1023622047</text:p>
          </table:table-cell>
          <table:table-cell table:formula="of:=([.B5]-[.B4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122047244094488" calcext:value-type="float">
            <text:p>0.1220472441</text:p>
          </table:table-cell>
          <table:table-cell table:formula="of:=([.A6]-[.A5])/0.01" office:value-type="float" office:value="1.10236220472441" calcext:value-type="float">
            <text:p>1.1023622047</text:p>
          </table:table-cell>
          <table:table-cell table:formula="of:=([.B6]-[.B5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133070866141732" calcext:value-type="float">
            <text:p>0.1330708661</text:p>
          </table:table-cell>
          <table:table-cell table:formula="of:=([.A7]-[.A6])/0.01" office:value-type="float" office:value="1.10236220472441" calcext:value-type="float">
            <text:p>1.1023622047</text:p>
          </table:table-cell>
          <table:table-cell table:formula="of:=([.B7]-[.B6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144094488188976" calcext:value-type="float">
            <text:p>0.1440944882</text:p>
          </table:table-cell>
          <table:table-cell table:formula="of:=([.A8]-[.A7])/0.01" office:value-type="float" office:value="1.10236220472441" calcext:value-type="float">
            <text:p>1.1023622047</text:p>
          </table:table-cell>
          <table:table-cell table:formula="of:=([.B8]-[.B7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15511811023622" calcext:value-type="float">
            <text:p>0.1551181102</text:p>
          </table:table-cell>
          <table:table-cell table:formula="of:=([.A9]-[.A8])/0.01" office:value-type="float" office:value="1.10236220472441" calcext:value-type="float">
            <text:p>1.1023622047</text:p>
          </table:table-cell>
          <table:table-cell table:formula="of:=([.B9]-[.B8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166141732283465" calcext:value-type="float">
            <text:p>0.1661417323</text:p>
          </table:table-cell>
          <table:table-cell table:formula="of:=([.A10]-[.A9])/0.01" office:value-type="float" office:value="1.10236220472441" calcext:value-type="float">
            <text:p>1.1023622047</text:p>
          </table:table-cell>
          <table:table-cell table:formula="of:=([.B10]-[.B9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177165354330709" calcext:value-type="float">
            <text:p>0.1771653543</text:p>
          </table:table-cell>
          <table:table-cell table:formula="of:=([.A11]-[.A10])/0.01" office:value-type="float" office:value="1.10236220472441" calcext:value-type="float">
            <text:p>1.1023622047</text:p>
          </table:table-cell>
          <table:table-cell table:formula="of:=([.B11]-[.B10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188188976377953" calcext:value-type="float">
            <text:p>0.1881889764</text:p>
          </table:table-cell>
          <table:table-cell table:formula="of:=([.A12]-[.A11])/0.01" office:value-type="float" office:value="1.10236220472441" calcext:value-type="float">
            <text:p>1.1023622047</text:p>
          </table:table-cell>
          <table:table-cell table:formula="of:=([.B12]-[.B11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199212598425197" calcext:value-type="float">
            <text:p>0.1992125984</text:p>
          </table:table-cell>
          <table:table-cell table:formula="of:=([.A13]-[.A12])/0.01" office:value-type="float" office:value="1.10236220472441" calcext:value-type="float">
            <text:p>1.1023622047</text:p>
          </table:table-cell>
          <table:table-cell table:formula="of:=([.B13]-[.B12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210236220472441" calcext:value-type="float">
            <text:p>0.2102362205</text:p>
          </table:table-cell>
          <table:table-cell table:formula="of:=([.A14]-[.A13])/0.01" office:value-type="float" office:value="1.10236220472441" calcext:value-type="float">
            <text:p>1.1023622047</text:p>
          </table:table-cell>
          <table:table-cell table:formula="of:=([.B14]-[.B13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221259842519685" calcext:value-type="float">
            <text:p>0.2212598425</text:p>
          </table:table-cell>
          <table:table-cell table:formula="of:=([.A15]-[.A14])/0.01" office:value-type="float" office:value="1.10236220472441" calcext:value-type="float">
            <text:p>1.1023622047</text:p>
          </table:table-cell>
          <table:table-cell table:formula="of:=([.B15]-[.B14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232283464566929" calcext:value-type="float">
            <text:p>0.2322834646</text:p>
          </table:table-cell>
          <table:table-cell table:formula="of:=([.A16]-[.A15])/0.01" office:value-type="float" office:value="1.10236220472441" calcext:value-type="float">
            <text:p>1.1023622047</text:p>
          </table:table-cell>
          <table:table-cell table:formula="of:=([.B16]-[.B15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243307086614173" calcext:value-type="float">
            <text:p>0.2433070866</text:p>
          </table:table-cell>
          <table:table-cell table:formula="of:=([.A17]-[.A16])/0.01" office:value-type="float" office:value="1.10236220472441" calcext:value-type="float">
            <text:p>1.1023622047</text:p>
          </table:table-cell>
          <table:table-cell table:formula="of:=([.B17]-[.B16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254330708661417" calcext:value-type="float">
            <text:p>0.2543307087</text:p>
          </table:table-cell>
          <table:table-cell table:formula="of:=([.A18]-[.A17])/0.01" office:value-type="float" office:value="1.10236220472442" calcext:value-type="float">
            <text:p>1.1023622047</text:p>
          </table:table-cell>
          <table:table-cell table:formula="of:=([.B18]-[.B17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265354330708662" calcext:value-type="float">
            <text:p>0.2653543307</text:p>
          </table:table-cell>
          <table:table-cell table:formula="of:=([.A19]-[.A18])/0.01" office:value-type="float" office:value="1.10236220472441" calcext:value-type="float">
            <text:p>1.1023622047</text:p>
          </table:table-cell>
          <table:table-cell table:formula="of:=([.B19]-[.B18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276377952755906" calcext:value-type="float">
            <text:p>0.2763779528</text:p>
          </table:table-cell>
          <table:table-cell table:formula="of:=([.A20]-[.A19])/0.01" office:value-type="float" office:value="1.10236220472441" calcext:value-type="float">
            <text:p>1.1023622047</text:p>
          </table:table-cell>
          <table:table-cell table:formula="of:=([.B20]-[.B19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28740157480315" calcext:value-type="float">
            <text:p>0.2874015748</text:p>
          </table:table-cell>
          <table:table-cell table:formula="of:=([.A21]-[.A20])/0.01" office:value-type="float" office:value="1.10236220472442" calcext:value-type="float">
            <text:p>1.1023622047</text:p>
          </table:table-cell>
          <table:table-cell table:formula="of:=([.B21]-[.B20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298425196850394" calcext:value-type="float">
            <text:p>0.2984251969</text:p>
          </table:table-cell>
          <table:table-cell table:formula="of:=([.A22]-[.A21])/0.01" office:value-type="float" office:value="1.10236220472441" calcext:value-type="float">
            <text:p>1.1023622047</text:p>
          </table:table-cell>
          <table:table-cell table:formula="of:=([.B22]-[.B21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309448818897638" calcext:value-type="float">
            <text:p>0.3094488189</text:p>
          </table:table-cell>
          <table:table-cell table:formula="of:=([.A23]-[.A22])/0.01" office:value-type="float" office:value="1.10236220472441" calcext:value-type="float">
            <text:p>1.1023622047</text:p>
          </table:table-cell>
          <table:table-cell table:formula="of:=([.B23]-[.B22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320472440944882" calcext:value-type="float">
            <text:p>0.3204724409</text:p>
          </table:table-cell>
          <table:table-cell table:formula="of:=([.A24]-[.A23])/0.01" office:value-type="float" office:value="1.10236220472441" calcext:value-type="float">
            <text:p>1.1023622047</text:p>
          </table:table-cell>
          <table:table-cell table:formula="of:=([.B24]-[.B23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331496062992126" calcext:value-type="float">
            <text:p>0.331496063</text:p>
          </table:table-cell>
          <table:table-cell table:formula="of:=([.A25]-[.A24])/0.01" office:value-type="float" office:value="1.10236220472441" calcext:value-type="float">
            <text:p>1.1023622047</text:p>
          </table:table-cell>
          <table:table-cell table:formula="of:=([.B25]-[.B24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34251968503937" calcext:value-type="float">
            <text:p>0.342519685</text:p>
          </table:table-cell>
          <table:table-cell table:formula="of:=([.A26]-[.A25])/0.01" office:value-type="float" office:value="1.10236220472441" calcext:value-type="float">
            <text:p>1.1023622047</text:p>
          </table:table-cell>
          <table:table-cell table:formula="of:=([.B26]-[.B25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353543307086614" calcext:value-type="float">
            <text:p>0.3535433071</text:p>
          </table:table-cell>
          <table:table-cell table:formula="of:=([.A27]-[.A26])/0.01" office:value-type="float" office:value="1.10236220472441" calcext:value-type="float">
            <text:p>1.1023622047</text:p>
          </table:table-cell>
          <table:table-cell table:formula="of:=([.B27]-[.B26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364566929133858" calcext:value-type="float">
            <text:p>0.3645669291</text:p>
          </table:table-cell>
          <table:table-cell table:formula="of:=([.A28]-[.A27])/0.01" office:value-type="float" office:value="1.10236220472441" calcext:value-type="float">
            <text:p>1.1023622047</text:p>
          </table:table-cell>
          <table:table-cell table:formula="of:=([.B28]-[.B27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375590551181103" calcext:value-type="float">
            <text:p>0.3755905512</text:p>
          </table:table-cell>
          <table:table-cell table:formula="of:=([.A29]-[.A28])/0.01" office:value-type="float" office:value="1.10236220472442" calcext:value-type="float">
            <text:p>1.1023622047</text:p>
          </table:table-cell>
          <table:table-cell table:formula="of:=([.B29]-[.B28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386614173228347" calcext:value-type="float">
            <text:p>0.3866141732</text:p>
          </table:table-cell>
          <table:table-cell table:formula="of:=([.A30]-[.A29])/0.01" office:value-type="float" office:value="1.10236220472442" calcext:value-type="float">
            <text:p>1.1023622047</text:p>
          </table:table-cell>
          <table:table-cell table:formula="of:=([.B30]-[.B29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397637795275591" calcext:value-type="float">
            <text:p>0.3976377953</text:p>
          </table:table-cell>
          <table:table-cell table:formula="of:=([.A31]-[.A30])/0.01" office:value-type="float" office:value="1.10236220472441" calcext:value-type="float">
            <text:p>1.1023622047</text:p>
          </table:table-cell>
          <table:table-cell table:formula="of:=([.B31]-[.B30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408661417322835" calcext:value-type="float">
            <text:p>0.4086614173</text:p>
          </table:table-cell>
          <table:table-cell table:formula="of:=([.A32]-[.A31])/0.01" office:value-type="float" office:value="1.10236220472442" calcext:value-type="float">
            <text:p>1.1023622047</text:p>
          </table:table-cell>
          <table:table-cell table:formula="of:=([.B32]-[.B31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419685039370079" calcext:value-type="float">
            <text:p>0.4196850394</text:p>
          </table:table-cell>
          <table:table-cell table:formula="of:=([.A33]-[.A32])/0.01" office:value-type="float" office:value="1.10236220472441" calcext:value-type="float">
            <text:p>1.1023622047</text:p>
          </table:table-cell>
          <table:table-cell table:formula="of:=([.B33]-[.B32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430708661417323" calcext:value-type="float">
            <text:p>0.4307086614</text:p>
          </table:table-cell>
          <table:table-cell table:formula="of:=([.A34]-[.A33])/0.01" office:value-type="float" office:value="1.10236220472441" calcext:value-type="float">
            <text:p>1.1023622047</text:p>
          </table:table-cell>
          <table:table-cell table:formula="of:=([.B34]-[.B33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441732283464567" calcext:value-type="float">
            <text:p>0.4417322835</text:p>
          </table:table-cell>
          <table:table-cell table:formula="of:=([.A35]-[.A34])/0.01" office:value-type="float" office:value="1.10236220472441" calcext:value-type="float">
            <text:p>1.1023622047</text:p>
          </table:table-cell>
          <table:table-cell table:formula="of:=([.B35]-[.B34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452755905511811" calcext:value-type="float">
            <text:p>0.4527559055</text:p>
          </table:table-cell>
          <table:table-cell table:formula="of:=([.A36]-[.A35])/0.01" office:value-type="float" office:value="1.10236220472441" calcext:value-type="float">
            <text:p>1.1023622047</text:p>
          </table:table-cell>
          <table:table-cell table:formula="of:=([.B36]-[.B35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463779527559055" calcext:value-type="float">
            <text:p>0.4637795276</text:p>
          </table:table-cell>
          <table:table-cell table:formula="of:=([.A37]-[.A36])/0.01" office:value-type="float" office:value="1.10236220472441" calcext:value-type="float">
            <text:p>1.1023622047</text:p>
          </table:table-cell>
          <table:table-cell table:formula="of:=([.B37]-[.B36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4748031496063" calcext:value-type="float">
            <text:p>0.4748031496</text:p>
          </table:table-cell>
          <table:table-cell table:formula="of:=([.A38]-[.A37])/0.01" office:value-type="float" office:value="1.10236220472441" calcext:value-type="float">
            <text:p>1.1023622047</text:p>
          </table:table-cell>
          <table:table-cell table:formula="of:=([.B38]-[.B37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485826771653544" calcext:value-type="float">
            <text:p>0.4858267717</text:p>
          </table:table-cell>
          <table:table-cell table:formula="of:=([.A39]-[.A38])/0.01" office:value-type="float" office:value="1.10236220472441" calcext:value-type="float">
            <text:p>1.1023622047</text:p>
          </table:table-cell>
          <table:table-cell table:formula="of:=([.B39]-[.B38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496850393700788" calcext:value-type="float">
            <text:p>0.4968503937</text:p>
          </table:table-cell>
          <table:table-cell table:formula="of:=([.A40]-[.A39])/0.01" office:value-type="float" office:value="1.10236220472442" calcext:value-type="float">
            <text:p>1.1023622047</text:p>
          </table:table-cell>
          <table:table-cell table:formula="of:=([.B40]-[.B39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507874015748032" calcext:value-type="float">
            <text:p>0.5078740157</text:p>
          </table:table-cell>
          <table:table-cell table:formula="of:=([.A41]-[.A40])/0.01" office:value-type="float" office:value="1.10236220472442" calcext:value-type="float">
            <text:p>1.1023622047</text:p>
          </table:table-cell>
          <table:table-cell table:formula="of:=([.B41]-[.B40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518897637795276" calcext:value-type="float">
            <text:p>0.5188976378</text:p>
          </table:table-cell>
          <table:table-cell table:formula="of:=([.A42]-[.A41])/0.01" office:value-type="float" office:value="1.10236220472439" calcext:value-type="float">
            <text:p>1.1023622047</text:p>
          </table:table-cell>
          <table:table-cell table:formula="of:=([.B42]-[.B41])/0.01" office:value-type="float" office:value="1.10236220472439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52992125984252" calcext:value-type="float">
            <text:p>0.5299212598</text:p>
          </table:table-cell>
          <table:table-cell table:formula="of:=([.A43]-[.A42])/0.01" office:value-type="float" office:value="1.10236220472441" calcext:value-type="float">
            <text:p>1.1023622047</text:p>
          </table:table-cell>
          <table:table-cell table:formula="of:=([.B43]-[.B42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540944881889764" calcext:value-type="float">
            <text:p>0.5409448819</text:p>
          </table:table-cell>
          <table:table-cell table:formula="of:=([.A44]-[.A43])/0.01" office:value-type="float" office:value="1.10236220472441" calcext:value-type="float">
            <text:p>1.1023622047</text:p>
          </table:table-cell>
          <table:table-cell table:formula="of:=([.B44]-[.B43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551968503937008" calcext:value-type="float">
            <text:p>0.5519685039</text:p>
          </table:table-cell>
          <table:table-cell table:formula="of:=([.A45]-[.A44])/0.01" office:value-type="float" office:value="1.10236220472441" calcext:value-type="float">
            <text:p>1.1023622047</text:p>
          </table:table-cell>
          <table:table-cell table:formula="of:=([.B45]-[.B44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562992125984252" calcext:value-type="float">
            <text:p>0.562992126</text:p>
          </table:table-cell>
          <table:table-cell table:formula="of:=([.A46]-[.A45])/0.01" office:value-type="float" office:value="1.10236220472441" calcext:value-type="float">
            <text:p>1.1023622047</text:p>
          </table:table-cell>
          <table:table-cell table:formula="of:=([.B46]-[.B45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574015748031496" calcext:value-type="float">
            <text:p>0.574015748</text:p>
          </table:table-cell>
          <table:table-cell table:formula="of:=([.A47]-[.A46])/0.01" office:value-type="float" office:value="1.10236220472441" calcext:value-type="float">
            <text:p>1.1023622047</text:p>
          </table:table-cell>
          <table:table-cell table:formula="of:=([.B47]-[.B46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58503937007874" calcext:value-type="float">
            <text:p>0.5850393701</text:p>
          </table:table-cell>
          <table:table-cell table:formula="of:=([.A48]-[.A47])/0.01" office:value-type="float" office:value="1.10236220472439" calcext:value-type="float">
            <text:p>1.1023622047</text:p>
          </table:table-cell>
          <table:table-cell table:formula="of:=([.B48]-[.B47])/0.01" office:value-type="float" office:value="1.10236220472439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596062992125984" calcext:value-type="float">
            <text:p>0.5960629921</text:p>
          </table:table-cell>
          <table:table-cell table:formula="of:=([.A49]-[.A48])/0.01" office:value-type="float" office:value="1.10236220472442" calcext:value-type="float">
            <text:p>1.1023622047</text:p>
          </table:table-cell>
          <table:table-cell table:formula="of:=([.B49]-[.B48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607086614173228" calcext:value-type="float">
            <text:p>0.6070866142</text:p>
          </table:table-cell>
          <table:table-cell table:formula="of:=([.A50]-[.A49])/0.01" office:value-type="float" office:value="1.10236220472441" calcext:value-type="float">
            <text:p>1.1023622047</text:p>
          </table:table-cell>
          <table:table-cell table:formula="of:=([.B50]-[.B49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618110236220472" calcext:value-type="float">
            <text:p>0.6181102362</text:p>
          </table:table-cell>
          <table:table-cell table:formula="of:=([.A51]-[.A50])/0.01" office:value-type="float" office:value="1.10236220472441" calcext:value-type="float">
            <text:p>1.1023622047</text:p>
          </table:table-cell>
          <table:table-cell table:formula="of:=([.B51]-[.B50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629133858267717" calcext:value-type="float">
            <text:p>0.6291338583</text:p>
          </table:table-cell>
          <table:table-cell table:formula="of:=([.A52]-[.A51])/0.01" office:value-type="float" office:value="1.10236220472441" calcext:value-type="float">
            <text:p>1.1023622047</text:p>
          </table:table-cell>
          <table:table-cell table:formula="of:=([.B52]-[.B51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640157480314961" calcext:value-type="float">
            <text:p>0.6401574803</text:p>
          </table:table-cell>
          <table:table-cell table:formula="of:=([.A53]-[.A52])/0.01" office:value-type="float" office:value="1.10236220472441" calcext:value-type="float">
            <text:p>1.1023622047</text:p>
          </table:table-cell>
          <table:table-cell table:formula="of:=([.B53]-[.B52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651181102362205" calcext:value-type="float">
            <text:p>0.6511811024</text:p>
          </table:table-cell>
          <table:table-cell table:formula="of:=([.A54]-[.A53])/0.01" office:value-type="float" office:value="1.10236220472441" calcext:value-type="float">
            <text:p>1.1023622047</text:p>
          </table:table-cell>
          <table:table-cell table:formula="of:=([.B54]-[.B53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662204724409449" calcext:value-type="float">
            <text:p>0.6622047244</text:p>
          </table:table-cell>
          <table:table-cell table:formula="of:=([.A55]-[.A54])/0.01" office:value-type="float" office:value="1.10236220472441" calcext:value-type="float">
            <text:p>1.1023622047</text:p>
          </table:table-cell>
          <table:table-cell table:formula="of:=([.B55]-[.B54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673228346456693" calcext:value-type="float">
            <text:p>0.6732283465</text:p>
          </table:table-cell>
          <table:table-cell table:formula="of:=([.A56]-[.A55])/0.01" office:value-type="float" office:value="1.10236220472441" calcext:value-type="float">
            <text:p>1.1023622047</text:p>
          </table:table-cell>
          <table:table-cell table:formula="of:=([.B56]-[.B55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684251968503937" calcext:value-type="float">
            <text:p>0.6842519685</text:p>
          </table:table-cell>
          <table:table-cell table:formula="of:=([.A57]-[.A56])/0.01" office:value-type="float" office:value="1.10236220472441" calcext:value-type="float">
            <text:p>1.1023622047</text:p>
          </table:table-cell>
          <table:table-cell table:formula="of:=([.B57]-[.B56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695275590551181" calcext:value-type="float">
            <text:p>0.6952755906</text:p>
          </table:table-cell>
          <table:table-cell table:formula="of:=([.A58]-[.A57])/0.01" office:value-type="float" office:value="1.10236220472441" calcext:value-type="float">
            <text:p>1.1023622047</text:p>
          </table:table-cell>
          <table:table-cell table:formula="of:=([.B58]-[.B57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706299212598425" calcext:value-type="float">
            <text:p>0.7062992126</text:p>
          </table:table-cell>
          <table:table-cell table:formula="of:=([.A59]-[.A58])/0.01" office:value-type="float" office:value="1.10236220472441" calcext:value-type="float">
            <text:p>1.1023622047</text:p>
          </table:table-cell>
          <table:table-cell table:formula="of:=([.B59]-[.B58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717322834645669" calcext:value-type="float">
            <text:p>0.7173228346</text:p>
          </table:table-cell>
          <table:table-cell table:formula="of:=([.A60]-[.A59])/0.01" office:value-type="float" office:value="1.10236220472442" calcext:value-type="float">
            <text:p>1.1023622047</text:p>
          </table:table-cell>
          <table:table-cell table:formula="of:=([.B60]-[.B59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728346456692913" calcext:value-type="float">
            <text:p>0.7283464567</text:p>
          </table:table-cell>
          <table:table-cell table:formula="of:=([.A61]-[.A60])/0.01" office:value-type="float" office:value="1.10236220472439" calcext:value-type="float">
            <text:p>1.1023622047</text:p>
          </table:table-cell>
          <table:table-cell table:formula="of:=([.B61]-[.B60])/0.01" office:value-type="float" office:value="1.10236220472439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739370078740157" calcext:value-type="float">
            <text:p>0.7393700787</text:p>
          </table:table-cell>
          <table:table-cell table:formula="of:=([.A62]-[.A61])/0.01" office:value-type="float" office:value="1.10236220472441" calcext:value-type="float">
            <text:p>1.1023622047</text:p>
          </table:table-cell>
          <table:table-cell table:formula="of:=([.B62]-[.B61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750393700787401" calcext:value-type="float">
            <text:p>0.7503937008</text:p>
          </table:table-cell>
          <table:table-cell table:formula="of:=([.A63]-[.A62])/0.01" office:value-type="float" office:value="1.10236220472441" calcext:value-type="float">
            <text:p>1.1023622047</text:p>
          </table:table-cell>
          <table:table-cell table:formula="of:=([.B63]-[.B62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761417322834645" calcext:value-type="float">
            <text:p>0.7614173228</text:p>
          </table:table-cell>
          <table:table-cell table:formula="of:=([.A64]-[.A63])/0.01" office:value-type="float" office:value="1.10236220472441" calcext:value-type="float">
            <text:p>1.1023622047</text:p>
          </table:table-cell>
          <table:table-cell table:formula="of:=([.B64]-[.B63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772440944881889" calcext:value-type="float">
            <text:p>0.7724409449</text:p>
          </table:table-cell>
          <table:table-cell table:formula="of:=([.A65]-[.A64])/0.01" office:value-type="float" office:value="1.10236220472439" calcext:value-type="float">
            <text:p>1.1023622047</text:p>
          </table:table-cell>
          <table:table-cell table:formula="of:=([.B65]-[.B64])/0.01" office:value-type="float" office:value="1.10236220472439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783464566929133" calcext:value-type="float">
            <text:p>0.7834645669</text:p>
          </table:table-cell>
          <table:table-cell table:formula="of:=([.A66]-[.A65])/0.01" office:value-type="float" office:value="1.10236220472442" calcext:value-type="float">
            <text:p>1.1023622047</text:p>
          </table:table-cell>
          <table:table-cell table:formula="of:=([.B66]-[.B65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794488188976377" calcext:value-type="float">
            <text:p>0.794488189</text:p>
          </table:table-cell>
          <table:table-cell table:formula="of:=([.A67]-[.A66])/0.01" office:value-type="float" office:value="1.10236220472439" calcext:value-type="float">
            <text:p>1.1023622047</text:p>
          </table:table-cell>
          <table:table-cell table:formula="of:=([.B67]-[.B66])/0.01" office:value-type="float" office:value="1.10236220472439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805511811023621" calcext:value-type="float">
            <text:p>0.805511811</text:p>
          </table:table-cell>
          <table:table-cell table:formula="of:=([.A68]-[.A67])/0.01" office:value-type="float" office:value="1.10236220472442" calcext:value-type="float">
            <text:p>1.1023622047</text:p>
          </table:table-cell>
          <table:table-cell table:formula="of:=([.B68]-[.B67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816535433070865" calcext:value-type="float">
            <text:p>0.8165354331</text:p>
          </table:table-cell>
          <table:table-cell table:formula="of:=([.A69]-[.A68])/0.01" office:value-type="float" office:value="1.10236220472441" calcext:value-type="float">
            <text:p>1.1023622047</text:p>
          </table:table-cell>
          <table:table-cell table:formula="of:=([.B69]-[.B68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82755905511811" calcext:value-type="float">
            <text:p>0.8275590551</text:p>
          </table:table-cell>
          <table:table-cell table:formula="of:=([.A70]-[.A69])/0.01" office:value-type="float" office:value="1.10236220472441" calcext:value-type="float">
            <text:p>1.1023622047</text:p>
          </table:table-cell>
          <table:table-cell table:formula="of:=([.B70]-[.B69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838582677165353" calcext:value-type="float">
            <text:p>0.8385826772</text:p>
          </table:table-cell>
          <table:table-cell table:formula="of:=([.A71]-[.A70])/0.01" office:value-type="float" office:value="1.10236220472441" calcext:value-type="float">
            <text:p>1.1023622047</text:p>
          </table:table-cell>
          <table:table-cell table:formula="of:=([.B71]-[.B70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849606299212597" calcext:value-type="float">
            <text:p>0.8496062992</text:p>
          </table:table-cell>
          <table:table-cell table:formula="of:=([.A72]-[.A71])/0.01" office:value-type="float" office:value="1.10236220472441" calcext:value-type="float">
            <text:p>1.1023622047</text:p>
          </table:table-cell>
          <table:table-cell table:formula="of:=([.B72]-[.B71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860629921259842" calcext:value-type="float">
            <text:p>0.8606299213</text:p>
          </table:table-cell>
          <table:table-cell table:formula="of:=([.A73]-[.A72])/0.01" office:value-type="float" office:value="1.10236220472441" calcext:value-type="float">
            <text:p>1.1023622047</text:p>
          </table:table-cell>
          <table:table-cell table:formula="of:=([.B73]-[.B72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871653543307086" calcext:value-type="float">
            <text:p>0.8716535433</text:p>
          </table:table-cell>
          <table:table-cell table:formula="of:=([.A74]-[.A73])/0.01" office:value-type="float" office:value="1.10236220472441" calcext:value-type="float">
            <text:p>1.1023622047</text:p>
          </table:table-cell>
          <table:table-cell table:formula="of:=([.B74]-[.B73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88267716535433" calcext:value-type="float">
            <text:p>0.8826771654</text:p>
          </table:table-cell>
          <table:table-cell table:formula="of:=([.A75]-[.A74])/0.01" office:value-type="float" office:value="1.10236220472441" calcext:value-type="float">
            <text:p>1.1023622047</text:p>
          </table:table-cell>
          <table:table-cell table:formula="of:=([.B75]-[.B74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893700787401574" calcext:value-type="float">
            <text:p>0.8937007874</text:p>
          </table:table-cell>
          <table:table-cell table:formula="of:=([.A76]-[.A75])/0.01" office:value-type="float" office:value="1.10236220472441" calcext:value-type="float">
            <text:p>1.1023622047</text:p>
          </table:table-cell>
          <table:table-cell table:formula="of:=([.B76]-[.B75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904724409448818" calcext:value-type="float">
            <text:p>0.9047244094</text:p>
          </table:table-cell>
          <table:table-cell table:formula="of:=([.A77]-[.A76])/0.01" office:value-type="float" office:value="1.10236220472442" calcext:value-type="float">
            <text:p>1.1023622047</text:p>
          </table:table-cell>
          <table:table-cell table:formula="of:=([.B77]-[.B76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915748031496062" calcext:value-type="float">
            <text:p>0.9157480315</text:p>
          </table:table-cell>
          <table:table-cell table:formula="of:=([.A78]-[.A77])/0.01" office:value-type="float" office:value="1.10236220472439" calcext:value-type="float">
            <text:p>1.1023622047</text:p>
          </table:table-cell>
          <table:table-cell table:formula="of:=([.B78]-[.B77])/0.01" office:value-type="float" office:value="1.10236220472439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926771653543306" calcext:value-type="float">
            <text:p>0.9267716535</text:p>
          </table:table-cell>
          <table:table-cell table:formula="of:=([.A79]-[.A78])/0.01" office:value-type="float" office:value="1.10236220472441" calcext:value-type="float">
            <text:p>1.1023622047</text:p>
          </table:table-cell>
          <table:table-cell table:formula="of:=([.B79]-[.B78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93779527559055" calcext:value-type="float">
            <text:p>0.9377952756</text:p>
          </table:table-cell>
          <table:table-cell table:formula="of:=([.A80]-[.A79])/0.01" office:value-type="float" office:value="1.10236220472441" calcext:value-type="float">
            <text:p>1.1023622047</text:p>
          </table:table-cell>
          <table:table-cell table:formula="of:=([.B80]-[.B79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948818897637794" calcext:value-type="float">
            <text:p>0.9488188976</text:p>
          </table:table-cell>
          <table:table-cell table:formula="of:=([.A81]-[.A80])/0.01" office:value-type="float" office:value="1.10236220472439" calcext:value-type="float">
            <text:p>1.1023622047</text:p>
          </table:table-cell>
          <table:table-cell table:formula="of:=([.B81]-[.B80])/0.01" office:value-type="float" office:value="1.10236220472439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959842519685038" calcext:value-type="float">
            <text:p>0.9598425197</text:p>
          </table:table-cell>
          <table:table-cell table:formula="of:=([.A82]-[.A81])/0.01" office:value-type="float" office:value="1.10236220472441" calcext:value-type="float">
            <text:p>1.1023622047</text:p>
          </table:table-cell>
          <table:table-cell table:formula="of:=([.B82]-[.B81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970866141732282" calcext:value-type="float">
            <text:p>0.9708661417</text:p>
          </table:table-cell>
          <table:table-cell table:formula="of:=([.A83]-[.A82])/0.01" office:value-type="float" office:value="1.10236220472442" calcext:value-type="float">
            <text:p>1.1023622047</text:p>
          </table:table-cell>
          <table:table-cell table:formula="of:=([.B83]-[.B82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981889763779526" calcext:value-type="float">
            <text:p>0.9818897638</text:p>
          </table:table-cell>
          <table:table-cell table:formula="of:=([.A84]-[.A83])/0.01" office:value-type="float" office:value="1.10236220472439" calcext:value-type="float">
            <text:p>1.1023622047</text:p>
          </table:table-cell>
          <table:table-cell table:formula="of:=([.B84]-[.B83])/0.01" office:value-type="float" office:value="1.10236220472439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99291338582677" calcext:value-type="float">
            <text:p>0.9929133858</text:p>
          </table:table-cell>
          <table:table-cell table:formula="of:=([.A85]-[.A84])/0.01" office:value-type="float" office:value="1.10236220472443" calcext:value-type="float">
            <text:p>1.1023622047</text:p>
          </table:table-cell>
          <table:table-cell table:formula="of:=([.B85]-[.B84])/0.01" office:value-type="float" office:value="1.10236220472443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1.00393700787401" calcext:value-type="float">
            <text:p>1.0039370079</text:p>
          </table:table-cell>
          <table:table-cell table:formula="of:=([.A86]-[.A85])/0.01" office:value-type="float" office:value="1.10236220472442" calcext:value-type="float">
            <text:p>1.1023622047</text:p>
          </table:table-cell>
          <table:table-cell table:formula="of:=([.B86]-[.B85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1.01496062992126" calcext:value-type="float">
            <text:p>1.0149606299</text:p>
          </table:table-cell>
          <table:table-cell table:formula="of:=([.A87]-[.A86])/0.01" office:value-type="float" office:value="1.10236220472442" calcext:value-type="float">
            <text:p>1.1023622047</text:p>
          </table:table-cell>
          <table:table-cell table:formula="of:=([.B87]-[.B86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1.0259842519685" calcext:value-type="float">
            <text:p>1.025984252</text:p>
          </table:table-cell>
          <table:table-cell table:formula="of:=([.A88]-[.A87])/0.01" office:value-type="float" office:value="1.10236220472442" calcext:value-type="float">
            <text:p>1.1023622047</text:p>
          </table:table-cell>
          <table:table-cell table:formula="of:=([.B88]-[.B87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1.03700787401575" calcext:value-type="float">
            <text:p>1.037007874</text:p>
          </table:table-cell>
          <table:table-cell table:formula="of:=([.A89]-[.A88])/0.01" office:value-type="float" office:value="1.10236220472442" calcext:value-type="float">
            <text:p>1.1023622047</text:p>
          </table:table-cell>
          <table:table-cell table:formula="of:=([.B89]-[.B88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1.04803149606299" calcext:value-type="float">
            <text:p>1.0480314961</text:p>
          </table:table-cell>
          <table:table-cell table:formula="of:=([.A90]-[.A89])/0.01" office:value-type="float" office:value="1.10236220472442" calcext:value-type="float">
            <text:p>1.1023622047</text:p>
          </table:table-cell>
          <table:table-cell table:formula="of:=([.B90]-[.B89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1.05905511811024" calcext:value-type="float">
            <text:p>1.0590551181</text:p>
          </table:table-cell>
          <table:table-cell table:formula="of:=([.A91]-[.A90])/0.01" office:value-type="float" office:value="1.10236220472442" calcext:value-type="float">
            <text:p>1.1023622047</text:p>
          </table:table-cell>
          <table:table-cell table:formula="of:=([.B91]-[.B90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1.07007874015748" calcext:value-type="float">
            <text:p>1.0700787402</text:p>
          </table:table-cell>
          <table:table-cell table:formula="of:=([.A92]-[.A91])/0.01" office:value-type="float" office:value="1.10236220472442" calcext:value-type="float">
            <text:p>1.1023622047</text:p>
          </table:table-cell>
          <table:table-cell table:formula="of:=([.B92]-[.B91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1.08110236220472" calcext:value-type="float">
            <text:p>1.0811023622</text:p>
          </table:table-cell>
          <table:table-cell table:formula="of:=([.A93]-[.A92])/0.01" office:value-type="float" office:value="1.10236220472442" calcext:value-type="float">
            <text:p>1.1023622047</text:p>
          </table:table-cell>
          <table:table-cell table:formula="of:=([.B93]-[.B92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1.09212598425197" calcext:value-type="float">
            <text:p>1.0921259843</text:p>
          </table:table-cell>
          <table:table-cell table:formula="of:=([.A94]-[.A93])/0.01" office:value-type="float" office:value="1.10236220472442" calcext:value-type="float">
            <text:p>1.1023622047</text:p>
          </table:table-cell>
          <table:table-cell table:formula="of:=([.B94]-[.B93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1.10314960629921" calcext:value-type="float">
            <text:p>1.1031496063</text:p>
          </table:table-cell>
          <table:table-cell table:formula="of:=([.A95]-[.A94])/0.01" office:value-type="float" office:value="1.10236220472442" calcext:value-type="float">
            <text:p>1.1023622047</text:p>
          </table:table-cell>
          <table:table-cell table:formula="of:=([.B95]-[.B94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1.11417322834646" calcext:value-type="float">
            <text:p>1.1141732283</text:p>
          </table:table-cell>
          <table:table-cell table:formula="of:=([.A96]-[.A95])/0.01" office:value-type="float" office:value="1.08069615839086" calcext:value-type="float">
            <text:p>1.0806961584</text:p>
          </table:table-cell>
          <table:table-cell table:formula="of:=([.B96]-[.B95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2498018993036" calcext:value-type="float">
            <text:p>1.1249801899</text:p>
          </table:table-cell>
          <table:table-cell office:value-type="float" office:value="1.1251968503937" calcext:value-type="float">
            <text:p>1.1251968504</text:p>
          </table:table-cell>
          <table:table-cell table:formula="of:=([.A97]-[.A96])/0.01" office:value-type="float" office:value="0.993861724588374" calcext:value-type="float">
            <text:p>0.9938617246</text:p>
          </table:table-cell>
          <table:table-cell table:formula="of:=([.B97]-[.B96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3491880717625" calcext:value-type="float">
            <text:p>1.1349188072</text:p>
          </table:table-cell>
          <table:table-cell office:value-type="float" office:value="1.13622047244094" calcext:value-type="float">
            <text:p>1.1362204724</text:p>
          </table:table-cell>
          <table:table-cell table:formula="of:=([.A98]-[.A97])/0.01" office:value-type="float" office:value="0.868932142145162" calcext:value-type="float">
            <text:p>0.8689321421</text:p>
          </table:table-cell>
          <table:table-cell table:formula="of:=([.B98]-[.B97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436081285977" calcext:value-type="float">
            <text:p>1.1436081286</text:p>
          </table:table-cell>
          <table:table-cell office:value-type="float" office:value="1.14724409448819" calcext:value-type="float">
            <text:p>1.1472440945</text:p>
          </table:table-cell>
          <table:table-cell table:formula="of:=([.A99]-[.A98])/0.01" office:value-type="float" office:value="0.757307534043217" calcext:value-type="float">
            <text:p>0.757307534</text:p>
          </table:table-cell>
          <table:table-cell table:formula="of:=([.B99]-[.B98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5118120393813" calcext:value-type="float">
            <text:p>1.1511812039</text:p>
          </table:table-cell>
          <table:table-cell office:value-type="float" office:value="1.15826771653543" calcext:value-type="float">
            <text:p>1.1582677165</text:p>
          </table:table-cell>
          <table:table-cell table:formula="of:=([.A100]-[.A99])/0.01" office:value-type="float" office:value="0.660845073822824" calcext:value-type="float">
            <text:p>0.6608450738</text:p>
          </table:table-cell>
          <table:table-cell table:formula="of:=([.B100]-[.B99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5778965467636" calcext:value-type="float">
            <text:p>1.1577896547</text:p>
          </table:table-cell>
          <table:table-cell office:value-type="float" office:value="1.16929133858268" calcext:value-type="float">
            <text:p>1.1692913386</text:p>
          </table:table-cell>
          <table:table-cell table:formula="of:=([.A101]-[.A100])/0.01" office:value-type="float" office:value="0.578140370767843" calcext:value-type="float">
            <text:p>0.5781403708</text:p>
          </table:table-cell>
          <table:table-cell table:formula="of:=([.B101]-[.B100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6357105838404" calcext:value-type="float">
            <text:p>1.1635710584</text:p>
          </table:table-cell>
          <table:table-cell office:value-type="float" office:value="1.18031496062992" calcext:value-type="float">
            <text:p>1.1803149606</text:p>
          </table:table-cell>
          <table:table-cell table:formula="of:=([.A102]-[.A101])/0.01" office:value-type="float" office:value="0.507713170779645" calcext:value-type="float">
            <text:p>0.5077131708</text:p>
          </table:table-cell>
          <table:table-cell table:formula="of:=([.B102]-[.B101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6864819009184" calcext:value-type="float">
            <text:p>1.1686481901</text:p>
          </table:table-cell>
          <table:table-cell office:value-type="float" office:value="1.19133858267717" calcext:value-type="float">
            <text:p>1.1913385827</text:p>
          </table:table-cell>
          <table:table-cell table:formula="of:=([.A103]-[.A102])/0.01" office:value-type="float" office:value="0.448213767742955" calcext:value-type="float">
            <text:p>0.4482137677</text:p>
          </table:table-cell>
          <table:table-cell table:formula="of:=([.B103]-[.B102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7313032776926" calcext:value-type="float">
            <text:p>1.1731303278</text:p>
          </table:table-cell>
          <table:table-cell office:value-type="float" office:value="1.20236220472441" calcext:value-type="float">
            <text:p>1.2023622047</text:p>
          </table:table-cell>
          <table:table-cell table:formula="of:=([.A104]-[.A103])/0.01" office:value-type="float" office:value="0.3984246398824" calcext:value-type="float">
            <text:p>0.3984246399</text:p>
          </table:table-cell>
          <table:table-cell table:formula="of:=([.B104]-[.B103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7711457416809" calcext:value-type="float">
            <text:p>1.1771145742</text:p>
          </table:table-cell>
          <table:table-cell office:value-type="float" office:value="1.21338582677165" calcext:value-type="float">
            <text:p>1.2133858268</text:p>
          </table:table-cell>
          <table:table-cell table:formula="of:=([.A105]-[.A104])/0.01" office:value-type="float" office:value="0.357249082202338" calcext:value-type="float">
            <text:p>0.3572490822</text:p>
          </table:table-cell>
          <table:table-cell table:formula="of:=([.B105]-[.B104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8068706499011" calcext:value-type="float">
            <text:p>1.180687065</text:p>
          </table:table-cell>
          <table:table-cell office:value-type="float" office:value="1.2244094488189" calcext:value-type="float">
            <text:p>1.2244094488</text:p>
          </table:table-cell>
          <table:table-cell table:formula="of:=([.A106]-[.A105])/0.01" office:value-type="float" office:value="0.323699986016424" calcext:value-type="float">
            <text:p>0.323699986</text:p>
          </table:table-cell>
          <table:table-cell table:formula="of:=([.B106]-[.B105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8392406485028" calcext:value-type="float">
            <text:p>1.1839240649</text:p>
          </table:table-cell>
          <table:table-cell office:value-type="float" office:value="1.23543307086614" calcext:value-type="float">
            <text:p>1.2354330709</text:p>
          </table:table-cell>
          <table:table-cell table:formula="of:=([.A107]-[.A106])/0.01" office:value-type="float" office:value="0.296889575741477" calcext:value-type="float">
            <text:p>0.2968895757</text:p>
          </table:table-cell>
          <table:table-cell table:formula="of:=([.B107]-[.B106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8689296060769" calcext:value-type="float">
            <text:p>1.1868929606</text:p>
          </table:table-cell>
          <table:table-cell office:value-type="float" office:value="1.24645669291339" calcext:value-type="float">
            <text:p>1.2464566929</text:p>
          </table:table-cell>
          <table:table-cell table:formula="of:=([.A108]-[.A107])/0.01" office:value-type="float" office:value="0.276020070907568" calcext:value-type="float">
            <text:p>0.2760200709</text:p>
          </table:table-cell>
          <table:table-cell table:formula="of:=([.B108]-[.B107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8965316131677" calcext:value-type="float">
            <text:p>1.1896531613</text:p>
          </table:table-cell>
          <table:table-cell office:value-type="float" office:value="1.25748031496063" calcext:value-type="float">
            <text:p>1.257480315</text:p>
          </table:table-cell>
          <table:table-cell table:formula="of:=([.A109]-[.A108])/0.01" office:value-type="float" office:value="0.260375192692641" calcext:value-type="float">
            <text:p>0.2603751927</text:p>
          </table:table-cell>
          <table:table-cell table:formula="of:=([.B109]-[.B108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9225691324369" calcext:value-type="float">
            <text:p>1.1922569132</text:p>
          </table:table-cell>
          <table:table-cell office:value-type="float" office:value="1.26850393700787" calcext:value-type="float">
            <text:p>1.268503937</text:p>
          </table:table-cell>
          <table:table-cell table:formula="of:=([.A110]-[.A109])/0.01" office:value-type="float" office:value="0.2493124391306" calcext:value-type="float">
            <text:p>0.2493124391</text:p>
          </table:table-cell>
          <table:table-cell table:formula="of:=([.B110]-[.B109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94750037635" calcext:value-type="float">
            <text:p>1.1947500376</text:p>
          </table:table-cell>
          <table:table-cell office:value-type="float" office:value="1.27952755905512" calcext:value-type="float">
            <text:p>1.2795275591</text:p>
          </table:table-cell>
          <table:table-cell table:formula="of:=([.A111]-[.A110])/0.01" office:value-type="float" office:value="0.242256060542134" calcext:value-type="float">
            <text:p>0.2422560605</text:p>
          </table:table-cell>
          <table:table-cell table:formula="of:=([.B111]-[.B110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9717259824042" calcext:value-type="float">
            <text:p>1.1971725982</text:p>
          </table:table-cell>
          <table:table-cell office:value-type="float" office:value="1.29055118110236" calcext:value-type="float">
            <text:p>1.2905511811</text:p>
          </table:table-cell>
          <table:table-cell table:formula="of:=([.A112]-[.A111])/0.01" office:value-type="float" office:value="0.238690673378028" calcext:value-type="float">
            <text:p>0.2386906734</text:p>
          </table:table-cell>
          <table:table-cell table:formula="of:=([.B112]-[.B111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995595049742" calcext:value-type="float">
            <text:p>1.199559505</text:p>
          </table:table-cell>
          <table:table-cell office:value-type="float" office:value="1.30157480314961" calcext:value-type="float">
            <text:p>1.3015748031</text:p>
          </table:table-cell>
          <table:table-cell table:formula="of:=([.A113]-[.A112])/0.01" office:value-type="float" office:value="0.238155456482514" calcext:value-type="float">
            <text:p>0.2381554565</text:p>
          </table:table-cell>
          <table:table-cell table:formula="of:=([.B113]-[.B112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0194105953903" calcext:value-type="float">
            <text:p>1.2019410595</text:p>
          </table:table-cell>
          <table:table-cell office:value-type="float" office:value="1.31259842519685" calcext:value-type="float">
            <text:p>1.3125984252</text:p>
          </table:table-cell>
          <table:table-cell table:formula="of:=([.A114]-[.A113])/0.01" office:value-type="float" office:value="0.240238878906251" calcext:value-type="float">
            <text:p>0.2402388789</text:p>
          </table:table-cell>
          <table:table-cell table:formula="of:=([.B114]-[.B113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0434344832809" calcext:value-type="float">
            <text:p>1.2043434483</text:p>
          </table:table-cell>
          <table:table-cell office:value-type="float" office:value="1.3236220472441" calcext:value-type="float">
            <text:p>1.3236220472</text:p>
          </table:table-cell>
          <table:table-cell table:formula="of:=([.A115]-[.A114])/0.01" office:value-type="float" office:value="0.244573912938106" calcext:value-type="float">
            <text:p>0.2445739129</text:p>
          </table:table-cell>
          <table:table-cell table:formula="of:=([.B115]-[.B114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0678918745747" calcext:value-type="float">
            <text:p>1.2067891875</text:p>
          </table:table-cell>
          <table:table-cell office:value-type="float" office:value="1.33464566929134" calcext:value-type="float">
            <text:p>1.3346456693</text:p>
          </table:table-cell>
          <table:table-cell table:formula="of:=([.A116]-[.A115])/0.01" office:value-type="float" office:value="0.250833690075813" calcext:value-type="float">
            <text:p>0.2508336901</text:p>
          </table:table-cell>
          <table:table-cell table:formula="of:=([.B116]-[.B115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0929752435823" calcext:value-type="float">
            <text:p>1.2092975244</text:p>
          </table:table-cell>
          <table:table-cell office:value-type="float" office:value="1.34566929133858" calcext:value-type="float">
            <text:p>1.3456692913</text:p>
          </table:table-cell>
          <table:table-cell table:formula="of:=([.A117]-[.A116])/0.01" office:value-type="float" office:value="0.258727561291305" calcext:value-type="float">
            <text:p>0.2587275613</text:p>
          </table:table-cell>
          <table:table-cell table:formula="of:=([.B117]-[.B116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1188479997114" calcext:value-type="float">
            <text:p>1.2118848</text:p>
          </table:table-cell>
          <table:table-cell office:value-type="float" office:value="1.35669291338583" calcext:value-type="float">
            <text:p>1.3566929134</text:p>
          </table:table-cell>
          <table:table-cell table:formula="of:=([.A118]-[.A117])/0.01" office:value-type="float" office:value="0.267997526226726" calcext:value-type="float">
            <text:p>0.2679975262</text:p>
          </table:table-cell>
          <table:table-cell table:formula="of:=([.B118]-[.B117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1456477523341" calcext:value-type="float">
            <text:p>1.2145647752</text:p>
          </table:table-cell>
          <table:table-cell office:value-type="float" office:value="1.36771653543307" calcext:value-type="float">
            <text:p>1.3677165354</text:p>
          </table:table-cell>
          <table:table-cell table:formula="of:=([.A119]-[.A118])/0.01" office:value-type="float" office:value="0.278414998932619" calcext:value-type="float">
            <text:p>0.2784149989</text:p>
          </table:table-cell>
          <table:table-cell table:formula="of:=([.B119]-[.B118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1734892522273" calcext:value-type="float">
            <text:p>1.2173489252</text:p>
          </table:table-cell>
          <table:table-cell office:value-type="float" office:value="1.37874015748032" calcext:value-type="float">
            <text:p>1.3787401575</text:p>
          </table:table-cell>
          <table:table-cell table:formula="of:=([.A120]-[.A119])/0.01" office:value-type="float" office:value="0.289777880466757" calcext:value-type="float">
            <text:p>0.2897778805</text:p>
          </table:table-cell>
          <table:table-cell table:formula="of:=([.B120]-[.B119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202467040274" calcext:value-type="float">
            <text:p>1.220246704</text:p>
          </table:table-cell>
          <table:table-cell office:value-type="float" office:value="1.38976377952756" calcext:value-type="float">
            <text:p>1.3897637795</text:p>
          </table:table-cell>
          <table:table-cell table:formula="of:=([.A121]-[.A120])/0.01" office:value-type="float" office:value="0.301907911145372" calcext:value-type="float">
            <text:p>0.3019079111</text:p>
          </table:table-cell>
          <table:table-cell table:formula="of:=([.B121]-[.B120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2326578313886" calcext:value-type="float">
            <text:p>1.2232657831</text:p>
          </table:table-cell>
          <table:table-cell office:value-type="float" office:value="1.4007874015748" calcext:value-type="float">
            <text:p>1.4007874016</text:p>
          </table:table-cell>
          <table:table-cell table:formula="of:=([.A122]-[.A121])/0.01" office:value-type="float" office:value="0.31464827750427" calcext:value-type="float">
            <text:p>0.3146482775</text:p>
          </table:table-cell>
          <table:table-cell table:formula="of:=([.B122]-[.B121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264122659139" calcext:value-type="float">
            <text:p>1.2264122659</text:p>
          </table:table-cell>
          <table:table-cell office:value-type="float" office:value="1.41181102362205" calcext:value-type="float">
            <text:p>1.4118110236</text:p>
          </table:table-cell>
          <table:table-cell table:formula="of:=([.A123]-[.A122])/0.01" office:value-type="float" office:value="0.327861451106126" calcext:value-type="float">
            <text:p>0.3278614511</text:p>
          </table:table-cell>
          <table:table-cell table:formula="of:=([.B123]-[.B122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2969088042496" calcext:value-type="float">
            <text:p>1.2296908804</text:p>
          </table:table-cell>
          <table:table-cell office:value-type="float" office:value="1.42283464566929" calcext:value-type="float">
            <text:p>1.4228346457</text:p>
          </table:table-cell>
          <table:table-cell table:formula="of:=([.A124]-[.A123])/0.01" office:value-type="float" office:value="0.341427238241843" calcext:value-type="float">
            <text:p>0.3414272382</text:p>
          </table:table-cell>
          <table:table-cell table:formula="of:=([.B124]-[.B123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3310515280738" calcext:value-type="float">
            <text:p>1.2331051528</text:p>
          </table:table-cell>
          <table:table-cell office:value-type="float" office:value="1.43385826771654" calcext:value-type="float">
            <text:p>1.4338582677</text:p>
          </table:table-cell>
          <table:table-cell table:formula="of:=([.A125]-[.A124])/0.01" office:value-type="float" office:value="0.355241021334041" calcext:value-type="float">
            <text:p>0.3552410213</text:p>
          </table:table-cell>
          <table:table-cell table:formula="of:=([.B125]-[.B124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3665756302072" calcext:value-type="float">
            <text:p>1.236657563</text:p>
          </table:table-cell>
          <table:table-cell office:value-type="float" office:value="1.44488188976378" calcext:value-type="float">
            <text:p>1.4448818898</text:p>
          </table:table-cell>
          <table:table-cell table:formula="of:=([.A126]-[.A125])/0.01" office:value-type="float" office:value="0.369212174471478" calcext:value-type="float">
            <text:p>0.3692121745</text:p>
          </table:table-cell>
          <table:table-cell table:formula="of:=([.B126]-[.B125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4034968476543" calcext:value-type="float">
            <text:p>1.2403496848</text:p>
          </table:table-cell>
          <table:table-cell office:value-type="float" office:value="1.45590551181103" calcext:value-type="float">
            <text:p>1.4559055118</text:p>
          </table:table-cell>
          <table:table-cell table:formula="of:=([.A127]-[.A126])/0.01" office:value-type="float" office:value="0.383262636997039" calcext:value-type="float">
            <text:p>0.383262637</text:p>
          </table:table-cell>
          <table:table-cell table:formula="of:=([.B127]-[.B126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441823111354" calcext:value-type="float">
            <text:p>1.2441823111</text:p>
          </table:table-cell>
          <table:table-cell office:value-type="float" office:value="1.46692913385827" calcext:value-type="float">
            <text:p>1.4669291339</text:p>
          </table:table-cell>
          <table:table-cell table:formula="of:=([.A128]-[.A127])/0.01" office:value-type="float" office:value="0.397325630449274" calcext:value-type="float">
            <text:p>0.3973256304</text:p>
          </table:table-cell>
          <table:table-cell table:formula="of:=([.B128]-[.B127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481555674399" calcext:value-type="float">
            <text:p>1.2481555674</text:p>
          </table:table-cell>
          <table:table-cell office:value-type="float" office:value="1.47795275590551" calcext:value-type="float">
            <text:p>1.4779527559</text:p>
          </table:table-cell>
          <table:table-cell table:formula="of:=([.A129]-[.A128])/0.01" office:value-type="float" office:value="0.41134450542557" calcext:value-type="float">
            <text:p>0.4113445054</text:p>
          </table:table-cell>
          <table:table-cell table:formula="of:=([.B129]-[.B128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5226901249415" calcext:value-type="float">
            <text:p>1.2522690125</text:p>
          </table:table-cell>
          <table:table-cell office:value-type="float" office:value="1.48897637795276" calcext:value-type="float">
            <text:p>1.488976378</text:p>
          </table:table-cell>
          <table:table-cell table:formula="of:=([.A130]-[.A129])/0.01" office:value-type="float" office:value="0.425271706104557" calcext:value-type="float">
            <text:p>0.4252717061</text:p>
          </table:table-cell>
          <table:table-cell table:formula="of:=([.B130]-[.B129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565217295552" calcext:value-type="float">
            <text:p>1.2565217296</text:p>
          </table:table-cell>
          <table:table-cell office:value-type="float" office:value="1.5" calcext:value-type="float">
            <text:p>1.5</text:p>
          </table:table-cell>
          <table:table-cell table:formula="of:=([.A131]-[.A130])/0.01" office:value-type="float" office:value="0.439067841240837" calcext:value-type="float">
            <text:p>0.4390678412</text:p>
          </table:table-cell>
          <table:table-cell table:formula="of:=([.B131]-[.B130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6091240796761" calcext:value-type="float">
            <text:p>1.260912408</text:p>
          </table:table-cell>
          <table:table-cell office:value-type="float" office:value="1.51102362204725" calcext:value-type="float">
            <text:p>1.511023622</text:p>
          </table:table-cell>
          <table:table-cell table:formula="of:=([.A132]-[.A131])/0.01" office:value-type="float" office:value="0.452700851435228" calcext:value-type="float">
            <text:p>0.4527008514</text:p>
          </table:table-cell>
          <table:table-cell table:formula="of:=([.B132]-[.B131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6543941648196" calcext:value-type="float">
            <text:p>1.2654394165</text:p>
          </table:table-cell>
          <table:table-cell office:value-type="float" office:value="1.52204724409449" calcext:value-type="float">
            <text:p>1.5220472441</text:p>
          </table:table-cell>
          <table:table-cell table:formula="of:=([.A133]-[.A132])/0.01" office:value-type="float" office:value="0.466145263393303" calcext:value-type="float">
            <text:p>0.4661452634</text:p>
          </table:table-cell>
          <table:table-cell table:formula="of:=([.B133]-[.B132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7010086911589" calcext:value-type="float">
            <text:p>1.2701008691</text:p>
          </table:table-cell>
          <table:table-cell office:value-type="float" office:value="1.53307086614173" calcext:value-type="float">
            <text:p>1.5330708661</text:p>
          </table:table-cell>
          <table:table-cell table:formula="of:=([.A134]-[.A133])/0.01" office:value-type="float" office:value="0.479381522721289" calcext:value-type="float">
            <text:p>0.4793815227</text:p>
          </table:table-cell>
          <table:table-cell table:formula="of:=([.B134]-[.B133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748946843431" calcext:value-type="float">
            <text:p>1.2748946843</text:p>
          </table:table-cell>
          <table:table-cell office:value-type="float" office:value="1.54409448818898" calcext:value-type="float">
            <text:p>1.5440944882</text:p>
          </table:table-cell>
          <table:table-cell table:formula="of:=([.A135]-[.A134])/0.01" office:value-type="float" office:value="0.492395397573886" calcext:value-type="float">
            <text:p>0.4923953976</text:p>
          </table:table-cell>
          <table:table-cell table:formula="of:=([.B135]-[.B134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7981863831884" calcext:value-type="float">
            <text:p>1.2798186383</text:p>
          </table:table-cell>
          <table:table-cell office:value-type="float" office:value="1.55511811023622" calcext:value-type="float">
            <text:p>1.5551181102</text:p>
          </table:table-cell>
          <table:table-cell table:formula="of:=([.A136]-[.A135])/0.01" office:value-type="float" office:value="0.505177446171867" calcext:value-type="float">
            <text:p>0.5051774462</text:p>
          </table:table-cell>
          <table:table-cell table:formula="of:=([.B136]-[.B135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8487041278056" calcext:value-type="float">
            <text:p>1.2848704128</text:p>
          </table:table-cell>
          <table:table-cell office:value-type="float" office:value="1.56614173228347" calcext:value-type="float">
            <text:p>1.5661417323</text:p>
          </table:table-cell>
          <table:table-cell table:formula="of:=([.A137]-[.A136])/0.01" office:value-type="float" office:value="0.517722541849675" calcext:value-type="float">
            <text:p>0.5177225418</text:p>
          </table:table-cell>
          <table:table-cell table:formula="of:=([.B137]-[.B136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9004763819906" calcext:value-type="float">
            <text:p>1.2900476382</text:p>
          </table:table-cell>
          <table:table-cell office:value-type="float" office:value="1.57716535433071" calcext:value-type="float">
            <text:p>1.5771653543</text:p>
          </table:table-cell>
          <table:table-cell table:formula="of:=([.A138]-[.A137])/0.01" office:value-type="float" office:value="0.53002944988072" calcext:value-type="float">
            <text:p>0.5300294499</text:p>
          </table:table-cell>
          <table:table-cell table:formula="of:=([.B138]-[.B137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9534793269787" calcext:value-type="float">
            <text:p>1.2953479327</text:p>
          </table:table-cell>
          <table:table-cell office:value-type="float" office:value="1.58818897637796" calcext:value-type="float">
            <text:p>1.5881889764</text:p>
          </table:table-cell>
          <table:table-cell table:formula="of:=([.A139]-[.A138])/0.01" office:value-type="float" office:value="0.542100450865379" calcext:value-type="float">
            <text:p>0.5421004509</text:p>
          </table:table-cell>
          <table:table-cell table:formula="of:=([.B139]-[.B138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30076893720652" calcext:value-type="float">
            <text:p>1.3007689372</text:p>
          </table:table-cell>
          <table:table-cell office:value-type="float" office:value="1.5992125984252" calcext:value-type="float">
            <text:p>1.5992125984</text:p>
          </table:table-cell>
          <table:table-cell table:formula="of:=([.A140]-[.A139])/0.01" office:value-type="float" office:value="0.553941005954761" calcext:value-type="float">
            <text:p>0.553941006</text:p>
          </table:table-cell>
          <table:table-cell table:formula="of:=([.B140]-[.B139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30630834726607" calcext:value-type="float">
            <text:p>1.3063083473</text:p>
          </table:table-cell>
          <table:table-cell office:value-type="float" office:value="1.61023622047244" calcext:value-type="float">
            <text:p>1.6102362205</text:p>
          </table:table-cell>
          <table:table-cell table:formula="of:=([.A141]-[.A140])/0.01" office:value-type="float" office:value="0.565559459629039" calcext:value-type="float">
            <text:p>0.5655594596</text:p>
          </table:table-cell>
          <table:table-cell table:formula="of:=([.B141]-[.B140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31196394186236" calcext:value-type="float">
            <text:p>1.3119639419</text:p>
          </table:table-cell>
          <table:table-cell office:value-type="float" office:value="1.62125984251969" calcext:value-type="float">
            <text:p>1.6212598425</text:p>
          </table:table-cell>
          <table:table-cell table:formula="of:=([.A142]-[.A141])/0.01" office:value-type="float" office:value="0.576966776153598" calcext:value-type="float">
            <text:p>0.5769667762</text:p>
          </table:table-cell>
          <table:table-cell table:formula="of:=([.B142]-[.B141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31773360962389" calcext:value-type="float">
            <text:p>1.3177336096</text:p>
          </table:table-cell>
          <table:table-cell office:value-type="float" office:value="1.63228346456693" calcext:value-type="float">
            <text:p>1.6322834646</text:p>
          </table:table-cell>
          <table:table-cell table:formula="of:=([.A143]-[.A142])/0.01" office:value-type="float" office:value="0.588176306203847" calcext:value-type="float">
            <text:p>0.5881763062</text:p>
          </table:table-cell>
          <table:table-cell table:formula="of:=([.B143]-[.B142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32361537268593" calcext:value-type="float">
            <text:p>1.3236153727</text:p>
          </table:table-cell>
          <table:table-cell office:value-type="float" office:value="1.64330708661418" calcext:value-type="float">
            <text:p>1.6433070866</text:p>
          </table:table-cell>
          <table:table-cell table:formula="of:=([.A144]-[.A143])/0.01" office:value-type="float" office:value="0.599203580480956" calcext:value-type="float">
            <text:p>0.5992035805</text:p>
          </table:table-cell>
          <table:table-cell table:formula="of:=([.B144]-[.B143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32960740849074" calcext:value-type="float">
            <text:p>1.3296074085</text:p>
          </table:table-cell>
          <table:table-cell office:value-type="float" office:value="1.65433070866142" calcext:value-type="float">
            <text:p>1.6543307087</text:p>
          </table:table-cell>
          <table:table-cell table:formula="of:=([.A145]-[.A144])/0.01" office:value-type="float" office:value="0.610066127442455" calcext:value-type="float">
            <text:p>0.6100661274</text:p>
          </table:table-cell>
          <table:table-cell table:formula="of:=([.B145]-[.B144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33570806976517" calcext:value-type="float">
            <text:p>1.3357080698</text:p>
          </table:table-cell>
          <table:table-cell office:value-type="float" office:value="1.66535433070866" calcext:value-type="float">
            <text:p>1.6653543307</text:p>
          </table:table-cell>
          <table:table-cell table:formula="of:=([.A146]-[.A145])/0.01" office:value-type="float" office:value="0.620783312541851" calcext:value-type="float">
            <text:p>0.6207833125</text:p>
          </table:table-cell>
          <table:table-cell table:formula="of:=([.B146]-[.B145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34191590289058" calcext:value-type="float">
            <text:p>1.3419159029</text:p>
          </table:table-cell>
          <table:table-cell office:value-type="float" office:value="1.67637795275591" calcext:value-type="float">
            <text:p>1.6763779528</text:p>
          </table:table-cell>
          <table:table-cell table:formula="of:=([.A147]-[.A146])/0.01" office:value-type="float" office:value="0.631376196615197" calcext:value-type="float">
            <text:p>0.6313761966</text:p>
          </table:table-cell>
          <table:table-cell table:formula="of:=([.B147]-[.B146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34822966485674" calcext:value-type="float">
            <text:p>1.3482296649</text:p>
          </table:table-cell>
          <table:table-cell office:value-type="float" office:value="1.68740157480315" calcext:value-type="float">
            <text:p>1.6874015748</text:p>
          </table:table-cell>
          <table:table-cell table:formula="of:=([.A148]-[.A147])/0.01" office:value-type="float" office:value="0.641867411270991" calcext:value-type="float">
            <text:p>0.6418674113</text:p>
          </table:table-cell>
          <table:table-cell table:formula="of:=([.B148]-[.B147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35464833896945" calcext:value-type="float">
            <text:p>1.354648339</text:p>
          </table:table-cell>
          <table:table-cell office:value-type="float" office:value="1.6984251968504" calcext:value-type="float">
            <text:p>1.6984251969</text:p>
          </table:table-cell>
          <table:table-cell table:formula="of:=([.A149]-[.A148])/0.01" office:value-type="float" office:value="0.65228104933488" calcext:value-type="float">
            <text:p>0.6522810493</text:p>
          </table:table-cell>
          <table:table-cell table:formula="of:=([.B149]-[.B148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3611711494628" calcext:value-type="float">
            <text:p>1.3611711495</text:p>
          </table:table-cell>
          <table:table-cell office:value-type="float" office:value="1.70944881889764" calcext:value-type="float">
            <text:p>1.7094488189</text:p>
          </table:table-cell>
          <table:table-cell table:formula="of:=([.A150]-[.A149])/0.01" office:value-type="float" office:value="0.662642568574023" calcext:value-type="float">
            <text:p>0.6626425686</text:p>
          </table:table-cell>
          <table:table-cell table:formula="of:=([.B150]-[.B149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36779757514854" calcext:value-type="float">
            <text:p>1.3677975751</text:p>
          </table:table-cell>
          <table:table-cell office:value-type="float" office:value="1.72047244094489" calcext:value-type="float">
            <text:p>1.7204724409</text:p>
          </table:table-cell>
          <table:table-cell table:formula="of:=([.A151]-[.A150])/0.01" office:value-type="float" office:value="0.672978707079364" calcext:value-type="float">
            <text:p>0.6729787071</text:p>
          </table:table-cell>
          <table:table-cell table:formula="of:=([.B151]-[.B150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37452736221933" calcext:value-type="float">
            <text:p>1.3745273622</text:p>
          </table:table-cell>
          <table:table-cell office:value-type="float" office:value="1.73149606299213" calcext:value-type="float">
            <text:p>1.731496063</text:p>
          </table:table-cell>
          <table:table-cell table:formula="of:=([.A152]-[.A151])/0.01" office:value-type="float" office:value="0.683317408818662" calcext:value-type="float">
            <text:p>0.6833174088</text:p>
          </table:table-cell>
          <table:table-cell table:formula="of:=([.B152]-[.B151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38136053630752" calcext:value-type="float">
            <text:p>1.3813605363</text:p>
          </table:table-cell>
          <table:table-cell office:value-type="float" office:value="1.74251968503937" calcext:value-type="float">
            <text:p>1.742519685</text:p>
          </table:table-cell>
          <table:table-cell table:formula="of:=([.A153]-[.A152])/0.01" office:value-type="float" office:value="0.693687757990347" calcext:value-type="float">
            <text:p>0.693687758</text:p>
          </table:table-cell>
          <table:table-cell table:formula="of:=([.B153]-[.B152])/0.01" office:value-type="float" office:value="1.05987430492611" calcext:value-type="float">
            <text:p>1.0598743049</text:p>
          </table:table-cell>
        </table:table-row>
        <table:table-row table:style-name="ro1">
          <table:table-cell office:value-type="float" office:value="1.38829741388742" calcext:value-type="float">
            <text:p>1.3882974139</text:p>
          </table:table-cell>
          <table:table-cell office:value-type="float" office:value="1.75311842808863" calcext:value-type="float">
            <text:p>1.7531184281</text:p>
          </table:table-cell>
          <table:table-cell table:formula="of:=([.A154]-[.A153])/0.01" office:value-type="float" office:value="0.704047514233408" calcext:value-type="float">
            <text:p>0.7040475142</text:p>
          </table:table-cell>
          <table:table-cell table:formula="of:=([.B154]-[.B153])/0.01" office:value-type="float" office:value="0.833128764389124" calcext:value-type="float">
            <text:p>0.8331287644</text:p>
          </table:table-cell>
        </table:table-row>
        <table:table-row table:style-name="ro1">
          <table:table-cell office:value-type="float" office:value="1.39533788902975" calcext:value-type="float">
            <text:p>1.395337889</text:p>
          </table:table-cell>
          <table:table-cell office:value-type="float" office:value="1.76144971573253" calcext:value-type="float">
            <text:p>1.7614497157</text:p>
          </table:table-cell>
          <table:table-cell table:formula="of:=([.A155]-[.A154])/0.01" office:value-type="float" office:value="0.713972362028348" calcext:value-type="float">
            <text:p>0.713972362</text:p>
          </table:table-cell>
          <table:table-cell table:formula="of:=([.B155]-[.B154])/0.01" office:value-type="float" office:value="0.475911906537641" calcext:value-type="float">
            <text:p>0.4759119065</text:p>
          </table:table-cell>
        </table:table-row>
        <table:table-row table:style-name="ro1">
          <table:table-cell office:value-type="float" office:value="1.40247761265004" calcext:value-type="float">
            <text:p>1.4024776127</text:p>
          </table:table-cell>
          <table:table-cell office:value-type="float" office:value="1.7662088347979" calcext:value-type="float">
            <text:p>1.7662088348</text:p>
          </table:table-cell>
          <table:table-cell table:formula="of:=([.A156]-[.A155])/0.01" office:value-type="float" office:value="0.722531454892139" calcext:value-type="float">
            <text:p>0.7225314549</text:p>
          </table:table-cell>
          <table:table-cell table:formula="of:=([.B156]-[.B155])/0.01" office:value-type="float" office:value="0.149885029082308" calcext:value-type="float">
            <text:p>0.1498850291</text:p>
          </table:table-cell>
        </table:table-row>
        <table:table-row table:style-name="ro1">
          <table:table-cell office:value-type="float" office:value="1.40970292719896" calcext:value-type="float">
            <text:p>1.4097029272</text:p>
          </table:table-cell>
          <table:table-cell office:value-type="float" office:value="1.76770768508873" calcext:value-type="float">
            <text:p>1.7677076851</text:p>
          </table:table-cell>
          <table:table-cell table:formula="of:=([.A157]-[.A156])/0.01" office:value-type="float" office:value="0.728709549032414" calcext:value-type="float">
            <text:p>0.728709549</text:p>
          </table:table-cell>
          <table:table-cell table:formula="of:=([.B157]-[.B156])/0.01" office:value-type="float" office:value="-0.137556698775509" calcext:value-type="float">
            <text:p>-0.1375566988</text:p>
          </table:table-cell>
        </table:table-row>
        <table:table-row table:style-name="ro1">
          <table:table-cell office:value-type="float" office:value="1.41699002268928" calcext:value-type="float">
            <text:p>1.4169900227</text:p>
          </table:table-cell>
          <table:table-cell office:value-type="float" office:value="1.76633211810097" calcext:value-type="float">
            <text:p>1.7663321181</text:p>
          </table:table-cell>
          <table:table-cell table:formula="of:=([.A158]-[.A157])/0.01" office:value-type="float" office:value="0.731734807551354" calcext:value-type="float">
            <text:p>0.7317348076</text:p>
          </table:table-cell>
          <table:table-cell table:formula="of:=([.B158]-[.B157])/0.01" office:value-type="float" office:value="-0.389312606985559" calcext:value-type="float">
            <text:p>-0.389312607</text:p>
          </table:table-cell>
        </table:table-row>
        <table:table-row table:style-name="ro1">
          <table:table-cell office:value-type="float" office:value="1.4243073707648" calcext:value-type="float">
            <text:p>1.4243073708</text:p>
          </table:table-cell>
          <table:table-cell office:value-type="float" office:value="1.76243899203111" calcext:value-type="float">
            <text:p>1.762438992</text:p>
          </table:table-cell>
          <table:table-cell table:formula="of:=([.A159]-[.A158])/0.01" office:value-type="float" office:value="0.731079991219485" calcext:value-type="float">
            <text:p>0.7310799912</text:p>
          </table:table-cell>
          <table:table-cell table:formula="of:=([.B159]-[.B158])/0.01" office:value-type="float" office:value="-0.608666848679396" calcext:value-type="float">
            <text:p>-0.6086668487</text:p>
          </table:table-cell>
        </table:table-row>
        <table:table-row table:style-name="ro1">
          <table:table-cell office:value-type="float" office:value="1.43161817067699" calcext:value-type="float">
            <text:p>1.4316181707</text:p>
          </table:table-cell>
          <table:table-cell office:value-type="float" office:value="1.75635232354432" calcext:value-type="float">
            <text:p>1.7563523235</text:p>
          </table:table-cell>
          <table:table-cell table:formula="of:=([.A160]-[.A159])/0.01" office:value-type="float" office:value="0.726424561134897" calcext:value-type="float">
            <text:p>0.7264245611</text:p>
          </table:table-cell>
          <table:table-cell table:formula="of:=([.B160]-[.B159])/0.01" office:value-type="float" office:value="-0.798640906509585" calcext:value-type="float">
            <text:p>-0.7986409065</text:p>
          </table:table-cell>
        </table:table-row>
        <table:table-row table:style-name="ro1">
          <table:table-cell office:value-type="float" office:value="1.43888241628834" calcext:value-type="float">
            <text:p>1.4388824163</text:p>
          </table:table-cell>
          <table:table-cell office:value-type="float" office:value="1.74836591447922" calcext:value-type="float">
            <text:p>1.7483659145</text:p>
          </table:table-cell>
          <table:table-cell table:formula="of:=([.A161]-[.A160])/0.01" office:value-type="float" office:value="0.717617884115995" calcext:value-type="float">
            <text:p>0.7176178841</text:p>
          </table:table-cell>
          <table:table-cell table:formula="of:=([.B161]-[.B160])/0.01" office:value-type="float" office:value="-0.961981516791455" calcext:value-type="float">
            <text:p>-0.9619815168</text:p>
          </table:table-cell>
        </table:table-row>
        <table:table-row table:style-name="ro1">
          <table:table-cell office:value-type="float" office:value="1.4460585951295" calcext:value-type="float">
            <text:p>1.4460585951</text:p>
          </table:table-cell>
          <table:table-cell office:value-type="float" office:value="1.73874609931131" calcext:value-type="float">
            <text:p>1.7387460993</text:p>
          </table:table-cell>
          <table:table-cell table:formula="of:=([.A162]-[.A161])/0.01" office:value-type="float" office:value="0.704647099995759" calcext:value-type="float">
            <text:p>0.7046471</text:p>
          </table:table-cell>
          <table:table-cell table:formula="of:=([.B162]-[.B161])/0.01" office:value-type="float" office:value="-1.10118823354046" calcext:value-type="float">
            <text:p>-1.1011882335</text:p>
          </table:table-cell>
        </table:table-row>
        <table:table-row table:style-name="ro1">
          <table:table-cell office:value-type="float" office:value="1.45310506612946" calcext:value-type="float">
            <text:p>1.4531050661</text:p>
          </table:table-cell>
          <table:table-cell office:value-type="float" office:value="1.72773421697591" calcext:value-type="float">
            <text:p>1.727734217</text:p>
          </table:table-cell>
          <table:table-cell table:formula="of:=([.A163]-[.A162])/0.01" office:value-type="float" office:value="0.687609411819623" calcext:value-type="float">
            <text:p>0.6876094118</text:p>
          </table:table-cell>
          <table:table-cell table:formula="of:=([.B163]-[.B162])/0.01" office:value-type="float" office:value="-1.21853998546224" calcext:value-type="float">
            <text:p>-1.2185399855</text:p>
          </table:table-cell>
        </table:table-row>
        <table:table-row table:style-name="ro1">
          <table:table-cell office:value-type="float" office:value="1.45998116024765" calcext:value-type="float">
            <text:p>1.4599811602</text:p>
          </table:table-cell>
          <table:table-cell office:value-type="float" office:value="1.71554881712128" calcext:value-type="float">
            <text:p>1.7155488171</text:p>
          </table:table-cell>
          <table:table-cell table:formula="of:=([.A164]-[.A163])/0.01" office:value-type="float" office:value="0.666688283738481" calcext:value-type="float">
            <text:p>0.6666882837</text:p>
          </table:table-cell>
          <table:table-cell table:formula="of:=([.B164]-[.B163])/0.01" office:value-type="float" office:value="-1.31611830541742" calcext:value-type="float">
            <text:p>-1.3161183054</text:p>
          </table:table-cell>
        </table:table-row>
        <table:table-row table:style-name="ro1">
          <table:table-cell office:value-type="float" office:value="1.46664804308504" calcext:value-type="float">
            <text:p>1.4666480431</text:p>
          </table:table-cell>
          <table:table-cell office:value-type="float" office:value="1.70238763406711" calcext:value-type="float">
            <text:p>1.7023876341</text:p>
          </table:table-cell>
          <table:table-cell table:formula="of:=([.A165]-[.A164])/0.01" office:value-type="float" office:value="0.642133073292484" calcext:value-type="float">
            <text:p>0.6421330733</text:p>
          </table:table-cell>
          <table:table-cell table:formula="of:=([.B165]-[.B164])/0.01" office:value-type="float" office:value="-1.39582751187177" calcext:value-type="float">
            <text:p>-1.3958275119</text:p>
          </table:table-cell>
        </table:table-row>
        <table:table-row table:style-name="ro1">
          <table:table-cell office:value-type="float" office:value="1.47306937381796" calcext:value-type="float">
            <text:p>1.4730693738</text:p>
          </table:table-cell>
          <table:table-cell office:value-type="float" office:value="1.68842935894839" calcext:value-type="float">
            <text:p>1.6884293589</text:p>
          </table:table-cell>
          <table:table-cell table:formula="of:=([.A166]-[.A165])/0.01" office:value-type="float" office:value="0.614241683627048" calcext:value-type="float">
            <text:p>0.6142416836</text:p>
          </table:table-cell>
          <table:table-cell table:formula="of:=([.B166]-[.B165])/0.01" office:value-type="float" office:value="-1.45941225322019" calcext:value-type="float">
            <text:p>-1.4594122532</text:p>
          </table:table-cell>
        </table:table-row>
        <table:table-row table:style-name="ro1">
          <table:table-cell office:value-type="float" office:value="1.47921179065423" calcext:value-type="float">
            <text:p>1.4792117907</text:p>
          </table:table-cell>
          <table:table-cell office:value-type="float" office:value="1.67383523641619" calcext:value-type="float">
            <text:p>1.6738352364</text:p>
          </table:table-cell>
          <table:table-cell table:formula="of:=([.A167]-[.A166])/0.01" office:value-type="float" office:value="0.583345872383778" calcext:value-type="float">
            <text:p>0.5833458724</text:p>
          </table:table-cell>
          <table:table-cell table:formula="of:=([.B167]-[.B166])/0.01" office:value-type="float" office:value="-1.50847278872335" calcext:value-type="float">
            <text:p>-1.5084727887</text:p>
          </table:table-cell>
        </table:table-row>
        <table:table-row table:style-name="ro1">
          <table:table-cell office:value-type="float" office:value="1.48504524937807" calcext:value-type="float">
            <text:p>1.4850452494</text:p>
          </table:table-cell>
          <table:table-cell office:value-type="float" office:value="1.65875050852896" calcext:value-type="float">
            <text:p>1.6587505085</text:p>
          </table:table-cell>
          <table:table-cell table:formula="of:=([.A168]-[.A167])/0.01" office:value-type="float" office:value="0.549798897156006" calcext:value-type="float">
            <text:p>0.5497988972</text:p>
          </table:table-cell>
          <table:table-cell table:formula="of:=([.B168]-[.B167])/0.01" office:value-type="float" office:value="-1.54447833384723" calcext:value-type="float">
            <text:p>-1.5444783338</text:p>
          </table:table-cell>
        </table:table-row>
        <table:table-row table:style-name="ro1">
          <table:table-cell office:value-type="float" office:value="1.49054323834963" calcext:value-type="float">
            <text:p>1.4905432383</text:p>
          </table:table-cell>
          <table:table-cell office:value-type="float" office:value="1.64330572519048" calcext:value-type="float">
            <text:p>1.6433057252</text:p>
          </table:table-cell>
          <table:table-cell table:formula="of:=([.A169]-[.A168])/0.01" office:value-type="float" office:value="0.513965213884093" calcext:value-type="float">
            <text:p>0.5139652139</text:p>
          </table:table-cell>
          <table:table-cell table:formula="of:=([.B169]-[.B168])/0.01" office:value-type="float" office:value="-1.56877875457102" calcext:value-type="float">
            <text:p>-1.5687787546</text:p>
          </table:table-cell>
        </table:table-row>
        <table:table-row table:style-name="ro1">
          <table:table-cell office:value-type="float" office:value="1.49568289048847" calcext:value-type="float">
            <text:p>1.4956828905</text:p>
          </table:table-cell>
          <table:table-cell office:value-type="float" office:value="1.62761793764477" calcext:value-type="float">
            <text:p>1.6276179376</text:p>
          </table:table-cell>
          <table:table-cell table:formula="of:=([.A170]-[.A169])/0.01" office:value-type="float" office:value="0.476211975697183" calcext:value-type="float">
            <text:p>0.4762119757</text:p>
          </table:table-cell>
          <table:table-cell table:formula="of:=([.B170]-[.B169])/0.01" office:value-type="float" office:value="-1.58261485581714" calcext:value-type="float">
            <text:p>-1.5826148558</text:p>
          </table:table-cell>
        </table:table-row>
        <table:table-row table:style-name="ro1">
          <table:table-cell office:value-type="float" office:value="1.50044501024544" calcext:value-type="float">
            <text:p>1.5004450102</text:p>
          </table:table-cell>
          <table:table-cell office:value-type="float" office:value="1.6117917890866" calcext:value-type="float">
            <text:p>1.6117917891</text:p>
          </table:table-cell>
          <table:table-cell table:formula="of:=([.A171]-[.A170])/0.01" office:value-type="float" office:value="0.436902106571613" calcext:value-type="float">
            <text:p>0.4369021066</text:p>
          </table:table-cell>
          <table:table-cell table:formula="of:=([.B171]-[.B170])/0.01" office:value-type="float" office:value="-1.58712747373595" calcext:value-type="float">
            <text:p>-1.5871274737</text:p>
          </table:table-cell>
        </table:table-row>
        <table:table-row table:style-name="ro1">
          <table:table-cell office:value-type="float" office:value="1.50481403131116" calcext:value-type="float">
            <text:p>1.5048140313</text:p>
          </table:table-cell>
          <table:table-cell office:value-type="float" office:value="1.59592051434924" calcext:value-type="float">
            <text:p>1.5959205143</text:p>
          </table:table-cell>
          <table:table-cell table:formula="of:=([.A172]-[.A171])/0.01" office:value-type="float" office:value="0.396388747646137" calcext:value-type="float">
            <text:p>0.3963887476</text:p>
          </table:table-cell>
          <table:table-cell table:formula="of:=([.B172]-[.B171])/0.01" office:value-type="float" office:value="-1.58336555014635" calcext:value-type="float">
            <text:p>-1.5833655501</text:p>
          </table:table-cell>
        </table:table-row>
        <table:table-row table:style-name="ro1">
          <table:table-cell office:value-type="float" office:value="1.50877791878762" calcext:value-type="float">
            <text:p>1.5087779188</text:p>
          </table:table-cell>
          <table:table-cell office:value-type="float" office:value="1.58008685884778" calcext:value-type="float">
            <text:p>1.5800868588</text:p>
          </table:table-cell>
          <table:table-cell table:formula="of:=([.A173]-[.A172])/0.01" office:value-type="float" office:value="0.355010894797658" calcext:value-type="float">
            <text:p>0.3550108948</text:p>
          </table:table-cell>
          <table:table-cell table:formula="of:=([.B173]-[.B172])/0.01" office:value-type="float" office:value="-1.5722933398596" calcext:value-type="float">
            <text:p>-1.5722933399</text:p>
          </table:table-cell>
        </table:table-row>
        <table:table-row table:style-name="ro1">
          <table:table-cell office:value-type="float" office:value="1.5123280277356" calcext:value-type="float">
            <text:p>1.5123280277</text:p>
          </table:table-cell>
          <table:table-cell office:value-type="float" office:value="1.56436392544918" calcext:value-type="float">
            <text:p>1.5643639254</text:p>
          </table:table-cell>
          <table:table-cell table:formula="of:=([.A174]-[.A173])/0.01" office:value-type="float" office:value="0.3130900646654" calcext:value-type="float">
            <text:p>0.3130900647</text:p>
          </table:table-cell>
          <table:table-cell table:formula="of:=([.B174]-[.B173])/0.01" office:value-type="float" office:value="-1.55479687768501" calcext:value-type="float">
            <text:p>-1.5547968777</text:p>
          </table:table-cell>
        </table:table-row>
        <table:table-row table:style-name="ro1">
          <table:table-cell office:value-type="float" office:value="1.51545892838225" calcext:value-type="float">
            <text:p>1.5154589284</text:p>
          </table:table-cell>
          <table:table-cell office:value-type="float" office:value="1.54881595667233" calcext:value-type="float">
            <text:p>1.5488159567</text:p>
          </table:table-cell>
          <table:table-cell table:formula="of:=([.A175]-[.A174])/0.01" office:value-type="float" office:value="0.270927843114777" calcext:value-type="float">
            <text:p>0.2709278431</text:p>
          </table:table-cell>
          <table:table-cell table:formula="of:=([.B175]-[.B174])/0.01" office:value-type="float" office:value="-1.53168981136278" calcext:value-type="float">
            <text:p>-1.5316898114</text:p>
          </table:table-cell>
        </table:table-row>
        <table:table-row table:style-name="ro1">
          <table:table-cell office:value-type="float" office:value="1.5181682068134" calcext:value-type="float">
            <text:p>1.5181682068</text:p>
          </table:table-cell>
          <table:table-cell office:value-type="float" office:value="1.53349905855871" calcext:value-type="float">
            <text:p>1.5334990586</text:p>
          </table:table-cell>
          <table:table-cell table:formula="of:=([.A176]-[.A175])/0.01" office:value-type="float" office:value="0.228804185450171" calcext:value-type="float">
            <text:p>0.2288041855</text:p>
          </table:table-cell>
          <table:table-cell table:formula="of:=([.B176]-[.B175])/0.01" office:value-type="float" office:value="-1.50371868917809" calcext:value-type="float">
            <text:p>-1.5037186892</text:p>
          </table:table-cell>
        </table:table-row>
        <table:table-row table:style-name="ro1">
          <table:table-cell office:value-type="float" office:value="1.5204562486679" calcext:value-type="float">
            <text:p>1.5204562487</text:p>
          </table:table-cell>
          <table:table-cell office:value-type="float" office:value="1.51846187166692" calcext:value-type="float">
            <text:p>1.5184618717</text:p>
          </table:table-cell>
          <table:table-cell table:formula="of:=([.A177]-[.A176])/0.01" office:value-type="float" office:value="0.186976351725221" calcext:value-type="float">
            <text:p>0.1869763517</text:p>
          </table:table-cell>
          <table:table-cell table:formula="of:=([.B177]-[.B176])/0.01" office:value-type="float" office:value="-1.47156777626198" calcext:value-type="float">
            <text:p>-1.4715677763</text:p>
          </table:table-cell>
        </table:table-row>
        <table:table-row table:style-name="ro1">
          <table:table-cell office:value-type="float" office:value="1.52232601218515" calcext:value-type="float">
            <text:p>1.5223260122</text:p>
          </table:table-cell>
          <table:table-cell office:value-type="float" office:value="1.5037461939043" calcext:value-type="float">
            <text:p>1.5037461939</text:p>
          </table:table-cell>
          <table:table-cell table:formula="of:=([.A178]-[.A177])/0.01" office:value-type="float" office:value="0.145678373415636" calcext:value-type="float">
            <text:p>0.1456783734</text:p>
          </table:table-cell>
          <table:table-cell table:formula="of:=([.B178]-[.B177])/0.01" office:value-type="float" office:value="-1.43586346124469" calcext:value-type="float">
            <text:p>-1.4358634612</text:p>
          </table:table-cell>
        </table:table-row>
        <table:table-row table:style-name="ro1">
          <table:table-cell office:value-type="float" office:value="1.52378279591931" calcext:value-type="float">
            <text:p>1.5237827959</text:p>
          </table:table-cell>
          <table:table-cell office:value-type="float" office:value="1.48938755929186" calcext:value-type="float">
            <text:p>1.4893875593</text:p>
          </table:table-cell>
          <table:table-cell table:formula="of:=([.A179]-[.A178])/0.01" office:value-type="float" office:value="0.105120959613725" calcext:value-type="float">
            <text:p>0.1051209596</text:p>
          </table:table-cell>
          <table:table-cell table:formula="of:=([.B179]-[.B178])/0.01" office:value-type="float" office:value="-1.39717830468202" calcext:value-type="float">
            <text:p>-1.3971783047</text:p>
          </table:table-cell>
        </table:table-row>
        <table:table-row table:style-name="ro1">
          <table:table-cell office:value-type="float" office:value="1.52483400551545" calcext:value-type="float">
            <text:p>1.5248340055</text:p>
          </table:table-cell>
          <table:table-cell office:value-type="float" office:value="1.47541577624504" calcext:value-type="float">
            <text:p>1.4754157762</text:p>
          </table:table-cell>
          <table:table-cell table:formula="of:=([.A180]-[.A179])/0.01" office:value-type="float" office:value="0.0654917618530426" calcext:value-type="float">
            <text:p>0.0654917619</text:p>
          </table:table-cell>
          <table:table-cell table:formula="of:=([.B180]-[.B179])/0.01" office:value-type="float" office:value="-1.35603477222148" calcext:value-type="float">
            <text:p>-1.3560347722</text:p>
          </table:table-cell>
        </table:table-row>
        <table:table-row table:style-name="ro1">
          <table:table-cell office:value-type="float" office:value="1.52548892313398" calcext:value-type="float">
            <text:p>1.5254889231</text:p>
          </table:table-cell>
          <table:table-cell office:value-type="float" office:value="1.46185542852282" calcext:value-type="float">
            <text:p>1.4618554285</text:p>
          </table:table-cell>
          <table:table-cell table:formula="of:=([.A181]-[.A180])/0.01" office:value-type="float" office:value="0.0269559267289443" calcext:value-type="float">
            <text:p>0.0269559267</text:p>
          </table:table-cell>
          <table:table-cell table:formula="of:=([.B181]-[.B180])/0.01" office:value-type="float" office:value="-1.3129086885362" calcext:value-type="float">
            <text:p>-1.3129086885</text:p>
          </table:table-cell>
        </table:table-row>
        <table:table-row table:style-name="ro1">
          <table:table-cell office:value-type="float" office:value="1.52575848240127" calcext:value-type="float">
            <text:p>1.5257584824</text:p>
          </table:table-cell>
          <table:table-cell office:value-type="float" office:value="1.44872634163746" calcext:value-type="float">
            <text:p>1.4487263416</text:p>
          </table:table-cell>
          <table:table-cell table:formula="of:=([.A182]-[.A181])/0.01" office:value-type="float" office:value="-0.0103431253130726" calcext:value-type="float">
            <text:p>-0.0103431253</text:p>
          </table:table-cell>
          <table:table-cell table:formula="of:=([.B182]-[.B181])/0.01" office:value-type="float" office:value="-1.26823244238212" calcext:value-type="float">
            <text:p>-1.2682324424</text:p>
          </table:table-cell>
        </table:table-row>
        <table:table-row table:style-name="ro1">
          <table:table-cell office:value-type="float" office:value="1.52565505114814" calcext:value-type="float">
            <text:p>1.5256550511</text:p>
          </table:table-cell>
          <table:table-cell office:value-type="float" office:value="1.43604401721364" calcext:value-type="float">
            <text:p>1.4360440172</text:p>
          </table:table-cell>
          <table:table-cell table:formula="of:=([.A183]-[.A182])/0.01" office:value-type="float" office:value="-0.0462827482582862" calcext:value-type="float">
            <text:p>-0.0462827483</text:p>
          </table:table-cell>
          <table:table-cell table:formula="of:=([.B183]-[.B182])/0.01" office:value-type="float" office:value="-1.22239796850538" calcext:value-type="float">
            <text:p>-1.2223979685</text:p>
          </table:table-cell>
        </table:table-row>
        <table:table-row table:style-name="ro1">
          <table:table-cell office:value-type="float" office:value="1.52519222366555" calcext:value-type="float">
            <text:p>1.5251922237</text:p>
          </table:table-cell>
          <table:table-cell office:value-type="float" office:value="1.42382003752859" calcext:value-type="float">
            <text:p>1.4238200375</text:p>
          </table:table-cell>
          <table:table-cell table:formula="of:=([.A184]-[.A183])/0.01" office:value-type="float" office:value="-0.0807599915022994" calcext:value-type="float">
            <text:p>-0.0807599915</text:p>
          </table:table-cell>
          <table:table-cell table:formula="of:=([.B184]-[.B183])/0.01" office:value-type="float" office:value="-1.17575952835181" calcext:value-type="float">
            <text:p>-1.1757595284</text:p>
          </table:table-cell>
        </table:table-row>
        <table:table-row table:style-name="ro1">
          <table:table-cell office:value-type="float" office:value="1.52438462375053" calcext:value-type="float">
            <text:p>1.5243846238</text:p>
          </table:table-cell>
          <table:table-cell office:value-type="float" office:value="1.41206244224507" calcext:value-type="float">
            <text:p>1.4120624422</text:p>
          </table:table-cell>
          <table:table-cell table:formula="of:=([.A185]-[.A184])/0.01" office:value-type="float" office:value="-0.113690432298963" calcext:value-type="float">
            <text:p>-0.1136904323</text:p>
          </table:table-cell>
          <table:table-cell table:formula="of:=([.B185]-[.B184])/0.01" office:value-type="float" office:value="-1.12863630844497" calcext:value-type="float">
            <text:p>-1.1286363084</text:p>
          </table:table-cell>
        </table:table-row>
        <table:table-row table:style-name="ro1">
          <table:table-cell office:value-type="float" office:value="1.52324771942754" calcext:value-type="float">
            <text:p>1.5232477194</text:p>
          </table:table-cell>
          <table:table-cell office:value-type="float" office:value="1.40077607916062" calcext:value-type="float">
            <text:p>1.4007760792</text:p>
          </table:table-cell>
          <table:table-cell table:formula="of:=([.A186]-[.A185])/0.01" office:value-type="float" office:value="-0.14500695230355" calcext:value-type="float">
            <text:p>-0.1450069523</text:p>
          </table:table-cell>
          <table:table-cell table:formula="of:=([.B186]-[.B185])/0.01" office:value-type="float" office:value="-1.08131485276559" calcext:value-type="float">
            <text:p>-1.0813148528</text:p>
          </table:table-cell>
        </table:table-row>
        <table:table-row table:style-name="ro1">
          <table:table-cell office:value-type="float" office:value="1.52179764990451" calcext:value-type="float">
            <text:p>1.5217976499</text:p>
          </table:table-cell>
          <table:table-cell office:value-type="float" office:value="1.38996293063296" calcext:value-type="float">
            <text:p>1.3899629306</text:p>
          </table:table-cell>
          <table:table-cell table:formula="of:=([.A187]-[.A186])/0.01" office:value-type="float" office:value="-0.174658485370149" calcext:value-type="float">
            <text:p>-0.1746584854</text:p>
          </table:table-cell>
          <table:table-cell table:formula="of:=([.B187]-[.B186])/0.01" office:value-type="float" office:value="-1.03405134337031" calcext:value-type="float">
            <text:p>-1.0340513434</text:p>
          </table:table-cell>
        </table:table-row>
        <table:table-row table:style-name="ro1">
          <table:table-cell office:value-type="float" office:value="1.5200510650508" calcext:value-type="float">
            <text:p>1.5200510651</text:p>
          </table:table-cell>
          <table:table-cell office:value-type="float" office:value="1.37962241719926" calcext:value-type="float">
            <text:p>1.3796224172</text:p>
          </table:table-cell>
          <table:table-cell table:formula="of:=([.A188]-[.A187])/0.01" office:value-type="float" office:value="-0.202608758933209" calcext:value-type="float">
            <text:p>-0.2026087589</text:p>
          </table:table-cell>
          <table:table-cell table:formula="of:=([.B188]-[.B187])/0.01" office:value-type="float" office:value="-0.987073741741118" calcext:value-type="float">
            <text:p>-0.9870737417</text:p>
          </table:table-cell>
        </table:table-row>
        <table:table-row table:style-name="ro1">
          <table:table-cell office:value-type="float" office:value="1.51802497746147" calcext:value-type="float">
            <text:p>1.5180249775</text:p>
          </table:table-cell>
          <table:table-cell office:value-type="float" office:value="1.36975167978185" calcext:value-type="float">
            <text:p>1.3697516798</text:p>
          </table:table-cell>
          <table:table-cell table:formula="of:=([.A189]-[.A188])/0.01" office:value-type="float" office:value="-0.228835047067077" calcext:value-type="float">
            <text:p>-0.2288350471</text:p>
          </table:table-cell>
          <table:table-cell table:formula="of:=([.B189]-[.B188])/0.01" office:value-type="float" office:value="-0.940583801881223" calcext:value-type="float">
            <text:p>-0.9405838019</text:p>
          </table:table-cell>
        </table:table-row>
        <table:table-row table:style-name="ro1">
          <table:table-cell office:value-type="float" office:value="1.5157366269908" calcext:value-type="float">
            <text:p>1.515736627</text:p>
          </table:table-cell>
          <table:table-cell office:value-type="float" office:value="1.36034584176304" calcext:value-type="float">
            <text:p>1.3603458418</text:p>
          </table:table-cell>
          <table:table-cell table:formula="of:=([.A190]-[.A189])/0.01" office:value-type="float" office:value="-0.253326949633426" calcext:value-type="float">
            <text:p>-0.2533269496</text:p>
          </table:table-cell>
          <table:table-cell table:formula="of:=([.B190]-[.B189])/0.01" office:value-type="float" office:value="-0.894758964915865" calcext:value-type="float">
            <text:p>-0.8947589649</text:p>
          </table:table-cell>
        </table:table-row>
        <table:table-row table:style-name="ro1">
          <table:table-cell office:value-type="float" office:value="1.51320335749447" calcext:value-type="float">
            <text:p>1.5132033575</text:p>
          </table:table-cell>
          <table:table-cell office:value-type="float" office:value="1.35139825211388" calcext:value-type="float">
            <text:p>1.3513982521</text:p>
          </table:table-cell>
          <table:table-cell table:formula="of:=([.A191]-[.A190])/0.01" office:value-type="float" office:value="-0.276085208745758" calcext:value-type="float">
            <text:p>-0.2760852087</text:p>
          </table:table-cell>
          <table:table-cell table:formula="of:=([.B191]-[.B190])/0.01" office:value-type="float" office:value="-0.849754143869785" calcext:value-type="float">
            <text:p>-0.8497541439</text:p>
          </table:table-cell>
        </table:table-row>
        <table:table-row table:style-name="ro1">
          <table:table-cell office:value-type="float" office:value="1.51044250540701" calcext:value-type="float">
            <text:p>1.5104425054</text:p>
          </table:table-cell>
          <table:table-cell office:value-type="float" office:value="1.34290071067518" calcext:value-type="float">
            <text:p>1.3429007107</text:p>
          </table:table-cell>
          <table:table-cell table:formula="of:=([.A192]-[.A191])/0.01" office:value-type="float" office:value="-0.297120571061815" calcext:value-type="float">
            <text:p>-0.2971205711</text:p>
          </table:table-cell>
          <table:table-cell table:formula="of:=([.B192]-[.B191])/0.01" office:value-type="float" office:value="-0.805703406343317" calcext:value-type="float">
            <text:p>-0.8057034063</text:p>
          </table:table-cell>
        </table:table-row>
        <table:table-row table:style-name="ro1">
          <table:table-cell office:value-type="float" office:value="1.50747129969639" calcext:value-type="float">
            <text:p>1.5074712997</text:p>
          </table:table-cell>
          <table:table-cell office:value-type="float" office:value="1.33484367661175" calcext:value-type="float">
            <text:p>1.3348436766</text:p>
          </table:table-cell>
          <table:table-cell table:formula="of:=([.A193]-[.A192])/0.01" office:value-type="float" office:value="-0.316452702109804" calcext:value-type="float">
            <text:p>-0.3164527021</text:p>
          </table:table-cell>
          <table:table-cell table:formula="of:=([.B193]-[.B192])/0.01" office:value-type="float" office:value="-0.7627215619741" calcext:value-type="float">
            <text:p>-0.762721562</text:p>
          </table:table-cell>
        </table:table-row>
        <table:table-row table:style-name="ro1">
          <table:table-cell office:value-type="float" office:value="1.50430677267529" calcext:value-type="float">
            <text:p>1.5043067727</text:p>
          </table:table-cell>
          <table:table-cell office:value-type="float" office:value="1.327216460992" calcext:value-type="float">
            <text:p>1.327216461</text:p>
          </table:table-cell>
          <table:table-cell table:formula="of:=([.A194]-[.A193])/0.01" office:value-type="float" office:value="-0.334109156921847" calcext:value-type="float">
            <text:p>-0.3341091569</text:p>
          </table:table-cell>
          <table:table-cell table:formula="of:=([.B194]-[.B193])/0.01" office:value-type="float" office:value="-0.720905660829518" calcext:value-type="float">
            <text:p>-0.7209056608</text:p>
          </table:table-cell>
        </table:table-row>
        <table:table-row table:style-name="ro1">
          <table:table-cell office:value-type="float" office:value="1.50096568110607" calcext:value-type="float">
            <text:p>1.5009656811</text:p>
          </table:table-cell>
          <table:table-cell office:value-type="float" office:value="1.32000740438371" calcext:value-type="float">
            <text:p>1.3200074044</text:p>
          </table:table-cell>
          <table:table-cell table:formula="of:=([.A195]-[.A194])/0.01" office:value-type="float" office:value="-0.350124409644437" calcext:value-type="float">
            <text:p>-0.3501244096</text:p>
          </table:table-cell>
          <table:table-cell table:formula="of:=([.B195]-[.B194])/0.01" office:value-type="float" office:value="-0.680336408214166" calcext:value-type="float">
            <text:p>-0.6803364082</text:p>
          </table:table-cell>
        </table:table-row>
        <table:table-row table:style-name="ro1">
          <table:table-cell office:value-type="float" office:value="1.49746443700963" calcext:value-type="float">
            <text:p>1.497464437</text:p>
          </table:table-cell>
          <table:table-cell office:value-type="float" office:value="1.31320404030157" calcext:value-type="float">
            <text:p>1.3132040403</text:p>
          </table:table-cell>
          <table:table-cell table:formula="of:=([.A196]-[.A195])/0.01" office:value-type="float" office:value="-0.364538943481896" calcext:value-type="float">
            <text:p>-0.3645389435</text:p>
          </table:table-cell>
          <table:table-cell table:formula="of:=([.B196]-[.B195])/0.01" office:value-type="float" office:value="-0.641079500789066" calcext:value-type="float">
            <text:p>-0.6410795008</text:p>
          </table:table-cell>
        </table:table-row>
        <table:table-row table:style-name="ro1">
          <table:table-cell office:value-type="float" office:value="1.49381904757481" calcext:value-type="float">
            <text:p>1.4938190476</text:p>
          </table:table-cell>
          <table:table-cell office:value-type="float" office:value="1.30679324529368" calcext:value-type="float">
            <text:p>1.3067932453</text:p>
          </table:table-cell>
          <table:table-cell table:formula="of:=([.A197]-[.A196])/0.01" office:value-type="float" office:value="-0.377398401267648" calcext:value-type="float">
            <text:p>-0.3773984013</text:p>
          </table:table-cell>
          <table:table-cell table:formula="of:=([.B197]-[.B196])/0.01" office:value-type="float" office:value="-0.603186888374285" calcext:value-type="float">
            <text:p>-0.6031868884</text:p>
          </table:table-cell>
        </table:table-row>
        <table:table-row table:style-name="ro1">
          <table:table-cell office:value-type="float" office:value="1.49004506356214" calcext:value-type="float">
            <text:p>1.4900450636</text:p>
          </table:table-cell>
          <table:table-cell office:value-type="float" office:value="1.30076137640993" calcext:value-type="float">
            <text:p>1.3007613764</text:p>
          </table:table-cell>
          <table:table-cell table:formula="of:=([.A198]-[.A197])/0.01" office:value-type="float" office:value="-0.388752796113789" calcext:value-type="float">
            <text:p>-0.3887527961</text:p>
          </table:table-cell>
          <table:table-cell table:formula="of:=([.B198]-[.B197])/0.01" office:value-type="float" office:value="-0.566697965342766" calcext:value-type="float">
            <text:p>-0.5666979653</text:p>
          </table:table-cell>
        </table:table-row>
        <table:table-row table:style-name="ro1">
          <table:table-cell office:value-type="float" office:value="1.486157535601" calcext:value-type="float">
            <text:p>1.4861575356</text:p>
          </table:table-cell>
          <table:table-cell office:value-type="float" office:value="1.29509439675651" calcext:value-type="float">
            <text:p>1.2950943968</text:p>
          </table:table-cell>
          <table:table-cell table:formula="of:=([.A199]-[.A198])/0.01" office:value-type="float" office:value="-0.3986557809327" calcext:value-type="float">
            <text:p>-0.3986557809</text:p>
          </table:table-cell>
          <table:table-cell table:formula="of:=([.B199]-[.B198])/0.01" office:value-type="float" office:value="-0.531640695103319" calcext:value-type="float">
            <text:p>-0.5316406951</text:p>
          </table:table-cell>
        </table:table-row>
        <table:table-row table:style-name="ro1">
          <table:table-cell office:value-type="float" office:value="1.48217097779167" calcext:value-type="float">
            <text:p>1.4821709778</text:p>
          </table:table-cell>
          <table:table-cell office:value-type="float" office:value="1.28977798980547" calcext:value-type="float">
            <text:p>1.2897779898</text:p>
          </table:table-cell>
          <table:table-cell table:formula="of:=([.A200]-[.A199])/0.01" office:value-type="float" office:value="-0.407163975123548" calcext:value-type="float">
            <text:p>-0.4071639751</text:p>
          </table:table-cell>
          <table:table-cell table:formula="of:=([.B200]-[.B199])/0.01" office:value-type="float" office:value="-0.498032670813253" calcext:value-type="float">
            <text:p>-0.4980326708</text:p>
          </table:table-cell>
        </table:table-row>
        <table:table-row table:style-name="ro1">
          <table:table-cell office:value-type="float" office:value="1.47809933804043" calcext:value-type="float">
            <text:p>1.478099338</text:p>
          </table:table-cell>
          <table:table-cell office:value-type="float" office:value="1.28479766309734" calcext:value-type="float">
            <text:p>1.2847976631</text:p>
          </table:table-cell>
          <table:table-cell table:formula="of:=([.A201]-[.A200])/0.01" office:value-type="float" office:value="-0.414336346349109" calcext:value-type="float">
            <text:p>-0.4143363463</text:p>
          </table:table-cell>
          <table:table-cell table:formula="of:=([.B201]-[.B200])/0.01" office:value-type="float" office:value="-0.465882115151706" calcext:value-type="float">
            <text:p>-0.4658821152</text:p>
          </table:table-cell>
        </table:table-row>
        <table:table-row table:style-name="ro1">
          <table:table-cell office:value-type="float" office:value="1.47395597457694" calcext:value-type="float">
            <text:p>1.4739559746</text:p>
          </table:table-cell>
          <table:table-cell office:value-type="float" office:value="1.28013884194582" calcext:value-type="float">
            <text:p>1.2801388419</text:p>
          </table:table-cell>
          <table:table-cell table:formula="of:=([.A202]-[.A201])/0.01" office:value-type="float" office:value="-0.420233645068735" calcext:value-type="float">
            <text:p>-0.4202336451</text:p>
          </table:table-cell>
          <table:table-cell table:formula="of:=([.B202]-[.B201])/0.01" office:value-type="float" office:value="-0.435188821720089" calcext:value-type="float">
            <text:p>-0.4351888217</text:p>
          </table:table-cell>
        </table:table-row>
        <table:table-row table:style-name="ro1">
          <table:table-cell office:value-type="float" office:value="1.46975363812626" calcext:value-type="float">
            <text:p>1.4697536381</text:p>
          </table:table-cell>
          <table:table-cell office:value-type="float" office:value="1.27578695372862" calcext:value-type="float">
            <text:p>1.2757869537</text:p>
          </table:table-cell>
          <table:table-cell table:formula="of:=([.A203]-[.A202])/0.01" office:value-type="float" office:value="-0.424917889324816" calcext:value-type="float">
            <text:p>-0.4249178893</text:p>
          </table:table-cell>
          <table:table-cell table:formula="of:=([.B203]-[.B202])/0.01" office:value-type="float" office:value="-0.405945040413314" calcext:value-type="float">
            <text:p>-0.4059450404</text:p>
          </table:table-cell>
        </table:table-row>
        <table:table-row table:style-name="ro1">
          <table:table-cell office:value-type="float" office:value="1.46550445923301" calcext:value-type="float">
            <text:p>1.4655044592</text:p>
          </table:table-cell>
          <table:table-cell office:value-type="float" office:value="1.27172750332449" calcext:value-type="float">
            <text:p>1.2717275033</text:p>
          </table:table-cell>
          <table:table-cell table:formula="of:=([.A204]-[.A203])/0.01" office:value-type="float" office:value="-0.428451897180193" calcext:value-type="float">
            <text:p>-0.4284518972</text:p>
          </table:table-cell>
          <table:table-cell table:formula="of:=([.B204]-[.B203])/0.01" office:value-type="float" office:value="-0.378136308921295" calcext:value-type="float">
            <text:p>-0.3781363089</text:p>
          </table:table-cell>
        </table:table-row>
        <table:table-row table:style-name="ro1">
          <table:table-cell office:value-type="float" office:value="1.46121994026121" calcext:value-type="float">
            <text:p>1.4612199403</text:p>
          </table:table-cell>
          <table:table-cell office:value-type="float" office:value="1.26794614023528" calcext:value-type="float">
            <text:p>1.2679461402</text:p>
          </table:table-cell>
          <table:table-cell table:formula="of:=([.A205]-[.A204])/0.01" office:value-type="float" office:value="-0.430898864166762" calcext:value-type="float">
            <text:p>-0.4308988642</text:p>
          </table:table-cell>
          <table:table-cell table:formula="of:=([.B205]-[.B204])/0.01" office:value-type="float" office:value="-0.351742232369379" calcext:value-type="float">
            <text:p>-0.3517422324</text:p>
          </table:table-cell>
        </table:table-row>
        <table:table-row table:style-name="ro1">
          <table:table-cell office:value-type="float" office:value="1.45691095161954" calcext:value-type="float">
            <text:p>1.4569109516</text:p>
          </table:table-cell>
          <table:table-cell office:value-type="float" office:value="1.26442871791158" calcext:value-type="float">
            <text:p>1.2644287179</text:p>
          </table:table-cell>
          <table:table-cell table:formula="of:=([.A206]-[.A205])/0.01" office:value-type="float" office:value="-0.43232198310541" calcext:value-type="float">
            <text:p>-0.4323219831</text:p>
          </table:table-cell>
          <table:table-cell table:formula="of:=([.B206]-[.B205])/0.01" office:value-type="float" office:value="-0.326737212987593" calcext:value-type="float">
            <text:p>-0.326737213</text:p>
          </table:table-cell>
        </table:table-row>
        <table:table-row table:style-name="ro1">
          <table:table-cell office:value-type="float" office:value="1.45258773178848" calcext:value-type="float">
            <text:p>1.4525877318</text:p>
          </table:table-cell>
          <table:table-cell office:value-type="float" office:value="1.26116134578171" calcext:value-type="float">
            <text:p>1.2611613458</text:p>
          </table:table-cell>
          <table:table-cell table:formula="of:=([.A207]-[.A206])/0.01" office:value-type="float" office:value="-0.432784103698536" calcext:value-type="float">
            <text:p>-0.4327841037</text:p>
          </table:table-cell>
          <table:table-cell table:formula="of:=([.B207]-[.B206])/0.01" office:value-type="float" office:value="-0.303091131606292" calcext:value-type="float">
            <text:p>-0.3030911316</text:p>
          </table:table-cell>
        </table:table-row>
        <table:table-row table:style-name="ro1">
          <table:table-cell office:value-type="float" office:value="1.4482598907515" calcext:value-type="float">
            <text:p>1.4482598908</text:p>
          </table:table-cell>
          <table:table-cell office:value-type="float" office:value="1.25813043446564" calcext:value-type="float">
            <text:p>1.2581304345</text:p>
          </table:table-cell>
          <table:table-cell table:formula="of:=([.A208]-[.A207])/0.01" office:value-type="float" office:value="-0.432347429357538" calcext:value-type="float">
            <text:p>-0.4323474294</text:p>
          </table:table-cell>
          <table:table-cell table:formula="of:=([.B208]-[.B207])/0.01" office:value-type="float" office:value="-0.280769982706186" calcext:value-type="float">
            <text:p>-0.2807699827</text:p>
          </table:table-cell>
        </table:table-row>
        <table:table-row table:style-name="ro1">
          <table:table-cell office:value-type="float" office:value="1.44393641645792" calcext:value-type="float">
            <text:p>1.4439364165</text:p>
          </table:table-cell>
          <table:table-cell office:value-type="float" office:value="1.25532273463858" calcext:value-type="float">
            <text:p>1.2553227346</text:p>
          </table:table-cell>
          <table:table-cell table:formula="of:=([.A209]-[.A208])/0.01" office:value-type="float" office:value="-0.431073248808245" calcext:value-type="float">
            <text:p>-0.4310732488</text:p>
          </table:table-cell>
          <table:table-cell table:formula="of:=([.B209]-[.B208])/0.01" office:value-type="float" office:value="-0.259736464701721" calcext:value-type="float">
            <text:p>-0.2597364647</text:p>
          </table:table-cell>
        </table:table-row>
        <table:table-row table:style-name="ro1">
          <table:table-cell office:value-type="float" office:value="1.43962568396984" calcext:value-type="float">
            <text:p>1.439625684</text:p>
          </table:table-cell>
          <table:table-cell office:value-type="float" office:value="1.25272536999156" calcext:value-type="float">
            <text:p>1.25272537</text:p>
          </table:table-cell>
          <table:table-cell table:formula="of:=([.A210]-[.A209])/0.01" office:value-type="float" office:value="-0.429021700111276" calcext:value-type="float">
            <text:p>-0.4290217001</text:p>
          </table:table-cell>
          <table:table-cell table:formula="of:=([.B210]-[.B209])/0.01" office:value-type="float" office:value="-0.239950527103394" calcext:value-type="float">
            <text:p>-0.2399505271</text:p>
          </table:table-cell>
        </table:table-row>
        <table:table-row table:style-name="ro1">
          <table:table-cell office:value-type="float" office:value="1.43533546696873" calcext:value-type="float">
            <text:p>1.435335467</text:p>
          </table:table-cell>
          <table:table-cell office:value-type="float" office:value="1.25032586472053" calcext:value-type="float">
            <text:p>1.2503258647</text:p>
          </table:table-cell>
          <table:table-cell table:formula="of:=([.A211]-[.A210])/0.01" office:value-type="float" office:value="-0.426251564833091" calcext:value-type="float">
            <text:p>-0.4262515648</text:p>
          </table:table-cell>
          <table:table-cell table:formula="of:=([.B211]-[.B210])/0.01" office:value-type="float" office:value="-0.221369876183131" calcext:value-type="float">
            <text:p>-0.2213698762</text:p>
          </table:table-cell>
        </table:table-row>
        <table:table-row table:style-name="ro1">
          <table:table-cell office:value-type="float" office:value="1.4310729513204" calcext:value-type="float">
            <text:p>1.4310729513</text:p>
          </table:table-cell>
          <table:table-cell office:value-type="float" office:value="1.2481121659587" calcext:value-type="float">
            <text:p>1.248112166</text:p>
          </table:table-cell>
          <table:table-cell table:formula="of:=([.A212]-[.A211])/0.01" office:value-type="float" office:value="-0.422820090208798" calcext:value-type="float">
            <text:p>-0.4228200902</text:p>
          </table:table-cell>
          <table:table-cell table:formula="of:=([.B212]-[.B211])/0.01" office:value-type="float" office:value="-0.203950440757095" calcext:value-type="float">
            <text:p>-0.2039504408</text:p>
          </table:table-cell>
        </table:table-row>
        <table:table-row table:style-name="ro1">
          <table:table-cell office:value-type="float" office:value="1.42684475041831" calcext:value-type="float">
            <text:p>1.4268447504</text:p>
          </table:table-cell>
          <table:table-cell office:value-type="float" office:value="1.24607266155113" calcext:value-type="float">
            <text:p>1.2460726616</text:p>
          </table:table-cell>
          <table:table-cell table:formula="of:=([.A213]-[.A212])/0.01" office:value-type="float" office:value="-0.418782837242104" calcext:value-type="float">
            <text:p>-0.4187828372</text:p>
          </table:table-cell>
          <table:table-cell table:formula="of:=([.B213]-[.B212])/0.01" office:value-type="float" office:value="-0.187646799694585" calcext:value-type="float">
            <text:p>-0.1876467997</text:p>
          </table:table-cell>
        </table:table-row>
        <table:table-row table:style-name="ro1">
          <table:table-cell office:value-type="float" office:value="1.42265692204589" calcext:value-type="float">
            <text:p>1.422656922</text:p>
          </table:table-cell>
          <table:table-cell office:value-type="float" office:value="1.24419619355418" calcext:value-type="float">
            <text:p>1.2441961936</text:p>
          </table:table-cell>
          <table:table-cell table:formula="of:=([.A214]-[.A213])/0.01" office:value-type="float" office:value="-0.414193552793218" calcext:value-type="float">
            <text:p>-0.4141935528</text:p>
          </table:table-cell>
          <table:table-cell table:formula="of:=([.B214]-[.B213])/0.01" office:value-type="float" office:value="-0.172412572763014" calcext:value-type="float">
            <text:p>-0.1724125728</text:p>
          </table:table-cell>
        </table:table-row>
        <table:table-row table:style-name="ro1">
          <table:table-cell office:value-type="float" office:value="1.41851498651796" calcext:value-type="float">
            <text:p>1.4185149865</text:p>
          </table:table-cell>
          <table:table-cell office:value-type="float" office:value="1.24247206782655" calcext:value-type="float">
            <text:p>1.2424720678</text:p>
          </table:table-cell>
          <table:table-cell table:formula="of:=([.A215]-[.A214])/0.01" office:value-type="float" office:value="-0.409104063806653" calcext:value-type="float">
            <text:p>-0.4091040638</text:p>
          </table:table-cell>
          <table:table-cell table:formula="of:=([.B215]-[.B214])/0.01" office:value-type="float" office:value="-0.158200776420947" calcext:value-type="float">
            <text:p>-0.1582007764</text:p>
          </table:table-cell>
        </table:table-row>
        <table:table-row table:style-name="ro1">
          <table:table-cell office:value-type="float" office:value="1.41442394587989" calcext:value-type="float">
            <text:p>1.4144239459</text:p>
          </table:table-cell>
          <table:table-cell office:value-type="float" office:value="1.24089006006234" calcext:value-type="float">
            <text:p>1.2408900601</text:p>
          </table:table-cell>
          <table:table-cell table:formula="of:=([.A216]-[.A215])/0.01" office:value-type="float" office:value="-0.403564191930195" calcext:value-type="float">
            <text:p>-0.4035641919</text:p>
          </table:table-cell>
          <table:table-cell table:formula="of:=([.B216]-[.B215])/0.01" office:value-type="float" office:value="-0.144964146173732" calcext:value-type="float">
            <text:p>-0.1449641462</text:p>
          </table:table-cell>
        </table:table-row>
        <table:table-row table:style-name="ro1">
          <table:table-cell office:value-type="float" office:value="1.41038830396059" calcext:value-type="float">
            <text:p>1.410388304</text:p>
          </table:table-cell>
          <table:table-cell office:value-type="float" office:value="1.23944041860061" calcext:value-type="float">
            <text:p>1.2394404186</text:p>
          </table:table-cell>
          <table:table-cell table:formula="of:=([.A217]-[.A216])/0.01" office:value-type="float" office:value="-0.397621686871541" calcext:value-type="float">
            <text:p>-0.3976216869</text:p>
          </table:table-cell>
          <table:table-cell table:formula="of:=([.B217]-[.B216])/0.01" office:value-type="float" office:value="-0.132655427108075" calcext:value-type="float">
            <text:p>-0.1326554271</text:p>
          </table:table-cell>
        </table:table-row>
        <table:table-row table:style-name="ro1">
          <table:table-cell office:value-type="float" office:value="1.40641208709187" calcext:value-type="float">
            <text:p>1.4064120871</text:p>
          </table:table-cell>
          <table:table-cell office:value-type="float" office:value="1.23811386432953" calcext:value-type="float">
            <text:p>1.2381138643</text:p>
          </table:table-cell>
          <table:table-cell table:formula="of:=([.A218]-[.A217])/0.01" office:value-type="float" office:value="-0.391322176929565" calcext:value-type="float">
            <text:p>-0.3913221769</text:p>
          </table:table-cell>
          <table:table-cell table:formula="of:=([.B218]-[.B217])/0.01" office:value-type="float" office:value="-0.121227634220755" calcext:value-type="float">
            <text:p>-0.1212276342</text:p>
          </table:table-cell>
        </table:table-row>
        <table:table-row table:style-name="ro1">
          <table:table-cell office:value-type="float" office:value="1.40249886532258" calcext:value-type="float">
            <text:p>1.4024988653</text:p>
          </table:table-cell>
          <table:table-cell office:value-type="float" office:value="1.23690158798732" calcext:value-type="float">
            <text:p>1.236901588</text:p>
          </table:table-cell>
          <table:table-cell table:formula="of:=([.A219]-[.A218])/0.01" office:value-type="float" office:value="-0.384709135223393" calcext:value-type="float">
            <text:p>-0.3847091352</text:p>
          </table:table-cell>
          <table:table-cell table:formula="of:=([.B219]-[.B218])/0.01" office:value-type="float" office:value="-0.110634284152278" calcext:value-type="float">
            <text:p>-0.1106342842</text:p>
          </table:table-cell>
        </table:table-row>
        <table:table-row table:style-name="ro1">
          <table:table-cell office:value-type="float" office:value="1.39865177397034" calcext:value-type="float">
            <text:p>1.398651774</text:p>
          </table:table-cell>
          <table:table-cell office:value-type="float" office:value="1.23579524514579" calcext:value-type="float">
            <text:p>1.2357952451</text:p>
          </table:table-cell>
          <table:table-cell table:formula="of:=([.A220]-[.A219])/0.01" office:value-type="float" office:value="-0.377823860225779" calcext:value-type="float">
            <text:p>-0.3778238602</text:p>
          </table:table-cell>
          <table:table-cell table:formula="of:=([.B220]-[.B219])/0.01" office:value-type="float" office:value="-0.100829599927854" calcext:value-type="float">
            <text:p>-0.1008295999</text:p>
          </table:table-cell>
        </table:table-row>
        <table:table-row table:style-name="ro1">
          <table:table-cell office:value-type="float" office:value="1.39487353536809" calcext:value-type="float">
            <text:p>1.3948735354</text:p>
          </table:table-cell>
          <table:table-cell office:value-type="float" office:value="1.23478694914652" calcext:value-type="float">
            <text:p>1.2347869491</text:p>
          </table:table-cell>
          <table:table-cell table:formula="of:=([.A221]-[.A220])/0.01" office:value-type="float" office:value="-0.370705469284593" calcext:value-type="float">
            <text:p>-0.3707054693</text:p>
          </table:table-cell>
          <table:table-cell table:formula="of:=([.B221]-[.B220])/0.01" office:value-type="float" office:value="-0.0917686902947024" calcext:value-type="float">
            <text:p>-0.0917686903</text:p>
          </table:table-cell>
        </table:table-row>
        <table:table-row table:style-name="ro1">
          <table:table-cell office:value-type="float" office:value="1.39116648067524" calcext:value-type="float">
            <text:p>1.3911664807</text:p>
          </table:table-cell>
          <table:table-cell office:value-type="float" office:value="1.23386926224357" calcext:value-type="float">
            <text:p>1.2338692622</text:p>
          </table:table-cell>
          <table:table-cell table:formula="of:=([.A222]-[.A221])/0.01" office:value-type="float" office:value="-0.363390903890992" calcext:value-type="float">
            <text:p>-0.3633909039</text:p>
          </table:table-cell>
          <table:table-cell table:formula="of:=([.B222]-[.B221])/0.01" office:value-type="float" office:value="-0.0834077052264792" calcext:value-type="float">
            <text:p>-0.0834077052</text:p>
          </table:table-cell>
        </table:table-row>
        <table:table-row table:style-name="ro1">
          <table:table-cell office:value-type="float" office:value="1.38753257163633" calcext:value-type="float">
            <text:p>1.3875325716</text:p>
          </table:table-cell>
          <table:table-cell office:value-type="float" office:value="1.2330351851913" calcext:value-type="float">
            <text:p>1.2330351852</text:p>
          </table:table-cell>
          <table:table-cell table:formula="of:=([.A223]-[.A222])/0.01" office:value-type="float" office:value="-0.355914945523761" calcext:value-type="float">
            <text:p>-0.3559149455</text:p>
          </table:table-cell>
          <table:table-cell table:formula="of:=([.B223]-[.B222])/0.01" office:value-type="float" office:value="-0.0757039691428263" calcext:value-type="float">
            <text:p>-0.0757039691</text:p>
          </table:table-cell>
        </table:table-row>
        <table:table-row table:style-name="ro1">
          <table:table-cell office:value-type="float" office:value="1.38397342218109" calcext:value-type="float">
            <text:p>1.3839734222</text:p>
          </table:table-cell>
          <table:table-cell office:value-type="float" office:value="1.23227814549988" calcext:value-type="float">
            <text:p>1.2322781455</text:p>
          </table:table-cell>
          <table:table-cell table:formula="of:=([.A224]-[.A223])/0.01" office:value-type="float" office:value="-0.348310240966176" calcext:value-type="float">
            <text:p>-0.348310241</text:p>
          </table:table-cell>
          <table:table-cell table:formula="of:=([.B224]-[.B223])/0.01" office:value-type="float" office:value="-0.0686160933630831" calcext:value-type="float">
            <text:p>-0.0686160934</text:p>
          </table:table-cell>
        </table:table-row>
        <table:table-row table:style-name="ro1">
          <table:table-cell office:value-type="float" office:value="1.38049031977143" calcext:value-type="float">
            <text:p>1.3804903198</text:p>
          </table:table-cell>
          <table:table-cell office:value-type="float" office:value="1.23159198456625" calcext:value-type="float">
            <text:p>1.2315919846</text:p>
          </table:table-cell>
          <table:table-cell table:formula="of:=([.A225]-[.A224])/0.01" office:value-type="float" office:value="-0.340607336057896" calcext:value-type="float">
            <text:p>-0.3406073361</text:p>
          </table:table-cell>
          <table:table-cell table:formula="of:=([.B225]-[.B224])/0.01" office:value-type="float" office:value="-0.0621040692810215" calcext:value-type="float">
            <text:p>-0.0621040693</text:p>
          </table:table-cell>
        </table:table-row>
        <table:table-row table:style-name="ro1">
          <table:table-cell office:value-type="float" office:value="1.37708424641085" calcext:value-type="float">
            <text:p>1.3770842464</text:p>
          </table:table-cell>
          <table:table-cell office:value-type="float" office:value="1.23097094387344" calcext:value-type="float">
            <text:p>1.2309709439</text:p>
          </table:table-cell>
          <table:table-cell table:formula="of:=([.A226]-[.A225])/0.01" office:value-type="float" office:value="-0.332834716903396" calcext:value-type="float">
            <text:p>-0.3328347169</text:p>
          </table:table-cell>
          <table:table-cell table:formula="of:=([.B226]-[.B225])/0.01" office:value-type="float" office:value="-0.0561293437091548" calcext:value-type="float">
            <text:p>-0.0561293437</text:p>
          </table:table-cell>
        </table:table-row>
        <table:table-row table:style-name="ro1">
          <table:table-cell office:value-type="float" office:value="1.37375589924182" calcext:value-type="float">
            <text:p>1.3737558992</text:p>
          </table:table-cell>
          <table:table-cell office:value-type="float" office:value="1.23040965043634" calcext:value-type="float">
            <text:p>1.2304096504</text:p>
          </table:table-cell>
          <table:table-cell table:formula="of:=([.A227]-[.A226])/0.01" office:value-type="float" office:value="-0.325018857620352" calcext:value-type="float">
            <text:p>-0.3250188576</text:p>
          </table:table-cell>
          <table:table-cell table:formula="of:=([.B227]-[.B226])/0.01" office:value-type="float" office:value="-0.0506548777998717" calcext:value-type="float">
            <text:p>-0.0506548778</text:p>
          </table:table-cell>
        </table:table-row>
        <table:table-row table:style-name="ro1">
          <table:table-cell office:value-type="float" office:value="1.37050571066561" calcext:value-type="float">
            <text:p>1.3705057107</text:p>
          </table:table-cell>
          <table:table-cell office:value-type="float" office:value="1.22990310165834" calcext:value-type="float">
            <text:p>1.2299031017</text:p>
          </table:table-cell>
          <table:table-cell table:formula="of:=([.A228]-[.A227])/0.01" office:value-type="float" office:value="-0.317184273766546" calcext:value-type="float">
            <text:p>-0.3171842738</text:p>
          </table:table-cell>
          <table:table-cell table:formula="of:=([.B228]-[.B227])/0.01" office:value-type="float" office:value="-0.045645190904553" calcext:value-type="float">
            <text:p>-0.0456451909</text:p>
          </table:table-cell>
        </table:table-row>
        <table:table-row table:style-name="ro1">
          <table:table-cell office:value-type="float" office:value="1.36733386792795" calcext:value-type="float">
            <text:p>1.3673338679</text:p>
          </table:table-cell>
          <table:table-cell office:value-type="float" office:value="1.2294466497493" calcext:value-type="float">
            <text:p>1.2294466497</text:p>
          </table:table-cell>
          <table:table-cell table:formula="of:=([.A229]-[.A228])/0.01" office:value-type="float" office:value="-0.309353580639016" calcext:value-type="float">
            <text:p>-0.3093535806</text:p>
          </table:table-cell>
          <table:table-cell table:formula="of:=([.B229]-[.B228])/0.01" office:value-type="float" office:value="-0.0410663906835085" calcext:value-type="float">
            <text:p>-0.0410663907</text:p>
          </table:table-cell>
        </table:table-row>
        <table:table-row table:style-name="ro1">
          <table:table-cell office:value-type="float" office:value="1.36424033212156" calcext:value-type="float">
            <text:p>1.3642403321</text:p>
          </table:table-cell>
          <table:table-cell office:value-type="float" office:value="1.22903598584246" calcext:value-type="float">
            <text:p>1.2290359858</text:p>
          </table:table-cell>
          <table:table-cell table:formula="of:=([.A230]-[.A229])/0.01" office:value-type="float" office:value="-0.301547555692183" calcext:value-type="float">
            <text:p>-0.3015475557</text:p>
          </table:table-cell>
          <table:table-cell table:formula="of:=([.B230]-[.B229])/0.01" office:value-type="float" office:value="-0.0368861907270146" calcext:value-type="float">
            <text:p>-0.0368861907</text:p>
          </table:table-cell>
        </table:table-row>
        <table:table-row table:style-name="ro1">
          <table:table-cell office:value-type="float" office:value="1.36122485656464" calcext:value-type="float">
            <text:p>1.3612248566</text:p>
          </table:table-cell>
          <table:table-cell office:value-type="float" office:value="1.22866712393519" calcext:value-type="float">
            <text:p>1.2286671239</text:p>
          </table:table-cell>
          <table:table-cell table:formula="of:=([.A231]-[.A230])/0.01" office:value-type="float" office:value="-0.293785204371844" calcext:value-type="float">
            <text:p>-0.2937852044</text:p>
          </table:table-cell>
          <table:table-cell table:formula="of:=([.B231]-[.B230])/0.01" office:value-type="float" office:value="-0.0330739168944882" calcext:value-type="float">
            <text:p>-0.0330739169</text:p>
          </table:table-cell>
        </table:table-row>
        <table:table-row table:style-name="ro1">
          <table:table-cell office:value-type="float" office:value="1.35828700452092" calcext:value-type="float">
            <text:p>1.3582870045</text:p>
          </table:table-cell>
          <table:table-cell office:value-type="float" office:value="1.22833638476625" calcext:value-type="float">
            <text:p>1.2283363848</text:p>
          </table:table-cell>
          <table:table-cell table:formula="of:=([.A232]-[.A231])/0.01" office:value-type="float" office:value="-0.286083828711492" calcext:value-type="float">
            <text:p>-0.2860838287</text:p>
          </table:table-cell>
          <table:table-cell table:formula="of:=([.B232]-[.B231])/0.01" office:value-type="float" office:value="-0.0296005035214986" calcext:value-type="float">
            <text:p>-0.0296005035</text:p>
          </table:table-cell>
        </table:table-row>
        <table:table-row table:style-name="ro1">
          <table:table-cell office:value-type="float" office:value="1.3554261662338" calcext:value-type="float">
            <text:p>1.3554261662</text:p>
          </table:table-cell>
          <table:table-cell office:value-type="float" office:value="1.22804037973103" calcext:value-type="float">
            <text:p>1.2280403797</text:p>
          </table:table-cell>
          <table:table-cell table:formula="of:=([.A233]-[.A232])/0.01" office:value-type="float" office:value="-0.278459098084771" calcext:value-type="float">
            <text:p>-0.2784590981</text:p>
          </table:table-cell>
          <table:table-cell table:formula="of:=([.B233]-[.B232])/0.01" office:value-type="float" office:value="-0.026438480588431" calcext:value-type="float">
            <text:p>-0.0264384806</text:p>
          </table:table-cell>
        </table:table-row>
        <table:table-row table:style-name="ro1">
          <table:table-cell office:value-type="float" office:value="1.35264157525295" calcext:value-type="float">
            <text:p>1.3526415753</text:p>
          </table:table-cell>
          <table:table-cell office:value-type="float" office:value="1.22777599492515" calcext:value-type="float">
            <text:p>1.2277759949</text:p>
          </table:table-cell>
          <table:table-cell table:formula="of:=([.A234]-[.A233])/0.01" office:value-type="float" office:value="-0.270925121552867" calcext:value-type="float">
            <text:p>-0.2709251216</text:p>
          </table:table-cell>
          <table:table-cell table:formula="of:=([.B234]-[.B233])/0.01" office:value-type="float" office:value="-0.0235619528846209" calcext:value-type="float">
            <text:p>-0.0235619529</text:p>
          </table:table-cell>
        </table:table-row>
        <table:table-row table:style-name="ro1">
          <table:table-cell office:value-type="float" office:value="1.34993232403743" calcext:value-type="float">
            <text:p>1.349932324</text:p>
          </table:table-cell>
          <table:table-cell office:value-type="float" office:value="1.2275403753963" calcext:value-type="float">
            <text:p>1.2275403754</text:p>
          </table:table-cell>
          <table:table-cell table:formula="of:=([.A235]-[.A234])/0.01" office:value-type="float" office:value="-0.263494521290686" calcext:value-type="float">
            <text:p>-0.2634945213</text:p>
          </table:table-cell>
          <table:table-cell table:formula="of:=([.B235]-[.B234])/0.01" office:value-type="float" office:value="-0.0209465721441537" calcext:value-type="float">
            <text:p>-0.0209465721</text:p>
          </table:table-cell>
        </table:table-row>
        <table:table-row table:style-name="ro1">
          <table:table-cell office:value-type="float" office:value="1.34729737882452" calcext:value-type="float">
            <text:p>1.3472973788</text:p>
          </table:table-cell>
          <table:table-cell office:value-type="float" office:value="1.22733090967486" calcext:value-type="float">
            <text:p>1.2273309097</text:p>
          </table:table-cell>
          <table:table-cell table:formula="of:=([.A236]-[.A235])/0.01" office:value-type="float" office:value="-0.256178506616367" calcext:value-type="float">
            <text:p>-0.2561785066</text:p>
          </table:table-cell>
          <table:table-cell table:formula="of:=([.B236]-[.B235])/0.01" office:value-type="float" office:value="-0.0185695030697985" calcext:value-type="float">
            <text:p>-0.0185695031</text:p>
          </table:table-cell>
        </table:table-row>
        <table:table-row table:style-name="ro1">
          <table:table-cell office:value-type="float" office:value="1.34473559375836" calcext:value-type="float">
            <text:p>1.3447355938</text:p>
          </table:table-cell>
          <table:table-cell office:value-type="float" office:value="1.22714521464416" calcext:value-type="float">
            <text:p>1.2271452146</text:p>
          </table:table-cell>
          <table:table-cell table:formula="of:=([.A237]-[.A236])/0.01" office:value-type="float" office:value="-0.248986948192487" calcext:value-type="float">
            <text:p>-0.2489869482</text:p>
          </table:table-cell>
          <table:table-cell table:formula="of:=([.B237]-[.B236])/0.01" office:value-type="float" office:value="-0.0164093841031443" calcext:value-type="float">
            <text:p>-0.0164093841</text:p>
          </table:table-cell>
        </table:table-row>
        <table:table-row table:style-name="ro1">
          <table:table-cell office:value-type="float" office:value="1.34224572427643" calcext:value-type="float">
            <text:p>1.3422457243</text:p>
          </table:table-cell>
          <table:table-cell office:value-type="float" office:value="1.22698112080313" calcext:value-type="float">
            <text:p>1.2269811208</text:p>
          </table:table-cell>
          <table:table-cell table:formula="of:=([.A238]-[.A237])/0.01" office:value-type="float" office:value="-0.24192845200226" calcext:value-type="float">
            <text:p>-0.241928452</text:p>
          </table:table-cell>
          <table:table-cell table:formula="of:=([.B238]-[.B237])/0.01" office:value-type="float" office:value="-0.0144462837409876" calcext:value-type="float">
            <text:p>-0.0144462837</text:p>
          </table:table-cell>
        </table:table-row>
        <table:table-row table:style-name="ro1">
          <table:table-cell office:value-type="float" office:value="1.33982643975641" calcext:value-type="float">
            <text:p>1.3398264398</text:p>
          </table:table-cell>
          <table:table-cell office:value-type="float" office:value="1.22683665796572" calcext:value-type="float">
            <text:p>1.226836658</text:p>
          </table:table-cell>
          <table:table-cell table:formula="of:=([.A239]-[.A238])/0.01" office:value-type="float" office:value="-0.235010432745764" calcext:value-type="float">
            <text:p>-0.2350104327</text:p>
          </table:table-cell>
          <table:table-cell table:formula="of:=([.B239]-[.B238])/0.01" office:value-type="float" office:value="-0.0126616531406443" calcext:value-type="float">
            <text:p>-0.0126616531</text:p>
          </table:table-cell>
        </table:table-row>
        <table:table-row table:style-name="ro1">
          <table:table-cell office:value-type="float" office:value="1.33747633542895" calcext:value-type="float">
            <text:p>1.3374763354</text:p>
          </table:table-cell>
          <table:table-cell office:value-type="float" office:value="1.22671004143432" calcext:value-type="float">
            <text:p>1.2267100414</text:p>
          </table:table-cell>
          <table:table-cell table:formula="of:=([.A240]-[.A239])/0.01" office:value-type="float" office:value="-0.228239186333723" calcext:value-type="float">
            <text:p>-0.2282391863</text:p>
          </table:table-cell>
          <table:table-cell table:formula="of:=([.B240]-[.B239])/0.01" office:value-type="float" office:value="-0.0110382757017691" calcext:value-type="float">
            <text:p>-0.0110382757</text:p>
          </table:table-cell>
        </table:table-row>
        <table:table-row table:style-name="ro1">
          <table:table-cell office:value-type="float" office:value="1.33519394356561" calcext:value-type="float">
            <text:p>1.3351939436</text:p>
          </table:table-cell>
          <table:table-cell office:value-type="float" office:value="1.2265996586773" calcext:value-type="float">
            <text:p>1.2265996587</text:p>
          </table:table-cell>
          <table:table-cell table:formula="of:=([.A241]-[.A240])/0.01" office:value-type="float" office:value="-0.221619961194008" calcext:value-type="float">
            <text:p>-0.2216199612</text:p>
          </table:table-cell>
          <table:table-cell table:formula="of:=([.B241]-[.B240])/0.01" office:value-type="float" office:value="-0.00956021425666531" calcext:value-type="float">
            <text:p>-0.0095602143</text:p>
          </table:table-cell>
        </table:table-row>
        <table:table-row table:style-name="ro1">
          <table:table-cell office:value-type="float" office:value="1.33297774395367" calcext:value-type="float">
            <text:p>1.332977744</text:p>
          </table:table-cell>
          <table:table-cell office:value-type="float" office:value="1.22650405653473" calcext:value-type="float">
            <text:p>1.2265040565</text:p>
          </table:table-cell>
          <table:table-cell table:formula="of:=([.A242]-[.A241])/0.01" office:value-type="float" office:value="-0.215157028134949" calcext:value-type="float">
            <text:p>-0.2151570281</text:p>
          </table:table-cell>
          <table:table-cell table:formula="of:=([.B242]-[.B241])/0.01" office:value-type="float" office:value="-0.00821275644984354" calcext:value-type="float">
            <text:p>-0.0082127564</text:p>
          </table:table-cell>
        </table:table-row>
        <table:table-row table:style-name="ro1">
          <table:table-cell office:value-type="float" office:value="1.33082617367232" calcext:value-type="float">
            <text:p>1.3308261737</text:p>
          </table:table-cell>
          <table:table-cell office:value-type="float" office:value="1.22642192897023" calcext:value-type="float">
            <text:p>1.226421929</text:p>
          </table:table-cell>
          <table:table-cell table:formula="of:=([.A243]-[.A242])/0.01" office:value-type="float" office:value="-0.208853748543447" calcext:value-type="float">
            <text:p>-0.2088537485</text:p>
          </table:table-cell>
          <table:table-cell table:formula="of:=([.B243]-[.B242])/0.01" office:value-type="float" office:value="-0.00698235883576093" calcext:value-type="float">
            <text:p>-0.0069823588</text:p>
          </table:table-cell>
        </table:table-row>
        <table:table-row table:style-name="ro1">
          <table:table-cell office:value-type="float" office:value="1.32873763618689" calcext:value-type="float">
            <text:p>1.3287376362</text:p>
          </table:table-cell>
          <table:table-cell office:value-type="float" office:value="1.22635210538188" calcext:value-type="float">
            <text:p>1.2263521054</text:p>
          </table:table-cell>
          <table:table-cell table:formula="of:=([.A244]-[.A243])/0.01" office:value-type="float" office:value="-0.202712640724223" calcext:value-type="float">
            <text:p>-0.2027126407</text:p>
          </table:table-cell>
          <table:table-cell table:formula="of:=([.B244]-[.B243])/0.01" office:value-type="float" office:value="-0.00585659017495743" calcext:value-type="float">
            <text:p>-0.0058565902</text:p>
          </table:table-cell>
        </table:table-row>
        <table:table-row table:style-name="ro1">
          <table:table-cell office:value-type="float" office:value="1.32671050977965" calcext:value-type="float">
            <text:p>1.3267105098</text:p>
          </table:table-cell>
          <table:table-cell office:value-type="float" office:value="1.22629353948013" calcext:value-type="float">
            <text:p>1.2262935395</text:p>
          </table:table-cell>
          <table:table-cell table:formula="of:=([.A245]-[.A244])/0.01" office:value-type="float" office:value="-0.196735444213925" calcext:value-type="float">
            <text:p>-0.1967354442</text:p>
          </table:table-cell>
          <table:table-cell table:formula="of:=([.B245]-[.B244])/0.01" office:value-type="float" office:value="-0.00482407436273036" calcext:value-type="float">
            <text:p>-0.0048240744</text:p>
          </table:table-cell>
        </table:table-row>
        <table:table-row table:style-name="ro1">
          <table:table-cell office:value-type="float" office:value="1.32474315533751" calcext:value-type="float">
            <text:p>1.3247431553</text:p>
          </table:table-cell>
          <table:table-cell office:value-type="float" office:value="1.2262452987365" calcext:value-type="float">
            <text:p>1.2262452987</text:p>
          </table:table-cell>
          <table:table-cell table:formula="of:=([.A246]-[.A245])/0.01" office:value-type="float" office:value="-0.190923181930081" calcext:value-type="float">
            <text:p>-0.1909231819</text:p>
          </table:table-cell>
          <table:table-cell table:formula="of:=([.B246]-[.B245])/0.01" office:value-type="float" office:value="-0.0038744333796803" calcext:value-type="float">
            <text:p>-0.0038744334</text:p>
          </table:table-cell>
        </table:table-row>
        <table:table-row table:style-name="ro1">
          <table:table-cell office:value-type="float" office:value="1.32283392351821" calcext:value-type="float">
            <text:p>1.3228339235</text:p>
          </table:table-cell>
          <table:table-cell office:value-type="float" office:value="1.2262065544027" calcext:value-type="float">
            <text:p>1.2262065544</text:p>
          </table:table-cell>
          <table:table-cell table:formula="of:=([.A247]-[.A246])/0.01" office:value-type="float" office:value="-0.185276220039343" calcext:value-type="float">
            <text:p>-0.18527622</text:p>
          </table:table-cell>
          <table:table-cell table:formula="of:=([.B247]-[.B246])/0.01" office:value-type="float" office:value="-0.00299823061047366" calcext:value-type="float">
            <text:p>-0.0029982306</text:p>
          </table:table-cell>
        </table:table-row>
        <table:table-row table:style-name="ro1">
          <table:table-cell office:value-type="float" office:value="1.32098116131781" calcext:value-type="float">
            <text:p>1.3209811613</text:p>
          </table:table-cell>
          <table:table-cell office:value-type="float" office:value="1.2261765720966" calcext:value-type="float">
            <text:p>1.2261765721</text:p>
          </table:table-cell>
          <table:table-cell table:formula="of:=([.A248]-[.A247])/0.01" office:value-type="float" office:value="-0.179794325452276" calcext:value-type="float">
            <text:p>-0.1797943255</text:p>
          </table:table-cell>
          <table:table-cell table:formula="of:=([.B248]-[.B247])/0.01" office:value-type="float" office:value="-0.00218691483953037" calcext:value-type="float">
            <text:p>-0.0021869148</text:p>
          </table:table-cell>
        </table:table-row>
        <table:table-row table:style-name="ro1">
          <table:table-cell office:value-type="float" office:value="1.31918321806329" calcext:value-type="float">
            <text:p>1.3191832181</text:p>
          </table:table-cell>
          <table:table-cell office:value-type="float" office:value="1.2261547029482" calcext:value-type="float">
            <text:p>1.2261547029</text:p>
          </table:table-cell>
          <table:table-cell table:formula="of:=([.A249]-[.A248])/0.01" office:value-type="float" office:value="-0.174476720873051" calcext:value-type="float">
            <text:p>-0.1744767209</text:p>
          </table:table-cell>
          <table:table-cell table:formula="of:=([.B249]-[.B248])/0.01" office:value-type="float" office:value="-0.00143276519151136" calcext:value-type="float">
            <text:p>-0.0014327652</text:p>
          </table:table-cell>
        </table:table-row>
        <table:table-row table:style-name="ro1">
          <table:table-cell office:value-type="float" office:value="1.31743845085456" calcext:value-type="float">
            <text:p>1.3174384509</text:p>
          </table:table-cell>
          <table:table-cell office:value-type="float" office:value="1.22614037529629" calcext:value-type="float">
            <text:p>1.2261403753</text:p>
          </table:table-cell>
          <table:table-cell table:formula="of:=([.A250]-[.A249])/0.01" office:value-type="float" office:value="-0.169322137351902" calcext:value-type="float">
            <text:p>-0.1693221374</text:p>
          </table:table-cell>
          <table:table-cell table:formula="of:=([.B250]-[.B249])/0.01" office:value-type="float" office:value="-0.000728837252528258" calcext:value-type="float">
            <text:p>-0.0007288373</text:p>
          </table:table-cell>
        </table:table-row>
        <table:table-row table:style-name="ro1">
          <table:table-cell office:value-type="float" office:value="1.31574522948104" calcext:value-type="float">
            <text:p>1.3157452295</text:p>
          </table:table-cell>
          <table:table-cell office:value-type="float" office:value="1.22613308692376" calcext:value-type="float">
            <text:p>1.2261330869</text:p>
          </table:table-cell>
          <table:table-cell table:formula="of:=([.A251]-[.A250])/0.01" office:value-type="float" office:value="-0.164328864306573" calcext:value-type="float">
            <text:p>-0.1643288643</text:p>
          </table:table-cell>
          <table:table-cell table:formula="of:=([.B251]-[.B250])/0.01" office:value-type="float" office:value="-0.0000689105730034001" calcext:value-type="float">
            <text:p>-6.89105730034001E-05</text:p>
          </table:table-cell>
        </table:table-row>
        <table:table-row table:style-name="ro1">
          <table:table-cell office:value-type="float" office:value="1.31410194083798" calcext:value-type="float">
            <text:p>1.3141019408</text:p>
          </table:table-cell>
          <table:table-cell office:value-type="float" office:value="1.22613239781803" calcext:value-type="float">
            <text:p>1.2261323978</text:p>
          </table:table-cell>
          <table:table-cell table:formula="of:=([.A252]-[.A251])/0.01" office:value-type="float" office:value="-0.159494796995374" calcext:value-type="float">
            <text:p>-0.159494797</text:p>
          </table:table-cell>
          <table:table-cell table:formula="of:=([.B252]-[.B251])/0.01" office:value-type="float" office:value="0.000552562277200686" calcext:value-type="float">
            <text:p>0.0005525623</text:p>
          </table:table-cell>
        </table:table-row>
        <table:table-row table:style-name="ro1">
          <table:table-cell office:value-type="float" office:value="1.31250699286802" calcext:value-type="float">
            <text:p>1.3125069929</text:p>
          </table:table-cell>
          <table:table-cell office:value-type="float" office:value="1.2261379234408" calcext:value-type="float">
            <text:p>1.2261379234</text:p>
          </table:table-cell>
          <table:table-cell table:formula="of:=([.A253]-[.A252])/0.01" office:value-type="float" office:value="-0.154817481439662" calcext:value-type="float">
            <text:p>-0.1548174814</text:p>
          </table:table-cell>
          <table:table-cell table:formula="of:=([.B253]-[.B252])/0.01" office:value-type="float" office:value="0.00114050495811924" calcext:value-type="float">
            <text:p>0.001140505</text:p>
          </table:table-cell>
        </table:table-row>
        <table:table-row table:style-name="ro1">
          <table:table-cell office:value-type="float" office:value="1.31095881805363" calcext:value-type="float">
            <text:p>1.3109588181</text:p>
          </table:table-cell>
          <table:table-cell office:value-type="float" office:value="1.22614932849039" calcext:value-type="float">
            <text:p>1.2261493285</text:p>
          </table:table-cell>
          <table:table-cell table:formula="of:=([.A254]-[.A253])/0.01" office:value-type="float" office:value="-0.150294156807451" calcext:value-type="float">
            <text:p>-0.1502941568</text:p>
          </table:table-cell>
          <table:table-cell table:formula="of:=([.B254]-[.B253])/0.01" office:value-type="float" office:value="0.0016992647975389" calcext:value-type="float">
            <text:p>0.0016992648</text:p>
          </table:table-cell>
        </table:table-row>
        <table:table-row table:style-name="ro1">
          <table:table-cell office:value-type="float" office:value="1.30945587648555" calcext:value-type="float">
            <text:p>1.3094558765</text:p>
          </table:table-cell>
          <table:table-cell office:value-type="float" office:value="1.22616632113836" calcext:value-type="float">
            <text:p>1.2261663211</text:p>
          </table:table-cell>
          <table:table-cell table:formula="of:=([.A255]-[.A254])/0.01" office:value-type="float" office:value="-0.145921795281745" calcext:value-type="float">
            <text:p>-0.1459217953</text:p>
          </table:table-cell>
          <table:table-cell table:formula="of:=([.B255]-[.B254])/0.01" office:value-type="float" office:value="0.00223265832557384" calcext:value-type="float">
            <text:p>0.0022326583</text:p>
          </table:table-cell>
        </table:table-row>
        <table:table-row table:style-name="ro1">
          <table:table-cell office:value-type="float" office:value="1.30799665853273" calcext:value-type="float">
            <text:p>1.3079966585</text:p>
          </table:table-cell>
          <table:table-cell office:value-type="float" office:value="1.22618864772162" calcext:value-type="float">
            <text:p>1.2261886477</text:p>
          </table:table-cell>
          <table:table-cell table:formula="of:=([.A256]-[.A255])/0.01" office:value-type="float" office:value="-0.141697139449559" calcext:value-type="float">
            <text:p>-0.1416971394</text:p>
          </table:table-cell>
          <table:table-cell table:formula="of:=([.B256]-[.B255])/0.01" office:value-type="float" office:value="0.00274401483510989" calcext:value-type="float">
            <text:p>0.0027440148</text:p>
          </table:table-cell>
        </table:table-row>
        <table:table-row table:style-name="ro1">
          <table:table-cell office:value-type="float" office:value="1.30657968713824" calcext:value-type="float">
            <text:p>1.3065796871</text:p>
          </table:table-cell>
          <table:table-cell office:value-type="float" office:value="1.22621608786997" calcext:value-type="float">
            <text:p>1.2262160879</text:p>
          </table:table-cell>
          <table:table-cell table:formula="of:=([.A257]-[.A256])/0.01" office:value-type="float" office:value="-0.137616737255497" calcext:value-type="float">
            <text:p>-0.1376167373</text:p>
          </table:table-cell>
          <table:table-cell table:formula="of:=([.B257]-[.B256])/0.01" office:value-type="float" office:value="0.00323621791820106" calcext:value-type="float">
            <text:p>0.0032362179</text:p>
          </table:table-cell>
        </table:table-row>
        <table:table-row table:style-name="ro1">
          <table:table-cell office:value-type="float" office:value="1.30520351976568" calcext:value-type="float">
            <text:p>1.3052035198</text:p>
          </table:table-cell>
          <table:table-cell office:value-type="float" office:value="1.22624845004915" calcext:value-type="float">
            <text:p>1.22624845</text:p>
          </table:table-cell>
          <table:table-cell table:formula="of:=([.A258]-[.A257])/0.01" office:value-type="float" office:value="-0.133676974574581" calcext:value-type="float">
            <text:p>-0.1336769746</text:p>
          </table:table-cell>
          <table:table-cell table:formula="of:=([.B258]-[.B257])/0.01" office:value-type="float" office:value="0.00371174494708804" calcext:value-type="float">
            <text:p>0.0037117449</text:p>
          </table:table-cell>
        </table:table-row>
        <table:table-row table:style-name="ro1">
          <table:table-cell office:value-type="float" office:value="1.30386675001994" calcext:value-type="float">
            <text:p>1.30386675</text:p>
          </table:table-cell>
          <table:table-cell office:value-type="float" office:value="1.22628556749862" calcext:value-type="float">
            <text:p>1.2262855675</text:p>
          </table:table-cell>
          <table:table-cell table:formula="of:=([.A259]-[.A258])/0.01" office:value-type="float" office:value="-0.129874105464722" calcext:value-type="float">
            <text:p>-0.1298741055</text:p>
          </table:table-cell>
          <table:table-cell table:formula="of:=([.B259]-[.B258])/0.01" office:value-type="float" office:value="0.00417270448362928" calcext:value-type="float">
            <text:p>0.0041727045</text:p>
          </table:table-cell>
        </table:table-row>
        <table:table-row table:style-name="ro1">
          <table:table-cell office:value-type="float" office:value="1.30256800896529" calcext:value-type="float">
            <text:p>1.302568009</text:p>
          </table:table-cell>
          <table:table-cell office:value-type="float" office:value="1.22632729454346" calcext:value-type="float">
            <text:p>1.2263272945</text:p>
          </table:table-cell>
          <table:table-cell table:formula="of:=([.A260]-[.A259])/0.01" office:value-type="float" office:value="-0.126204280167275" calcext:value-type="float">
            <text:p>-0.1262042802</text:p>
          </table:table-cell>
          <table:table-cell table:formula="of:=([.B260]-[.B259])/0.01" office:value-type="float" office:value="0.00462087161696712" calcext:value-type="float">
            <text:p>0.0046208716</text:p>
          </table:table-cell>
        </table:table-row>
        <table:table-row table:style-name="ro1">
          <table:table-cell office:value-type="float" office:value="1.30130596616362" calcext:value-type="float">
            <text:p>1.3013059662</text:p>
          </table:table-cell>
          <table:table-cell office:value-type="float" office:value="1.22637350325963" calcext:value-type="float">
            <text:p>1.2263735033</text:p>
          </table:table-cell>
          <table:table-cell table:formula="of:=([.A261]-[.A260])/0.01" office:value-type="float" office:value="-0.122663570928561" calcext:value-type="float">
            <text:p>-0.1226635709</text:p>
          </table:table-cell>
          <table:table-cell table:formula="of:=([.B261]-[.B260])/0.01" office:value-type="float" office:value="0.00505772124146375" calcext:value-type="float">
            <text:p>0.0050577212</text:p>
          </table:table-cell>
        </table:table-row>
        <table:table-row table:style-name="ro1">
          <table:table-cell office:value-type="float" office:value="1.30007933045433" calcext:value-type="float">
            <text:p>1.3000793305</text:p>
          </table:table-cell>
          <table:table-cell office:value-type="float" office:value="1.22642408047204" calcext:value-type="float">
            <text:p>1.2264240805</text:p>
          </table:table-cell>
          <table:table-cell table:formula="of:=([.A262]-[.A261])/0.01" office:value-type="float" office:value="-0.119247995720495" calcext:value-type="float">
            <text:p>-0.1192479957</text:p>
          </table:table-cell>
          <table:table-cell table:formula="of:=([.B262]-[.B261])/0.01" office:value-type="float" office:value="0.00548445929928754" calcext:value-type="float">
            <text:p>0.0054844593</text:p>
          </table:table-cell>
        </table:table-row>
        <table:table-row table:style-name="ro1">
          <table:table-cell office:value-type="float" office:value="1.29888685049713" calcext:value-type="float">
            <text:p>1.2988868505</text:p>
          </table:table-cell>
          <table:table-cell office:value-type="float" office:value="1.22647892506503" calcext:value-type="float">
            <text:p>1.2264789251</text:p>
          </table:table-cell>
          <table:table-cell table:formula="of:=([.A263]-[.A262])/0.01" office:value-type="float" office:value="-0.115953539941671" calcext:value-type="float">
            <text:p>-0.1159535399</text:p>
          </table:table-cell>
          <table:table-cell table:formula="of:=([.B263]-[.B262])/0.01" office:value-type="float" office:value="0.00590205202091187" calcext:value-type="float">
            <text:p>0.005902052</text:p>
          </table:table-cell>
        </table:table-row>
        <table:table-row table:style-name="ro1">
          <table:table-cell office:value-type="float" office:value="1.29772731509771" calcext:value-type="float">
            <text:p>1.2977273151</text:p>
          </table:table-cell>
          <table:table-cell office:value-type="float" office:value="1.22653794558524" calcext:value-type="float">
            <text:p>1.2265379456</text:p>
          </table:table-cell>
          <table:table-cell table:formula="of:=([.A264]-[.A263])/0.01" office:value-type="float" office:value="-0.112776176183549" calcext:value-type="float">
            <text:p>-0.1127761762</text:p>
          </table:table-cell>
          <table:table-cell table:formula="of:=([.B264]-[.B263])/0.01" office:value-type="float" office:value="0.00631125320733617" calcext:value-type="float">
            <text:p>0.0063112532</text:p>
          </table:table-cell>
        </table:table-row>
        <table:table-row table:style-name="ro1">
          <table:table-cell office:value-type="float" office:value="1.29659955333587" calcext:value-type="float">
            <text:p>1.2965995533</text:p>
          </table:table-cell>
          <table:table-cell office:value-type="float" office:value="1.22660105811732" calcext:value-type="float">
            <text:p>1.2266010581</text:p>
          </table:table-cell>
          <table:table-cell table:formula="of:=([.A265]-[.A264])/0.01" office:value-type="float" office:value="-0.109711882148478" calcext:value-type="float">
            <text:p>-0.1097118821</text:p>
          </table:table-cell>
          <table:table-cell table:formula="of:=([.B265]-[.B264])/0.01" office:value-type="float" office:value="0.00671262960398877" calcext:value-type="float">
            <text:p>0.0067126296</text:p>
          </table:table-cell>
        </table:table-row>
        <table:table-row table:style-name="ro1">
          <table:table-cell office:value-type="float" office:value="1.29550243451439" calcext:value-type="float">
            <text:p>1.2955024345</text:p>
          </table:table-cell>
          <table:table-cell office:value-type="float" office:value="1.22666818441336" calcext:value-type="float">
            <text:p>1.2266681844</text:p>
          </table:table-cell>
          <table:table-cell table:formula="of:=([.A266]-[.A265])/0.01" office:value-type="float" office:value="-0.106756656807638" calcext:value-type="float">
            <text:p>-0.1067566568</text:p>
          </table:table-cell>
          <table:table-cell table:formula="of:=([.B266]-[.B265])/0.01" office:value-type="float" office:value="0.00710658442335532" calcext:value-type="float">
            <text:p>0.0071065844</text:p>
          </table:table-cell>
        </table:table-row>
        <table:table-row table:style-name="ro1">
          <table:table-cell office:value-type="float" office:value="1.29443486794631" calcext:value-type="float">
            <text:p>1.2944348679</text:p>
          </table:table-cell>
          <table:table-cell office:value-type="float" office:value="1.22673925025759" calcext:value-type="float">
            <text:p>1.2267392503</text:p>
          </table:table-cell>
          <table:table-cell table:formula="of:=([.A267]-[.A266])/0.01" office:value-type="float" office:value="-0.103906534887699" calcext:value-type="float">
            <text:p>-0.1039065349</text:p>
          </table:table-cell>
          <table:table-cell table:formula="of:=([.B267]-[.B266])/0.01" office:value-type="float" office:value="0.00749337907841596" calcext:value-type="float">
            <text:p>0.0074933791</text:p>
          </table:table-cell>
        </table:table-row>
        <table:table-row table:style-name="ro1">
          <table:table-cell office:value-type="float" office:value="1.29339580259744" calcext:value-type="float">
            <text:p>1.2933958026</text:p>
          </table:table-cell>
          <table:table-cell office:value-type="float" office:value="1.22681418404837" calcext:value-type="float">
            <text:p>1.226814184</text:p>
          </table:table-cell>
          <table:table-cell table:formula="of:=([.A268]-[.A267])/0.01" office:value-type="float" office:value="-0.101157599775914" calcext:value-type="float">
            <text:p>-0.1011575998</text:p>
          </table:table-cell>
          <table:table-cell table:formula="of:=([.B268]-[.B267])/0.01" office:value-type="float" office:value="0.00787315319377147" calcext:value-type="float">
            <text:p>0.0078731532</text:p>
          </table:table-cell>
        </table:table-row>
        <table:table-row table:style-name="ro1">
          <table:table-cell office:value-type="float" office:value="1.29238422659968" calcext:value-type="float">
            <text:p>1.2923842266</text:p>
          </table:table-cell>
          <table:table-cell office:value-type="float" office:value="1.22689291558031" calcext:value-type="float">
            <text:p>1.2268929156</text:p>
          </table:table-cell>
          <table:table-cell table:formula="of:=([.A269]-[.A268])/0.01" office:value-type="float" office:value="-0.0985059949321743" calcext:value-type="float">
            <text:p>-0.0985059949</text:p>
          </table:table-cell>
          <table:table-cell table:formula="of:=([.B269]-[.B268])/0.01" office:value-type="float" office:value="0.00824594296418013" calcext:value-type="float">
            <text:p>0.008245943</text:p>
          </table:table-cell>
        </table:table-row>
        <table:table-row table:style-name="ro1">
          <table:table-cell office:value-type="float" office:value="1.29139916665036" calcext:value-type="float">
            <text:p>1.2913991667</text:p>
          </table:table-cell>
          <table:table-cell office:value-type="float" office:value="1.22697537500995" calcext:value-type="float">
            <text:p>1.226975375</text:p>
          </table:table-cell>
          <table:table-cell table:formula="of:=([.A270]-[.A269])/0.01" office:value-type="float" office:value="-0.0959479338964897" calcext:value-type="float">
            <text:p>-0.0959479339</text:p>
          </table:table-cell>
          <table:table-cell table:formula="of:=([.B270]-[.B269])/0.01" office:value-type="float" office:value="0.00861169793320293" calcext:value-type="float">
            <text:p>0.0086116979</text:p>
          </table:table-cell>
        </table:table-row>
        <table:table-row table:style-name="ro1">
          <table:table-cell office:value-type="float" office:value="1.29043968731139" calcext:value-type="float">
            <text:p>1.2904396873</text:p>
          </table:table-cell>
          <table:table-cell office:value-type="float" office:value="1.22706149198929" calcext:value-type="float">
            <text:p>1.227061492</text:p>
          </table:table-cell>
          <table:table-cell table:formula="of:=([.A271]-[.A270])/0.01" office:value-type="float" office:value="-0.0934797089789496" calcext:value-type="float">
            <text:p>-0.093479709</text:p>
          </table:table-cell>
          <table:table-cell table:formula="of:=([.B271]-[.B270])/0.01" office:value-type="float" office:value="0.0089702962666971" calcext:value-type="float">
            <text:p>0.0089702963</text:p>
          </table:table-cell>
        </table:table-row>
        <table:table-row table:style-name="ro1">
          <table:table-cell office:value-type="float" office:value="1.2895048902216" calcext:value-type="float">
            <text:p>1.2895048902</text:p>
          </table:table-cell>
          <table:table-cell office:value-type="float" office:value="1.22715119495195" calcext:value-type="float">
            <text:p>1.227151195</text:p>
          </table:table-cell>
          <table:table-cell table:formula="of:=([.A272]-[.A271])/0.01" office:value-type="float" office:value="-0.0910976987178902" calcext:value-type="float">
            <text:p>-0.0910976987</text:p>
          </table:table-cell>
          <table:table-cell table:formula="of:=([.B272]-[.B271])/0.01" office:value-type="float" office:value="0.00932155859663109" calcext:value-type="float">
            <text:p>0.0093215586</text:p>
          </table:table-cell>
        </table:table-row>
        <table:table-row table:style-name="ro1">
          <table:table-cell office:value-type="float" office:value="1.28859391323442" calcext:value-type="float">
            <text:p>1.2885939132</text:p>
          </table:table-cell>
          <table:table-cell office:value-type="float" office:value="1.22724441053792" calcext:value-type="float">
            <text:p>1.2272444105</text:p>
          </table:table-cell>
          <table:table-cell table:formula="of:=([.A273]-[.A272])/0.01" office:value-type="float" office:value="-0.0887983741898912" calcext:value-type="float">
            <text:p>-0.0887983742</text:p>
          </table:table-cell>
          <table:table-cell table:formula="of:=([.B273]-[.B272])/0.01" office:value-type="float" office:value="0.00966526051160432" calcext:value-type="float">
            <text:p>0.0096652605</text:p>
          </table:table-cell>
        </table:table-row>
        <table:table-row table:style-name="ro1">
          <table:table-cell office:value-type="float" office:value="1.28770592949252" calcext:value-type="float">
            <text:p>1.2877059295</text:p>
          </table:table-cell>
          <table:table-cell office:value-type="float" office:value="1.22734106314303" calcext:value-type="float">
            <text:p>1.2273410631</text:p>
          </table:table-cell>
          <table:table-cell table:formula="of:=([.A274]-[.A273])/0.01" office:value-type="float" office:value="-0.0865783042533819" calcext:value-type="float">
            <text:p>-0.0865783043</text:p>
          </table:table-cell>
          <table:table-cell table:formula="of:=([.B274]-[.B273])/0.01" office:value-type="float" office:value="0.010001143770344" calcext:value-type="float">
            <text:p>0.0100011438</text:p>
          </table:table-cell>
        </table:table-row>
        <table:table-row table:style-name="ro1">
          <table:table-cell office:value-type="float" office:value="1.28684014644999" calcext:value-type="float">
            <text:p>1.2868401464</text:p>
          </table:table-cell>
          <table:table-cell office:value-type="float" office:value="1.22744107458074" calcext:value-type="float">
            <text:p>1.2274410746</text:p>
          </table:table-cell>
          <table:table-cell table:formula="of:=([.A275]-[.A274])/0.01" office:value-type="float" office:value="-0.0844341598047693" calcext:value-type="float">
            <text:p>-0.0844341598</text:p>
          </table:table-cell>
          <table:table-cell table:formula="of:=([.B275]-[.B274])/0.01" office:value-type="float" office:value="0.0103289263141182" calcext:value-type="float">
            <text:p>0.0103289263</text:p>
          </table:table-cell>
        </table:table-row>
        <table:table-row table:style-name="ro1">
          <table:table-cell office:value-type="float" office:value="1.28599580485194" calcext:value-type="float">
            <text:p>1.2859958049</text:p>
          </table:table-cell>
          <table:table-cell office:value-type="float" office:value="1.22754436384388" calcext:value-type="float">
            <text:p>1.2275443638</text:p>
          </table:table-cell>
          <table:table-cell table:formula="of:=([.A276]-[.A275])/0.01" office:value-type="float" office:value="-0.0823627171242958" calcext:value-type="float">
            <text:p>-0.0823627171</text:p>
          </table:table-cell>
          <table:table-cell table:formula="of:=([.B276]-[.B275])/0.01" office:value-type="float" office:value="0.0106483111527833" calcext:value-type="float">
            <text:p>0.0106483112</text:p>
          </table:table-cell>
        </table:table-row>
        <table:table-row table:style-name="ro1">
          <table:table-cell office:value-type="float" office:value="1.2851721776807" calcext:value-type="float">
            <text:p>1.2851721777</text:p>
          </table:table-cell>
          <table:table-cell office:value-type="float" office:value="1.22765084695541" calcext:value-type="float">
            <text:p>1.227650847</text:p>
          </table:table-cell>
          <table:table-cell table:formula="of:=([.A277]-[.A276])/0.01" office:value-type="float" office:value="-0.080360860385098" calcext:value-type="float">
            <text:p>-0.0803608604</text:p>
          </table:table-cell>
          <table:table-cell table:formula="of:=([.B277]-[.B276])/0.01" office:value-type="float" office:value="0.0109589941984511" calcext:value-type="float">
            <text:p>0.0109589942</text:p>
          </table:table-cell>
        </table:table-row>
        <table:table-row table:style-name="ro1">
          <table:table-cell office:value-type="float" office:value="1.28436856907685" calcext:value-type="float">
            <text:p>1.2843685691</text:p>
          </table:table-cell>
          <table:table-cell office:value-type="float" office:value="1.22776043689739" calcext:value-type="float">
            <text:p>1.2277604369</text:p>
          </table:table-cell>
          <table:table-cell table:formula="of:=([.A278]-[.A277])/0.01" office:value-type="float" office:value="-0.0784255833965242" calcext:value-type="float">
            <text:p>-0.0784255834</text:p>
          </table:table-cell>
          <table:table-cell table:formula="of:=([.B278]-[.B277])/0.01" office:value-type="float" office:value="0.0112606711184737" calcext:value-type="float">
            <text:p>0.0112606711</text:p>
          </table:table-cell>
        </table:table-row>
        <table:table-row table:style-name="ro1">
          <table:table-cell office:value-type="float" office:value="1.28358431324288" calcext:value-type="float">
            <text:p>1.2835843132</text:p>
          </table:table-cell>
          <table:table-cell office:value-type="float" office:value="1.22787304360858" calcext:value-type="float">
            <text:p>1.2278730436</text:p>
          </table:table-cell>
          <table:table-cell table:formula="of:=([.A279]-[.A278])/0.01" office:value-type="float" office:value="-0.0765539906501855" calcext:value-type="float">
            <text:p>-0.0765539907</text:p>
          </table:table-cell>
          <table:table-cell table:formula="of:=([.B279]-[.B278])/0.01" office:value-type="float" office:value="0.0115530432784672" calcext:value-type="float">
            <text:p>0.0115530433</text:p>
          </table:table-cell>
        </table:table-row>
        <table:table-row table:style-name="ro1">
          <table:table-cell office:value-type="float" office:value="1.28281877333638" calcext:value-type="float">
            <text:p>1.2828187733</text:p>
          </table:table-cell>
          <table:table-cell office:value-type="float" office:value="1.22798857404136" calcext:value-type="float">
            <text:p>1.227988574</text:p>
          </table:table-cell>
          <table:table-cell table:formula="of:=([.A280]-[.A279])/0.01" office:value-type="float" office:value="-0.0747432977333151" calcext:value-type="float">
            <text:p>-0.0747432977</text:p>
          </table:table-cell>
          <table:table-cell table:formula="of:=([.B280]-[.B279])/0.01" office:value-type="float" office:value="0.0118358228427207" calcext:value-type="float">
            <text:p>0.0118358228</text:p>
          </table:table-cell>
        </table:table-row>
        <table:table-row table:style-name="ro1">
          <table:table-cell office:value-type="float" office:value="1.28207134035905" calcext:value-type="float">
            <text:p>1.2820713404</text:p>
          </table:table-cell>
          <table:table-cell office:value-type="float" office:value="1.22810693226979" calcext:value-type="float">
            <text:p>1.2281069323</text:p>
          </table:table-cell>
          <table:table-cell table:formula="of:=([.A281]-[.A280])/0.01" office:value-type="float" office:value="-0.0729908311711602" calcext:value-type="float">
            <text:p>-0.0729908312</text:p>
          </table:table-cell>
          <table:table-cell table:formula="of:=([.B281]-[.B280])/0.01" office:value-type="float" office:value="0.0121087370986261" calcext:value-type="float">
            <text:p>0.0121087371</text:p>
          </table:table-cell>
        </table:table-row>
        <table:table-row table:style-name="ro1">
          <table:table-cell office:value-type="float" office:value="1.28134143204734" calcext:value-type="float">
            <text:p>1.281341432</text:p>
          </table:table-cell>
          <table:table-cell office:value-type="float" office:value="1.22822801964077" calcext:value-type="float">
            <text:p>1.2282280196</text:p>
          </table:table-cell>
          <table:table-cell table:formula="of:=([.A282]-[.A281])/0.01" office:value-type="float" office:value="-0.0712940277576291" calcext:value-type="float">
            <text:p>-0.0712940278</text:p>
          </table:table-cell>
          <table:table-cell table:formula="of:=([.B282]-[.B281])/0.01" office:value-type="float" office:value="0.0123715320675455" calcext:value-type="float">
            <text:p>0.0123715321</text:p>
          </table:table-cell>
        </table:table-row>
        <table:table-row table:style-name="ro1">
          <table:table-cell office:value-type="float" office:value="1.28062849176976" calcext:value-type="float">
            <text:p>1.2806284918</text:p>
          </table:table-cell>
          <table:table-cell office:value-type="float" office:value="1.22835173496145" calcext:value-type="float">
            <text:p>1.228351735</text:p>
          </table:table-cell>
          <table:table-cell table:formula="of:=([.A283]-[.A282])/0.01" office:value-type="float" office:value="-0.0696504334291248" calcext:value-type="float">
            <text:p>-0.0696504334</text:p>
          </table:table-cell>
          <table:table-cell table:formula="of:=([.B283]-[.B282])/0.01" office:value-type="float" office:value="0.0126239754634438" calcext:value-type="float">
            <text:p>0.0126239755</text:p>
          </table:table-cell>
        </table:table-row>
        <table:table-row table:style-name="ro1">
          <table:table-cell office:value-type="float" office:value="1.27993198743547" calcext:value-type="float">
            <text:p>1.2799319874</text:p>
          </table:table-cell>
          <table:table-cell office:value-type="float" office:value="1.22847797471608" calcext:value-type="float">
            <text:p>1.2284779747</text:p>
          </table:table-cell>
          <table:table-cell table:formula="of:=([.A284]-[.A283])/0.01" office:value-type="float" office:value="-0.0680577017342365" calcext:value-type="float">
            <text:p>-0.0680577017</text:p>
          </table:table-cell>
          <table:table-cell table:formula="of:=([.B284]-[.B283])/0.01" office:value-type="float" office:value="0.0128658590569097" calcext:value-type="float">
            <text:p>0.0128658591</text:p>
          </table:table-cell>
        </table:table-row>
        <table:table-row table:style-name="ro1">
          <table:table-cell office:value-type="float" office:value="1.27925141041813" calcext:value-type="float">
            <text:p>1.2792514104</text:p>
          </table:table-cell>
          <table:table-cell office:value-type="float" office:value="1.22860663330665" calcext:value-type="float">
            <text:p>1.2286066333</text:p>
          </table:table-cell>
          <table:table-cell table:formula="of:=([.A285]-[.A284])/0.01" office:value-type="float" office:value="-0.0665135919485582" calcext:value-type="float">
            <text:p>-0.0665135919</text:p>
          </table:table-cell>
          <table:table-cell table:formula="of:=([.B285]-[.B284])/0.01" office:value-type="float" office:value="0.0130970004998288" calcext:value-type="float">
            <text:p>0.0130970005</text:p>
          </table:table-cell>
        </table:table-row>
        <table:table-row table:style-name="ro1">
          <table:table-cell office:value-type="float" office:value="1.27858627449864" calcext:value-type="float">
            <text:p>1.2785862745</text:p>
          </table:table-cell>
          <table:table-cell office:value-type="float" office:value="1.22873760331165" calcext:value-type="float">
            <text:p>1.2287376033</text:p>
          </table:table-cell>
          <table:table-cell table:formula="of:=([.A286]-[.A285])/0.01" office:value-type="float" office:value="-0.0650159668804884" calcext:value-type="float">
            <text:p>-0.0650159669</text:p>
          </table:table-cell>
          <table:table-cell table:formula="of:=([.B286]-[.B285])/0.01" office:value-type="float" office:value="0.013317244663491" calcext:value-type="float">
            <text:p>0.0133172447</text:p>
          </table:table-cell>
        </table:table-row>
        <table:table-row table:style-name="ro1">
          <table:table-cell office:value-type="float" office:value="1.27793611482984" calcext:value-type="float">
            <text:p>1.2779361148</text:p>
          </table:table-cell>
          <table:table-cell office:value-type="float" office:value="1.22887077575829" calcext:value-type="float">
            <text:p>1.2288707758</text:p>
          </table:table-cell>
          <table:table-cell table:formula="of:=([.A287]-[.A286])/0.01" office:value-type="float" office:value="-0.0635627904112868" calcext:value-type="float">
            <text:p>-0.0635627904</text:p>
          </table:table-cell>
          <table:table-cell table:formula="of:=([.B287]-[.B286])/0.01" office:value-type="float" office:value="0.0135264645388933" calcext:value-type="float">
            <text:p>0.0135264645</text:p>
          </table:table-cell>
        </table:table-row>
        <table:table-row table:style-name="ro1">
          <table:table-cell office:value-type="float" office:value="1.27730048692572" calcext:value-type="float">
            <text:p>1.2773004869</text:p>
          </table:table-cell>
          <table:table-cell office:value-type="float" office:value="1.22900604040368" calcext:value-type="float">
            <text:p>1.2290060404</text:p>
          </table:table-cell>
          <table:table-cell table:formula="of:=([.A288]-[.A287])/0.01" office:value-type="float" office:value="-0.0621521248096446" calcext:value-type="float">
            <text:p>-0.0621521248</text:p>
          </table:table-cell>
          <table:table-cell table:formula="of:=([.B288]-[.B287])/0.01" office:value-type="float" office:value="0.0137245617467308" calcext:value-type="float">
            <text:p>0.0137245617</text:p>
          </table:table-cell>
        </table:table-row>
        <table:table-row table:style-name="ro1">
          <table:table-cell office:value-type="float" office:value="1.27667896567763" calcext:value-type="float">
            <text:p>1.2766789657</text:p>
          </table:table-cell>
          <table:table-cell office:value-type="float" office:value="1.22914328602114" calcext:value-type="float">
            <text:p>1.229143286</text:p>
          </table:table-cell>
          <table:table-cell table:formula="of:=([.A289]-[.A288])/0.01" office:value-type="float" office:value="-0.291199414757015" calcext:value-type="float">
            <text:p>-0.2911994148</text:p>
          </table:table-cell>
          <table:table-cell table:formula="of:=([.B289]-[.B288])/0.01" office:value-type="float" office:value="-0.196098803615219" calcext:value-type="float">
            <text:p>-0.1960988036</text:p>
          </table:table-cell>
        </table:table-row>
        <table:table-row table:style-name="ro1">
          <table:table-cell office:value-type="float" office:value="1.27376697153006" calcext:value-type="float">
            <text:p>1.2737669715</text:p>
          </table:table-cell>
          <table:table-cell office:value-type="float" office:value="1.22718229798499" calcext:value-type="float">
            <text:p>1.227182298</text:p>
          </table:table-cell>
          <table:table-cell table:formula="of:=([.A290]-[.A289])/0.01" office:value-type="float" office:value="0.290710279390849" calcext:value-type="float">
            <text:p>0.2907102794</text:p>
          </table:table-cell>
          <table:table-cell table:formula="of:=([.B290]-[.B289])/0.01" office:value-type="float" office:value="-4.10050446416266" calcext:value-type="float">
            <text:p>-4.1005044642</text:p>
          </table:table-cell>
        </table:table-row>
        <table:table-row table:style-name="ro1">
          <table:table-cell office:value-type="float" office:value="1.27667407432396" calcext:value-type="float">
            <text:p>1.2766740743</text:p>
          </table:table-cell>
          <table:table-cell office:value-type="float" office:value="1.18617725334336" calcext:value-type="float">
            <text:p>1.1861772533</text:p>
          </table:table-cell>
          <table:table-cell table:formula="of:=([.A291]-[.A290])/0.01" office:value-type="float" office:value="1.10236220472442" calcext:value-type="float">
            <text:p>1.1023622047</text:p>
          </table:table-cell>
          <table:table-cell table:formula="of:=([.B291]-[.B290])/0.01" office:value-type="float" office:value="-7.72828051027781" calcext:value-type="float">
            <text:p>-7.7282805103</text:p>
          </table:table-cell>
        </table:table-row>
        <table:table-row table:style-name="ro1">
          <table:table-cell office:value-type="float" office:value="1.28769769637121" calcext:value-type="float">
            <text:p>1.2876976964</text:p>
          </table:table-cell>
          <table:table-cell office:value-type="float" office:value="1.10889444824059" calcext:value-type="float">
            <text:p>1.1088944482</text:p>
          </table:table-cell>
          <table:table-cell table:formula="of:=([.A292]-[.A291])/0.01" office:value-type="float" office:value="1.10236220472442" calcext:value-type="float">
            <text:p>1.1023622047</text:p>
          </table:table-cell>
          <table:table-cell table:formula="of:=([.B292]-[.B291])/0.01" office:value-type="float" office:value="-7.36705542287446" calcext:value-type="float">
            <text:p>-7.3670554229</text:p>
          </table:table-cell>
        </table:table-row>
        <table:table-row table:style-name="ro1">
          <table:table-cell office:value-type="float" office:value="1.29872131841845" calcext:value-type="float">
            <text:p>1.2987213184</text:p>
          </table:table-cell>
          <table:table-cell office:value-type="float" office:value="1.03522389401184" calcext:value-type="float">
            <text:p>1.035223894</text:p>
          </table:table-cell>
          <table:table-cell table:formula="of:=([.A293]-[.A292])/0.01" office:value-type="float" office:value="1.10236220472442" calcext:value-type="float">
            <text:p>1.1023622047</text:p>
          </table:table-cell>
          <table:table-cell table:formula="of:=([.B293]-[.B292])/0.01" office:value-type="float" office:value="-6.7915551945637" calcext:value-type="float">
            <text:p>-6.7915551946</text:p>
          </table:table-cell>
        </table:table-row>
        <table:table-row table:style-name="ro1">
          <table:table-cell office:value-type="float" office:value="1.3097449404657" calcext:value-type="float">
            <text:p>1.3097449405</text:p>
          </table:table-cell>
          <table:table-cell office:value-type="float" office:value="0.967308342066204" calcext:value-type="float">
            <text:p>0.9673083421</text:p>
          </table:table-cell>
          <table:table-cell table:formula="of:=([.A294]-[.A293])/0.01" office:value-type="float" office:value="1.10236220472442" calcext:value-type="float">
            <text:p>1.1023622047</text:p>
          </table:table-cell>
          <table:table-cell table:formula="of:=([.B294]-[.B293])/0.01" office:value-type="float" office:value="-6.25685151279952" calcext:value-type="float">
            <text:p>-6.2568515128</text:p>
          </table:table-cell>
        </table:table-row>
        <table:table-row table:style-name="ro1">
          <table:table-cell office:value-type="float" office:value="1.32076856251294" calcext:value-type="float">
            <text:p>1.3207685625</text:p>
          </table:table-cell>
          <table:table-cell office:value-type="float" office:value="0.904739826938209" calcext:value-type="float">
            <text:p>0.9047398269</text:p>
          </table:table-cell>
          <table:table-cell table:formula="of:=([.A295]-[.A294])/0.01" office:value-type="float" office:value="1.10236220472442" calcext:value-type="float">
            <text:p>1.1023622047</text:p>
          </table:table-cell>
          <table:table-cell table:formula="of:=([.B295]-[.B294])/0.01" office:value-type="float" office:value="-5.77492411652516" calcext:value-type="float">
            <text:p>-5.7749241165</text:p>
          </table:table-cell>
        </table:table-row>
        <table:table-row table:style-name="ro1">
          <table:table-cell office:value-type="float" office:value="1.33179218456019" calcext:value-type="float">
            <text:p>1.3317921846</text:p>
          </table:table-cell>
          <table:table-cell office:value-type="float" office:value="0.846990585772958" calcext:value-type="float">
            <text:p>0.8469905858</text:p>
          </table:table-cell>
          <table:table-cell table:formula="of:=([.A296]-[.A295])/0.01" office:value-type="float" office:value="1.10236220472442" calcext:value-type="float">
            <text:p>1.1023622047</text:p>
          </table:table-cell>
          <table:table-cell table:formula="of:=([.B296]-[.B295])/0.01" office:value-type="float" office:value="-5.34143268647007" calcext:value-type="float">
            <text:p>-5.3414326865</text:p>
          </table:table-cell>
        </table:table-row>
        <table:table-row table:style-name="ro1">
          <table:table-cell office:value-type="float" office:value="1.34281580660743" calcext:value-type="float">
            <text:p>1.3428158066</text:p>
          </table:table-cell>
          <table:table-cell office:value-type="float" office:value="0.793576258908257" calcext:value-type="float">
            <text:p>0.7935762589</text:p>
          </table:table-cell>
          <table:table-cell table:formula="of:=([.A297]-[.A296])/0.01" office:value-type="float" office:value="1.10236220472442" calcext:value-type="float">
            <text:p>1.1023622047</text:p>
          </table:table-cell>
          <table:table-cell table:formula="of:=([.B297]-[.B296])/0.01" office:value-type="float" office:value="-4.9513825080627" calcext:value-type="float">
            <text:p>-4.9513825081</text:p>
          </table:table-cell>
        </table:table-row>
        <table:table-row table:style-name="ro1">
          <table:table-cell office:value-type="float" office:value="1.35383942865467" calcext:value-type="float">
            <text:p>1.3538394287</text:p>
          </table:table-cell>
          <table:table-cell office:value-type="float" office:value="0.74406243382763" calcext:value-type="float">
            <text:p>0.7440624338</text:p>
          </table:table-cell>
          <table:table-cell table:formula="of:=([.A298]-[.A297])/0.01" office:value-type="float" office:value="1.10236220472442" calcext:value-type="float">
            <text:p>1.1023622047</text:p>
          </table:table-cell>
          <table:table-cell table:formula="of:=([.B298]-[.B297])/0.01" office:value-type="float" office:value="-4.60017500390244" calcext:value-type="float">
            <text:p>-4.6001750039</text:p>
          </table:table-cell>
        </table:table-row>
        <table:table-row table:style-name="ro1">
          <table:table-cell office:value-type="float" office:value="1.36486305070192" calcext:value-type="float">
            <text:p>1.3648630507</text:p>
          </table:table-cell>
          <table:table-cell office:value-type="float" office:value="0.698060683788605" calcext:value-type="float">
            <text:p>0.6980606838</text:p>
          </table:table-cell>
          <table:table-cell table:formula="of:=([.A299]-[.A298])/0.01" office:value-type="float" office:value="1.10236220472442" calcext:value-type="float">
            <text:p>1.1023622047</text:p>
          </table:table-cell>
          <table:table-cell table:formula="of:=([.B299]-[.B298])/0.01" office:value-type="float" office:value="-4.28364557422788" calcext:value-type="float">
            <text:p>-4.2836455742</text:p>
          </table:table-cell>
        </table:table-row>
        <table:table-row table:style-name="ro1">
          <table:table-cell office:value-type="float" office:value="1.37588667274916" calcext:value-type="float">
            <text:p>1.3758866727</text:p>
          </table:table-cell>
          <table:table-cell office:value-type="float" office:value="0.655224228046327" calcext:value-type="float">
            <text:p>0.655224228</text:p>
          </table:table-cell>
          <table:table-cell table:formula="of:=([.A300]-[.A299])/0.01" office:value-type="float" office:value="1.10236220472442" calcext:value-type="float">
            <text:p>1.1023622047</text:p>
          </table:table-cell>
          <table:table-cell table:formula="of:=([.B300]-[.B299])/0.01" office:value-type="float" office:value="-3.99803122554033" calcext:value-type="float">
            <text:p>-3.9980312255</text:p>
          </table:table-cell>
        </table:table-row>
        <table:table-row table:style-name="ro1">
          <table:table-cell office:value-type="float" office:value="1.38691029479641" calcext:value-type="float">
            <text:p>1.3869102948</text:p>
          </table:table-cell>
          <table:table-cell office:value-type="float" office:value="0.615243915790923" calcext:value-type="float">
            <text:p>0.6152439158</text:p>
          </table:table-cell>
          <table:table-cell table:formula="of:=([.A301]-[.A300])/0.01" office:value-type="float" office:value="1.10236220472442" calcext:value-type="float">
            <text:p>1.1023622047</text:p>
          </table:table-cell>
          <table:table-cell table:formula="of:=([.B301]-[.B300])/0.01" office:value-type="float" office:value="-3.7399338456077" calcext:value-type="float">
            <text:p>-3.7399338456</text:p>
          </table:table-cell>
        </table:table-row>
        <table:table-row table:style-name="ro1">
          <table:table-cell office:value-type="float" office:value="1.39793391684365" calcext:value-type="float">
            <text:p>1.3979339168</text:p>
          </table:table-cell>
          <table:table-cell office:value-type="float" office:value="0.577844577334846" calcext:value-type="float">
            <text:p>0.5778445773</text:p>
          </table:table-cell>
          <table:table-cell table:formula="of:=([.A302]-[.A301])/0.01" office:value-type="float" office:value="1.10236220472442" calcext:value-type="float">
            <text:p>1.1023622047</text:p>
          </table:table-cell>
          <table:table-cell table:formula="of:=([.B302]-[.B301])/0.01" office:value-type="float" office:value="-3.50628408774295" calcext:value-type="float">
            <text:p>-3.5062840877</text:p>
          </table:table-cell>
        </table:table-row>
        <table:table-row table:style-name="ro1">
          <table:table-cell office:value-type="float" office:value="1.40895753889089" calcext:value-type="float">
            <text:p>1.4089575389</text:p>
          </table:table-cell>
          <table:table-cell office:value-type="float" office:value="0.542781736457417" calcext:value-type="float">
            <text:p>0.5427817365</text:p>
          </table:table-cell>
          <table:table-cell table:formula="of:=([.A303]-[.A302])/0.01" office:value-type="float" office:value="1.10236220472442" calcext:value-type="float">
            <text:p>1.1023622047</text:p>
          </table:table-cell>
          <table:table-cell table:formula="of:=([.B303]-[.B302])/0.01" office:value-type="float" office:value="-3.29430645022392" calcext:value-type="float">
            <text:p>-3.2943064502</text:p>
          </table:table-cell>
        </table:table-row>
        <table:table-row table:style-name="ro1">
          <table:table-cell office:value-type="float" office:value="1.41998116093814" calcext:value-type="float">
            <text:p>1.4199811609</text:p>
          </table:table-cell>
          <table:table-cell office:value-type="float" office:value="0.509838671955178" calcext:value-type="float">
            <text:p>0.509838672</text:p>
          </table:table-cell>
          <table:table-cell table:formula="of:=([.A304]-[.A303])/0.01" office:value-type="float" office:value="1.10236220472442" calcext:value-type="float">
            <text:p>1.1023622047</text:p>
          </table:table-cell>
          <table:table-cell table:formula="of:=([.B304]-[.B303])/0.01" office:value-type="float" office:value="-3.10148571491707" calcext:value-type="float">
            <text:p>-3.1014857149</text:p>
          </table:table-cell>
        </table:table-row>
        <table:table-row table:style-name="ro1">
          <table:table-cell office:value-type="float" office:value="1.43100478298538" calcext:value-type="float">
            <text:p>1.431004783</text:p>
          </table:table-cell>
          <table:table-cell office:value-type="float" office:value="0.478823814806007" calcext:value-type="float">
            <text:p>0.4788238148</text:p>
          </table:table-cell>
          <table:table-cell table:formula="of:=([.A305]-[.A304])/0.01" office:value-type="float" office:value="1.10236220472442" calcext:value-type="float">
            <text:p>1.1023622047</text:p>
          </table:table-cell>
          <table:table-cell table:formula="of:=([.B305]-[.B304])/0.01" office:value-type="float" office:value="-2.9255347980534" calcext:value-type="float">
            <text:p>-2.9255347981</text:p>
          </table:table-cell>
        </table:table-row>
        <table:table-row table:style-name="ro1">
          <table:table-cell office:value-type="float" office:value="1.44202840503263" calcext:value-type="float">
            <text:p>1.442028405</text:p>
          </table:table-cell>
          <table:table-cell office:value-type="float" office:value="0.449568466825473" calcext:value-type="float">
            <text:p>0.4495684668</text:p>
          </table:table-cell>
          <table:table-cell table:formula="of:=([.A306]-[.A305])/0.01" office:value-type="float" office:value="1.10236220472442" calcext:value-type="float">
            <text:p>1.1023622047</text:p>
          </table:table-cell>
          <table:table-cell table:formula="of:=([.B306]-[.B305])/0.01" office:value-type="float" office:value="-2.76436400990757" calcext:value-type="float">
            <text:p>-2.7643640099</text:p>
          </table:table-cell>
        </table:table-row>
        <table:table-row table:style-name="ro1">
          <table:table-cell office:value-type="float" office:value="1.45305202707987" calcext:value-type="float">
            <text:p>1.4530520271</text:p>
          </table:table-cell>
          <table:table-cell office:value-type="float" office:value="0.421924826726397" calcext:value-type="float">
            <text:p>0.4219248267</text:p>
          </table:table-cell>
          <table:table-cell table:formula="of:=([.A307]-[.A306])/0.01" office:value-type="float" office:value="1.10236220472442" calcext:value-type="float">
            <text:p>1.1023622047</text:p>
          </table:table-cell>
          <table:table-cell table:formula="of:=([.B307]-[.B306])/0.01" office:value-type="float" office:value="-2.61605170021718" calcext:value-type="float">
            <text:p>-2.6160517002</text:p>
          </table:table-cell>
        </table:table-row>
        <table:table-row table:style-name="ro1">
          <table:table-cell office:value-type="float" office:value="1.46407564912712" calcext:value-type="float">
            <text:p>1.4640756491</text:p>
          </table:table-cell>
          <table:table-cell office:value-type="float" office:value="0.395764309724226" calcext:value-type="float">
            <text:p>0.3957643097</text:p>
          </table:table-cell>
          <table:table-cell table:formula="of:=([.A308]-[.A307])/0.01" office:value-type="float" office:value="1.10236220472442" calcext:value-type="float">
            <text:p>1.1023622047</text:p>
          </table:table-cell>
          <table:table-cell table:formula="of:=([.B308]-[.B307])/0.01" office:value-type="float" office:value="-2.47881628300352" calcext:value-type="float">
            <text:p>-2.478816283</text:p>
          </table:table-cell>
        </table:table-row>
        <table:table-row table:style-name="ro1">
          <table:table-cell office:value-type="float" office:value="1.47509927117436" calcext:value-type="float">
            <text:p>1.4750992712</text:p>
          </table:table-cell>
          <table:table-cell office:value-type="float" office:value="0.37097614689419" calcext:value-type="float">
            <text:p>0.3709761469</text:p>
          </table:table-cell>
          <table:table-cell table:formula="of:=([.A309]-[.A308])/0.01" office:value-type="float" office:value="1.10236220472442" calcext:value-type="float">
            <text:p>1.1023622047</text:p>
          </table:table-cell>
          <table:table-cell table:formula="of:=([.B309]-[.B308])/0.01" office:value-type="float" office:value="-2.35098969250604" calcext:value-type="float">
            <text:p>-2.3509896925</text:p>
          </table:table-cell>
        </table:table-row>
        <table:table-row table:style-name="ro1">
          <table:table-cell office:value-type="float" office:value="1.4861228932216" calcext:value-type="float">
            <text:p>1.4861228932</text:p>
          </table:table-cell>
          <table:table-cell office:value-type="float" office:value="0.34746624996913" calcext:value-type="float">
            <text:p>0.34746625</text:p>
          </table:table-cell>
          <table:table-cell table:formula="of:=([.A310]-[.A309])/0.01" office:value-type="float" office:value="1.10236220472442" calcext:value-type="float">
            <text:p>1.1023622047</text:p>
          </table:table-cell>
          <table:table-cell table:formula="of:=([.B310]-[.B309])/0.01" office:value-type="float" office:value="-2.23099242838877" calcext:value-type="float">
            <text:p>-2.2309924284</text:p>
          </table:table-cell>
        </table:table-row>
        <table:table-row table:style-name="ro1">
          <table:table-cell office:value-type="float" office:value="1.49714651526885" calcext:value-type="float">
            <text:p>1.4971465153</text:p>
          </table:table-cell>
          <table:table-cell office:value-type="float" office:value="0.325156325685242" calcext:value-type="float">
            <text:p>0.3251563257</text:p>
          </table:table-cell>
          <table:table-cell table:formula="of:=([.A311]-[.A310])/0.01" office:value-type="float" office:value="1.10236220472442" calcext:value-type="float">
            <text:p>1.1023622047</text:p>
          </table:table-cell>
          <table:table-cell table:formula="of:=([.B311]-[.B310])/0.01" office:value-type="float" office:value="-2.11731051197665" calcext:value-type="float">
            <text:p>-2.117310512</text:p>
          </table:table-cell>
        </table:table-row>
        <table:table-row table:style-name="ro1">
          <table:table-cell office:value-type="float" office:value="1.50817013731609" calcext:value-type="float">
            <text:p>1.5081701373</text:p>
          </table:table-cell>
          <table:table-cell office:value-type="float" office:value="0.303983220565476" calcext:value-type="float">
            <text:p>0.3039832206</text:p>
          </table:table-cell>
          <table:table-cell table:formula="of:=([.A312]-[.A311])/0.01" office:value-type="float" office:value="1.10236220472442" calcext:value-type="float">
            <text:p>1.1023622047</text:p>
          </table:table-cell>
          <table:table-cell table:formula="of:=([.B312]-[.B311])/0.01" office:value-type="float" office:value="-2.00847490392217" calcext:value-type="float">
            <text:p>-2.0084749039</text:p>
          </table:table-cell>
        </table:table-row>
        <table:table-row table:style-name="ro1">
          <table:table-cell office:value-type="float" office:value="1.51919375936334" calcext:value-type="float">
            <text:p>1.5191937594</text:p>
          </table:table-cell>
          <table:table-cell office:value-type="float" office:value="0.283898471526254" calcext:value-type="float">
            <text:p>0.2838984715</text:p>
          </table:table-cell>
          <table:table-cell table:formula="of:=([.A313]-[.A312])/0.01" office:value-type="float" office:value="1.10236220472442" calcext:value-type="float">
            <text:p>1.1023622047</text:p>
          </table:table-cell>
          <table:table-cell table:formula="of:=([.B313]-[.B312])/0.01" office:value-type="float" office:value="-1.9030442296462" calcext:value-type="float">
            <text:p>-1.9030442296</text:p>
          </table:table-cell>
        </table:table-row>
        <table:table-row table:style-name="ro1">
          <table:table-cell office:value-type="float" office:value="1.53021738141058" calcext:value-type="float">
            <text:p>1.5302173814</text:p>
          </table:table-cell>
          <table:table-cell office:value-type="float" office:value="0.264868029229792" calcext:value-type="float">
            <text:p>0.2648680292</text:p>
          </table:table-cell>
          <table:table-cell table:formula="of:=([.A314]-[.A313])/0.01" office:value-type="float" office:value="1.10236220472442" calcext:value-type="float">
            <text:p>1.1023622047</text:p>
          </table:table-cell>
          <table:table-cell table:formula="of:=([.B314]-[.B313])/0.01" office:value-type="float" office:value="-1.79959201063967" calcext:value-type="float">
            <text:p>-1.7995920106</text:p>
          </table:table-cell>
        </table:table-row>
        <table:table-row table:style-name="ro1">
          <table:table-cell office:value-type="float" office:value="1.54124100345782" calcext:value-type="float">
            <text:p>1.5412410035</text:p>
          </table:table-cell>
          <table:table-cell office:value-type="float" office:value="0.246872109123395" calcext:value-type="float">
            <text:p>0.2468721091</text:p>
          </table:table-cell>
          <table:table-cell table:formula="of:=([.A315]-[.A314])/0.01" office:value-type="float" office:value="1.10236220472442" calcext:value-type="float">
            <text:p>1.1023622047</text:p>
          </table:table-cell>
          <table:table-cell table:formula="of:=([.B315]-[.B314])/0.01" office:value-type="float" office:value="-1.69669996997645" calcext:value-type="float">
            <text:p>-1.69669997</text:p>
          </table:table-cell>
        </table:table-row>
        <table:table-row table:style-name="ro1">
          <table:table-cell office:value-type="float" office:value="1.55226462550507" calcext:value-type="float">
            <text:p>1.5522646255</text:p>
          </table:table-cell>
          <table:table-cell office:value-type="float" office:value="0.229905109423631" calcext:value-type="float">
            <text:p>0.2299051094</text:p>
          </table:table-cell>
          <table:table-cell table:formula="of:=([.A316]-[.A315])/0.01" office:value-type="float" office:value="1.10236220472442" calcext:value-type="float">
            <text:p>1.1023622047</text:p>
          </table:table-cell>
          <table:table-cell table:formula="of:=([.B316]-[.B315])/0.01" office:value-type="float" office:value="-1.59295929135931" calcext:value-type="float">
            <text:p>-1.5929592914</text:p>
          </table:table-cell>
        </table:table-row>
        <table:table-row table:style-name="ro1">
          <table:table-cell office:value-type="float" office:value="1.56328824755231" calcext:value-type="float">
            <text:p>1.5632882476</text:p>
          </table:table-cell>
          <table:table-cell office:value-type="float" office:value="0.213975516510038" calcext:value-type="float">
            <text:p>0.2139755165</text:p>
          </table:table-cell>
          <table:table-cell table:formula="of:=([.A317]-[.A316])/0.01" office:value-type="float" office:value="1.10236220472442" calcext:value-type="float">
            <text:p>1.1023622047</text:p>
          </table:table-cell>
          <table:table-cell table:formula="of:=([.B317]-[.B316])/0.01" office:value-type="float" office:value="-1.48698183172324" calcext:value-type="float">
            <text:p>-1.4869818317</text:p>
          </table:table-cell>
        </table:table-row>
        <table:table-row table:style-name="ro1">
          <table:table-cell office:value-type="float" office:value="1.57431186959956" calcext:value-type="float">
            <text:p>1.5743118696</text:p>
          </table:table-cell>
          <table:table-cell office:value-type="float" office:value="0.199105698192805" calcext:value-type="float">
            <text:p>0.1991056982</text:p>
          </table:table-cell>
          <table:table-cell table:formula="of:=([.A318]-[.A317])/0.01" office:value-type="float" office:value="1.10236220472442" calcext:value-type="float">
            <text:p>1.1023622047</text:p>
          </table:table-cell>
          <table:table-cell table:formula="of:=([.B318]-[.B317])/0.01" office:value-type="float" office:value="-1.37742303386549" calcext:value-type="float">
            <text:p>-1.3774230339</text:p>
          </table:table-cell>
        </table:table-row>
        <table:table-row table:style-name="ro1">
          <table:table-cell office:value-type="float" office:value="1.5853354916468" calcext:value-type="float">
            <text:p>1.5853354916</text:p>
          </table:table-cell>
          <table:table-cell office:value-type="float" office:value="0.18533146785415" calcext:value-type="float">
            <text:p>0.1853314679</text:p>
          </table:table-cell>
          <table:table-cell table:formula="of:=([.A319]-[.A318])/0.01" office:value-type="float" office:value="1.10236220472442" calcext:value-type="float">
            <text:p>1.1023622047</text:p>
          </table:table-cell>
          <table:table-cell table:formula="of:=([.B319]-[.B318])/0.01" office:value-type="float" office:value="-1.26301745037407" calcext:value-type="float">
            <text:p>-1.2630174504</text:p>
          </table:table-cell>
        </table:table-row>
        <table:table-row table:style-name="ro1">
          <table:table-cell office:value-type="float" office:value="1.59635911369405" calcext:value-type="float">
            <text:p>1.5963591137</text:p>
          </table:table-cell>
          <table:table-cell office:value-type="float" office:value="0.17270129335041" calcext:value-type="float">
            <text:p>0.1727012934</text:p>
          </table:table-cell>
          <table:table-cell table:formula="of:=([.A320]-[.A319])/0.01" office:value-type="float" office:value="1.10236220472442" calcext:value-type="float">
            <text:p>1.1023622047</text:p>
          </table:table-cell>
          <table:table-cell table:formula="of:=([.B320]-[.B319])/0.01" office:value-type="float" office:value="-1.14262621808338" calcext:value-type="float">
            <text:p>-1.1426262181</text:p>
          </table:table-cell>
        </table:table-row>
        <table:table-row table:style-name="ro1">
          <table:table-cell office:value-type="float" office:value="1.60738273574129" calcext:value-type="float">
            <text:p>1.6073827357</text:p>
          </table:table-cell>
          <table:table-cell office:value-type="float" office:value="0.161275031169576" calcext:value-type="float">
            <text:p>0.1612750312</text:p>
          </table:table-cell>
          <table:table-cell table:formula="of:=([.A321]-[.A320])/0.01" office:value-type="float" office:value="1.10236220472442" calcext:value-type="float">
            <text:p>1.1023622047</text:p>
          </table:table-cell>
          <table:table-cell table:formula="of:=([.B321]-[.B320])/0.01" office:value-type="float" office:value="-1.0152935327316" calcext:value-type="float">
            <text:p>-1.0152935327</text:p>
          </table:table-cell>
        </table:table-row>
        <table:table-row table:style-name="ro1">
          <table:table-cell office:value-type="float" office:value="1.61840635778853" calcext:value-type="float">
            <text:p>1.6184063578</text:p>
          </table:table-cell>
          <table:table-cell office:value-type="float" office:value="0.15112209584226" calcext:value-type="float">
            <text:p>0.1511220958</text:p>
          </table:table-cell>
          <table:table-cell table:formula="of:=([.A322]-[.A321])/0.01" office:value-type="float" office:value="1.10236220472442" calcext:value-type="float">
            <text:p>1.1023622047</text:p>
          </table:table-cell>
          <table:table-cell table:formula="of:=([.B322]-[.B321])/0.01" office:value-type="float" office:value="-0.880306491782948" calcext:value-type="float">
            <text:p>-0.8803064918</text:p>
          </table:table-cell>
        </table:table-row>
        <table:table-row table:style-name="ro1">
          <table:table-cell office:value-type="float" office:value="1.62942997983578" calcext:value-type="float">
            <text:p>1.6294299798</text:p>
          </table:table-cell>
          <table:table-cell office:value-type="float" office:value="0.14231903092443" calcext:value-type="float">
            <text:p>0.1423190309</text:p>
          </table:table-cell>
          <table:table-cell table:formula="of:=([.A323]-[.A322])/0.01" office:value-type="float" office:value="1.10236220472442" calcext:value-type="float">
            <text:p>1.1023622047</text:p>
          </table:table-cell>
          <table:table-cell table:formula="of:=([.B323]-[.B322])/0.01" office:value-type="float" office:value="-0.7372502847562" calcext:value-type="float">
            <text:p>-0.7372502848</text:p>
          </table:table-cell>
        </table:table-row>
        <table:table-row table:style-name="ro1">
          <table:table-cell office:value-type="float" office:value="1.64045360188302" calcext:value-type="float">
            <text:p>1.6404536019</text:p>
          </table:table-cell>
          <table:table-cell office:value-type="float" office:value="0.134946528076868" calcext:value-type="float">
            <text:p>0.1349465281</text:p>
          </table:table-cell>
          <table:table-cell table:formula="of:=([.A324]-[.A323])/0.01" office:value-type="float" office:value="1.10236220472442" calcext:value-type="float">
            <text:p>1.1023622047</text:p>
          </table:table-cell>
          <table:table-cell table:formula="of:=([.B324]-[.B323])/0.01" office:value-type="float" office:value="-0.586049531421809" calcext:value-type="float">
            <text:p>-0.5860495314</text:p>
          </table:table-cell>
        </table:table-row>
        <table:table-row table:style-name="ro1">
          <table:table-cell office:value-type="float" office:value="1.65147722393027" calcext:value-type="float">
            <text:p>1.6514772239</text:p>
          </table:table-cell>
          <table:table-cell office:value-type="float" office:value="0.12908603276265" calcext:value-type="float">
            <text:p>0.1290860328</text:p>
          </table:table-cell>
          <table:table-cell table:formula="of:=([.A325]-[.A324])/0.01" office:value-type="float" office:value="1.10236220472442" calcext:value-type="float">
            <text:p>1.1023622047</text:p>
          </table:table-cell>
          <table:table-cell table:formula="of:=([.B325]-[.B324])/0.01" office:value-type="float" office:value="-0.426987398356916" calcext:value-type="float">
            <text:p>-0.4269873984</text:p>
          </table:table-cell>
        </table:table-row>
        <table:table-row table:style-name="ro1">
          <table:table-cell office:value-type="float" office:value="1.66250084597751" calcext:value-type="float">
            <text:p>1.662500846</text:p>
          </table:table-cell>
          <table:table-cell office:value-type="float" office:value="0.124816158779081" calcext:value-type="float">
            <text:p>0.1248161588</text:p>
          </table:table-cell>
          <table:table-cell table:formula="of:=([.A326]-[.A325])/0.01" office:value-type="float" office:value="1.10236220472442" calcext:value-type="float">
            <text:p>1.1023622047</text:p>
          </table:table-cell>
          <table:table-cell table:formula="of:=([.B326]-[.B325])/0.01" office:value-type="float" office:value="-0.260697198558553" calcext:value-type="float">
            <text:p>-0.2606971986</text:p>
          </table:table-cell>
        </table:table-row>
        <table:table-row table:style-name="ro1">
          <table:table-cell office:value-type="float" office:value="1.67352446802475" calcext:value-type="float">
            <text:p>1.673524468</text:p>
          </table:table-cell>
          <table:table-cell office:value-type="float" office:value="0.122209186793496" calcext:value-type="float">
            <text:p>0.1222091868</text:p>
          </table:table-cell>
          <table:table-cell table:formula="of:=([.A327]-[.A326])/0.01" office:value-type="float" office:value="1.10236220472442" calcext:value-type="float">
            <text:p>1.1023622047</text:p>
          </table:table-cell>
          <table:table-cell table:formula="of:=([.B327]-[.B326])/0.01" office:value-type="float" office:value="-0.0881258888981149" calcext:value-type="float">
            <text:p>-0.0881258889</text:p>
          </table:table-cell>
        </table:table-row>
        <table:table-row table:style-name="ro1">
          <table:table-cell office:value-type="float" office:value="1.684548090072" calcext:value-type="float">
            <text:p>1.6845480901</text:p>
          </table:table-cell>
          <table:table-cell office:value-type="float" office:value="0.121327927904514" calcext:value-type="float">
            <text:p>0.1213279279</text:p>
          </table:table-cell>
          <table:table-cell table:formula="of:=([.A328]-[.A327])/0.01" office:value-type="float" office:value="1.10236220472442" calcext:value-type="float">
            <text:p>1.1023622047</text:p>
          </table:table-cell>
          <table:table-cell table:formula="of:=([.B328]-[.B327])/0.01" office:value-type="float" office:value="0.0895260918779423" calcext:value-type="float">
            <text:p>0.0895260919</text:p>
          </table:table-cell>
        </table:table-row>
        <table:table-row table:style-name="ro1">
          <table:table-cell office:value-type="float" office:value="1.69557171211924" calcext:value-type="float">
            <text:p>1.6955717121</text:p>
          </table:table-cell>
          <table:table-cell office:value-type="float" office:value="0.122223188823294" calcext:value-type="float">
            <text:p>0.1222231888</text:p>
          </table:table-cell>
          <table:table-cell table:formula="of:=([.A329]-[.A328])/0.01" office:value-type="float" office:value="1.10236220472442" calcext:value-type="float">
            <text:p>1.1023622047</text:p>
          </table:table-cell>
          <table:table-cell table:formula="of:=([.B329]-[.B328])/0.01" office:value-type="float" office:value="0.270880342139197" calcext:value-type="float">
            <text:p>0.2708803421</text:p>
          </table:table-cell>
        </table:table-row>
        <table:table-row table:style-name="ro1">
          <table:table-cell office:value-type="float" office:value="1.70659533416649" calcext:value-type="float">
            <text:p>1.7065953342</text:p>
          </table:table-cell>
          <table:table-cell office:value-type="float" office:value="0.124931992244686" calcext:value-type="float">
            <text:p>0.1249319922</text:p>
          </table:table-cell>
          <table:table-cell table:formula="of:=([.A330]-[.A329])/0.01" office:value-type="float" office:value="1.10236220472442" calcext:value-type="float">
            <text:p>1.1023622047</text:p>
          </table:table-cell>
          <table:table-cell table:formula="of:=([.B330]-[.B329])/0.01" office:value-type="float" office:value="0.454461383891885" calcext:value-type="float">
            <text:p>0.4544613839</text:p>
          </table:table-cell>
        </table:table-row>
        <table:table-row table:style-name="ro1">
          <table:table-cell office:value-type="float" office:value="1.71761895621373" calcext:value-type="float">
            <text:p>1.7176189562</text:p>
          </table:table-cell>
          <table:table-cell office:value-type="float" office:value="0.129476606083605" calcext:value-type="float">
            <text:p>0.1294766061</text:p>
          </table:table-cell>
          <table:table-cell table:formula="of:=([.A331]-[.A330])/0.01" office:value-type="float" office:value="1.10236220472442" calcext:value-type="float">
            <text:p>1.1023622047</text:p>
          </table:table-cell>
          <table:table-cell table:formula="of:=([.B331]-[.B330])/0.01" office:value-type="float" office:value="0.638773564819084" calcext:value-type="float">
            <text:p>0.6387735648</text:p>
          </table:table-cell>
        </table:table-row>
        <table:table-row table:style-name="ro1">
          <table:table-cell office:value-type="float" office:value="1.72864257826098" calcext:value-type="float">
            <text:p>1.7286425783</text:p>
          </table:table-cell>
          <table:table-cell office:value-type="float" office:value="0.135864341731796" calcext:value-type="float">
            <text:p>0.1358643417</text:p>
          </table:table-cell>
          <table:table-cell table:formula="of:=([.A332]-[.A331])/0.01" office:value-type="float" office:value="1.10236220472442" calcext:value-type="float">
            <text:p>1.1023622047</text:p>
          </table:table-cell>
          <table:table-cell table:formula="of:=([.B332]-[.B331])/0.01" office:value-type="float" office:value="0.822366968202565" calcext:value-type="float">
            <text:p>0.8223669682</text:p>
          </table:table-cell>
        </table:table-row>
        <table:table-row table:style-name="ro1">
          <table:table-cell office:value-type="float" office:value="1.73966620030822" calcext:value-type="float">
            <text:p>1.7396662003</text:p>
          </table:table-cell>
          <table:table-cell office:value-type="float" office:value="0.144088011413821" calcext:value-type="float">
            <text:p>0.1440880114</text:p>
          </table:table-cell>
          <table:table-cell table:formula="of:=([.A333]-[.A332])/0.01" office:value-type="float" office:value="1.10236220472442" calcext:value-type="float">
            <text:p>1.1023622047</text:p>
          </table:table-cell>
          <table:table-cell table:formula="of:=([.B333]-[.B332])/0.01" office:value-type="float" office:value="1.00388839498388" calcext:value-type="float">
            <text:p>1.003888395</text:p>
          </table:table-cell>
        </table:table-row>
        <table:table-row table:style-name="ro1">
          <table:table-cell office:value-type="float" office:value="1.75068982235546" calcext:value-type="float">
            <text:p>1.7506898224</text:p>
          </table:table-cell>
          <table:table-cell office:value-type="float" office:value="0.15412689536366" calcext:value-type="float">
            <text:p>0.1541268954</text:p>
          </table:table-cell>
          <table:table-cell table:formula="of:=([.A334]-[.A333])/0.01" office:value-type="float" office:value="1.10236220472442" calcext:value-type="float">
            <text:p>1.1023622047</text:p>
          </table:table-cell>
          <table:table-cell table:formula="of:=([.B334]-[.B333])/0.01" office:value-type="float" office:value="1.09816577776158" calcext:value-type="float">
            <text:p>1.0981657778</text:p>
          </table:table-cell>
        </table:table-row>
        <table:table-row table:style-name="ro1">
          <table:table-cell office:value-type="float" office:value="1.76171344440271" calcext:value-type="float">
            <text:p>1.7617134444</text:p>
          </table:table-cell>
          <table:table-cell office:value-type="float" office:value="0.165108553141276" calcext:value-type="float">
            <text:p>0.1651085531</text:p>
          </table:table-cell>
          <table:table-cell table:formula="of:=([.A335]-[.A334])/0.01" office:value-type="float" office:value="1.10236220472442" calcext:value-type="float">
            <text:p>1.1023622047</text:p>
          </table:table-cell>
          <table:table-cell table:formula="of:=([.B335]-[.B334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77273706644995" calcext:value-type="float">
            <text:p>1.7727370664</text:p>
          </table:table-cell>
          <table:table-cell office:value-type="float" office:value="0.17613217518852" calcext:value-type="float">
            <text:p>0.1761321752</text:p>
          </table:table-cell>
          <table:table-cell table:formula="of:=([.A336]-[.A335])/0.01" office:value-type="float" office:value="1.10236220472442" calcext:value-type="float">
            <text:p>1.1023622047</text:p>
          </table:table-cell>
          <table:table-cell table:formula="of:=([.B336]-[.B335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7837606884972" calcext:value-type="float">
            <text:p>1.7837606885</text:p>
          </table:table-cell>
          <table:table-cell office:value-type="float" office:value="0.187155797235764" calcext:value-type="float">
            <text:p>0.1871557972</text:p>
          </table:table-cell>
          <table:table-cell table:formula="of:=([.A337]-[.A336])/0.01" office:value-type="float" office:value="1.10236220472442" calcext:value-type="float">
            <text:p>1.1023622047</text:p>
          </table:table-cell>
          <table:table-cell table:formula="of:=([.B337]-[.B336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79478431054444" calcext:value-type="float">
            <text:p>1.7947843105</text:p>
          </table:table-cell>
          <table:table-cell office:value-type="float" office:value="0.198179419283008" calcext:value-type="float">
            <text:p>0.1981794193</text:p>
          </table:table-cell>
          <table:table-cell table:formula="of:=([.A338]-[.A337])/0.01" office:value-type="float" office:value="1.10236220472442" calcext:value-type="float">
            <text:p>1.1023622047</text:p>
          </table:table-cell>
          <table:table-cell table:formula="of:=([.B338]-[.B337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80580793259168" calcext:value-type="float">
            <text:p>1.8058079326</text:p>
          </table:table-cell>
          <table:table-cell office:value-type="float" office:value="0.209203041330252" calcext:value-type="float">
            <text:p>0.2092030413</text:p>
          </table:table-cell>
          <table:table-cell table:formula="of:=([.A339]-[.A338])/0.01" office:value-type="float" office:value="1.10236220472442" calcext:value-type="float">
            <text:p>1.1023622047</text:p>
          </table:table-cell>
          <table:table-cell table:formula="of:=([.B339]-[.B338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81683155463893" calcext:value-type="float">
            <text:p>1.8168315546</text:p>
          </table:table-cell>
          <table:table-cell office:value-type="float" office:value="0.220226663377496" calcext:value-type="float">
            <text:p>0.2202266634</text:p>
          </table:table-cell>
          <table:table-cell table:formula="of:=([.A340]-[.A339])/0.01" office:value-type="float" office:value="1.10236220472442" calcext:value-type="float">
            <text:p>1.1023622047</text:p>
          </table:table-cell>
          <table:table-cell table:formula="of:=([.B340]-[.B339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82785517668617" calcext:value-type="float">
            <text:p>1.8278551767</text:p>
          </table:table-cell>
          <table:table-cell office:value-type="float" office:value="0.23125028542474" calcext:value-type="float">
            <text:p>0.2312502854</text:p>
          </table:table-cell>
          <table:table-cell table:formula="of:=([.A341]-[.A340])/0.01" office:value-type="float" office:value="1.10236220472442" calcext:value-type="float">
            <text:p>1.1023622047</text:p>
          </table:table-cell>
          <table:table-cell table:formula="of:=([.B341]-[.B340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83887879873342" calcext:value-type="float">
            <text:p>1.8388787987</text:p>
          </table:table-cell>
          <table:table-cell office:value-type="float" office:value="0.242273907471984" calcext:value-type="float">
            <text:p>0.2422739075</text:p>
          </table:table-cell>
          <table:table-cell table:formula="of:=([.A342]-[.A341])/0.01" office:value-type="float" office:value="1.10236220472442" calcext:value-type="float">
            <text:p>1.1023622047</text:p>
          </table:table-cell>
          <table:table-cell table:formula="of:=([.B342]-[.B341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84990242078066" calcext:value-type="float">
            <text:p>1.8499024208</text:p>
          </table:table-cell>
          <table:table-cell office:value-type="float" office:value="0.253297529519229" calcext:value-type="float">
            <text:p>0.2532975295</text:p>
          </table:table-cell>
          <table:table-cell table:formula="of:=([.A343]-[.A342])/0.01" office:value-type="float" office:value="1.10236220472442" calcext:value-type="float">
            <text:p>1.1023622047</text:p>
          </table:table-cell>
          <table:table-cell table:formula="of:=([.B343]-[.B342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86092604282791" calcext:value-type="float">
            <text:p>1.8609260428</text:p>
          </table:table-cell>
          <table:table-cell office:value-type="float" office:value="0.264321151566473" calcext:value-type="float">
            <text:p>0.2643211516</text:p>
          </table:table-cell>
          <table:table-cell table:formula="of:=([.A344]-[.A343])/0.01" office:value-type="float" office:value="0.913373694814035" calcext:value-type="float">
            <text:p>0.9133736948</text:p>
          </table:table-cell>
          <table:table-cell table:formula="of:=([.B344]-[.B343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87005977977605" calcext:value-type="float">
            <text:p>1.8700597798</text:p>
          </table:table-cell>
          <table:table-cell office:value-type="float" office:value="0.275344773613717" calcext:value-type="float">
            <text:p>0.2753447736</text:p>
          </table:table-cell>
          <table:table-cell table:formula="of:=([.A345]-[.A344])/0.01" office:value-type="float" office:value="0.43436667890524" calcext:value-type="float">
            <text:p>0.4343666789</text:p>
          </table:table-cell>
          <table:table-cell table:formula="of:=([.B345]-[.B344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8744034465651" calcext:value-type="float">
            <text:p>1.8744034466</text:p>
          </table:table-cell>
          <table:table-cell office:value-type="float" office:value="0.286368395660961" calcext:value-type="float">
            <text:p>0.2863683957</text:p>
          </table:table-cell>
          <table:table-cell table:formula="of:=([.A346]-[.A345])/0.01" office:value-type="float" office:value="-0.119505060125058" calcext:value-type="float">
            <text:p>-0.1195050601</text:p>
          </table:table-cell>
          <table:table-cell table:formula="of:=([.B346]-[.B345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87320839596385" calcext:value-type="float">
            <text:p>1.873208396</text:p>
          </table:table-cell>
          <table:table-cell office:value-type="float" office:value="0.297392017708205" calcext:value-type="float">
            <text:p>0.2973920177</text:p>
          </table:table-cell>
          <table:table-cell table:formula="of:=([.A347]-[.A346])/0.01" office:value-type="float" office:value="-0.615719600212561" calcext:value-type="float">
            <text:p>-0.6157196002</text:p>
          </table:table-cell>
          <table:table-cell table:formula="of:=([.B347]-[.B346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86705119996172" calcext:value-type="float">
            <text:p>1.8670512</text:p>
          </table:table-cell>
          <table:table-cell office:value-type="float" office:value="0.308415639755449" calcext:value-type="float">
            <text:p>0.3084156398</text:p>
          </table:table-cell>
          <table:table-cell table:formula="of:=([.A348]-[.A347])/0.01" office:value-type="float" office:value="-1.05164667388638" calcext:value-type="float">
            <text:p>-1.0516466739</text:p>
          </table:table-cell>
          <table:table-cell table:formula="of:=([.B348]-[.B347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85653473322286" calcext:value-type="float">
            <text:p>1.8565347332</text:p>
          </table:table-cell>
          <table:table-cell office:value-type="float" office:value="0.319439261802693" calcext:value-type="float">
            <text:p>0.3194392618</text:p>
          </table:table-cell>
          <table:table-cell table:formula="of:=([.A349]-[.A348])/0.01" office:value-type="float" office:value="-1.43287594426753" calcext:value-type="float">
            <text:p>-1.4328759443</text:p>
          </table:table-cell>
          <table:table-cell table:formula="of:=([.B349]-[.B348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84220597378018" calcext:value-type="float">
            <text:p>1.8422059738</text:p>
          </table:table-cell>
          <table:table-cell office:value-type="float" office:value="0.330462883849937" calcext:value-type="float">
            <text:p>0.3304628838</text:p>
          </table:table-cell>
          <table:table-cell table:formula="of:=([.A350]-[.A349])/0.01" office:value-type="float" office:value="-1.76489358113072" calcext:value-type="float">
            <text:p>-1.7648935811</text:p>
          </table:table-cell>
          <table:table-cell table:formula="of:=([.B350]-[.B349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82455703796888" calcext:value-type="float">
            <text:p>1.824557038</text:p>
          </table:table-cell>
          <table:table-cell office:value-type="float" office:value="0.341486505897181" calcext:value-type="float">
            <text:p>0.3414865059</text:p>
          </table:table-cell>
          <table:table-cell table:formula="of:=([.A351]-[.A350])/0.01" office:value-type="float" office:value="-2.05259012306709" calcext:value-type="float">
            <text:p>-2.0525901231</text:p>
          </table:table-cell>
          <table:table-cell table:formula="of:=([.B351]-[.B350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8040311367382" calcext:value-type="float">
            <text:p>1.8040311367</text:p>
          </table:table-cell>
          <table:table-cell office:value-type="float" office:value="0.352510127944426" calcext:value-type="float">
            <text:p>0.3525101279</text:p>
          </table:table-cell>
          <table:table-cell table:formula="of:=([.A352]-[.A351])/0.01" office:value-type="float" office:value="-2.30030126785821" calcext:value-type="float">
            <text:p>-2.3003012679</text:p>
          </table:table-cell>
          <table:table-cell table:formula="of:=([.B352]-[.B351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78102812405962" calcext:value-type="float">
            <text:p>1.7810281241</text:p>
          </table:table-cell>
          <table:table-cell office:value-type="float" office:value="0.36353374999167" calcext:value-type="float">
            <text:p>0.36353375</text:p>
          </table:table-cell>
          <table:table-cell table:formula="of:=([.A353]-[.A352])/0.01" office:value-type="float" office:value="-2.51187732385549" calcext:value-type="float">
            <text:p>-2.5118773239</text:p>
          </table:table-cell>
          <table:table-cell table:formula="of:=([.B353]-[.B352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75590935082107" calcext:value-type="float">
            <text:p>1.7559093508</text:p>
          </table:table-cell>
          <table:table-cell office:value-type="float" office:value="0.374557372038914" calcext:value-type="float">
            <text:p>0.374557372</text:p>
          </table:table-cell>
          <table:table-cell table:formula="of:=([.A354]-[.A353])/0.01" office:value-type="float" office:value="-2.69074699999807" calcext:value-type="float">
            <text:p>-2.690747</text:p>
          </table:table-cell>
          <table:table-cell table:formula="of:=([.B354]-[.B353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72900188082109" calcext:value-type="float">
            <text:p>1.7290018808</text:p>
          </table:table-cell>
          <table:table-cell office:value-type="float" office:value="0.385580994086158" calcext:value-type="float">
            <text:p>0.3855809941</text:p>
          </table:table-cell>
          <table:table-cell table:formula="of:=([.A355]-[.A354])/0.01" office:value-type="float" office:value="-2.83997371500468" calcext:value-type="float">
            <text:p>-2.839973715</text:p>
          </table:table-cell>
          <table:table-cell table:formula="of:=([.B355]-[.B354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70060214367104" calcext:value-type="float">
            <text:p>1.7006021437</text:p>
          </table:table-cell>
          <table:table-cell office:value-type="float" office:value="0.396604616133402" calcext:value-type="float">
            <text:p>0.3966046161</text:p>
          </table:table-cell>
          <table:table-cell table:formula="of:=([.A356]-[.A355])/0.01" office:value-type="float" office:value="-2.96230485441309" calcext:value-type="float">
            <text:p>-2.9623048544</text:p>
          </table:table-cell>
          <table:table-cell table:formula="of:=([.B356]-[.B355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67097909512691" calcext:value-type="float">
            <text:p>1.6709790951</text:p>
          </table:table-cell>
          <table:table-cell office:value-type="float" office:value="0.407628238180646" calcext:value-type="float">
            <text:p>0.4076282382</text:p>
          </table:table-cell>
          <table:table-cell table:formula="of:=([.A357]-[.A356])/0.01" office:value-type="float" office:value="-3.06021455888907" calcext:value-type="float">
            <text:p>-3.0602145589</text:p>
          </table:table-cell>
          <table:table-cell table:formula="of:=([.B357]-[.B356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64037694953802" calcext:value-type="float">
            <text:p>1.6403769495</text:p>
          </table:table-cell>
          <table:table-cell office:value-type="float" office:value="0.41865186022789" calcext:value-type="float">
            <text:p>0.4186518602</text:p>
          </table:table-cell>
          <table:table-cell table:formula="of:=([.A358]-[.A357])/0.01" office:value-type="float" office:value="-3.13594063398159" calcext:value-type="float">
            <text:p>-3.135940634</text:p>
          </table:table-cell>
          <table:table-cell table:formula="of:=([.B358]-[.B357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6090175431982" calcext:value-type="float">
            <text:p>1.6090175432</text:p>
          </table:table-cell>
          <table:table-cell office:value-type="float" office:value="0.429675482275134" calcext:value-type="float">
            <text:p>0.4296754823</text:p>
          </table:table-cell>
          <table:table-cell table:formula="of:=([.A359]-[.A358])/0.01" office:value-type="float" office:value="-3.19151616331315" calcext:value-type="float">
            <text:p>-3.1915161633</text:p>
          </table:table-cell>
          <table:table-cell table:formula="of:=([.B359]-[.B358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57710238156507" calcext:value-type="float">
            <text:p>1.5771023816</text:p>
          </table:table-cell>
          <table:table-cell office:value-type="float" office:value="0.440699104322378" calcext:value-type="float">
            <text:p>0.4406991043</text:p>
          </table:table-cell>
          <table:table-cell table:formula="of:=([.A360]-[.A359])/0.01" office:value-type="float" office:value="-3.22879639254103" calcext:value-type="float">
            <text:p>-3.2287963925</text:p>
          </table:table-cell>
          <table:table-cell table:formula="of:=([.B360]-[.B359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54481441763966" calcext:value-type="float">
            <text:p>1.5448144176</text:p>
          </table:table-cell>
          <table:table-cell office:value-type="float" office:value="0.451722726369623" calcext:value-type="float">
            <text:p>0.4517227264</text:p>
          </table:table-cell>
          <table:table-cell table:formula="of:=([.A361]-[.A360])/0.01" office:value-type="float" office:value="-3.2494814308007" calcext:value-type="float">
            <text:p>-3.2494814308</text:p>
          </table:table-cell>
          <table:table-cell table:formula="of:=([.B361]-[.B360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51231960333165" calcext:value-type="float">
            <text:p>1.5123196033</text:p>
          </table:table-cell>
          <table:table-cell office:value-type="float" office:value="0.462746348416867" calcext:value-type="float">
            <text:p>0.4627463484</text:p>
          </table:table-cell>
          <table:table-cell table:formula="of:=([.A362]-[.A361])/0.01" office:value-type="float" office:value="-3.2551352901568" calcext:value-type="float">
            <text:p>-3.2551352902</text:p>
          </table:table-cell>
          <table:table-cell table:formula="of:=([.B362]-[.B361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47976825043009" calcext:value-type="float">
            <text:p>1.4797682504</text:p>
          </table:table-cell>
          <table:table-cell office:value-type="float" office:value="0.473769970464111" calcext:value-type="float">
            <text:p>0.4737699705</text:p>
          </table:table-cell>
          <table:table-cell table:formula="of:=([.A363]-[.A362])/0.01" office:value-type="float" office:value="-3.24720175257025" calcext:value-type="float">
            <text:p>-3.2472017526</text:p>
          </table:table-cell>
          <table:table-cell table:formula="of:=([.B363]-[.B362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44729623290438" calcext:value-type="float">
            <text:p>1.4472962329</text:p>
          </table:table-cell>
          <table:table-cell office:value-type="float" office:value="0.484793592511355" calcext:value-type="float">
            <text:p>0.4847935925</text:p>
          </table:table-cell>
          <table:table-cell table:formula="of:=([.A364]-[.A363])/0.01" office:value-type="float" office:value="-3.22701751899046" calcext:value-type="float">
            <text:p>-3.227017519</text:p>
          </table:table-cell>
          <table:table-cell table:formula="of:=([.B364]-[.B363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41502605771448" calcext:value-type="float">
            <text:p>1.4150260577</text:p>
          </table:table-cell>
          <table:table-cell office:value-type="float" office:value="0.495817214558599" calcext:value-type="float">
            <text:p>0.4958172146</text:p>
          </table:table-cell>
          <table:table-cell table:formula="of:=([.A365]-[.A364])/0.01" office:value-type="float" office:value="-3.19582305746153" calcext:value-type="float">
            <text:p>-3.1958230575</text:p>
          </table:table-cell>
          <table:table-cell table:formula="of:=([.B365]-[.B364])/0.01" office:value-type="float" office:value="1.1023622047244" calcext:value-type="float">
            <text:p>1.1023622047</text:p>
          </table:table-cell>
        </table:table-row>
        <table:table-row table:style-name="ro1">
          <table:table-cell office:value-type="float" office:value="1.38306782713986" calcext:value-type="float">
            <text:p>1.3830678271</text:p>
          </table:table-cell>
          <table:table-cell office:value-type="float" office:value="0.506840836605843" calcext:value-type="float">
            <text:p>0.5068408366</text:p>
          </table:table-cell>
          <table:table-cell table:formula="of:=([.A366]-[.A365])/0.01" office:value-type="float" office:value="-3.15477152767938" calcext:value-type="float">
            <text:p>-3.1547715277</text:p>
          </table:table-cell>
          <table:table-cell table:formula="of:=([.B366]-[.B365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35152011186307" calcext:value-type="float">
            <text:p>1.3515201119</text:p>
          </table:table-cell>
          <table:table-cell office:value-type="float" office:value="0.517864458653087" calcext:value-type="float">
            <text:p>0.5178644587</text:p>
          </table:table-cell>
          <table:table-cell table:formula="of:=([.A367]-[.A366])/0.01" office:value-type="float" office:value="-3.10493611929183" calcext:value-type="float">
            <text:p>-3.1049361193</text:p>
          </table:table-cell>
          <table:table-cell table:formula="of:=([.B367]-[.B366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32047075067015" calcext:value-type="float">
            <text:p>1.3204707507</text:p>
          </table:table-cell>
          <table:table-cell office:value-type="float" office:value="0.528888080700331" calcext:value-type="float">
            <text:p>0.5288880807</text:p>
          </table:table-cell>
          <table:table-cell table:formula="of:=([.A368]-[.A367])/0.01" office:value-type="float" office:value="-3.04731610135556" calcext:value-type="float">
            <text:p>-3.0473161014</text:p>
          </table:table-cell>
          <table:table-cell table:formula="of:=([.B368]-[.B367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2899975896566" calcext:value-type="float">
            <text:p>1.2899975897</text:p>
          </table:table-cell>
          <table:table-cell office:value-type="float" office:value="0.539911702747575" calcext:value-type="float">
            <text:p>0.5399117027</text:p>
          </table:table-cell>
          <table:table-cell table:formula="of:=([.A369]-[.A368])/0.01" office:value-type="float" office:value="-2.98284184158293" calcext:value-type="float">
            <text:p>-2.9828418416</text:p>
          </table:table-cell>
          <table:table-cell table:formula="of:=([.B369]-[.B368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26016917124077" calcext:value-type="float">
            <text:p>1.2601691712</text:p>
          </table:table-cell>
          <table:table-cell office:value-type="float" office:value="0.550935324794819" calcext:value-type="float">
            <text:p>0.5509353248</text:p>
          </table:table-cell>
          <table:table-cell table:formula="of:=([.A370]-[.A369])/0.01" office:value-type="float" office:value="-2.91237901702581" calcext:value-type="float">
            <text:p>-2.912379017</text:p>
          </table:table-cell>
          <table:table-cell table:formula="of:=([.B370]-[.B369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23104538107051" calcext:value-type="float">
            <text:p>1.2310453811</text:p>
          </table:table-cell>
          <table:table-cell office:value-type="float" office:value="0.561958946842063" calcext:value-type="float">
            <text:p>0.5619589468</text:p>
          </table:table-cell>
          <table:table-cell table:formula="of:=([.A371]-[.A370])/0.01" office:value-type="float" office:value="-2.83673220320055" calcext:value-type="float">
            <text:p>-2.8367322032</text:p>
          </table:table-cell>
          <table:table-cell table:formula="of:=([.B371]-[.B370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2026780590385" calcext:value-type="float">
            <text:p>1.202678059</text:p>
          </table:table-cell>
          <table:table-cell office:value-type="float" office:value="0.572982568889307" calcext:value-type="float">
            <text:p>0.5729825689</text:p>
          </table:table-cell>
          <table:table-cell table:formula="of:=([.A372]-[.A371])/0.01" office:value-type="float" office:value="-2.7566479967627" calcext:value-type="float">
            <text:p>-2.7566479968</text:p>
          </table:table-cell>
          <table:table-cell table:formula="of:=([.B372]-[.B371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17511157907088" calcext:value-type="float">
            <text:p>1.1751115791</text:p>
          </table:table-cell>
          <table:table-cell office:value-type="float" office:value="0.584006190936551" calcext:value-type="float">
            <text:p>0.5840061909</text:p>
          </table:table-cell>
          <table:table-cell table:formula="of:=([.A373]-[.A372])/0.01" office:value-type="float" office:value="-2.6728177979626" calcext:value-type="float">
            <text:p>-2.672817798</text:p>
          </table:table-cell>
          <table:table-cell table:formula="of:=([.B373]-[.B372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14838340109125" calcext:value-type="float">
            <text:p>1.1483834011</text:p>
          </table:table-cell>
          <table:table-cell office:value-type="float" office:value="0.595029812983795" calcext:value-type="float">
            <text:p>0.595029813</text:p>
          </table:table-cell>
          <table:table-cell table:formula="of:=([.A374]-[.A373])/0.01" office:value-type="float" office:value="-2.5858803533884" calcext:value-type="float">
            <text:p>-2.5858803534</text:p>
          </table:table-cell>
          <table:table-cell table:formula="of:=([.B374]-[.B373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12252459755737" calcext:value-type="float">
            <text:p>1.1225245976</text:p>
          </table:table-cell>
          <table:table-cell office:value-type="float" office:value="0.606053435031039" calcext:value-type="float">
            <text:p>0.606053435</text:p>
          </table:table-cell>
          <table:table-cell table:formula="of:=([.A375]-[.A374])/0.01" office:value-type="float" office:value="-2.49642413697231" calcext:value-type="float">
            <text:p>-2.496424137</text:p>
          </table:table-cell>
          <table:table-cell table:formula="of:=([.B375]-[.B374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09756035618764" calcext:value-type="float">
            <text:p>1.0975603562</text:p>
          </table:table-cell>
          <table:table-cell office:value-type="float" office:value="0.617077057078284" calcext:value-type="float">
            <text:p>0.6170770571</text:p>
          </table:table-cell>
          <table:table-cell table:formula="of:=([.A376]-[.A375])/0.01" office:value-type="float" office:value="-2.40498962783202" calcext:value-type="float">
            <text:p>-2.4049896278</text:p>
          </table:table-cell>
          <table:table-cell table:formula="of:=([.B376]-[.B375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07351045990932" calcext:value-type="float">
            <text:p>1.0735104599</text:p>
          </table:table-cell>
          <table:table-cell office:value-type="float" office:value="0.628100679125528" calcext:value-type="float">
            <text:p>0.6281006791</text:p>
          </table:table-cell>
          <table:table-cell table:formula="of:=([.A377]-[.A376])/0.01" office:value-type="float" office:value="-2.31207152710939" calcext:value-type="float">
            <text:p>-2.3120715271</text:p>
          </table:table-cell>
          <table:table-cell table:formula="of:=([.B377]-[.B376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05038974463823" calcext:value-type="float">
            <text:p>1.0503897446</text:p>
          </table:table-cell>
          <table:table-cell office:value-type="float" office:value="0.639124301172772" calcext:value-type="float">
            <text:p>0.6391243012</text:p>
          </table:table-cell>
          <table:table-cell table:formula="of:=([.A378]-[.A377])/0.01" office:value-type="float" office:value="-2.21812094236062" calcext:value-type="float">
            <text:p>-2.2181209424</text:p>
          </table:table-cell>
          <table:table-cell table:formula="of:=([.B378]-[.B377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02820853521462" calcext:value-type="float">
            <text:p>1.0282085352</text:p>
          </table:table-cell>
          <table:table-cell office:value-type="float" office:value="0.650147923220016" calcext:value-type="float">
            <text:p>0.6501479232</text:p>
          </table:table-cell>
          <table:table-cell table:formula="of:=([.A379]-[.A378])/0.01" office:value-type="float" office:value="-2.12354755701021" calcext:value-type="float">
            <text:p>-2.123547557</text:p>
          </table:table-cell>
          <table:table-cell table:formula="of:=([.B379]-[.B378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00697305964452" calcext:value-type="float">
            <text:p>1.0069730596</text:p>
          </table:table-cell>
          <table:table-cell office:value-type="float" office:value="0.66117154526726" calcext:value-type="float">
            <text:p>0.6611715453</text:p>
          </table:table-cell>
          <table:table-cell table:formula="of:=([.A380]-[.A379])/0.01" office:value-type="float" office:value="-2.02872179364805" calcext:value-type="float">
            <text:p>-2.0287217936</text:p>
          </table:table-cell>
          <table:table-cell table:formula="of:=([.B380]-[.B379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986685841708039" calcext:value-type="float">
            <text:p>0.9866858417</text:p>
          </table:table-cell>
          <table:table-cell office:value-type="float" office:value="0.672195167314504" calcext:value-type="float">
            <text:p>0.6721951673</text:p>
          </table:table-cell>
          <table:table-cell table:formula="of:=([.A381]-[.A380])/0.01" office:value-type="float" office:value="-1.93397697325108" calcext:value-type="float">
            <text:p>-1.9339769733</text:p>
          </table:table-cell>
          <table:table-cell table:formula="of:=([.B381]-[.B380])/0.01" office:value-type="float" office:value="1.10236220472439" calcext:value-type="float">
            <text:p>1.1023622047</text:p>
          </table:table-cell>
        </table:table-row>
        <table:table-row table:style-name="ro1">
          <table:table-cell office:value-type="float" office:value="0.967346071975528" calcext:value-type="float">
            <text:p>0.967346072</text:p>
          </table:table-cell>
          <table:table-cell office:value-type="float" office:value="0.683218789361748" calcext:value-type="float">
            <text:p>0.6832187894</text:p>
          </table:table-cell>
          <table:table-cell table:formula="of:=([.A382]-[.A381])/0.01" office:value-type="float" office:value="-1.83961146747468" calcext:value-type="float">
            <text:p>-1.8396114675</text:p>
          </table:table-cell>
          <table:table-cell table:formula="of:=([.B382]-[.B381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948949957300782" calcext:value-type="float">
            <text:p>0.9489499573</text:p>
          </table:table-cell>
          <table:table-cell office:value-type="float" office:value="0.694242411408992" calcext:value-type="float">
            <text:p>0.6942424114</text:p>
          </table:table-cell>
          <table:table-cell table:formula="of:=([.A383]-[.A382])/0.01" office:value-type="float" office:value="-1.74589083771712" calcext:value-type="float">
            <text:p>-1.7458908377</text:p>
          </table:table-cell>
          <table:table-cell table:formula="of:=([.B383]-[.B382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93149104892361" calcext:value-type="float">
            <text:p>0.9314910489</text:p>
          </table:table-cell>
          <table:table-cell office:value-type="float" office:value="0.705266033456236" calcext:value-type="float">
            <text:p>0.7052660335</text:p>
          </table:table-cell>
          <table:table-cell table:formula="of:=([.A384]-[.A383])/0.01" office:value-type="float" office:value="-1.65304995246252" calcext:value-type="float">
            <text:p>-1.6530499525</text:p>
          </table:table-cell>
          <table:table-cell table:formula="of:=([.B384]-[.B383])/0.01" office:value-type="float" office:value="1.10236220472439" calcext:value-type="float">
            <text:p>1.1023622047</text:p>
          </table:table-cell>
        </table:table-row>
        <table:table-row table:style-name="ro1">
          <table:table-cell office:value-type="float" office:value="0.914960549398985" calcext:value-type="float">
            <text:p>0.9149605494</text:p>
          </table:table-cell>
          <table:table-cell office:value-type="float" office:value="0.71628965550348" calcext:value-type="float">
            <text:p>0.7162896555</text:p>
          </table:table-cell>
          <table:table-cell table:formula="of:=([.A385]-[.A384])/0.01" office:value-type="float" office:value="-1.56129507321813" calcext:value-type="float">
            <text:p>-1.5612950732</text:p>
          </table:table-cell>
          <table:table-cell table:formula="of:=([.B385]-[.B384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899347598666804" calcext:value-type="float">
            <text:p>0.8993475987</text:p>
          </table:table-cell>
          <table:table-cell office:value-type="float" office:value="0.727313277550724" calcext:value-type="float">
            <text:p>0.7273132776</text:p>
          </table:table-cell>
          <table:table-cell table:formula="of:=([.A386]-[.A385])/0.01" office:value-type="float" office:value="-1.47080589896865" calcext:value-type="float">
            <text:p>-1.470805899</text:p>
          </table:table-cell>
          <table:table-cell table:formula="of:=([.B386]-[.B385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884639539677117" calcext:value-type="float">
            <text:p>0.8846395397</text:p>
          </table:table-cell>
          <table:table-cell office:value-type="float" office:value="0.738336899597968" calcext:value-type="float">
            <text:p>0.7383368996</text:p>
          </table:table-cell>
          <table:table-cell table:formula="of:=([.A387]-[.A386])/0.01" office:value-type="float" office:value="-1.38173755929449" calcext:value-type="float">
            <text:p>-1.3817375593</text:p>
          </table:table-cell>
          <table:table-cell table:formula="of:=([.B387]-[.B386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870822164084172" calcext:value-type="float">
            <text:p>0.8708221641</text:p>
          </table:table-cell>
          <table:table-cell office:value-type="float" office:value="0.749360521645212" calcext:value-type="float">
            <text:p>0.7493605216</text:p>
          </table:table-cell>
          <table:table-cell table:formula="of:=([.A388]-[.A387])/0.01" office:value-type="float" office:value="-1.29422254696778" calcext:value-type="float">
            <text:p>-1.294222547</text:p>
          </table:table-cell>
          <table:table-cell table:formula="of:=([.B388]-[.B387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857879938614495" calcext:value-type="float">
            <text:p>0.8578799386</text:p>
          </table:table-cell>
          <table:table-cell office:value-type="float" office:value="0.760384143692456" calcext:value-type="float">
            <text:p>0.7603841437</text:p>
          </table:table-cell>
          <table:table-cell table:formula="of:=([.A389]-[.A388])/0.01" office:value-type="float" office:value="-1.20837258182552" calcext:value-type="float">
            <text:p>-1.2083725818</text:p>
          </table:table-cell>
          <table:table-cell table:formula="of:=([.B389]-[.B388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845796212796239" calcext:value-type="float">
            <text:p>0.8457962128</text:p>
          </table:table-cell>
          <table:table-cell office:value-type="float" office:value="0.7714077657397" calcext:value-type="float">
            <text:p>0.7714077657</text:p>
          </table:table-cell>
          <table:table-cell table:formula="of:=([.A390]-[.A389])/0.01" office:value-type="float" office:value="-1.12428039889908" calcext:value-type="float">
            <text:p>-1.1242803989</text:p>
          </table:table-cell>
          <table:table-cell table:formula="of:=([.B390]-[.B389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834553408807249" calcext:value-type="float">
            <text:p>0.8345534088</text:p>
          </table:table-cell>
          <table:table-cell office:value-type="float" office:value="0.782431387786944" calcext:value-type="float">
            <text:p>0.7824313878</text:p>
          </table:table-cell>
          <table:table-cell table:formula="of:=([.A391]-[.A390])/0.01" office:value-type="float" office:value="-1.04202145506586" calcext:value-type="float">
            <text:p>-1.0420214551</text:p>
          </table:table-cell>
          <table:table-cell table:formula="of:=([.B391]-[.B390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82413319425659" calcext:value-type="float">
            <text:p>0.8241331943</text:p>
          </table:table-cell>
          <table:table-cell office:value-type="float" office:value="0.793455009834188" calcext:value-type="float">
            <text:p>0.7934550098</text:p>
          </table:table-cell>
          <table:table-cell table:formula="of:=([.A392]-[.A391])/0.01" office:value-type="float" office:value="-0.961655549806983" calcext:value-type="float">
            <text:p>-0.9616555498</text:p>
          </table:table-cell>
          <table:table-cell table:formula="of:=([.B392]-[.B391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81451663875852" calcext:value-type="float">
            <text:p>0.8145166388</text:p>
          </table:table-cell>
          <table:table-cell office:value-type="float" office:value="0.804478631881432" calcext:value-type="float">
            <text:p>0.8044786319</text:p>
          </table:table-cell>
          <table:table-cell table:formula="of:=([.A393]-[.A392])/0.01" office:value-type="float" office:value="-0.883228356947818" calcext:value-type="float">
            <text:p>-0.8832283569</text:p>
          </table:table-cell>
          <table:table-cell table:formula="of:=([.B393]-[.B392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805684355189042" calcext:value-type="float">
            <text:p>0.8056843552</text:p>
          </table:table-cell>
          <table:table-cell office:value-type="float" office:value="0.815502253928676" calcext:value-type="float">
            <text:p>0.8155022539</text:p>
          </table:table-cell>
          <table:table-cell table:formula="of:=([.A394]-[.A393])/0.01" office:value-type="float" office:value="-0.806772865484684" calcext:value-type="float">
            <text:p>-0.8067728655</text:p>
          </table:table-cell>
          <table:table-cell table:formula="of:=([.B394]-[.B393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797616626534195" calcext:value-type="float">
            <text:p>0.7976166265</text:p>
          </table:table-cell>
          <table:table-cell office:value-type="float" office:value="0.82652587597592" calcext:value-type="float">
            <text:p>0.826525876</text:p>
          </table:table-cell>
          <table:table-cell table:formula="of:=([.A395]-[.A394])/0.01" office:value-type="float" office:value="-0.732310728732932" calcext:value-type="float">
            <text:p>-0.7323107287</text:p>
          </table:table-cell>
          <table:table-cell table:formula="of:=([.B395]-[.B394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790293519246866" calcext:value-type="float">
            <text:p>0.7902935192</text:p>
          </table:table-cell>
          <table:table-cell office:value-type="float" office:value="0.837549498023165" calcext:value-type="float">
            <text:p>0.837549498</text:p>
          </table:table-cell>
          <table:table-cell table:formula="of:=([.A396]-[.A395])/0.01" office:value-type="float" office:value="-0.659853522048914" calcext:value-type="float">
            <text:p>-0.659853522</text:p>
          </table:table-cell>
          <table:table-cell table:formula="of:=([.B396]-[.B395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783694984026377" calcext:value-type="float">
            <text:p>0.783694984</text:p>
          </table:table-cell>
          <table:table-cell office:value-type="float" office:value="0.848573120070409" calcext:value-type="float">
            <text:p>0.8485731201</text:p>
          </table:table-cell>
          <table:table-cell table:formula="of:=([.A397]-[.A396])/0.01" office:value-type="float" office:value="-0.589403910271324" calcext:value-type="float">
            <text:p>-0.5894039103</text:p>
          </table:table-cell>
          <table:table-cell table:formula="of:=([.B397]-[.B396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777800944923663" calcext:value-type="float">
            <text:p>0.7778009449</text:p>
          </table:table-cell>
          <table:table-cell office:value-type="float" office:value="0.859596742117653" calcext:value-type="float">
            <text:p>0.8595967421</text:p>
          </table:table-cell>
          <table:table-cell table:formula="of:=([.A398]-[.A397])/0.01" office:value-type="float" office:value="-0.52095672679352" calcext:value-type="float">
            <text:p>-0.5209567268</text:p>
          </table:table-cell>
          <table:table-cell table:formula="of:=([.B398]-[.B397])/0.01" office:value-type="float" office:value="1.10236220472439" calcext:value-type="float">
            <text:p>1.1023622047</text:p>
          </table:table-cell>
        </table:table-row>
        <table:table-row table:style-name="ro1">
          <table:table-cell office:value-type="float" office:value="0.772591377655728" calcext:value-type="float">
            <text:p>0.7725913777</text:p>
          </table:table-cell>
          <table:table-cell office:value-type="float" office:value="0.870620364164897" calcext:value-type="float">
            <text:p>0.8706203642</text:p>
          </table:table-cell>
          <table:table-cell table:formula="of:=([.A399]-[.A398])/0.01" office:value-type="float" office:value="-0.454499966818478" calcext:value-type="float">
            <text:p>-0.4544999668</text:p>
          </table:table-cell>
          <table:table-cell table:formula="of:=([.B399]-[.B398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768046377987544" calcext:value-type="float">
            <text:p>0.768046378</text:p>
          </table:table-cell>
          <table:table-cell office:value-type="float" office:value="0.881643986212141" calcext:value-type="float">
            <text:p>0.8816439862</text:p>
          </table:table-cell>
          <table:table-cell table:formula="of:=([.A400]-[.A399])/0.01" office:value-type="float" office:value="-0.390015697867296" calcext:value-type="float">
            <text:p>-0.3900156979</text:p>
          </table:table-cell>
          <table:table-cell table:formula="of:=([.B400]-[.B399])/0.01" office:value-type="float" office:value="1.10236220472439" calcext:value-type="float">
            <text:p>1.1023622047</text:p>
          </table:table-cell>
        </table:table-row>
        <table:table-row table:style-name="ro1">
          <table:table-cell office:value-type="float" office:value="0.764146221008871" calcext:value-type="float">
            <text:p>0.764146221</text:p>
          </table:table-cell>
          <table:table-cell office:value-type="float" office:value="0.892667608259385" calcext:value-type="float">
            <text:p>0.8926676083</text:p>
          </table:table-cell>
          <table:table-cell table:formula="of:=([.A401]-[.A400])/0.01" office:value-type="float" office:value="-0.327480891018728" calcext:value-type="float">
            <text:p>-0.327480891</text:p>
          </table:table-cell>
          <table:table-cell table:formula="of:=([.B401]-[.B400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760871412098683" calcext:value-type="float">
            <text:p>0.7608714121</text:p>
          </table:table-cell>
          <table:table-cell office:value-type="float" office:value="0.903691230306629" calcext:value-type="float">
            <text:p>0.9036912303</text:p>
          </table:table-cell>
          <table:table-cell table:formula="of:=([.A402]-[.A401])/0.01" office:value-type="float" office:value="-0.266868176662327" calcext:value-type="float">
            <text:p>-0.2668681767</text:p>
          </table:table-cell>
          <table:table-cell table:formula="of:=([.B402]-[.B401])/0.01" office:value-type="float" office:value="1.10236220472443" calcext:value-type="float">
            <text:p>1.1023622047</text:p>
          </table:table-cell>
        </table:table-row>
        <table:table-row table:style-name="ro1">
          <table:table-cell office:value-type="float" office:value="0.75820273033206" calcext:value-type="float">
            <text:p>0.7582027303</text:p>
          </table:table-cell>
          <table:table-cell office:value-type="float" office:value="0.914714852353873" calcext:value-type="float">
            <text:p>0.9147148524</text:p>
          </table:table-cell>
          <table:table-cell table:formula="of:=([.A403]-[.A402])/0.01" office:value-type="float" office:value="-0.208146528758746" calcext:value-type="float">
            <text:p>-0.2081465288</text:p>
          </table:table-cell>
          <table:table-cell table:formula="of:=([.B403]-[.B402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756121265044473" calcext:value-type="float">
            <text:p>0.756121265</text:p>
          </table:table-cell>
          <table:table-cell office:value-type="float" office:value="0.925738474401117" calcext:value-type="float">
            <text:p>0.9257384744</text:p>
          </table:table-cell>
          <table:table-cell table:formula="of:=([.A404]-[.A403])/0.01" office:value-type="float" office:value="-0.151281881733789" calcext:value-type="float">
            <text:p>-0.1512818817</text:p>
          </table:table-cell>
          <table:table-cell table:formula="of:=([.B404]-[.B403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754608446227135" calcext:value-type="float">
            <text:p>0.7546084462</text:p>
          </table:table-cell>
          <table:table-cell office:value-type="float" office:value="0.936762096448361" calcext:value-type="float">
            <text:p>0.9367620964</text:p>
          </table:table-cell>
          <table:table-cell table:formula="of:=([.A405]-[.A404])/0.01" office:value-type="float" office:value="-0.09623768419178" calcext:value-type="float">
            <text:p>-0.0962376842</text:p>
          </table:table-cell>
          <table:table-cell table:formula="of:=([.B405]-[.B404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753646069385217" calcext:value-type="float">
            <text:p>0.7536460694</text:p>
          </table:table-cell>
          <table:table-cell office:value-type="float" office:value="0.947785718495605" calcext:value-type="float">
            <text:p>0.9477857185</text:p>
          </table:table-cell>
          <table:table-cell table:formula="of:=([.A406]-[.A405])/0.01" office:value-type="float" office:value="-0.0429753936378674" calcext:value-type="float">
            <text:p>-0.0429753936</text:p>
          </table:table-cell>
          <table:table-cell table:formula="of:=([.B406]-[.B405])/0.01" office:value-type="float" office:value="1.10236220472439" calcext:value-type="float">
            <text:p>1.1023622047</text:p>
          </table:table-cell>
        </table:table-row>
        <table:table-row table:style-name="ro1">
          <table:table-cell office:value-type="float" office:value="0.753216315448838" calcext:value-type="float">
            <text:p>0.7532163154</text:p>
          </table:table-cell>
          <table:table-cell office:value-type="float" office:value="0.958809340542849" calcext:value-type="float">
            <text:p>0.9588093405</text:p>
          </table:table-cell>
          <table:table-cell table:formula="of:=([.A407]-[.A406])/0.01" office:value-type="float" office:value="0.00854508365072393" calcext:value-type="float">
            <text:p>0.0085450837</text:p>
          </table:table-cell>
          <table:table-cell table:formula="of:=([.B407]-[.B406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753301766285345" calcext:value-type="float">
            <text:p>0.7533017663</text:p>
          </table:table-cell>
          <table:table-cell office:value-type="float" office:value="0.969832962590093" calcext:value-type="float">
            <text:p>0.9698329626</text:p>
          </table:table-cell>
          <table:table-cell table:formula="of:=([.A408]-[.A407])/0.01" office:value-type="float" office:value="0.0583650035516081" calcext:value-type="float">
            <text:p>0.0583650036</text:p>
          </table:table-cell>
          <table:table-cell table:formula="of:=([.B408]-[.B407])/0.01" office:value-type="float" office:value="1.10236220472439" calcext:value-type="float">
            <text:p>1.1023622047</text:p>
          </table:table-cell>
        </table:table-row>
        <table:table-row table:style-name="ro1">
          <table:table-cell office:value-type="float" office:value="0.753885416320861" calcext:value-type="float">
            <text:p>0.7538854163</text:p>
          </table:table-cell>
          <table:table-cell office:value-type="float" office:value="0.980856584637337" calcext:value-type="float">
            <text:p>0.9808565846</text:p>
          </table:table-cell>
          <table:table-cell table:formula="of:=([.A409]-[.A408])/0.01" office:value-type="float" office:value="0.106526441890364" calcext:value-type="float">
            <text:p>0.1065264419</text:p>
          </table:table-cell>
          <table:table-cell table:formula="of:=([.B409]-[.B408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754950680739765" calcext:value-type="float">
            <text:p>0.7549506807</text:p>
          </table:table-cell>
          <table:table-cell office:value-type="float" office:value="0.991880206684581" calcext:value-type="float">
            <text:p>0.9918802067</text:p>
          </table:table-cell>
          <table:table-cell table:formula="of:=([.A410]-[.A409])/0.01" office:value-type="float" office:value="0.153071995313381" calcext:value-type="float">
            <text:p>0.1530719953</text:p>
          </table:table-cell>
          <table:table-cell table:formula="of:=([.B410]-[.B409])/0.01" office:value-type="float" office:value="1.10236220472443" calcext:value-type="float">
            <text:p>1.1023622047</text:p>
          </table:table-cell>
        </table:table-row>
        <table:table-row table:style-name="ro1">
          <table:table-cell office:value-type="float" office:value="0.756481400692899" calcext:value-type="float">
            <text:p>0.7564814007</text:p>
          </table:table-cell>
          <table:table-cell office:value-type="float" office:value="1.00290382873183" calcext:value-type="float">
            <text:p>1.0029038287</text:p>
          </table:table-cell>
          <table:table-cell table:formula="of:=([.A411]-[.A410])/0.01" office:value-type="float" office:value="0.198044521617713" calcext:value-type="float">
            <text:p>0.1980445216</text:p>
          </table:table-cell>
          <table:table-cell table:formula="of:=([.B411]-[.B410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758461845909076" calcext:value-type="float">
            <text:p>0.7584618459</text:p>
          </table:table-cell>
          <table:table-cell office:value-type="float" office:value="1.01392745077907" calcext:value-type="float">
            <text:p>1.0139274508</text:p>
          </table:table-cell>
          <table:table-cell table:formula="of:=([.A412]-[.A411])/0.01" office:value-type="float" office:value="0.24148691609216" calcext:value-type="float">
            <text:p>0.2414869161</text:p>
          </table:table-cell>
          <table:table-cell table:formula="of:=([.B412]-[.B411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760876715069998" calcext:value-type="float">
            <text:p>0.7608767151</text:p>
          </table:table-cell>
          <table:table-cell office:value-type="float" office:value="1.02495107282631" calcext:value-type="float">
            <text:p>1.0249510728</text:p>
          </table:table-cell>
          <table:table-cell table:formula="of:=([.A413]-[.A412])/0.01" office:value-type="float" office:value="0.283441920609406" calcext:value-type="float">
            <text:p>0.2834419206</text:p>
          </table:table-cell>
          <table:table-cell table:formula="of:=([.B413]-[.B412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763711134276092" calcext:value-type="float">
            <text:p>0.7637111343</text:p>
          </table:table-cell>
          <table:table-cell office:value-type="float" office:value="1.03597469487356" calcext:value-type="float">
            <text:p>1.0359746949</text:p>
          </table:table-cell>
          <table:table-cell table:formula="of:=([.A414]-[.A413])/0.01" office:value-type="float" office:value="0.323951962398239" calcext:value-type="float">
            <text:p>0.3239519624</text:p>
          </table:table-cell>
          <table:table-cell table:formula="of:=([.B414]-[.B413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766950653900074" calcext:value-type="float">
            <text:p>0.7669506539</text:p>
          </table:table-cell>
          <table:table-cell office:value-type="float" office:value="1.0469983169208" calcext:value-type="float">
            <text:p>1.0469983169</text:p>
          </table:table-cell>
          <table:table-cell table:formula="of:=([.A415]-[.A414])/0.01" office:value-type="float" office:value="0.363059019615519" calcext:value-type="float">
            <text:p>0.3630590196</text:p>
          </table:table-cell>
          <table:table-cell table:formula="of:=([.B415]-[.B414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770581244096229" calcext:value-type="float">
            <text:p>0.7705812441</text:p>
          </table:table-cell>
          <table:table-cell office:value-type="float" office:value="1.05802193896805" calcext:value-type="float">
            <text:p>1.058021939</text:p>
          </table:table-cell>
          <table:table-cell table:formula="of:=([.A416]-[.A415])/0.01" office:value-type="float" office:value="0.400804511027086" calcext:value-type="float">
            <text:p>0.400804511</text:p>
          </table:table-cell>
          <table:table-cell table:formula="of:=([.B416]-[.B415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7745892892065" calcext:value-type="float">
            <text:p>0.7745892892</text:p>
          </table:table-cell>
          <table:table-cell office:value-type="float" office:value="1.06904556101529" calcext:value-type="float">
            <text:p>1.069045561</text:p>
          </table:table-cell>
          <table:table-cell table:formula="of:=([.A417]-[.A416])/0.01" office:value-type="float" office:value="0.437229207291978" calcext:value-type="float">
            <text:p>0.4372292073</text:p>
          </table:table-cell>
          <table:table-cell table:formula="of:=([.B417]-[.B416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77896158127942" calcext:value-type="float">
            <text:p>0.7789615813</text:p>
          </table:table-cell>
          <table:table-cell office:value-type="float" office:value="1.08006918306253" calcext:value-type="float">
            <text:p>1.0800691831</text:p>
          </table:table-cell>
          <table:table-cell table:formula="of:=([.A418]-[.A417])/0.01" office:value-type="float" office:value="0.472373161524042" calcext:value-type="float">
            <text:p>0.4723731615</text:p>
          </table:table-cell>
          <table:table-cell table:formula="of:=([.B418]-[.B417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78368531289466" calcext:value-type="float">
            <text:p>0.7836853129</text:p>
          </table:table-cell>
          <table:table-cell office:value-type="float" office:value="1.09109280510978" calcext:value-type="float">
            <text:p>1.0910928051</text:p>
          </table:table-cell>
          <table:table-cell table:formula="of:=([.A419]-[.A418])/0.01" office:value-type="float" office:value="0.506275656979449" calcext:value-type="float">
            <text:p>0.506275657</text:p>
          </table:table-cell>
          <table:table-cell table:formula="of:=([.B419]-[.B418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788748069464455" calcext:value-type="float">
            <text:p>0.7887480695</text:p>
          </table:table-cell>
          <table:table-cell office:value-type="float" office:value="1.10211642715702" calcext:value-type="float">
            <text:p>1.1021164272</text:p>
          </table:table-cell>
          <table:table-cell table:formula="of:=([.A420]-[.A419])/0.01" office:value-type="float" office:value="0.538975169883771" calcext:value-type="float">
            <text:p>0.5389751699</text:p>
          </table:table-cell>
          <table:table-cell table:formula="of:=([.B420]-[.B419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794137821163293" calcext:value-type="float">
            <text:p>0.7941378212</text:p>
          </table:table-cell>
          <table:table-cell office:value-type="float" office:value="1.11314004920427" calcext:value-type="float">
            <text:p>1.1131400492</text:p>
          </table:table-cell>
          <table:table-cell table:formula="of:=([.A421]-[.A420])/0.01" office:value-type="float" office:value="0.570509345571024" calcext:value-type="float">
            <text:p>0.5705093456</text:p>
          </table:table-cell>
          <table:table-cell table:formula="of:=([.B421]-[.B420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799842914619003" calcext:value-type="float">
            <text:p>0.7998429146</text:p>
          </table:table-cell>
          <table:table-cell office:value-type="float" office:value="1.12416367125151" calcext:value-type="float">
            <text:p>1.1241636713</text:p>
          </table:table-cell>
          <table:table-cell table:formula="of:=([.A422]-[.A421])/0.01" office:value-type="float" office:value="0.600914986256429" calcext:value-type="float">
            <text:p>0.6009149863</text:p>
          </table:table-cell>
          <table:table-cell table:formula="of:=([.B422]-[.B421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805852064481567" calcext:value-type="float">
            <text:p>0.8058520645</text:p>
          </table:table-cell>
          <table:table-cell office:value-type="float" office:value="1.13518729329876" calcext:value-type="float">
            <text:p>1.1351872933</text:p>
          </table:table-cell>
          <table:table-cell table:formula="of:=([.A423]-[.A422])/0.01" office:value-type="float" office:value="0.630228048905601" calcext:value-type="float">
            <text:p>0.6302280489</text:p>
          </table:table-cell>
          <table:table-cell table:formula="of:=([.B423]-[.B422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812154344970623" calcext:value-type="float">
            <text:p>0.812154345</text:p>
          </table:table-cell>
          <table:table-cell office:value-type="float" office:value="1.146210915346" calcext:value-type="float">
            <text:p>1.1462109153</text:p>
          </table:table-cell>
          <table:table-cell table:formula="of:=([.A424]-[.A423])/0.01" office:value-type="float" office:value="0.658483651795916" calcext:value-type="float">
            <text:p>0.6584836518</text:p>
          </table:table-cell>
          <table:table-cell table:formula="of:=([.B424]-[.B423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818739181488582" calcext:value-type="float">
            <text:p>0.8187391815</text:p>
          </table:table-cell>
          <table:table-cell office:value-type="float" office:value="1.15723453739324" calcext:value-type="float">
            <text:p>1.1572345374</text:p>
          </table:table-cell>
          <table:table-cell table:formula="of:=([.A425]-[.A424])/0.01" office:value-type="float" office:value="0.685716088488408" calcext:value-type="float">
            <text:p>0.6857160885</text:p>
          </table:table-cell>
          <table:table-cell table:formula="of:=([.B425]-[.B424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825596342373466" calcext:value-type="float">
            <text:p>0.8255963424</text:p>
          </table:table-cell>
          <table:table-cell office:value-type="float" office:value="1.16825815944049" calcext:value-type="float">
            <text:p>1.1682581594</text:p>
          </table:table-cell>
          <table:table-cell table:formula="of:=([.A426]-[.A425])/0.01" office:value-type="float" office:value="0.711958848046357" calcext:value-type="float">
            <text:p>0.711958848</text:p>
          </table:table-cell>
          <table:table-cell table:formula="of:=([.B426]-[.B425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83271593085393" calcext:value-type="float">
            <text:p>0.8327159309</text:p>
          </table:table-cell>
          <table:table-cell office:value-type="float" office:value="1.17928178148773" calcext:value-type="float">
            <text:p>1.1792817815</text:p>
          </table:table-cell>
          <table:table-cell table:formula="of:=([.A427]-[.A426])/0.01" office:value-type="float" office:value="0.737244640442158" calcext:value-type="float">
            <text:p>0.7372446404</text:p>
          </table:table-cell>
          <table:table-cell table:formula="of:=([.B427]-[.B426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840088377258351" calcext:value-type="float">
            <text:p>0.8400883773</text:p>
          </table:table-cell>
          <table:table-cell office:value-type="float" office:value="1.19030540353498" calcext:value-type="float">
            <text:p>1.1903054035</text:p>
          </table:table-cell>
          <table:table-cell table:formula="of:=([.A428]-[.A427])/0.01" office:value-type="float" office:value="0.761605426195555" calcext:value-type="float">
            <text:p>0.7616054262</text:p>
          </table:table-cell>
          <table:table-cell table:formula="of:=([.B428]-[.B427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847704431520307" calcext:value-type="float">
            <text:p>0.8477044315</text:p>
          </table:table-cell>
          <table:table-cell office:value-type="float" office:value="1.20132902558222" calcext:value-type="float">
            <text:p>1.2013290256</text:p>
          </table:table-cell>
          <table:table-cell table:formula="of:=([.A429]-[.A428])/0.01" office:value-type="float" office:value="0.78507244937841" calcext:value-type="float">
            <text:p>0.7850724494</text:p>
          </table:table-cell>
          <table:table-cell table:formula="of:=([.B429]-[.B428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855555156014091" calcext:value-type="float">
            <text:p>0.855555156</text:p>
          </table:table-cell>
          <table:table-cell office:value-type="float" office:value="1.21235264762946" calcext:value-type="float">
            <text:p>1.2123526476</text:p>
          </table:table-cell>
          <table:table-cell table:formula="of:=([.A430]-[.A429])/0.01" office:value-type="float" office:value="0.807676273206825" calcext:value-type="float">
            <text:p>0.8076762732</text:p>
          </table:table-cell>
          <table:table-cell table:formula="of:=([.B430]-[.B429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863631918746159" calcext:value-type="float">
            <text:p>0.8636319187</text:p>
          </table:table-cell>
          <table:table-cell office:value-type="float" office:value="1.22337626967671" calcext:value-type="float">
            <text:p>1.2233762697</text:p>
          </table:table-cell>
          <table:table-cell table:formula="of:=([.A431]-[.A430])/0.01" office:value-type="float" office:value="0.829446817520463" calcext:value-type="float">
            <text:p>0.8294468175</text:p>
          </table:table-cell>
          <table:table-cell table:formula="of:=([.B431]-[.B430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871926386921364" calcext:value-type="float">
            <text:p>0.8719263869</text:p>
          </table:table-cell>
          <table:table-cell office:value-type="float" office:value="1.23439989172395" calcext:value-type="float">
            <text:p>1.2343998917</text:p>
          </table:table-cell>
          <table:table-cell table:formula="of:=([.A432]-[.A431])/0.01" office:value-type="float" office:value="0.850413397522698" calcext:value-type="float">
            <text:p>0.8504133975</text:p>
          </table:table-cell>
          <table:table-cell table:formula="of:=([.B432]-[.B431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880430520896591" calcext:value-type="float">
            <text:p>0.8804305209</text:p>
          </table:table-cell>
          <table:table-cell office:value-type="float" office:value="1.2454235137712" calcext:value-type="float">
            <text:p>1.2454235138</text:p>
          </table:table-cell>
          <table:table-cell table:formula="of:=([.A433]-[.A432])/0.01" office:value-type="float" office:value="0.870604763220451" calcext:value-type="float">
            <text:p>0.8706047632</text:p>
          </table:table-cell>
          <table:table-cell table:formula="of:=([.B433]-[.B432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889136568528796" calcext:value-type="float">
            <text:p>0.8891365685</text:p>
          </table:table-cell>
          <table:table-cell office:value-type="float" office:value="1.25644713581844" calcext:value-type="float">
            <text:p>1.2564471358</text:p>
          </table:table-cell>
          <table:table-cell table:formula="of:=([.A434]-[.A433])/0.01" office:value-type="float" office:value="0.890049139066873" calcext:value-type="float">
            <text:p>0.8900491391</text:p>
          </table:table-cell>
          <table:table-cell table:formula="of:=([.B434]-[.B433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898037059919464" calcext:value-type="float">
            <text:p>0.8980370599</text:p>
          </table:table-cell>
          <table:table-cell office:value-type="float" office:value="1.26747075786569" calcext:value-type="float">
            <text:p>1.2674707579</text:p>
          </table:table-cell>
          <table:table-cell table:formula="of:=([.A435]-[.A434])/0.01" office:value-type="float" office:value="0.908774263364009" calcext:value-type="float">
            <text:p>0.9087742634</text:p>
          </table:table-cell>
          <table:table-cell table:formula="of:=([.B435]-[.B434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907124802553104" calcext:value-type="float">
            <text:p>0.9071248026</text:p>
          </table:table-cell>
          <table:table-cell office:value-type="float" office:value="1.27849437991293" calcext:value-type="float">
            <text:p>1.2784943799</text:p>
          </table:table-cell>
          <table:table-cell table:formula="of:=([.A436]-[.A435])/0.01" office:value-type="float" office:value="0.926807427036347" calcext:value-type="float">
            <text:p>0.926807427</text:p>
          </table:table-cell>
          <table:table-cell table:formula="of:=([.B436]-[.B435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916392876823468" calcext:value-type="float">
            <text:p>0.9163928768</text:p>
          </table:table-cell>
          <table:table-cell office:value-type="float" office:value="1.28951800196017" calcext:value-type="float">
            <text:p>1.289518002</text:p>
          </table:table-cell>
          <table:table-cell table:formula="of:=([.A437]-[.A436])/0.01" office:value-type="float" office:value="0.944175511432421" calcext:value-type="float">
            <text:p>0.9441755114</text:p>
          </table:table-cell>
          <table:table-cell table:formula="of:=([.B437]-[.B436])/0.01" office:value-type="float" office:value="1.10236220472444" calcext:value-type="float">
            <text:p>1.1023622047</text:p>
          </table:table-cell>
        </table:table-row>
        <table:table-row table:style-name="ro1">
          <table:table-cell office:value-type="float" office:value="0.925834631937792" calcext:value-type="float">
            <text:p>0.9258346319</text:p>
          </table:table-cell>
          <table:table-cell office:value-type="float" office:value="1.30054162400742" calcext:value-type="float">
            <text:p>1.300541624</text:p>
          </table:table-cell>
          <table:table-cell table:formula="of:=([.A438]-[.A437])/0.01" office:value-type="float" office:value="0.96090502485584" calcext:value-type="float">
            <text:p>0.9609050249</text:p>
          </table:table-cell>
          <table:table-cell table:formula="of:=([.B438]-[.B437])/0.01" office:value-type="float" office:value="1.10236220472439" calcext:value-type="float">
            <text:p>1.1023622047</text:p>
          </table:table-cell>
        </table:table-row>
        <table:table-row table:style-name="ro1">
          <table:table-cell office:value-type="float" office:value="0.93544368218635" calcext:value-type="float">
            <text:p>0.9354436822</text:p>
          </table:table-cell>
          <table:table-cell office:value-type="float" office:value="1.31156524605466" calcext:value-type="float">
            <text:p>1.3115652461</text:p>
          </table:table-cell>
          <table:table-cell table:formula="of:=([.A439]-[.A438])/0.01" office:value-type="float" office:value="0.977022137565064" calcext:value-type="float">
            <text:p>0.9770221376</text:p>
          </table:table-cell>
          <table:table-cell table:formula="of:=([.B439]-[.B438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945213903562001" calcext:value-type="float">
            <text:p>0.9452139036</text:p>
          </table:table-cell>
          <table:table-cell office:value-type="float" office:value="1.32258886810191" calcext:value-type="float">
            <text:p>1.3225888681</text:p>
          </table:table-cell>
          <table:table-cell table:formula="of:=([.A440]-[.A439])/0.01" office:value-type="float" office:value="0.992552715018646" calcext:value-type="float">
            <text:p>0.992552715</text:p>
          </table:table-cell>
          <table:table-cell table:formula="of:=([.B440]-[.B439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955139430712188" calcext:value-type="float">
            <text:p>0.9551394307</text:p>
          </table:table-cell>
          <table:table-cell office:value-type="float" office:value="1.33361249014915" calcext:value-type="float">
            <text:p>1.3336124901</text:p>
          </table:table-cell>
          <table:table-cell table:formula="of:=([.A441]-[.A440])/0.01" office:value-type="float" office:value="1.00752234917448" calcext:value-type="float">
            <text:p>1.0075223492</text:p>
          </table:table-cell>
          <table:table-cell table:formula="of:=([.B441]-[.B440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965214654203932" calcext:value-type="float">
            <text:p>0.9652146542</text:p>
          </table:table-cell>
          <table:table-cell office:value-type="float" office:value="1.34463611219639" calcext:value-type="float">
            <text:p>1.3446361122</text:p>
          </table:table-cell>
          <table:table-cell table:formula="of:=([.A442]-[.A441])/0.01" office:value-type="float" office:value="1.02195638767928" calcext:value-type="float">
            <text:p>1.0219563877</text:p>
          </table:table-cell>
          <table:table-cell table:formula="of:=([.B442]-[.B441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975434218080725" calcext:value-type="float">
            <text:p>0.9754342181</text:p>
          </table:table-cell>
          <table:table-cell office:value-type="float" office:value="1.35565973424364" calcext:value-type="float">
            <text:p>1.3556597342</text:p>
          </table:table-cell>
          <table:table-cell table:formula="of:=([.A443]-[.A442])/0.01" office:value-type="float" office:value="1.03587996081368" calcext:value-type="float">
            <text:p>1.0358799608</text:p>
          </table:table-cell>
          <table:table-cell table:formula="of:=([.B443]-[.B442])/0.01" office:value-type="float" office:value="1.10236220472444" calcext:value-type="float">
            <text:p>1.1023622047</text:p>
          </table:table-cell>
        </table:table-row>
        <table:table-row table:style-name="ro1">
          <table:table-cell office:value-type="float" office:value="0.985793017688862" calcext:value-type="float">
            <text:p>0.9857930177</text:p>
          </table:table-cell>
          <table:table-cell office:value-type="float" office:value="1.36668335629088" calcext:value-type="float">
            <text:p>1.3666833563</text:p>
          </table:table-cell>
          <table:table-cell table:formula="of:=([.A444]-[.A443])/0.01" office:value-type="float" office:value="1.04931800607904" calcext:value-type="float">
            <text:p>1.0493180061</text:p>
          </table:table-cell>
          <table:table-cell table:formula="of:=([.B444]-[.B443])/0.01" office:value-type="float" office:value="1.10236220472439" calcext:value-type="float">
            <text:p>1.1023622047</text:p>
          </table:table-cell>
        </table:table-row>
        <table:table-row table:style-name="ro1">
          <table:table-cell office:value-type="float" office:value="0.996286197749652" calcext:value-type="float">
            <text:p>0.9962861977</text:p>
          </table:table-cell>
          <table:table-cell office:value-type="float" office:value="1.37770697833813" calcext:value-type="float">
            <text:p>1.3777069783</text:p>
          </table:table-cell>
          <table:table-cell table:formula="of:=([.A445]-[.A444])/0.01" office:value-type="float" office:value="1.06229529033427" calcext:value-type="float">
            <text:p>1.0622952903</text:p>
          </table:table-cell>
          <table:table-cell table:formula="of:=([.B445]-[.B444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006909150653" calcext:value-type="float">
            <text:p>1.0069091507</text:p>
          </table:table-cell>
          <table:table-cell office:value-type="float" office:value="1.38873060038537" calcext:value-type="float">
            <text:p>1.3887306004</text:p>
          </table:table-cell>
          <table:table-cell table:formula="of:=([.A446]-[.A445])/0.01" office:value-type="float" office:value="1.07483642940904" calcext:value-type="float">
            <text:p>1.0748364294</text:p>
          </table:table-cell>
          <table:table-cell table:formula="of:=([.B446]-[.B445])/0.01" office:value-type="float" office:value="1.08804357410013" calcext:value-type="float">
            <text:p>1.0880435741</text:p>
          </table:table-cell>
        </table:table-row>
        <table:table-row table:style-name="ro1">
          <table:table-cell office:value-type="float" office:value="1.01765751494709" calcext:value-type="float">
            <text:p>1.0176575149</text:p>
          </table:table-cell>
          <table:table-cell office:value-type="float" office:value="1.39961103612637" calcext:value-type="float">
            <text:p>1.3996110361</text:p>
          </table:table-cell>
          <table:table-cell table:formula="of:=([.A447]-[.A446])/0.01" office:value-type="float" office:value="1.08693928172927" calcext:value-type="float">
            <text:p>1.0869392817</text:p>
          </table:table-cell>
          <table:table-cell table:formula="of:=([.B447]-[.B446])/0.01" office:value-type="float" office:value="0.93680146990538" calcext:value-type="float">
            <text:p>0.9368014699</text:p>
          </table:table-cell>
        </table:table-row>
        <table:table-row table:style-name="ro1">
          <table:table-cell office:value-type="float" office:value="1.02852690776438" calcext:value-type="float">
            <text:p>1.0285269078</text:p>
          </table:table-cell>
          <table:table-cell office:value-type="float" office:value="1.40897905082543" calcext:value-type="float">
            <text:p>1.4089790508</text:p>
          </table:table-cell>
          <table:table-cell table:formula="of:=([.A448]-[.A447])/0.01" office:value-type="float" office:value="1.09761986870962" calcext:value-type="float">
            <text:p>1.0976198687</text:p>
          </table:table-cell>
          <table:table-cell table:formula="of:=([.B448]-[.B447])/0.01" office:value-type="float" office:value="0.671118127673087" calcext:value-type="float">
            <text:p>0.6711181277</text:p>
          </table:table-cell>
        </table:table-row>
        <table:table-row table:style-name="ro1">
          <table:table-cell office:value-type="float" office:value="1.03950310645147" calcext:value-type="float">
            <text:p>1.0395031065</text:p>
          </table:table-cell>
          <table:table-cell office:value-type="float" office:value="1.41569023210216" calcext:value-type="float">
            <text:p>1.4156902321</text:p>
          </table:table-cell>
          <table:table-cell table:formula="of:=([.A449]-[.A448])/0.01" office:value-type="float" office:value="1.10236220472442" calcext:value-type="float">
            <text:p>1.1023622047</text:p>
          </table:table-cell>
          <table:table-cell table:formula="of:=([.B449]-[.B448])/0.01" office:value-type="float" office:value="0.42917425510991" calcext:value-type="float">
            <text:p>0.4291742551</text:p>
          </table:table-cell>
        </table:table-row>
        <table:table-row table:style-name="ro1">
          <table:table-cell office:value-type="float" office:value="1.05052672849872" calcext:value-type="float">
            <text:p>1.0505267285</text:p>
          </table:table-cell>
          <table:table-cell office:value-type="float" office:value="1.41998197465326" calcext:value-type="float">
            <text:p>1.4199819747</text:p>
          </table:table-cell>
          <table:table-cell table:formula="of:=([.A450]-[.A449])/0.01" office:value-type="float" office:value="1.10236220472442" calcext:value-type="float">
            <text:p>1.1023622047</text:p>
          </table:table-cell>
          <table:table-cell table:formula="of:=([.B450]-[.B449])/0.01" office:value-type="float" office:value="0.217416072816845" calcext:value-type="float">
            <text:p>0.2174160728</text:p>
          </table:table-cell>
        </table:table-row>
        <table:table-row table:style-name="ro1">
          <table:table-cell office:value-type="float" office:value="1.06155035054596" calcext:value-type="float">
            <text:p>1.0615503505</text:p>
          </table:table-cell>
          <table:table-cell office:value-type="float" office:value="1.42215613538142" calcext:value-type="float">
            <text:p>1.4221561354</text:p>
          </table:table-cell>
          <table:table-cell table:formula="of:=([.A451]-[.A450])/0.01" office:value-type="float" office:value="1.10236220472442" calcext:value-type="float">
            <text:p>1.1023622047</text:p>
          </table:table-cell>
          <table:table-cell table:formula="of:=([.B451]-[.B450])/0.01" office:value-type="float" office:value="0.0334696279551627" calcext:value-type="float">
            <text:p>0.033469628</text:p>
          </table:table-cell>
        </table:table-row>
        <table:table-row table:style-name="ro1">
          <table:table-cell office:value-type="float" office:value="1.07257397259321" calcext:value-type="float">
            <text:p>1.0725739726</text:p>
          </table:table-cell>
          <table:table-cell office:value-type="float" office:value="1.42249083166098" calcext:value-type="float">
            <text:p>1.4224908317</text:p>
          </table:table-cell>
          <table:table-cell table:formula="of:=([.A452]-[.A451])/0.01" office:value-type="float" office:value="1.10236220472442" calcext:value-type="float">
            <text:p>1.1023622047</text:p>
          </table:table-cell>
          <table:table-cell table:formula="of:=([.B452]-[.B451])/0.01" office:value-type="float" office:value="-0.125379290212857" calcext:value-type="float">
            <text:p>-0.1253792902</text:p>
          </table:table-cell>
        </table:table-row>
        <table:table-row table:style-name="ro1">
          <table:table-cell office:value-type="float" office:value="1.08359759464045" calcext:value-type="float">
            <text:p>1.0835975946</text:p>
          </table:table-cell>
          <table:table-cell office:value-type="float" office:value="1.42123703875885" calcext:value-type="float">
            <text:p>1.4212370388</text:p>
          </table:table-cell>
          <table:table-cell table:formula="of:=([.A453]-[.A452])/0.01" office:value-type="float" office:value="1.10236220472442" calcext:value-type="float">
            <text:p>1.1023622047</text:p>
          </table:table-cell>
          <table:table-cell table:formula="of:=([.B453]-[.B452])/0.01" office:value-type="float" office:value="-0.261617714837903" calcext:value-type="float">
            <text:p>-0.2616177148</text:p>
          </table:table-cell>
        </table:table-row>
        <table:table-row table:style-name="ro1">
          <table:table-cell office:value-type="float" office:value="1.0946212166877" calcext:value-type="float">
            <text:p>1.0946212167</text:p>
          </table:table-cell>
          <table:table-cell office:value-type="float" office:value="1.41862086161047" calcext:value-type="float">
            <text:p>1.4186208616</text:p>
          </table:table-cell>
          <table:table-cell table:formula="of:=([.A454]-[.A453])/0.01" office:value-type="float" office:value="1.10236220472442" calcext:value-type="float">
            <text:p>1.1023622047</text:p>
          </table:table-cell>
          <table:table-cell table:formula="of:=([.B454]-[.B453])/0.01" office:value-type="float" office:value="-0.377492114627831" calcext:value-type="float">
            <text:p>-0.3774921146</text:p>
          </table:table-cell>
        </table:table-row>
        <table:table-row table:style-name="ro1">
          <table:table-cell office:value-type="float" office:value="1.10564483873494" calcext:value-type="float">
            <text:p>1.1056448387</text:p>
          </table:table-cell>
          <table:table-cell office:value-type="float" office:value="1.41484594046419" calcext:value-type="float">
            <text:p>1.4148459405</text:p>
          </table:table-cell>
          <table:table-cell table:formula="of:=([.A455]-[.A454])/0.01" office:value-type="float" office:value="1.10236220472442" calcext:value-type="float">
            <text:p>1.1023622047</text:p>
          </table:table-cell>
          <table:table-cell table:formula="of:=([.B455]-[.B454])/0.01" office:value-type="float" office:value="-0.475030608812976" calcext:value-type="float">
            <text:p>-0.4750306088</text:p>
          </table:table-cell>
        </table:table-row>
        <table:table-row table:style-name="ro1">
          <table:table-cell office:value-type="float" office:value="1.11666846078218" calcext:value-type="float">
            <text:p>1.1166684608</text:p>
          </table:table-cell>
          <table:table-cell office:value-type="float" office:value="1.41009563437606" calcext:value-type="float">
            <text:p>1.4100956344</text:p>
          </table:table-cell>
          <table:table-cell table:formula="of:=([.A456]-[.A455])/0.01" office:value-type="float" office:value="1.09761675306577" calcext:value-type="float">
            <text:p>1.0976167531</text:p>
          </table:table-cell>
          <table:table-cell table:formula="of:=([.B456]-[.B455])/0.01" office:value-type="float" office:value="-0.556065195737787" calcext:value-type="float">
            <text:p>-0.5560651957</text:p>
          </table:table-cell>
        </table:table-row>
        <table:table-row table:style-name="ro1">
          <table:table-cell office:value-type="float" office:value="1.12764462831284" calcext:value-type="float">
            <text:p>1.1276446283</text:p>
          </table:table-cell>
          <table:table-cell office:value-type="float" office:value="1.40453498241868" calcext:value-type="float">
            <text:p>1.4045349824</text:p>
          </table:table-cell>
          <table:table-cell table:formula="of:=([.A457]-[.A456])/0.01" office:value-type="float" office:value="1.08281141155966" calcext:value-type="float">
            <text:p>1.0828114116</text:p>
          </table:table-cell>
          <table:table-cell table:formula="of:=([.B457]-[.B456])/0.01" office:value-type="float" office:value="-0.622260473268543" calcext:value-type="float">
            <text:p>-0.6222604733</text:p>
          </table:table-cell>
        </table:table-row>
        <table:table-row table:style-name="ro1">
          <table:table-cell office:value-type="float" office:value="1.13847274242844" calcext:value-type="float">
            <text:p>1.1384727424</text:p>
          </table:table-cell>
          <table:table-cell office:value-type="float" office:value="1.398312377686" calcext:value-type="float">
            <text:p>1.3983123777</text:p>
          </table:table-cell>
          <table:table-cell table:formula="of:=([.A458]-[.A457])/0.01" office:value-type="float" office:value="1.06083026258119" calcext:value-type="float">
            <text:p>1.0608302626</text:p>
          </table:table-cell>
          <table:table-cell table:formula="of:=([.B458]-[.B457])/0.01" office:value-type="float" office:value="-0.675149498147487" calcext:value-type="float">
            <text:p>-0.6751494981</text:p>
          </table:table-cell>
        </table:table-row>
        <table:table-row table:style-name="ro1">
          <table:table-cell office:value-type="float" office:value="1.14908104505425" calcext:value-type="float">
            <text:p>1.1490810451</text:p>
          </table:table-cell>
          <table:table-cell office:value-type="float" office:value="1.39156088270452" calcext:value-type="float">
            <text:p>1.3915608827</text:p>
          </table:table-cell>
          <table:table-cell table:formula="of:=([.A459]-[.A458])/0.01" office:value-type="float" office:value="1.03548282493218" calcext:value-type="float">
            <text:p>1.0354828249</text:p>
          </table:table-cell>
          <table:table-cell table:formula="of:=([.B459]-[.B458])/0.01" office:value-type="float" office:value="-0.716152284598692" calcext:value-type="float">
            <text:p>-0.7161522846</text:p>
          </table:table-cell>
        </table:table-row>
        <table:table-row table:style-name="ro1">
          <table:table-cell office:value-type="float" office:value="1.15943587330357" calcext:value-type="float">
            <text:p>1.1594358733</text:p>
          </table:table-cell>
          <table:table-cell office:value-type="float" office:value="1.38439935985854" calcext:value-type="float">
            <text:p>1.3843993599</text:p>
          </table:table-cell>
          <table:table-cell table:formula="of:=([.A460]-[.A459])/0.01" office:value-type="float" office:value="1.00728017335716" calcext:value-type="float">
            <text:p>1.0072801734</text:p>
          </table:table-cell>
          <table:table-cell table:formula="of:=([.B460]-[.B459])/0.01" office:value-type="float" office:value="-0.746574634942299" calcext:value-type="float">
            <text:p>-0.7465746349</text:p>
          </table:table-cell>
        </table:table-row>
        <table:table-row table:style-name="ro1">
          <table:table-cell office:value-type="float" office:value="1.16950867503714" calcext:value-type="float">
            <text:p>1.169508675</text:p>
          </table:table-cell>
          <table:table-cell office:value-type="float" office:value="1.37693361350911" calcext:value-type="float">
            <text:p>1.3769336135</text:p>
          </table:table-cell>
          <table:table-cell table:formula="of:=([.A461]-[.A460])/0.01" office:value-type="float" office:value="0.976525493094105" calcext:value-type="float">
            <text:p>0.9765254931</text:p>
          </table:table-cell>
          <table:table-cell table:formula="of:=([.B461]-[.B460])/0.01" office:value-type="float" office:value="-0.767610349387771" calcext:value-type="float">
            <text:p>-0.7676103494</text:p>
          </table:table-cell>
        </table:table-row>
        <table:table-row table:style-name="ro1">
          <table:table-cell office:value-type="float" office:value="1.17927392996808" calcext:value-type="float">
            <text:p>1.17927393</text:p>
          </table:table-cell>
          <table:table-cell office:value-type="float" office:value="1.36925751001523" calcext:value-type="float">
            <text:p>1.36925751</text:p>
          </table:table-cell>
          <table:table-cell table:formula="of:=([.A462]-[.A461])/0.01" office:value-type="float" office:value="0.943519698027973" calcext:value-type="float">
            <text:p>0.943519698</text:p>
          </table:table-cell>
          <table:table-cell table:formula="of:=([.B462]-[.B461])/0.01" office:value-type="float" office:value="-0.780349917803092" calcext:value-type="float">
            <text:p>-0.7803499178</text:p>
          </table:table-cell>
        </table:table-row>
        <table:table-row table:style-name="ro1">
          <table:table-cell office:value-type="float" office:value="1.18870912694836" calcext:value-type="float">
            <text:p>1.1887091269</text:p>
          </table:table-cell>
          <table:table-cell office:value-type="float" office:value="1.3614540108372" calcext:value-type="float">
            <text:p>1.3614540108</text:p>
          </table:table-cell>
          <table:table-cell table:formula="of:=([.A463]-[.A462])/0.01" office:value-type="float" office:value="0.908568914749552" calcext:value-type="float">
            <text:p>0.9085689147</text:p>
          </table:table-cell>
          <table:table-cell table:formula="of:=([.B463]-[.B462])/0.01" office:value-type="float" office:value="-0.785789158602479" calcext:value-type="float">
            <text:p>-0.7857891586</text:p>
          </table:table-cell>
        </table:table-row>
        <table:table-row table:style-name="ro1">
          <table:table-cell office:value-type="float" office:value="1.19779481609586" calcext:value-type="float">
            <text:p>1.1977948161</text:p>
          </table:table-cell>
          <table:table-cell office:value-type="float" office:value="1.35359611925118" calcext:value-type="float">
            <text:p>1.3535961193</text:p>
          </table:table-cell>
          <table:table-cell table:formula="of:=([.A464]-[.A463])/0.01" office:value-type="float" office:value="0.871979435244707" calcext:value-type="float">
            <text:p>0.8719794352</text:p>
          </table:table-cell>
          <table:table-cell table:formula="of:=([.B464]-[.B463])/0.01" office:value-type="float" office:value="-0.784837020755891" calcext:value-type="float">
            <text:p>-0.7848370208</text:p>
          </table:table-cell>
        </table:table-row>
        <table:table-row table:style-name="ro1">
          <table:table-cell office:value-type="float" office:value="1.20651461044831" calcext:value-type="float">
            <text:p>1.2065146104</text:p>
          </table:table-cell>
          <table:table-cell office:value-type="float" office:value="1.34574774904362" calcext:value-type="float">
            <text:p>1.345747749</text:p>
          </table:table-cell>
          <table:table-cell table:formula="of:=([.A465]-[.A464])/0.01" office:value-type="float" office:value="0.834052824959697" calcext:value-type="float">
            <text:p>0.834052825</text:p>
          </table:table-cell>
          <table:table-cell table:formula="of:=([.B465]-[.B464])/0.01" office:value-type="float" office:value="-0.778322585351021" calcext:value-type="float">
            <text:p>-0.7783225854</text:p>
          </table:table-cell>
        </table:table-row>
        <table:table-row table:style-name="ro1">
          <table:table-cell office:value-type="float" office:value="1.2148551386979" calcext:value-type="float">
            <text:p>1.2148551387</text:p>
          </table:table-cell>
          <table:table-cell office:value-type="float" office:value="1.33796452319011" calcext:value-type="float">
            <text:p>1.3379645232</text:p>
          </table:table-cell>
          <table:table-cell table:formula="of:=([.A466]-[.A465])/0.01" office:value-type="float" office:value="0.795081932765918" calcext:value-type="float">
            <text:p>0.7950819328</text:p>
          </table:table-cell>
          <table:table-cell table:formula="of:=([.B466]-[.B465])/0.01" office:value-type="float" office:value="-0.76700137168817" calcext:value-type="float">
            <text:p>-0.7670013717</text:p>
          </table:table-cell>
        </table:table-row>
        <table:table-row table:style-name="ro1">
          <table:table-cell office:value-type="float" office:value="1.22280595802556" calcext:value-type="float">
            <text:p>1.222805958</text:p>
          </table:table-cell>
          <table:table-cell office:value-type="float" office:value="1.33029450947323" calcext:value-type="float">
            <text:p>1.3302945095</text:p>
          </table:table-cell>
          <table:table-cell table:formula="of:=([.A467]-[.A466])/0.01" office:value-type="float" office:value="0.755347737461776" calcext:value-type="float">
            <text:p>0.7553477375</text:p>
          </table:table-cell>
          <table:table-cell table:formula="of:=([.B467]-[.B466])/0.01" office:value-type="float" office:value="-0.751561043475002" calcext:value-type="float">
            <text:p>-0.7515610435</text:p>
          </table:table-cell>
        </table:table-row>
        <table:table-row table:style-name="ro1">
          <table:table-cell office:value-type="float" office:value="1.23035943540018" calcext:value-type="float">
            <text:p>1.2303594354</text:p>
          </table:table-cell>
          <table:table-cell office:value-type="float" office:value="1.32277889903848" calcext:value-type="float">
            <text:p>1.322778899</text:p>
          </table:table-cell>
          <table:table-cell table:formula="of:=([.A468]-[.A467])/0.01" office:value-type="float" office:value="0.715116921608061" calcext:value-type="float">
            <text:p>0.7151169216</text:p>
          </table:table-cell>
          <table:table-cell table:formula="of:=([.B468]-[.B467])/0.01" office:value-type="float" office:value="-0.73262659623794" calcext:value-type="float">
            <text:p>-0.7326265962</text:p>
          </table:table-cell>
        </table:table-row>
        <table:table-row table:style-name="ro1">
          <table:table-cell office:value-type="float" office:value="1.23751060461626" calcext:value-type="float">
            <text:p>1.2375106046</text:p>
          </table:table-cell>
          <table:table-cell office:value-type="float" office:value="1.3154526330761" calcext:value-type="float">
            <text:p>1.3154526331</text:p>
          </table:table-cell>
          <table:table-cell table:formula="of:=([.A469]-[.A468])/0.01" office:value-type="float" office:value="0.674640071579868" calcext:value-type="float">
            <text:p>0.6746400716</text:p>
          </table:table-cell>
          <table:table-cell table:formula="of:=([.B469]-[.B468])/0.01" office:value-type="float" office:value="-0.710765094199028" calcext:value-type="float">
            <text:p>-0.7107650942</text:p>
          </table:table-cell>
        </table:table-row>
        <table:table-row table:style-name="ro1">
          <table:table-cell office:value-type="float" office:value="1.24425700533206" calcext:value-type="float">
            <text:p>1.2442570053</text:p>
          </table:table-cell>
          <table:table-cell office:value-type="float" office:value="1.30834498213411" calcext:value-type="float">
            <text:p>1.3083449821</text:p>
          </table:table-cell>
          <table:table-cell table:formula="of:=([.A470]-[.A469])/0.01" office:value-type="float" office:value="0.634150413371448" calcext:value-type="float">
            <text:p>0.6341504134</text:p>
          </table:table-cell>
          <table:table-cell table:formula="of:=([.B470]-[.B469])/0.01" office:value-type="float" office:value="-0.686490013920271" calcext:value-type="float">
            <text:p>-0.6864900139</text:p>
          </table:table-cell>
        </table:table-row>
        <table:table-row table:style-name="ro1">
          <table:table-cell office:value-type="float" office:value="1.25059850946577" calcext:value-type="float">
            <text:p>1.2505985095</text:p>
          </table:table-cell>
          <table:table-cell office:value-type="float" office:value="1.30148008199491" calcext:value-type="float">
            <text:p>1.301480082</text:p>
          </table:table-cell>
          <table:table-cell table:formula="of:=([.A471]-[.A470])/0.01" office:value-type="float" office:value="0.593863003616235" calcext:value-type="float">
            <text:p>0.5938630036</text:p>
          </table:table-cell>
          <table:table-cell table:formula="of:=([.B471]-[.B470])/0.01" office:value-type="float" office:value="-0.660265242789926" calcext:value-type="float">
            <text:p>-0.6602652428</text:p>
          </table:table-cell>
        </table:table-row>
        <table:table-row table:style-name="ro1">
          <table:table-cell office:value-type="float" office:value="1.25653713950194" calcext:value-type="float">
            <text:p>1.2565371395</text:p>
          </table:table-cell>
          <table:table-cell office:value-type="float" office:value="1.29487742956701" calcext:value-type="float">
            <text:p>1.2948774296</text:p>
          </table:table-cell>
          <table:table-cell table:formula="of:=([.A472]-[.A471])/0.01" office:value-type="float" office:value="0.553974304345717" calcext:value-type="float">
            <text:p>0.5539743043</text:p>
          </table:table-cell>
          <table:table-cell table:formula="of:=([.B472]-[.B471])/0.01" office:value-type="float" office:value="-0.632508772691676" calcext:value-type="float">
            <text:p>-0.6325087727</text:p>
          </table:table-cell>
        </table:table-row>
        <table:table-row table:style-name="ro1">
          <table:table-cell office:value-type="float" office:value="1.26207688254539" calcext:value-type="float">
            <text:p>1.2620768825</text:p>
          </table:table-cell>
          <table:table-cell office:value-type="float" office:value="1.28855234184009" calcext:value-type="float">
            <text:p>1.2885523418</text:p>
          </table:table-cell>
          <table:table-cell table:formula="of:=([.A473]-[.A472])/0.01" office:value-type="float" office:value="0.514662078270556" calcext:value-type="float">
            <text:p>0.5146620783</text:p>
          </table:table-cell>
          <table:table-cell table:formula="of:=([.B473]-[.B472])/0.01" office:value-type="float" office:value="-0.603596122741257" calcext:value-type="float">
            <text:p>-0.6035961227</text:p>
          </table:table-cell>
        </table:table-row>
        <table:table-row table:style-name="ro1">
          <table:table-cell office:value-type="float" office:value="1.2672235033281" calcext:value-type="float">
            <text:p>1.2672235033</text:p>
          </table:table-cell>
          <table:table-cell office:value-type="float" office:value="1.28251638061268" calcext:value-type="float">
            <text:p>1.2825163806</text:p>
          </table:table-cell>
          <table:table-cell table:formula="of:=([.A474]-[.A473])/0.01" office:value-type="float" office:value="0.476085548886296" calcext:value-type="float">
            <text:p>0.4760855489</text:p>
          </table:table-cell>
          <table:table-cell table:formula="of:=([.B474]-[.B473])/0.01" office:value-type="float" office:value="-0.573863519609508" calcext:value-type="float">
            <text:p>-0.5738635196</text:p>
          </table:table-cell>
        </table:table-row>
        <table:table-row table:style-name="ro1">
          <table:table-cell office:value-type="float" office:value="1.27198435881696" calcext:value-type="float">
            <text:p>1.2719843588</text:p>
          </table:table-cell>
          <table:table-cell office:value-type="float" office:value="1.27677774541658" calcext:value-type="float">
            <text:p>1.2767777454</text:p>
          </table:table-cell>
          <table:table-cell table:formula="of:=([.A475]-[.A474])/0.01" office:value-type="float" office:value="0.43838577653903" calcext:value-type="float">
            <text:p>0.4383857765</text:p>
          </table:table-cell>
          <table:table-cell table:formula="of:=([.B475]-[.B474])/0.01" office:value-type="float" office:value="-0.543610859503318" calcext:value-type="float">
            <text:p>-0.5436108595</text:p>
          </table:table-cell>
        </table:table-row>
        <table:table-row table:style-name="ro1">
          <table:table-cell office:value-type="float" office:value="1.27636821658235" calcext:value-type="float">
            <text:p>1.2763682166</text:p>
          </table:table-cell>
          <table:table-cell office:value-type="float" office:value="1.27134163682155" calcext:value-type="float">
            <text:p>1.2713416368</text:p>
          </table:table-cell>
          <table:table-cell table:formula="of:=([.A476]-[.A475])/0.01" office:value-type="float" office:value="0.401686207777874" calcext:value-type="float">
            <text:p>0.4016862078</text:p>
          </table:table-cell>
          <table:table-cell table:formula="of:=([.B476]-[.B475])/0.01" office:value-type="float" office:value="-0.513104472199788" calcext:value-type="float">
            <text:p>-0.5131044722</text:p>
          </table:table-cell>
        </table:table-row>
        <table:table-row table:style-name="ro1">
          <table:table-cell office:value-type="float" office:value="1.28038507866013" calcext:value-type="float">
            <text:p>1.2803850787</text:p>
          </table:table-cell>
          <table:table-cell office:value-type="float" office:value="1.26621059209955" calcext:value-type="float">
            <text:p>1.2662105921</text:p>
          </table:table-cell>
          <table:table-cell table:formula="of:=([.A477]-[.A476])/0.01" office:value-type="float" office:value="0.366093360914244" calcext:value-type="float">
            <text:p>0.3660933609</text:p>
          </table:table-cell>
          <table:table-cell table:formula="of:=([.B477]-[.B476])/0.01" office:value-type="float" office:value="-0.482579704495034" calcext:value-type="float">
            <text:p>-0.4825797045</text:p>
          </table:table-cell>
        </table:table-row>
        <table:table-row table:style-name="ro1">
          <table:table-cell office:value-type="float" office:value="1.28404601226927" calcext:value-type="float">
            <text:p>1.2840460123</text:p>
          </table:table-cell>
          <table:table-cell office:value-type="float" office:value="1.2613847950546" calcext:value-type="float">
            <text:p>1.2613847951</text:p>
          </table:table-cell>
          <table:table-cell table:formula="of:=([.A478]-[.A477])/0.01" office:value-type="float" office:value="0.331697615741966" calcext:value-type="float">
            <text:p>0.3316976157</text:p>
          </table:table-cell>
          <table:table-cell table:formula="of:=([.B478]-[.B477])/0.01" office:value-type="float" office:value="-0.452243337928104" calcext:value-type="float">
            <text:p>-0.4522433379</text:p>
          </table:table-cell>
        </table:table-row>
        <table:table-row table:style-name="ro1">
          <table:table-cell office:value-type="float" office:value="1.28736298842669" calcext:value-type="float">
            <text:p>1.2873629884</text:p>
          </table:table-cell>
          <table:table-cell office:value-type="float" office:value="1.25686236167532" calcext:value-type="float">
            <text:p>1.2568623617</text:p>
          </table:table-cell>
          <table:table-cell table:formula="of:=([.A479]-[.A478])/0.01" office:value-type="float" office:value="0.29857407988414" calcext:value-type="float">
            <text:p>0.2985740799</text:p>
          </table:table-cell>
          <table:table-cell table:formula="of:=([.B479]-[.B478])/0.01" office:value-type="float" office:value="-0.422275853579635" calcext:value-type="float">
            <text:p>-0.4222758536</text:p>
          </table:table-cell>
        </table:table-row>
        <table:table-row table:style-name="ro1">
          <table:table-cell office:value-type="float" office:value="1.29034872922553" calcext:value-type="float">
            <text:p>1.2903487292</text:p>
          </table:table-cell>
          <table:table-cell office:value-type="float" office:value="1.25263960313952" calcext:value-type="float">
            <text:p>1.2526396031</text:p>
          </table:table-cell>
          <table:table-cell table:formula="of:=([.A480]-[.A479])/0.01" office:value-type="float" office:value="0.266783508260904" calcext:value-type="float">
            <text:p>0.2667835083</text:p>
          </table:table-cell>
          <table:table-cell table:formula="of:=([.B480]-[.B479])/0.01" office:value-type="float" office:value="-0.392833555043337" calcext:value-type="float">
            <text:p>-0.392833555</text:p>
          </table:table-cell>
        </table:table-row>
        <table:table-row table:style-name="ro1">
          <table:table-cell office:value-type="float" office:value="1.29301656430814" calcext:value-type="float">
            <text:p>1.2930165643</text:p>
          </table:table-cell>
          <table:table-cell office:value-type="float" office:value="1.24871126758909" calcext:value-type="float">
            <text:p>1.2487112676</text:p>
          </table:table-cell>
          <table:table-cell table:formula="of:=([.A481]-[.A480])/0.01" office:value-type="float" office:value="0.236373255751166" calcext:value-type="float">
            <text:p>0.2363732558</text:p>
          </table:table-cell>
          <table:table-cell table:formula="of:=([.B481]-[.B480])/0.01" office:value-type="float" office:value="-0.364050559266738" calcext:value-type="float">
            <text:p>-0.3640505593</text:p>
          </table:table-cell>
        </table:table-row>
        <table:table-row table:style-name="ro1">
          <table:table-cell office:value-type="float" office:value="1.29538029686566" calcext:value-type="float">
            <text:p>1.2953802969</text:p>
          </table:table-cell>
          <table:table-cell office:value-type="float" office:value="1.24507076199642" calcext:value-type="float">
            <text:p>1.245070762</text:p>
          </table:table-cell>
          <table:table-cell table:formula="of:=([.A482]-[.A481])/0.01" office:value-type="float" office:value="0.20737824628867" calcext:value-type="float">
            <text:p>0.2073782463</text:p>
          </table:table-cell>
          <table:table-cell table:formula="of:=([.B482]-[.B481])/0.01" office:value-type="float" office:value="-0.336040663794579" calcext:value-type="float">
            <text:p>-0.3360406638</text:p>
          </table:table-cell>
        </table:table-row>
        <table:table-row table:style-name="ro1">
          <table:table-cell office:value-type="float" office:value="1.29745407932854" calcext:value-type="float">
            <text:p>1.2974540793</text:p>
          </table:table-cell>
          <table:table-cell office:value-type="float" office:value="1.24171035535848" calcext:value-type="float">
            <text:p>1.2417103554</text:p>
          </table:table-cell>
          <table:table-cell table:formula="of:=([.A483]-[.A482])/0.01" office:value-type="float" office:value="0.1798219444201" calcext:value-type="float">
            <text:p>0.1798219444</text:p>
          </table:table-cell>
          <table:table-cell table:formula="of:=([.B483]-[.B482])/0.01" office:value-type="float" office:value="-0.30889909798637" calcext:value-type="float">
            <text:p>-0.308899098</text:p>
          </table:table-cell>
        </table:table-row>
        <table:table-row table:style-name="ro1">
          <table:table-cell office:value-type="float" office:value="1.29925229877274" calcext:value-type="float">
            <text:p>1.2992522988</text:p>
          </table:table-cell>
          <table:table-cell office:value-type="float" office:value="1.23862136437861" calcext:value-type="float">
            <text:p>1.2386213644</text:p>
          </table:table-cell>
          <table:table-cell table:formula="of:=([.A484]-[.A483])/0.01" office:value-type="float" office:value="0.153717317798141" calcext:value-type="float">
            <text:p>0.1537173178</text:p>
          </table:table-cell>
          <table:table-cell table:formula="of:=([.B484]-[.B483])/0.01" office:value-type="float" office:value="-0.282704164979153" calcext:value-type="float">
            <text:p>-0.282704165</text:p>
          </table:table-cell>
        </table:table-row>
        <table:table-row table:style-name="ro1">
          <table:table-cell office:value-type="float" office:value="1.30078947195072" calcext:value-type="float">
            <text:p>1.300789472</text:p>
          </table:table-cell>
          <table:table-cell office:value-type="float" office:value="1.23579432272882" calcext:value-type="float">
            <text:p>1.2357943227</text:p>
          </table:table-cell>
          <table:table-cell table:formula="of:=([.A485]-[.A484])/0.01" office:value-type="float" office:value="0.129067781212733" calcext:value-type="float">
            <text:p>0.1290677812</text:p>
          </table:table-cell>
          <table:table-cell table:formula="of:=([.B485]-[.B484])/0.01" office:value-type="float" office:value="-0.2575187804988" calcext:value-type="float">
            <text:p>-0.2575187805</text:p>
          </table:table-cell>
        </table:table-row>
        <table:table-row table:style-name="ro1">
          <table:table-cell office:value-type="float" office:value="1.30208014976285" calcext:value-type="float">
            <text:p>1.3020801498</text:p>
          </table:table-cell>
          <table:table-cell office:value-type="float" office:value="1.23321913492383" calcext:value-type="float">
            <text:p>1.2332191349</text:p>
          </table:table-cell>
          <table:table-cell table:formula="of:=([.A486]-[.A485])/0.01" office:value-type="float" office:value="0.10586811461506" calcext:value-type="float">
            <text:p>0.1058681146</text:p>
          </table:table-cell>
          <table:table-cell table:formula="of:=([.B486]-[.B485])/0.01" office:value-type="float" office:value="-0.233391914064462" calcext:value-type="float">
            <text:p>-0.2333919141</text:p>
          </table:table-cell>
        </table:table-row>
        <table:table-row table:style-name="ro1">
          <table:table-cell office:value-type="float" office:value="1.303138830909" calcext:value-type="float">
            <text:p>1.3031388309</text:p>
          </table:table-cell>
          <table:table-cell office:value-type="float" office:value="1.23088521578319" calcext:value-type="float">
            <text:p>1.2308852158</text:p>
          </table:table-cell>
          <table:table-cell table:formula="of:=([.A487]-[.A486])/0.01" office:value-type="float" office:value="0.0841053491864141" calcext:value-type="float">
            <text:p>0.0841053492</text:p>
          </table:table-cell>
          <table:table-cell table:formula="of:=([.B487]-[.B486])/0.01" office:value-type="float" office:value="-0.210359937663096" calcext:value-type="float">
            <text:p>-0.2103599377</text:p>
          </table:table-cell>
        </table:table-row>
        <table:table-row table:style-name="ro1">
          <table:table-cell office:value-type="float" office:value="1.30397988440087" calcext:value-type="float">
            <text:p>1.3039798844</text:p>
          </table:table-cell>
          <table:table-cell office:value-type="float" office:value="1.22878161640656" calcext:value-type="float">
            <text:p>1.2287816164</text:p>
          </table:table-cell>
          <table:table-cell table:formula="of:=([.A488]-[.A487])/0.01" office:value-type="float" office:value="0.0637596168777455" calcext:value-type="float">
            <text:p>0.0637596169</text:p>
          </table:table-cell>
          <table:table-cell table:formula="of:=([.B488]-[.B487])/0.01" office:value-type="float" office:value="-0.188447886575105" calcext:value-type="float">
            <text:p>-0.1884478866</text:p>
          </table:table-cell>
        </table:table-row>
        <table:table-row table:style-name="ro1">
          <table:table-cell office:value-type="float" office:value="1.30461748056964" calcext:value-type="float">
            <text:p>1.3046174806</text:p>
          </table:table-cell>
          <table:table-cell office:value-type="float" office:value="1.22689713754081" calcext:value-type="float">
            <text:p>1.2268971375</text:p>
          </table:table-cell>
          <table:table-cell table:formula="of:=([.A489]-[.A488])/0.01" office:value-type="float" office:value="0.0448049600201284" calcext:value-type="float">
            <text:p>0.04480496</text:p>
          </table:table-cell>
          <table:table-cell table:formula="of:=([.B489]-[.B488])/0.01" office:value-type="float" office:value="-0.167670636700468" calcext:value-type="float">
            <text:p>-0.1676706367</text:p>
          </table:table-cell>
        </table:table-row>
        <table:table-row table:style-name="ro1">
          <table:table-cell office:value-type="float" office:value="1.30506553016985" calcext:value-type="float">
            <text:p>1.3050655302</text:p>
          </table:table-cell>
          <table:table-cell office:value-type="float" office:value="1.2252204311738" calcext:value-type="float">
            <text:p>1.2252204312</text:p>
          </table:table-cell>
          <table:table-cell table:formula="of:=([.A490]-[.A489])/0.01" office:value-type="float" office:value="0.0272100986040469" calcext:value-type="float">
            <text:p>0.0272100986</text:p>
          </table:table-cell>
          <table:table-cell table:formula="of:=([.B490]-[.B489])/0.01" office:value-type="float" office:value="-0.148034002451691" calcext:value-type="float">
            <text:p>-0.1480340025</text:p>
          </table:table-cell>
        </table:table-row>
        <table:table-row table:style-name="ro1">
          <table:table-cell office:value-type="float" office:value="1.30533763115589" calcext:value-type="float">
            <text:p>1.3053376312</text:p>
          </table:table-cell>
          <table:table-cell office:value-type="float" office:value="1.22374009114929" calcext:value-type="float">
            <text:p>1.2237400911</text:p>
          </table:table-cell>
          <table:table-cell table:formula="of:=([.A491]-[.A490])/0.01" office:value-type="float" office:value="0.0109391536693204" calcext:value-type="float">
            <text:p>0.0109391537</text:p>
          </table:table-cell>
          <table:table-cell table:formula="of:=([.B491]-[.B490])/0.01" office:value-type="float" office:value="-0.12953575903949" calcext:value-type="float">
            <text:p>-0.129535759</text:p>
          </table:table-cell>
        </table:table-row>
        <table:table-row table:style-name="ro1">
          <table:table-cell office:value-type="float" office:value="1.30544702269258" calcext:value-type="float">
            <text:p>1.3054470227</text:p>
          </table:table-cell>
          <table:table-cell office:value-type="float" office:value="1.22244473355889" calcext:value-type="float">
            <text:p>1.2224447336</text:p>
          </table:table-cell>
          <table:table-cell table:formula="of:=([.A492]-[.A491])/0.01" office:value-type="float" office:value="-0.0040476740434503" calcext:value-type="float">
            <text:p>-0.004047674</text:p>
          </table:table-cell>
          <table:table-cell table:formula="of:=([.B492]-[.B491])/0.01" office:value-type="float" office:value="-0.112166592773311" calcext:value-type="float">
            <text:p>-0.1121665928</text:p>
          </table:table-cell>
        </table:table-row>
        <table:table-row table:style-name="ro1">
          <table:table-cell office:value-type="float" office:value="1.30540654595214" calcext:value-type="float">
            <text:p>1.305406546</text:p>
          </table:table-cell>
          <table:table-cell office:value-type="float" office:value="1.22132306763116" calcext:value-type="float">
            <text:p>1.2213230676</text:p>
          </table:table-cell>
          <table:table-cell table:formula="of:=([.A493]-[.A492])/0.01" office:value-type="float" office:value="-0.0177934704387317" calcext:value-type="float">
            <text:p>-0.0177934704</text:p>
          </table:table-cell>
          <table:table-cell table:formula="of:=([.B493]-[.B492])/0.01" office:value-type="float" office:value="-0.0959109828220006" calcext:value-type="float">
            <text:p>-0.0959109828</text:p>
          </table:table-cell>
        </table:table-row>
        <table:table-row table:style-name="ro1">
          <table:table-cell office:value-type="float" office:value="1.30522861124776" calcext:value-type="float">
            <text:p>1.3052286112</text:p>
          </table:table-cell>
          <table:table-cell office:value-type="float" office:value="1.22036395780294" calcext:value-type="float">
            <text:p>1.2203639578</text:p>
          </table:table-cell>
          <table:table-cell table:formula="of:=([.A494]-[.A493])/0.01" office:value-type="float" office:value="-0.0303440191783189" calcext:value-type="float">
            <text:p>-0.0303440192</text:p>
          </table:table-cell>
          <table:table-cell table:formula="of:=([.B494]-[.B493])/0.01" office:value-type="float" office:value="-0.0807480177287045" calcext:value-type="float">
            <text:p>-0.0807480177</text:p>
          </table:table-cell>
        </table:table-row>
        <table:table-row table:style-name="ro1">
          <table:table-cell office:value-type="float" office:value="1.30492517105597" calcext:value-type="float">
            <text:p>1.3049251711</text:p>
          </table:table-cell>
          <table:table-cell office:value-type="float" office:value="1.21955647762565" calcext:value-type="float">
            <text:p>1.2195564776</text:p>
          </table:table-cell>
          <table:table-cell table:formula="of:=([.A495]-[.A494])/0.01" office:value-type="float" office:value="-0.0417472569286481" calcext:value-type="float">
            <text:p>-0.0417472569</text:p>
          </table:table-cell>
          <table:table-cell table:formula="of:=([.B495]-[.B494])/0.01" office:value-type="float" office:value="-0.0666521498421835" calcext:value-type="float">
            <text:p>-0.0666521498</text:p>
          </table:table-cell>
        </table:table-row>
        <table:table-row table:style-name="ro1">
          <table:table-cell office:value-type="float" office:value="1.30450769848669" calcext:value-type="float">
            <text:p>1.3045076985</text:p>
          </table:table-cell>
          <table:table-cell office:value-type="float" office:value="1.21888995612723" calcext:value-type="float">
            <text:p>1.2188899561</text:p>
          </table:table-cell>
          <table:table-cell table:formula="of:=([.A496]-[.A495])/0.01" office:value-type="float" office:value="-0.0520527717856822" calcext:value-type="float">
            <text:p>-0.0520527718</text:p>
          </table:table-cell>
          <table:table-cell table:formula="of:=([.B496]-[.B495])/0.01" office:value-type="float" office:value="-0.0535938907110012" calcext:value-type="float">
            <text:p>-0.0535938907</text:p>
          </table:table-cell>
        </table:table-row>
        <table:table-row table:style-name="ro1">
          <table:table-cell office:value-type="float" office:value="1.30398717076883" calcext:value-type="float">
            <text:p>1.3039871708</text:p>
          </table:table-cell>
          <table:table-cell office:value-type="float" office:value="1.21835401722012" calcext:value-type="float">
            <text:p>1.2183540172</text:p>
          </table:table-cell>
          <table:table-cell table:formula="of:=([.A497]-[.A496])/0.01" office:value-type="float" office:value="-0.0613113436606527" calcext:value-type="float">
            <text:p>-0.0613113437</text:p>
          </table:table-cell>
          <table:table-cell table:formula="of:=([.B497]-[.B496])/0.01" office:value-type="float" office:value="-0.0415404503837147" calcext:value-type="float">
            <text:p>-0.0415404504</text:p>
          </table:table-cell>
        </table:table-row>
        <table:table-row table:style-name="ro1">
          <table:table-cell office:value-type="float" office:value="1.30337405733222" calcext:value-type="float">
            <text:p>1.3033740573</text:p>
          </table:table-cell>
          <table:table-cell office:value-type="float" office:value="1.21793861271628" calcext:value-type="float">
            <text:p>1.2179386127</text:p>
          </table:table-cell>
          <table:table-cell table:formula="of:=([.A498]-[.A497])/0.01" office:value-type="float" office:value="-0.0695745252043078" calcext:value-type="float">
            <text:p>-0.0695745252</text:p>
          </table:table-cell>
          <table:table-cell table:formula="of:=([.B498]-[.B497])/0.01" office:value-type="float" office:value="-0.0304563234665878" calcext:value-type="float">
            <text:p>-0.0304563235</text:p>
          </table:table-cell>
        </table:table-row>
        <table:table-row table:style-name="ro1">
          <table:table-cell office:value-type="float" office:value="1.30267831208018" calcext:value-type="float">
            <text:p>1.3026783121</text:p>
          </table:table-cell>
          <table:table-cell office:value-type="float" office:value="1.21763404948162" calcext:value-type="float">
            <text:p>1.2176340495</text:p>
          </table:table-cell>
          <table:table-cell table:formula="of:=([.A499]-[.A498])/0.01" office:value-type="float" office:value="-0.0768942616899304" calcext:value-type="float">
            <text:p>-0.0768942617</text:p>
          </table:table-cell>
          <table:table-cell table:formula="of:=([.B499]-[.B498])/0.01" office:value-type="float" office:value="-0.0203038247053922" calcext:value-type="float">
            <text:p>-0.0203038247</text:p>
          </table:table-cell>
        </table:table-row>
        <table:table-row table:style-name="ro1">
          <table:table-cell office:value-type="float" office:value="1.30190936946328" calcext:value-type="float">
            <text:p>1.3019093695</text:p>
          </table:table-cell>
          <table:table-cell office:value-type="float" office:value="1.21743101123456" calcext:value-type="float">
            <text:p>1.2174310112</text:p>
          </table:table-cell>
          <table:table-cell table:formula="of:=([.A500]-[.A499])/0.01" office:value-type="float" office:value="-0.0833225481586597" calcext:value-type="float">
            <text:p>-0.0833225482</text:p>
          </table:table-cell>
          <table:table-cell table:formula="of:=([.B500]-[.B499])/0.01" office:value-type="float" office:value="-0.0110435767790573" calcext:value-type="float">
            <text:p>-0.0110435768</text:p>
          </table:table-cell>
        </table:table-row>
        <table:table-row table:style-name="ro1">
          <table:table-cell office:value-type="float" office:value="1.3010761439817" calcext:value-type="float">
            <text:p>1.301076144</text:p>
          </table:table-cell>
          <table:table-cell office:value-type="float" office:value="1.21732057546677" calcext:value-type="float">
            <text:p>1.2173205755</text:p>
          </table:table-cell>
          <table:table-cell table:formula="of:=([.A501]-[.A500])/0.01" office:value-type="float" office:value="-0.0889111220464756" calcext:value-type="float">
            <text:p>-0.088911122</text:p>
          </table:table-cell>
          <table:table-cell table:formula="of:=([.B501]-[.B500])/0.01" office:value-type="float" office:value="-0.00263495291930038" calcext:value-type="float">
            <text:p>-0.0026349529</text:p>
          </table:table-cell>
        </table:table-row>
        <table:table-row table:style-name="ro1">
          <table:table-cell office:value-type="float" office:value="1.30018703276123" calcext:value-type="float">
            <text:p>1.3001870328</text:p>
          </table:table-cell>
          <table:table-cell office:value-type="float" office:value="1.21729422593758" calcext:value-type="float">
            <text:p>1.2172942259</text:p>
          </table:table-cell>
          <table:table-cell table:formula="of:=([.A502]-[.A501])/0.01" office:value-type="float" office:value="-0.0937111894577347" calcext:value-type="float">
            <text:p>-0.0937111895</text:p>
          </table:table-cell>
          <table:table-cell table:formula="of:=([.B502]-[.B501])/0.01" office:value-type="float" office:value="0.00496352310128678" calcext:value-type="float">
            <text:p>0.0049635231</text:p>
          </table:table-cell>
        </table:table-row>
        <table:table-row table:style-name="ro1">
          <table:table-cell office:value-type="float" office:value="1.29924992086665" calcext:value-type="float">
            <text:p>1.2992499209</text:p>
          </table:table-cell>
          <table:table-cell office:value-type="float" office:value="1.21734386116859" calcext:value-type="float">
            <text:p>1.2173438612</text:p>
          </table:table-cell>
          <table:table-cell table:formula="of:=([.A503]-[.A502])/0.01" office:value-type="float" office:value="-0.0977731832210615" calcext:value-type="float">
            <text:p>-0.0977731832</text:p>
          </table:table-cell>
          <table:table-cell table:formula="of:=([.B503]-[.B502])/0.01" office:value-type="float" office:value="0.011793817139516" calcext:value-type="float">
            <text:p>0.0117938171</text:p>
          </table:table-cell>
        </table:table-row>
        <table:table-row table:style-name="ro1">
          <table:table-cell office:value-type="float" office:value="1.29827218903444" calcext:value-type="float">
            <text:p>1.298272189</text:p>
          </table:table-cell>
          <table:table-cell office:value-type="float" office:value="1.21746179933999" calcext:value-type="float">
            <text:p>1.2174617993</text:p>
          </table:table-cell>
          <table:table-cell table:formula="of:=([.A504]-[.A503])/0.01" office:value-type="float" office:value="-0.101146550850273" calcext:value-type="float">
            <text:p>-0.1011465509</text:p>
          </table:table-cell>
          <table:table-cell table:formula="of:=([.B504]-[.B503])/0.01" office:value-type="float" office:value="0.0178980626062808" calcext:value-type="float">
            <text:p>0.0178980626</text:p>
          </table:table-cell>
        </table:table-row>
        <table:table-row table:style-name="ro1">
          <table:table-cell office:value-type="float" office:value="1.29726072352594" calcext:value-type="float">
            <text:p>1.2972607235</text:p>
          </table:table-cell>
          <table:table-cell office:value-type="float" office:value="1.21764077996605" calcext:value-type="float">
            <text:p>1.21764078</text:p>
          </table:table-cell>
          <table:table-cell table:formula="of:=([.A505]-[.A504])/0.01" office:value-type="float" office:value="-0.103879570543186" calcext:value-type="float">
            <text:p>-0.1038795705</text:p>
          </table:table-cell>
          <table:table-cell table:formula="of:=([.B505]-[.B504])/0.01" office:value-type="float" office:value="0.0233182738097248" calcext:value-type="float">
            <text:p>0.0233182738</text:p>
          </table:table-cell>
        </table:table-row>
        <table:table-row table:style-name="ro1">
          <table:table-cell office:value-type="float" office:value="1.29622192782051" calcext:value-type="float">
            <text:p>1.2962219278</text:p>
          </table:table-cell>
          <table:table-cell office:value-type="float" office:value="1.21787396270415" calcext:value-type="float">
            <text:p>1.2178739627</text:p>
          </table:table-cell>
          <table:table-cell table:formula="of:=([.A506]-[.A505])/0.01" office:value-type="float" office:value="-0.106019193368923" calcext:value-type="float">
            <text:p>-0.1060191934</text:p>
          </table:table-cell>
          <table:table-cell table:formula="of:=([.B506]-[.B505])/0.01" office:value-type="float" office:value="0.0280960924509577" calcext:value-type="float">
            <text:p>0.0280960925</text:p>
          </table:table-cell>
        </table:table-row>
        <table:table-row table:style-name="ro1">
          <table:table-cell office:value-type="float" office:value="1.29516173588682" calcext:value-type="float">
            <text:p>1.2951617359</text:p>
          </table:table-cell>
          <table:table-cell office:value-type="float" office:value="1.21815492362866" calcext:value-type="float">
            <text:p>1.2181549236</text:p>
          </table:table-cell>
          <table:table-cell table:formula="of:=([.A507]-[.A506])/0.01" office:value-type="float" office:value="-0.107610909828937" calcext:value-type="float">
            <text:p>-0.1076109098</text:p>
          </table:table-cell>
          <table:table-cell table:formula="of:=([.B507]-[.B506])/0.01" office:value-type="float" office:value="0.0322725650760303" calcext:value-type="float">
            <text:p>0.0322725651</text:p>
          </table:table-cell>
        </table:table-row>
        <table:table-row table:style-name="ro1">
          <table:table-cell office:value-type="float" office:value="1.29408562678853" calcext:value-type="float">
            <text:p>1.2940856268</text:p>
          </table:table-cell>
          <table:table-cell office:value-type="float" office:value="1.21847764927942" calcext:value-type="float">
            <text:p>1.2184776493</text:p>
          </table:table-cell>
          <table:table-cell table:formula="of:=([.A508]-[.A507])/0.01" office:value-type="float" office:value="-0.108698639017124" calcext:value-type="float">
            <text:p>-0.108698639</text:p>
          </table:table-cell>
          <table:table-cell table:formula="of:=([.B508]-[.B507])/0.01" office:value-type="float" office:value="0.0358879493590925" calcext:value-type="float">
            <text:p>0.0358879494</text:p>
          </table:table-cell>
        </table:table-row>
        <table:table-row table:style-name="ro1">
          <table:table-cell office:value-type="float" office:value="1.29299864039836" calcext:value-type="float">
            <text:p>1.2929986404</text:p>
          </table:table-cell>
          <table:table-cell office:value-type="float" office:value="1.21883652877301" calcext:value-type="float">
            <text:p>1.2188365288</text:p>
          </table:table-cell>
          <table:table-cell table:formula="of:=([.A509]-[.A508])/0.01" office:value-type="float" office:value="-0.109324638655073" calcext:value-type="float">
            <text:p>-0.1093246387</text:p>
          </table:table-cell>
          <table:table-cell table:formula="of:=([.B509]-[.B508])/0.01" office:value-type="float" office:value="0.0389815471651955" calcext:value-type="float">
            <text:p>0.0389815472</text:p>
          </table:table-cell>
        </table:table-row>
        <table:table-row table:style-name="ro1">
          <table:table-cell office:value-type="float" office:value="1.29190539401181" calcext:value-type="float">
            <text:p>1.291905394</text:p>
          </table:table-cell>
          <table:table-cell office:value-type="float" office:value="1.21922634424466" calcext:value-type="float">
            <text:p>1.2192263442</text:p>
          </table:table-cell>
          <table:table-cell table:formula="of:=([.A510]-[.A509])/0.01" office:value-type="float" office:value="-0.109529434334466" calcext:value-type="float">
            <text:p>-0.1095294343</text:p>
          </table:table-cell>
          <table:table-cell table:formula="of:=([.B510]-[.B509])/0.01" office:value-type="float" office:value="0.041591562414256" calcext:value-type="float">
            <text:p>0.0415915624</text:p>
          </table:table-cell>
        </table:table-row>
        <table:table-row table:style-name="ro1">
          <table:table-cell office:value-type="float" office:value="1.29081009966846" calcext:value-type="float">
            <text:p>1.2908100997</text:p>
          </table:table-cell>
          <table:table-cell office:value-type="float" office:value="1.2196422598688" calcext:value-type="float">
            <text:p>1.2196422599</text:p>
          </table:table-cell>
          <table:table-cell table:formula="of:=([.A511]-[.A510])/0.01" office:value-type="float" office:value="-0.109351766357935" calcext:value-type="float">
            <text:p>-0.1093517664</text:p>
          </table:table-cell>
          <table:table-cell table:formula="of:=([.B511]-[.B510])/0.01" office:value-type="float" office:value="0.0437549818433469" calcext:value-type="float">
            <text:p>0.0437549818</text:p>
          </table:table-cell>
        </table:table-row>
        <table:table-row table:style-name="ro1">
          <table:table-cell office:value-type="float" office:value="1.28971658200488" calcext:value-type="float">
            <text:p>1.289716582</text:p>
          </table:table-cell>
          <table:table-cell office:value-type="float" office:value="1.22007980968724" calcext:value-type="float">
            <text:p>1.2200798097</text:p>
          </table:table-cell>
          <table:table-cell table:formula="of:=([.A512]-[.A511])/0.01" office:value-type="float" office:value="-0.10882855263612" calcext:value-type="float">
            <text:p>-0.1088285526</text:p>
          </table:table-cell>
          <table:table-cell table:formula="of:=([.B512]-[.B511])/0.01" office:value-type="float" office:value="0.045507476841733" calcext:value-type="float">
            <text:p>0.0455074768</text:p>
          </table:table-cell>
        </table:table-row>
        <table:table-row table:style-name="ro1">
          <table:table-cell office:value-type="float" office:value="1.28862829647852" calcext:value-type="float">
            <text:p>1.2886282965</text:p>
          </table:table-cell>
          <table:table-cell office:value-type="float" office:value="1.22053488445565" calcext:value-type="float">
            <text:p>1.2205348845</text:p>
          </table:table-cell>
          <table:table-cell table:formula="of:=([.A513]-[.A512])/0.01" office:value-type="float" office:value="-0.107994866164529" calcext:value-type="float">
            <text:p>-0.1079948662</text:p>
          </table:table-cell>
          <table:table-cell table:formula="of:=([.B513]-[.B512])/0.01" office:value-type="float" office:value="0.0468833246092482" calcext:value-type="float">
            <text:p>0.0468833246</text:p>
          </table:table-cell>
        </table:table-row>
        <table:table-row table:style-name="ro1">
          <table:table-cell office:value-type="float" office:value="1.28754834781688" calcext:value-type="float">
            <text:p>1.2875483478</text:p>
          </table:table-cell>
          <table:table-cell office:value-type="float" office:value="1.22100371770174" calcext:value-type="float">
            <text:p>1.2210037177</text:p>
          </table:table-cell>
          <table:table-cell table:formula="of:=([.A514]-[.A513])/0.01" office:value-type="float" office:value="-0.106883925673018" calcext:value-type="float">
            <text:p>-0.1068839257</text:p>
          </table:table-cell>
          <table:table-cell table:formula="of:=([.B514]-[.B513])/0.01" office:value-type="float" office:value="0.0479153469682192" calcext:value-type="float">
            <text:p>0.047915347</text:p>
          </table:table-cell>
        </table:table-row>
        <table:table-row table:style-name="ro1">
          <table:table-cell office:value-type="float" office:value="1.28647950856015" calcext:value-type="float">
            <text:p>1.2864795086</text:p>
          </table:table-cell>
          <table:table-cell office:value-type="float" office:value="1.22148287117143" calcext:value-type="float">
            <text:p>1.2214828712</text:p>
          </table:table-cell>
          <table:table-cell table:formula="of:=([.A515]-[.A514])/0.01" office:value-type="float" office:value="-0.105527098112601" calcext:value-type="float">
            <text:p>-0.1055270981</text:p>
          </table:table-cell>
          <table:table-cell table:formula="of:=([.B515]-[.B514])/0.01" office:value-type="float" office:value="0.0486348652368518" calcext:value-type="float">
            <text:p>0.0486348652</text:p>
          </table:table-cell>
        </table:table-row>
        <table:table-row table:style-name="ro1">
          <table:table-cell office:value-type="float" office:value="1.28542423757902" calcext:value-type="float">
            <text:p>1.2854242376</text:p>
          </table:table-cell>
          <table:table-cell office:value-type="float" office:value="1.2219692198238" calcext:value-type="float">
            <text:p>1.2219692198</text:p>
          </table:table-cell>
          <table:table-cell table:formula="of:=([.A516]-[.A515])/0.01" office:value-type="float" office:value="-0.103953911713339" calcext:value-type="float">
            <text:p>-0.1039539117</text:p>
          </table:table-cell>
          <table:table-cell table:formula="of:=([.B516]-[.B515])/0.01" office:value-type="float" office:value="0.0490716696522453" calcext:value-type="float">
            <text:p>0.0490716697</text:p>
          </table:table-cell>
        </table:table-row>
        <table:table-row table:style-name="ro1">
          <table:table-cell office:value-type="float" office:value="1.28438469846189" calcext:value-type="float">
            <text:p>1.2843846985</text:p>
          </table:table-cell>
          <table:table-cell office:value-type="float" office:value="1.22245993652032" calcext:value-type="float">
            <text:p>1.2224599365</text:p>
          </table:table-cell>
          <table:table-cell table:formula="of:=([.A517]-[.A516])/0.01" office:value-type="float" office:value="-0.102192078419994" calcext:value-type="float">
            <text:p>-0.1021920784</text:p>
          </table:table-cell>
          <table:table-cell table:formula="of:=([.B517]-[.B516])/0.01" office:value-type="float" office:value="0.0492540019083609" calcext:value-type="float">
            <text:p>0.0492540019</text:p>
          </table:table-cell>
        </table:table-row>
        <table:table-row table:style-name="ro1">
          <table:table-cell office:value-type="float" office:value="1.28336277767769" calcext:value-type="float">
            <text:p>1.2833627777</text:p>
          </table:table-cell>
          <table:table-cell office:value-type="float" office:value="1.2229524765394" calcext:value-type="float">
            <text:p>1.2229524765</text:p>
          </table:table-cell>
          <table:table-cell table:formula="of:=([.A518]-[.A517])/0.01" office:value-type="float" office:value="-0.100267524581388" calcext:value-type="float">
            <text:p>-0.1002675246</text:p>
          </table:table-cell>
          <table:table-cell table:formula="of:=([.B518]-[.B517])/0.01" office:value-type="float" office:value="0.0492085494546712" calcext:value-type="float">
            <text:p>0.0492085495</text:p>
          </table:table-cell>
        </table:table-row>
        <table:table-row table:style-name="ro1">
          <table:table-cell office:value-type="float" office:value="1.28236010243187" calcext:value-type="float">
            <text:p>1.2823601024</text:p>
          </table:table-cell>
          <table:table-cell office:value-type="float" office:value="1.22344456203395" calcext:value-type="float">
            <text:p>1.223444562</text:p>
          </table:table-cell>
          <table:table-cell table:formula="of:=([.A519]-[.A518])/0.01" office:value-type="float" office:value="-0.0982044288406536" calcext:value-type="float">
            <text:p>-0.0982044288</text:p>
          </table:table-cell>
          <table:table-cell table:formula="of:=([.B519]-[.B518])/0.01" office:value-type="float" office:value="0.048960450277824" calcext:value-type="float">
            <text:p>0.0489604503</text:p>
          </table:table-cell>
        </table:table-row>
        <table:table-row table:style-name="ro1">
          <table:table-cell office:value-type="float" office:value="1.28137805814347" calcext:value-type="float">
            <text:p>1.2813780581</text:p>
          </table:table-cell>
          <table:table-cell office:value-type="float" office:value="1.22393416653673" calcext:value-type="float">
            <text:p>1.2239341665</text:p>
          </table:table-cell>
          <table:table-cell table:formula="of:=([.A520]-[.A519])/0.01" office:value-type="float" office:value="-0.0960252662413508" calcext:value-type="float">
            <text:p>-0.0960252662</text:p>
          </table:table-cell>
          <table:table-cell table:formula="of:=([.B520]-[.B519])/0.01" office:value-type="float" office:value="0.048533306965548" calcext:value-type="float">
            <text:p>0.048533307</text:p>
          </table:table-cell>
        </table:table-row>
        <table:table-row table:style-name="ro1">
          <table:table-cell office:value-type="float" office:value="1.28041780548105" calcext:value-type="float">
            <text:p>1.2804178055</text:p>
          </table:table-cell>
          <table:table-cell office:value-type="float" office:value="1.22441949960638" calcext:value-type="float">
            <text:p>1.2244194996</text:p>
          </table:table-cell>
          <table:table-cell table:formula="of:=([.A521]-[.A520])/0.01" office:value-type="float" office:value="-0.0937508576323021" calcext:value-type="float">
            <text:p>-0.0937508576</text:p>
          </table:table-cell>
          <table:table-cell table:formula="of:=([.B521]-[.B520])/0.01" office:value-type="float" office:value="0.0479492089285882" calcext:value-type="float">
            <text:p>0.0479492089</text:p>
          </table:table-cell>
        </table:table-row>
        <table:table-row table:style-name="ro1">
          <table:table-cell office:value-type="float" office:value="1.27948029690473" calcext:value-type="float">
            <text:p>1.2794802969</text:p>
          </table:table-cell>
          <table:table-cell office:value-type="float" office:value="1.22489899169567" calcext:value-type="float">
            <text:p>1.2248989917</text:p>
          </table:table-cell>
          <table:table-cell table:formula="of:=([.A522]-[.A521])/0.01" office:value-type="float" office:value="-0.0914004235194277" calcext:value-type="float">
            <text:p>-0.0914004235</text:p>
          </table:table-cell>
          <table:table-cell table:formula="of:=([.B522]-[.B521])/0.01" office:value-type="float" office:value="0.0472287617291345" calcext:value-type="float">
            <text:p>0.0472287617</text:p>
          </table:table-cell>
        </table:table-row>
        <table:table-row table:style-name="ro1">
          <table:table-cell office:value-type="float" office:value="1.27856629266954" calcext:value-type="float">
            <text:p>1.2785662927</text:p>
          </table:table-cell>
          <table:table-cell office:value-type="float" office:value="1.22537127931296" calcext:value-type="float">
            <text:p>1.2253712793</text:p>
          </table:table-cell>
          <table:table-cell table:formula="of:=([.A523]-[.A522])/0.01" office:value-type="float" office:value="-0.0889916415770076" calcext:value-type="float">
            <text:p>-0.0889916416</text:p>
          </table:table-cell>
          <table:table-cell table:formula="of:=([.B523]-[.B522])/0.01" office:value-type="float" office:value="0.0463911225376368" calcext:value-type="float">
            <text:p>0.0463911225</text:p>
          </table:table-cell>
        </table:table-row>
        <table:table-row table:style-name="ro1">
          <table:table-cell office:value-type="float" office:value="1.27767637625377" calcext:value-type="float">
            <text:p>1.2776763763</text:p>
          </table:table-cell>
          <table:table-cell office:value-type="float" office:value="1.22583519053834" calcext:value-type="float">
            <text:p>1.2258351905</text:p>
          </table:table-cell>
          <table:table-cell table:formula="of:=([.A524]-[.A523])/0.01" office:value-type="float" office:value="-0.0865407070919977" calcext:value-type="float">
            <text:p>-0.0865407071</text:p>
          </table:table-cell>
          <table:table-cell table:formula="of:=([.B524]-[.B523])/0.01" office:value-type="float" office:value="0.0454540408099113" calcext:value-type="float">
            <text:p>0.0454540408</text:p>
          </table:table-cell>
        </table:table-row>
        <table:table-row table:style-name="ro1">
          <table:table-cell office:value-type="float" office:value="1.27681096918285" calcext:value-type="float">
            <text:p>1.2768109692</text:p>
          </table:table-cell>
          <table:table-cell office:value-type="float" office:value="1.22628973094643" calcext:value-type="float">
            <text:p>1.2262897309</text:p>
          </table:table-cell>
          <table:table-cell table:formula="of:=([.A525]-[.A524])/0.01" office:value-type="float" office:value="-0.0840623956746889" calcext:value-type="float">
            <text:p>-0.0840623957</text:p>
          </table:table-cell>
          <table:table-cell table:formula="of:=([.B525]-[.B524])/0.01" office:value-type="float" office:value="0.0444339033442764" calcext:value-type="float">
            <text:p>0.0444339033</text:p>
          </table:table-cell>
        </table:table-row>
        <table:table-row table:style-name="ro1">
          <table:table-cell office:value-type="float" office:value="1.2759703452261" calcext:value-type="float">
            <text:p>1.2759703452</text:p>
          </table:table-cell>
          <table:table-cell office:value-type="float" office:value="1.22673406997988" calcext:value-type="float">
            <text:p>1.22673407</text:p>
          </table:table-cell>
          <table:table-cell table:formula="of:=([.A526]-[.A525])/0.01" office:value-type="float" office:value="-0.081570127626196" calcext:value-type="float">
            <text:p>-0.0815701276</text:p>
          </table:table-cell>
          <table:table-cell table:formula="of:=([.B526]-[.B525])/0.01" office:value-type="float" office:value="0.043345782944737" calcext:value-type="float">
            <text:p>0.0433457829</text:p>
          </table:table-cell>
        </table:table-row>
        <table:table-row table:style-name="ro1">
          <table:table-cell office:value-type="float" office:value="1.27515464394984" calcext:value-type="float">
            <text:p>1.2751546439</text:p>
          </table:table-cell>
          <table:table-cell office:value-type="float" office:value="1.22716752780932" calcext:value-type="float">
            <text:p>1.2271675278</text:p>
          </table:table-cell>
          <table:table-cell table:formula="of:=([.A527]-[.A526])/0.01" office:value-type="float" office:value="-0.0790760334082874" calcext:value-type="float">
            <text:p>-0.0790760334</text:p>
          </table:table-cell>
          <table:table-cell table:formula="of:=([.B527]-[.B526])/0.01" office:value-type="float" office:value="0.0422034899796531" calcext:value-type="float">
            <text:p>0.04220349</text:p>
          </table:table-cell>
        </table:table-row>
        <table:table-row table:style-name="ro1">
          <table:table-cell office:value-type="float" office:value="1.27436388361575" calcext:value-type="float">
            <text:p>1.2743638836</text:p>
          </table:table-cell>
          <table:table-cell office:value-type="float" office:value="1.22758956270912" calcext:value-type="float">
            <text:p>1.2275895627</text:p>
          </table:table-cell>
          <table:table-cell table:formula="of:=([.A528]-[.A527])/0.01" office:value-type="float" office:value="-0.0765910197120245" calcext:value-type="float">
            <text:p>-0.0765910197</text:p>
          </table:table-cell>
          <table:table-cell table:formula="of:=([.B528]-[.B527])/0.01" office:value-type="float" office:value="0.0410196261860785" calcext:value-type="float">
            <text:p>0.0410196262</text:p>
          </table:table-cell>
        </table:table-row>
        <table:table-row table:style-name="ro1">
          <table:table-cell office:value-type="float" office:value="1.27359797341863" calcext:value-type="float">
            <text:p>1.2735979734</text:p>
          </table:table-cell>
          <table:table-cell office:value-type="float" office:value="1.22799975897098" calcext:value-type="float">
            <text:p>1.227999759</text:p>
          </table:table-cell>
          <table:table-cell table:formula="of:=([.A529]-[.A528])/0.01" office:value-type="float" office:value="-0.0741248356735058" calcext:value-type="float">
            <text:p>-0.0741248357</text:p>
          </table:table-cell>
          <table:table-cell table:formula="of:=([.B529]-[.B528])/0.01" office:value-type="float" office:value="0.0398056401277325" calcext:value-type="float">
            <text:p>0.0398056401</text:p>
          </table:table-cell>
        </table:table-row>
        <table:table-row table:style-name="ro1">
          <table:table-cell office:value-type="float" office:value="1.2728567250619" calcext:value-type="float">
            <text:p>1.2728567251</text:p>
          </table:table-cell>
          <table:table-cell office:value-type="float" office:value="1.22839781537226" calcext:value-type="float">
            <text:p>1.2283978154</text:p>
          </table:table-cell>
          <table:table-cell table:formula="of:=([.A530]-[.A529])/0.01" office:value-type="float" office:value="-0.0716861388295742" calcext:value-type="float">
            <text:p>-0.0716861388</text:p>
          </table:table-cell>
          <table:table-cell table:formula="of:=([.B530]-[.B529])/0.01" office:value-type="float" office:value="0.0385718837709659" calcext:value-type="float">
            <text:p>0.0385718838</text:p>
          </table:table-cell>
        </table:table-row>
        <table:table-row table:style-name="ro1">
          <table:table-cell office:value-type="float" office:value="1.2721398636736" calcext:value-type="float">
            <text:p>1.2721398637</text:p>
          </table:table-cell>
          <table:table-cell office:value-type="float" office:value="1.22878353420997" calcext:value-type="float">
            <text:p>1.2287835342</text:p>
          </table:table-cell>
          <table:table-cell table:formula="of:=([.A531]-[.A530])/0.01" office:value-type="float" office:value="-0.0692825604531988" calcext:value-type="float">
            <text:p>-0.0692825605</text:p>
          </table:table-cell>
          <table:table-cell table:formula="of:=([.B531]-[.B530])/0.01" office:value-type="float" office:value="0.0373276696946645" calcext:value-type="float">
            <text:p>0.0373276697</text:p>
          </table:table-cell>
        </table:table-row>
        <table:table-row table:style-name="ro1">
          <table:table-cell office:value-type="float" office:value="1.27144703806907" calcext:value-type="float">
            <text:p>1.2714470381</text:p>
          </table:table-cell>
          <table:table-cell office:value-type="float" office:value="1.22915681090692" calcext:value-type="float">
            <text:p>1.2291568109</text:p>
          </table:table-cell>
          <table:table-cell table:formula="of:=([.A532]-[.A531])/0.01" office:value-type="float" office:value="-0.0669207699485197" calcext:value-type="float">
            <text:p>-0.0669207699</text:p>
          </table:table-cell>
          <table:table-cell table:formula="of:=([.B532]-[.B531])/0.01" office:value-type="float" office:value="0.0360813285007922" calcext:value-type="float">
            <text:p>0.0360813285</text:p>
          </table:table-cell>
        </table:table-row>
        <table:table-row table:style-name="ro1">
          <table:table-cell office:value-type="float" office:value="1.27077783036959" calcext:value-type="float">
            <text:p>1.2707778304</text:p>
          </table:table-cell>
          <table:table-cell office:value-type="float" office:value="1.22951762419192" calcext:value-type="float">
            <text:p>1.2295176242</text:p>
          </table:table-cell>
          <table:table-cell table:formula="of:=([.A533]-[.A532])/0.01" office:value-type="float" office:value="-0.0646065380262684" calcext:value-type="float">
            <text:p>-0.064606538</text:p>
          </table:table-cell>
          <table:table-cell table:formula="of:=([.B533]-[.B532])/0.01" office:value-type="float" office:value="0.0348402660390379" calcext:value-type="float">
            <text:p>0.034840266</text:p>
          </table:table-cell>
        </table:table-row>
        <table:table-row table:style-name="ro1">
          <table:table-cell office:value-type="float" office:value="1.27013176498932" calcext:value-type="float">
            <text:p>1.270131765</text:p>
          </table:table-cell>
          <table:table-cell office:value-type="float" office:value="1.22986602685231" calcext:value-type="float">
            <text:p>1.2298660269</text:p>
          </table:table-cell>
          <table:table-cell table:formula="of:=([.A534]-[.A533])/0.01" office:value-type="float" office:value="-0.0623447984158476" calcext:value-type="float">
            <text:p>-0.0623447984</text:p>
          </table:table-cell>
          <table:table-cell table:formula="of:=([.B534]-[.B533])/0.01" office:value-type="float" office:value="0.0336110201029083" calcext:value-type="float">
            <text:p>0.0336110201</text:p>
          </table:table-cell>
        </table:table-row>
        <table:table-row table:style-name="ro1">
          <table:table-cell office:value-type="float" office:value="1.26950831700516" calcext:value-type="float">
            <text:p>1.269508317</text:p>
          </table:table-cell>
          <table:table-cell office:value-type="float" office:value="1.23020213705334" calcext:value-type="float">
            <text:p>1.2302021371</text:p>
          </table:table-cell>
          <table:table-cell table:formula="of:=([.A535]-[.A534])/0.01" office:value-type="float" office:value="-0.0601397079063926" calcext:value-type="float">
            <text:p>-0.0601397079</text:p>
          </table:table-cell>
          <table:table-cell table:formula="of:=([.B535]-[.B534])/0.01" office:value-type="float" office:value="0.0323993162966385" calcext:value-type="float">
            <text:p>0.0323993163</text:p>
          </table:table-cell>
        </table:table-row>
        <table:table-row table:style-name="ro1">
          <table:table-cell office:value-type="float" office:value="1.2689069199261" calcext:value-type="float">
            <text:p>1.2689069199</text:p>
          </table:table-cell>
          <table:table-cell office:value-type="float" office:value="1.23052613021631" calcext:value-type="float">
            <text:p>1.2305261302</text:p>
          </table:table-cell>
          <table:table-cell table:formula="of:=([.A536]-[.A535])/0.01" office:value-type="float" office:value="-0.0579947045397766" calcext:value-type="float">
            <text:p>-0.0579947045</text:p>
          </table:table-cell>
          <table:table-cell table:formula="of:=([.B536]-[.B535])/0.01" office:value-type="float" office:value="0.0312101228118644" calcext:value-type="float">
            <text:p>0.0312101228</text:p>
          </table:table-cell>
        </table:table-row>
        <table:table-row table:style-name="ro1">
          <table:table-cell office:value-type="float" office:value="1.2683269728807" calcext:value-type="float">
            <text:p>1.2683269729</text:p>
          </table:table-cell>
          <table:table-cell office:value-type="float" office:value="1.23083823144443" calcext:value-type="float">
            <text:p>1.2308382314</text:p>
          </table:table-cell>
          <table:table-cell table:formula="of:=([.A537]-[.A536])/0.01" office:value-type="float" office:value="-0.0559125638091462" calcext:value-type="float">
            <text:p>-0.0559125638</text:p>
          </table:table-cell>
          <table:table-cell table:formula="of:=([.B537]-[.B536])/0.01" office:value-type="float" office:value="0.0300477038866154" calcext:value-type="float">
            <text:p>0.0300477039</text:p>
          </table:table-cell>
        </table:table-row>
        <table:table-row table:style-name="ro1">
          <table:table-cell office:value-type="float" office:value="1.26776784724261" calcext:value-type="float">
            <text:p>1.2677678472</text:p>
          </table:table-cell>
          <table:table-cell office:value-type="float" office:value="1.23113870848329" calcext:value-type="float">
            <text:p>1.2311387085</text:p>
          </table:table-cell>
          <table:table-cell table:formula="of:=([.A538]-[.A537])/0.01" office:value-type="float" office:value="-0.0538954527436797" calcext:value-type="float">
            <text:p>-0.0538954527</text:p>
          </table:table-cell>
          <table:table-cell table:formula="of:=([.B538]-[.B537])/0.01" office:value-type="float" office:value="0.0289156717559358" calcext:value-type="float">
            <text:p>0.0289156718</text:p>
          </table:table-cell>
        </table:table-row>
        <table:table-row table:style-name="ro1">
          <table:table-cell office:value-type="float" office:value="1.26722889271518" calcext:value-type="float">
            <text:p>1.2672288927</text:p>
          </table:table-cell>
          <table:table-cell office:value-type="float" office:value="1.23142786520085" calcext:value-type="float">
            <text:p>1.2314278652</text:p>
          </table:table-cell>
          <table:table-cell table:formula="of:=([.A539]-[.A538])/0.01" office:value-type="float" office:value="-0.0519449817855566" calcext:value-type="float">
            <text:p>-0.0519449818</text:p>
          </table:table-cell>
          <table:table-cell table:formula="of:=([.B539]-[.B538])/0.01" office:value-type="float" office:value="0.027817036932265" calcext:value-type="float">
            <text:p>0.0278170369</text:p>
          </table:table-cell>
        </table:table-row>
        <table:table-row table:style-name="ro1">
          <table:table-cell office:value-type="float" office:value="1.26670944289732" calcext:value-type="float">
            <text:p>1.2667094429</text:p>
          </table:table-cell>
          <table:table-cell office:value-type="float" office:value="1.23170603557018" calcext:value-type="float">
            <text:p>1.2317060356</text:p>
          </table:table-cell>
          <table:table-cell table:formula="of:=([.A540]-[.A539])/0.01" office:value-type="float" office:value="-0.0500622543880835" calcext:value-type="float">
            <text:p>-0.0500622544</text:p>
          </table:table-cell>
          <table:table-cell table:formula="of:=([.B540]-[.B539])/0.01" office:value-type="float" office:value="0.0267542566830814" calcext:value-type="float">
            <text:p>0.0267542567</text:p>
          </table:table-cell>
        </table:table-row>
        <table:table-row table:style-name="ro1">
          <table:table-cell office:value-type="float" office:value="1.26620882035344" calcext:value-type="float">
            <text:p>1.2662088204</text:p>
          </table:table-cell>
          <table:table-cell office:value-type="float" office:value="1.23197357813701" calcext:value-type="float">
            <text:p>1.2319735781</text:p>
          </table:table-cell>
          <table:table-cell table:formula="of:=([.A541]-[.A540])/0.01" office:value-type="float" office:value="-0.0482479142855485" calcext:value-type="float">
            <text:p>-0.0482479143</text:p>
          </table:table-cell>
          <table:table-cell table:formula="of:=([.B541]-[.B540])/0.01" office:value-type="float" office:value="0.0257292815995402" calcext:value-type="float">
            <text:p>0.0257292816</text:p>
          </table:table-cell>
        </table:table-row>
        <table:table-row table:style-name="ro1">
          <table:table-cell office:value-type="float" office:value="1.26572634121058" calcext:value-type="float">
            <text:p>1.2657263412</text:p>
          </table:table-cell>
          <table:table-cell office:value-type="float" office:value="1.232230870953" calcext:value-type="float">
            <text:p>1.232230871</text:p>
          </table:table-cell>
          <table:table-cell table:formula="of:=([.A542]-[.A541])/0.01" office:value-type="float" office:value="-0.04650219040363" calcext:value-type="float">
            <text:p>-0.0465021904</text:p>
          </table:table-cell>
          <table:table-cell table:formula="of:=([.B542]-[.B541])/0.01" office:value-type="float" office:value="0.0247436001735712" calcext:value-type="float">
            <text:p>0.0247436002</text:p>
          </table:table-cell>
        </table:table-row>
        <table:table-row table:style-name="ro1">
          <table:table-cell office:value-type="float" office:value="1.26526131930655" calcext:value-type="float">
            <text:p>1.2652613193</text:p>
          </table:table-cell>
          <table:table-cell office:value-type="float" office:value="1.23247830695474" calcext:value-type="float">
            <text:p>1.232478307</text:p>
          </table:table-cell>
          <table:table-cell table:formula="of:=([.A543]-[.A542])/0.01" office:value-type="float" office:value="-0.0448249393978362" calcext:value-type="float">
            <text:p>-0.0448249394</text:p>
          </table:table-cell>
          <table:table-cell table:formula="of:=([.B543]-[.B542])/0.01" office:value-type="float" office:value="0.0237982813234616" calcext:value-type="float">
            <text:p>0.0237982813</text:p>
          </table:table-cell>
        </table:table-row>
        <table:table-row table:style-name="ro1">
          <table:table-cell office:value-type="float" office:value="1.26481306991257" calcext:value-type="float">
            <text:p>1.2648130699</text:p>
          </table:table-cell>
          <table:table-cell office:value-type="float" office:value="1.23271628976797" calcext:value-type="float">
            <text:p>1.2327162898</text:p>
          </table:table-cell>
          <table:table-cell table:formula="of:=([.A544]-[.A543])/0.01" office:value-type="float" office:value="-0.0432156858212185" calcext:value-type="float">
            <text:p>-0.0432156858</text:p>
          </table:table-cell>
          <table:table-cell table:formula="of:=([.B544]-[.B543])/0.01" office:value-type="float" office:value="0.0228940148265355" calcext:value-type="float">
            <text:p>0.0228940148</text:p>
          </table:table-cell>
        </table:table-row>
        <table:table-row table:style-name="ro1">
          <table:table-cell office:value-type="float" office:value="1.26438091305436" calcext:value-type="float">
            <text:p>1.2643809131</text:p>
          </table:table-cell>
          <table:table-cell office:value-type="float" office:value="1.23294522991624" calcext:value-type="float">
            <text:p>1.2329452299</text:p>
          </table:table-cell>
          <table:table-cell table:formula="of:=([.A545]-[.A544])/0.01" office:value-type="float" office:value="-0.0416736599382128" calcext:value-type="float">
            <text:p>-0.0416736599</text:p>
          </table:table-cell>
          <table:table-cell table:formula="of:=([.B545]-[.B544])/0.01" office:value-type="float" office:value="0.0220311496363479" calcext:value-type="float">
            <text:p>0.0220311496</text:p>
          </table:table-cell>
        </table:table-row>
        <table:table-row table:style-name="ro1">
          <table:table-cell office:value-type="float" office:value="1.26396417645497" calcext:value-type="float">
            <text:p>1.2639641765</text:p>
          </table:table-cell>
          <table:table-cell office:value-type="float" office:value="1.2331655414126" calcext:value-type="float">
            <text:p>1.2331655414</text:p>
          </table:table-cell>
          <table:table-cell table:formula="of:=([.A546]-[.A545])/0.01" office:value-type="float" office:value="-0.0401978332127628" calcext:value-type="float">
            <text:p>-0.0401978332</text:p>
          </table:table-cell>
          <table:table-cell table:formula="of:=([.B546]-[.B545])/0.01" office:value-type="float" office:value="0.0212097300777536" calcext:value-type="float">
            <text:p>0.0212097301</text:p>
          </table:table-cell>
        </table:table-row>
        <table:table-row table:style-name="ro1">
          <table:table-cell office:value-type="float" office:value="1.26356219812285" calcext:value-type="float">
            <text:p>1.2635621981</text:p>
          </table:table-cell>
          <table:table-cell office:value-type="float" office:value="1.23337763871338" calcext:value-type="float">
            <text:p>1.2333776387</text:p>
          </table:table-cell>
          <table:table-cell table:formula="of:=([.A547]-[.A546])/0.01" office:value-type="float" office:value="-0.038786951509806" calcext:value-type="float">
            <text:p>-0.0387869515</text:p>
          </table:table-cell>
          <table:table-cell table:formula="of:=([.B547]-[.B546])/0.01" office:value-type="float" office:value="0.0204295299268242" calcext:value-type="float">
            <text:p>0.0204295299</text:p>
          </table:table-cell>
        </table:table-row>
        <table:table-row table:style-name="ro1">
          <table:table-cell office:value-type="float" office:value="1.26317432860775" calcext:value-type="float">
            <text:p>1.2631743286</text:p>
          </table:table-cell>
          <table:table-cell office:value-type="float" office:value="1.23358193401265" calcext:value-type="float">
            <text:p>1.233581934</text:p>
          </table:table-cell>
          <table:table-cell table:formula="of:=([.A548]-[.A547])/0.01" office:value-type="float" office:value="-0.0374395660589499" calcext:value-type="float">
            <text:p>-0.0374395661</text:p>
          </table:table-cell>
          <table:table-cell table:formula="of:=([.B548]-[.B547])/0.01" office:value-type="float" office:value="0.0196900843955072" calcext:value-type="float">
            <text:p>0.0196900844</text:p>
          </table:table-cell>
        </table:table-row>
        <table:table-row table:style-name="ro1">
          <table:table-cell office:value-type="float" office:value="1.26279993294716" calcext:value-type="float">
            <text:p>1.2627999329</text:p>
          </table:table-cell>
          <table:table-cell office:value-type="float" office:value="1.2337788348566" calcext:value-type="float">
            <text:p>1.2337788349</text:p>
          </table:table-cell>
          <table:table-cell table:formula="of:=([.A549]-[.A548])/0.01" office:value-type="float" office:value="-0.0361540622369372" calcext:value-type="float">
            <text:p>-0.0361540622</text:p>
          </table:table-cell>
          <table:table-cell table:formula="of:=([.B549]-[.B548])/0.01" office:value-type="float" office:value="0.0189907200523809" calcext:value-type="float">
            <text:p>0.0189907201</text:p>
          </table:table-cell>
        </table:table-row>
        <table:table-row table:style-name="ro1">
          <table:table-cell office:value-type="float" office:value="1.26243839232479" calcext:value-type="float">
            <text:p>1.2624383923</text:p>
          </table:table-cell>
          <table:table-cell office:value-type="float" office:value="1.23396874205713" calcext:value-type="float">
            <text:p>1.2339687421</text:p>
          </table:table-cell>
          <table:table-cell table:formula="of:=([.A550]-[.A549])/0.01" office:value-type="float" office:value="-0.0349286862330045" calcext:value-type="float">
            <text:p>-0.0349286862</text:p>
          </table:table-cell>
          <table:table-cell table:formula="of:=([.B550]-[.B549])/0.01" office:value-type="float" office:value="0.0183305827199165" calcext:value-type="float">
            <text:p>0.0183305827</text:p>
          </table:table-cell>
        </table:table-row>
        <table:table-row table:style-name="ro1">
          <table:table-cell office:value-type="float" office:value="1.26208910546246" calcext:value-type="float">
            <text:p>1.2620891055</text:p>
          </table:table-cell>
          <table:table-cell office:value-type="float" office:value="1.23415204788433" calcext:value-type="float">
            <text:p>1.2341520479</text:p>
          </table:table-cell>
          <table:table-cell table:formula="of:=([.A551]-[.A550])/0.01" office:value-type="float" office:value="-0.033761569666102" calcext:value-type="float">
            <text:p>-0.0337615697</text:p>
          </table:table-cell>
          <table:table-cell table:formula="of:=([.B551]-[.B550])/0.01" office:value-type="float" office:value="0.0177086633971868" calcext:value-type="float">
            <text:p>0.0177086634</text:p>
          </table:table-cell>
        </table:table-row>
        <table:table-row table:style-name="ro1">
          <table:table-cell office:value-type="float" office:value="1.2617514897658" calcext:value-type="float">
            <text:p>1.2617514898</text:p>
          </table:table-cell>
          <table:table-cell office:value-type="float" office:value="1.2343291345183" calcext:value-type="float">
            <text:p>1.2343291345</text:p>
          </table:table-cell>
          <table:table-cell table:formula="of:=([.A552]-[.A551])/0.01" office:value-type="float" office:value="-0.0326507522286246" calcext:value-type="float">
            <text:p>-0.0326507522</text:p>
          </table:table-cell>
          <table:table-cell table:formula="of:=([.B552]-[.B551])/0.01" office:value-type="float" office:value="0.0171238222641534" calcext:value-type="float">
            <text:p>0.0171238223</text:p>
          </table:table-cell>
        </table:table-row>
        <table:table-row table:style-name="ro1">
          <table:table-cell office:value-type="float" office:value="1.26142498224351" calcext:value-type="float">
            <text:p>1.2614249822</text:p>
          </table:table-cell>
          <table:table-cell office:value-type="float" office:value="1.23450037274094" calcext:value-type="float">
            <text:p>1.2345003727</text:p>
          </table:table-cell>
          <table:table-cell table:formula="of:=([.A553]-[.A552])/0.01" office:value-type="float" office:value="-0.0315942024347038" calcext:value-type="float">
            <text:p>-0.0315942024</text:p>
          </table:table-cell>
          <table:table-cell table:formula="of:=([.B553]-[.B552])/0.01" office:value-type="float" office:value="0.0165748108293062" calcext:value-type="float">
            <text:p>0.0165748108</text:p>
          </table:table-cell>
        </table:table-row>
        <table:table-row table:style-name="ro1">
          <table:table-cell office:value-type="float" office:value="1.26110904021917" calcext:value-type="float">
            <text:p>1.2611090402</text:p>
          </table:table-cell>
          <table:table-cell office:value-type="float" office:value="1.23466612084923" calcext:value-type="float">
            <text:p>1.2346661208</text:p>
          </table:table-cell>
          <table:table-cell table:formula="of:=([.A554]-[.A553])/0.01" office:value-type="float" office:value="-0.0305898365541291" calcext:value-type="float">
            <text:p>-0.0305898366</text:p>
          </table:table-cell>
          <table:table-cell table:formula="of:=([.B554]-[.B553])/0.01" office:value-type="float" office:value="0.0160602922875341" calcext:value-type="float">
            <text:p>0.0160602923</text:p>
          </table:table-cell>
        </table:table-row>
        <table:table-row table:style-name="ro1">
          <table:table-cell office:value-type="float" office:value="1.26080314185362" calcext:value-type="float">
            <text:p>1.2608031419</text:p>
          </table:table-cell>
          <table:table-cell office:value-type="float" office:value="1.23482672377211" calcext:value-type="float">
            <text:p>1.2348267238</text:p>
          </table:table-cell>
          <table:table-cell table:formula="of:=([.A555]-[.A554])/0.01" office:value-type="float" office:value="-0.0296355358142097" calcext:value-type="float">
            <text:p>-0.0296355358</text:p>
          </table:table-cell>
          <table:table-cell table:formula="of:=([.B555]-[.B554])/0.01" office:value-type="float" office:value="0.0155788601587714" calcext:value-type="float">
            <text:p>0.0155788602</text:p>
          </table:table-cell>
        </table:table-row>
        <table:table-row table:style-name="ro1">
          <table:table-cell office:value-type="float" office:value="1.26050678649548" calcext:value-type="float">
            <text:p>1.2605067865</text:p>
          </table:table-cell>
          <table:table-cell office:value-type="float" office:value="1.2349825123737" calcext:value-type="float">
            <text:p>1.2349825124</text:p>
          </table:table-cell>
          <table:table-cell table:formula="of:=([.A556]-[.A555])/0.01" office:value-type="float" office:value="-0.0287291619561092" calcext:value-type="float">
            <text:p>-0.028729162</text:p>
          </table:table-cell>
          <table:table-cell table:formula="of:=([.B556]-[.B555])/0.01" office:value-type="float" office:value="0.0151290552813821" calcext:value-type="float">
            <text:p>0.0151290553</text:p>
          </table:table-cell>
        </table:table-row>
        <table:table-row table:style-name="ro1">
          <table:table-cell office:value-type="float" office:value="1.26021949487592" calcext:value-type="float">
            <text:p>1.2602194949</text:p>
          </table:table-cell>
          <table:table-cell office:value-type="float" office:value="1.23513380292651" calcext:value-type="float">
            <text:p>1.2351338029</text:p>
          </table:table-cell>
          <table:table-cell table:formula="of:=([.A557]-[.A556])/0.01" office:value-type="float" office:value="-0.0278685712285842" calcext:value-type="float">
            <text:p>-0.0278685712</text:p>
          </table:table-cell>
          <table:table-cell table:formula="of:=([.B557]-[.B556])/0.01" office:value-type="float" office:value="0.0147093812358001" calcext:value-type="float">
            <text:p>0.0147093812</text:p>
          </table:table-cell>
        </table:table-row>
        <table:table-row table:style-name="ro1">
          <table:table-cell office:value-type="float" office:value="1.25994080916363" calcext:value-type="float">
            <text:p>1.2599408092</text:p>
          </table:table-cell>
          <table:table-cell office:value-type="float" office:value="1.23528089673887" calcext:value-type="float">
            <text:p>1.2352808967</text:p>
          </table:table-cell>
          <table:table-cell table:formula="of:=([.A558]-[.A557])/0.01" office:value-type="float" office:value="-0.0270516269063048" calcext:value-type="float">
            <text:p>-0.0270516269</text:p>
          </table:table-cell>
          <table:table-cell table:formula="of:=([.B558]-[.B557])/0.01" office:value-type="float" office:value="0.0143183182762519" calcext:value-type="float">
            <text:p>0.0143183183</text:p>
          </table:table-cell>
        </table:table-row>
        <table:table-row table:style-name="ro1">
          <table:table-cell office:value-type="float" office:value="1.25967029289457" calcext:value-type="float">
            <text:p>1.2596702929</text:p>
          </table:table-cell>
          <table:table-cell office:value-type="float" office:value="1.23542407992163" calcext:value-type="float">
            <text:p>1.2354240799</text:p>
          </table:table-cell>
          <table:table-cell table:formula="of:=([.A559]-[.A558])/0.01" office:value-type="float" office:value="-0.026276210416798" calcext:value-type="float">
            <text:p>-0.0262762104</text:p>
          </table:table-cell>
          <table:table-cell table:formula="of:=([.B559]-[.B558])/0.01" office:value-type="float" office:value="0.0139543358482541" calcext:value-type="float">
            <text:p>0.0139543358</text:p>
          </table:table-cell>
        </table:table-row>
        <table:table-row table:style-name="ro1">
          <table:table-cell office:value-type="float" office:value="1.2594075307904" calcext:value-type="float">
            <text:p>1.2594075308</text:p>
          </table:table-cell>
          <table:table-cell office:value-type="float" office:value="1.23556362328011" calcext:value-type="float">
            <text:p>1.2355636233</text:p>
          </table:table-cell>
          <table:table-cell table:formula="of:=([.A560]-[.A559])/0.01" office:value-type="float" office:value="-0.0255402311609476" calcext:value-type="float">
            <text:p>-0.0255402312</text:p>
          </table:table-cell>
          <table:table-cell table:formula="of:=([.B560]-[.B559])/0.01" office:value-type="float" office:value="0.0136159037705585" calcext:value-type="float">
            <text:p>0.0136159038</text:p>
          </table:table-cell>
        </table:table-row>
        <table:table-row table:style-name="ro1">
          <table:table-cell office:value-type="float" office:value="1.25915212847879" calcext:value-type="float">
            <text:p>1.2591521285</text:p>
          </table:table-cell>
          <table:table-cell office:value-type="float" office:value="1.23569978231782" calcext:value-type="float">
            <text:p>1.2356997823</text:p>
          </table:table-cell>
          <table:table-cell table:formula="of:=([.A561]-[.A560])/0.01" office:value-type="float" office:value="-0.0248416351093628" calcext:value-type="float">
            <text:p>-0.0248416351</text:p>
          </table:table-cell>
          <table:table-cell table:formula="of:=([.B561]-[.B560])/0.01" office:value-type="float" office:value="0.0133015021599903" calcext:value-type="float">
            <text:p>0.0133015022</text:p>
          </table:table-cell>
        </table:table-row>
        <table:table-row table:style-name="ro1">
          <table:table-cell office:value-type="float" office:value="1.2589037121277" calcext:value-type="float">
            <text:p>1.2589037121</text:p>
          </table:table-cell>
          <table:table-cell office:value-type="float" office:value="1.23583279733942" calcext:value-type="float">
            <text:p>1.2358327973</text:p>
          </table:table-cell>
          <table:table-cell table:formula="of:=([.A562]-[.A561])/0.01" office:value-type="float" office:value="-0.0241784122566369" calcext:value-type="float">
            <text:p>-0.0241784123</text:p>
          </table:table-cell>
          <table:table-cell table:formula="of:=([.B562]-[.B561])/0.01" office:value-type="float" office:value="0.0130096301760307" calcext:value-type="float">
            <text:p>0.0130096302</text:p>
          </table:table-cell>
        </table:table-row>
        <table:table-row table:style-name="ro1">
          <table:table-cell office:value-type="float" office:value="1.25866192800513" calcext:value-type="float">
            <text:p>1.258661928</text:p>
          </table:table-cell>
          <table:table-cell office:value-type="float" office:value="1.23596289364118" calcext:value-type="float">
            <text:p>1.2359628936</text:p>
          </table:table-cell>
          <table:table-cell table:formula="of:=([.A563]-[.A562])/0.01" office:value-type="float" office:value="-0.0235486030121024" calcext:value-type="float">
            <text:p>-0.023548603</text:p>
          </table:table-cell>
          <table:table-cell table:formula="of:=([.B563]-[.B562])/0.01" office:value-type="float" office:value="0.0127388136618389" calcext:value-type="float">
            <text:p>0.0127388137</text:p>
          </table:table-cell>
        </table:table-row>
        <table:table-row table:style-name="ro1">
          <table:table-cell office:value-type="float" office:value="1.25842644197501" calcext:value-type="float">
            <text:p>1.258426442</text:p>
          </table:table-cell>
          <table:table-cell office:value-type="float" office:value="1.2360902817778" calcext:value-type="float">
            <text:p>1.2360902818</text:p>
          </table:table-cell>
          <table:table-cell table:formula="of:=([.A564]-[.A563])/0.01" office:value-type="float" office:value="-0.0229503036045964" calcext:value-type="float">
            <text:p>-0.0229503036</text:p>
          </table:table-cell>
          <table:table-cell table:formula="of:=([.B564]-[.B563])/0.01" office:value-type="float" office:value="0.0124876117558737" calcext:value-type="float">
            <text:p>0.0124876118</text:p>
          </table:table-cell>
        </table:table-row>
        <table:table-row table:style-name="ro1">
          <table:table-cell office:value-type="float" office:value="1.25819693893897" calcext:value-type="float">
            <text:p>1.2581969389</text:p>
          </table:table-cell>
          <table:table-cell office:value-type="float" office:value="1.23621515789535" calcext:value-type="float">
            <text:p>1.2362151579</text:p>
          </table:table-cell>
          <table:table-cell table:formula="of:=([.A565]-[.A564])/0.01" office:value-type="float" office:value="-0.022381670576288" calcext:value-type="float">
            <text:p>-0.0223816706</text:p>
          </table:table-cell>
          <table:table-cell table:formula="of:=([.B565]-[.B564])/0.01" office:value-type="float" office:value="0.0122546225481912" calcext:value-type="float">
            <text:p>0.0122546225</text:p>
          </table:table-cell>
        </table:table-row>
        <table:table-row table:style-name="ro1">
          <table:table-cell office:value-type="float" office:value="1.2579731222332" calcext:value-type="float">
            <text:p>1.2579731222</text:p>
          </table:table-cell>
          <table:table-cell office:value-type="float" office:value="1.23633770412084" calcext:value-type="float">
            <text:p>1.2363377041</text:p>
          </table:table-cell>
          <table:table-cell table:formula="of:=([.A566]-[.A565])/0.01" office:value-type="float" office:value="-0.0218409244370221" calcext:value-type="float">
            <text:p>-0.0218409244</text:p>
          </table:table-cell>
          <table:table-cell table:formula="of:=([.B566]-[.B565])/0.01" office:value-type="float" office:value="0.0120384878503632" calcext:value-type="float">
            <text:p>0.0120384879</text:p>
          </table:table-cell>
        </table:table-row>
        <table:table-row table:style-name="ro1">
          <table:table-cell office:value-type="float" office:value="1.25775471298883" calcext:value-type="float">
            <text:p>1.257754713</text:p>
          </table:table-cell>
          <table:table-cell office:value-type="float" office:value="1.23645808899934" calcext:value-type="float">
            <text:p>1.236458089</text:p>
          </table:table-cell>
          <table:table-cell table:formula="of:=([.A567]-[.A566])/0.01" office:value-type="float" office:value="-0.0213263525488783" calcext:value-type="float">
            <text:p>-0.0213263525</text:p>
          </table:table-cell>
          <table:table-cell table:formula="of:=([.B567]-[.B566])/0.01" office:value-type="float" office:value="0.0118378971498023" calcext:value-type="float">
            <text:p>0.0118378971</text:p>
          </table:table-cell>
        </table:table-row>
        <table:table-row table:style-name="ro1">
          <table:table-cell office:value-type="float" office:value="1.25754144946335" calcext:value-type="float">
            <text:p>1.2575414495</text:p>
          </table:table-cell>
          <table:table-cell office:value-type="float" office:value="1.23657646797084" calcext:value-type="float">
            <text:p>1.236576468</text:p>
          </table:table-cell>
          <table:table-cell table:formula="of:=([.A568]-[.A567])/0.01" office:value-type="float" office:value="-0.0208363113072707" calcext:value-type="float">
            <text:p>-0.0208363113</text:p>
          </table:table-cell>
          <table:table-cell table:formula="of:=([.B568]-[.B567])/0.01" office:value-type="float" office:value="0.0116515908126003" calcext:value-type="float">
            <text:p>0.0116515908</text:p>
          </table:table-cell>
        </table:table-row>
        <table:table-row table:style-name="ro1">
          <table:table-cell office:value-type="float" office:value="1.25733308635027" calcext:value-type="float">
            <text:p>1.2573330864</text:p>
          </table:table-cell>
          <table:table-cell office:value-type="float" office:value="1.23669298387896" calcext:value-type="float">
            <text:p>1.2366929839</text:p>
          </table:table-cell>
          <table:table-cell table:formula="of:=([.A569]-[.A568])/0.01" office:value-type="float" office:value="-0.0203692276821599" calcext:value-type="float">
            <text:p>-0.0203692277</text:p>
          </table:table-cell>
          <table:table-cell table:formula="of:=([.B569]-[.B568])/0.01" office:value-type="float" office:value="0.011478362599826" calcext:value-type="float">
            <text:p>0.0114783626</text:p>
          </table:table-cell>
        </table:table-row>
        <table:table-row table:style-name="ro1">
          <table:table-cell office:value-type="float" office:value="1.25712939407345" calcext:value-type="float">
            <text:p>1.2571293941</text:p>
          </table:table-cell>
          <table:table-cell office:value-type="float" office:value="1.23680776750496" calcext:value-type="float">
            <text:p>1.2368077675</text:p>
          </table:table-cell>
          <table:table-cell table:formula="of:=([.A570]-[.A569])/0.01" office:value-type="float" office:value="-0.019923600179661" calcext:value-type="float">
            <text:p>-0.0199236002</text:p>
          </table:table-cell>
          <table:table-cell table:formula="of:=([.B570]-[.B569])/0.01" office:value-type="float" office:value="0.0113170615569924" calcext:value-type="float">
            <text:p>0.0113170616</text:p>
          </table:table-cell>
        </table:table-row>
        <table:table-row table:style-name="ro1">
          <table:table-cell office:value-type="float" office:value="1.25693015807165" calcext:value-type="float">
            <text:p>1.2569301581</text:p>
          </table:table-cell>
          <table:table-cell office:value-type="float" office:value="1.23692093812053" calcext:value-type="float">
            <text:p>1.2369209381</text:p>
          </table:table-cell>
          <table:table-cell table:formula="of:=([.A571]-[.A570])/0.01" office:value-type="float" office:value="-0.019497999280782" calcext:value-type="float">
            <text:p>-0.0194979993</text:p>
          </table:table-cell>
          <table:table-cell table:formula="of:=([.B571]-[.B570])/0.01" office:value-type="float" office:value="0.011166593335199" calcext:value-type="float">
            <text:p>0.0111665933</text:p>
          </table:table-cell>
        </table:table-row>
        <table:table-row table:style-name="ro1">
          <table:table-cell office:value-type="float" office:value="1.25673517807885" calcext:value-type="float">
            <text:p>1.2567351781</text:p>
          </table:table-cell>
          <table:table-cell office:value-type="float" office:value="1.23703260405388" calcext:value-type="float">
            <text:p>1.2370326041</text:p>
          </table:table-cell>
          <table:table-cell table:formula="of:=([.A572]-[.A571])/0.01" office:value-type="float" office:value="-0.0190910674131128" calcext:value-type="float">
            <text:p>-0.0190910674</text:p>
          </table:table-cell>
          <table:table-cell table:formula="of:=([.B572]-[.B571])/0.01" office:value-type="float" office:value="0.0110259209989527" calcext:value-type="float">
            <text:p>0.011025921</text:p>
          </table:table-cell>
        </table:table-row>
        <table:table-row table:style-name="ro1">
          <table:table-cell office:value-type="float" office:value="1.25654426740472" calcext:value-type="float">
            <text:p>1.2565442674</text:p>
          </table:table-cell>
          <table:table-cell office:value-type="float" office:value="1.23714286326387" calcext:value-type="float">
            <text:p>1.2371428633</text:p>
          </table:table-cell>
          <table:table-cell table:formula="of:=([.A573]-[.A572])/0.01" office:value-type="float" office:value="-0.0187015185046047" calcext:value-type="float">
            <text:p>-0.0187015185</text:p>
          </table:table-cell>
          <table:table-cell table:formula="of:=([.B573]-[.B572])/0.01" office:value-type="float" office:value="0.0108940653725353" calcext:value-type="float">
            <text:p>0.0108940654</text:p>
          </table:table-cell>
        </table:table-row>
        <table:table-row table:style-name="ro1">
          <table:table-cell office:value-type="float" office:value="1.25635725221967" calcext:value-type="float">
            <text:p>1.2563572522</text:p>
          </table:table-cell>
          <table:table-cell office:value-type="float" office:value="1.2372518039176" calcext:value-type="float">
            <text:p>1.2372518039</text:p>
          </table:table-cell>
          <table:table-cell table:formula="of:=([.A574]-[.A573])/0.01" office:value-type="float" office:value="-0.018328137169199" calcext:value-type="float">
            <text:p>-0.0183281372</text:p>
          </table:table-cell>
          <table:table-cell table:formula="of:=([.B574]-[.B573])/0.01" office:value-type="float" office:value="0.0107701049750775" calcext:value-type="float">
            <text:p>0.010770105</text:p>
          </table:table-cell>
        </table:table-row>
        <table:table-row table:style-name="ro1">
          <table:table-cell office:value-type="float" office:value="1.25617397084798" calcext:value-type="float">
            <text:p>1.2561739708</text:p>
          </table:table-cell>
          <table:table-cell office:value-type="float" office:value="1.23735950496735" calcext:value-type="float">
            <text:p>1.237359505</text:p>
          </table:table-cell>
          <table:table-cell table:formula="of:=([.A575]-[.A574])/0.01" office:value-type="float" office:value="-0.0179697775682053" calcext:value-type="float">
            <text:p>-0.0179697776</text:p>
          </table:table-cell>
          <table:table-cell table:formula="of:=([.B575]-[.B574])/0.01" office:value-type="float" office:value="0.0106531755892592" calcext:value-type="float">
            <text:p>0.0106531756</text:p>
          </table:table-cell>
        </table:table-row>
        <table:table-row table:style-name="ro1">
          <table:table-cell office:value-type="float" office:value="1.2559942730723" calcext:value-type="float">
            <text:p>1.2559942731</text:p>
          </table:table-cell>
          <table:table-cell office:value-type="float" office:value="1.23746603672324" calcext:value-type="float">
            <text:p>1.2374660367</text:p>
          </table:table-cell>
          <table:table-cell table:formula="of:=([.A576]-[.A575])/0.01" office:value-type="float" office:value="-0.0176253619902811" calcext:value-type="float">
            <text:p>-0.017625362</text:p>
          </table:table-cell>
          <table:table-cell table:formula="of:=([.B576]-[.B575])/0.01" office:value-type="float" office:value="0.0105424695089784" calcext:value-type="float">
            <text:p>0.0105424695</text:p>
          </table:table-cell>
        </table:table-row>
        <table:table-row table:style-name="ro1">
          <table:table-cell office:value-type="float" office:value="1.25581801945239" calcext:value-type="float">
            <text:p>1.2558180195</text:p>
          </table:table-cell>
          <table:table-cell office:value-type="float" office:value="1.23757146141833" calcext:value-type="float">
            <text:p>1.2375714614</text:p>
          </table:table-cell>
          <table:table-cell table:formula="of:=([.A577]-[.A576])/0.01" office:value-type="float" office:value="-0.0172938791889843" calcext:value-type="float">
            <text:p>-0.0172938792</text:p>
          </table:table-cell>
          <table:table-cell table:formula="of:=([.B577]-[.B576])/0.01" office:value-type="float" office:value="0.0104372345053783" calcext:value-type="float">
            <text:p>0.0104372345</text:p>
          </table:table-cell>
        </table:table-row>
        <table:table-row table:style-name="ro1">
          <table:table-cell office:value-type="float" office:value="1.2556450806605" calcext:value-type="float">
            <text:p>1.2556450807</text:p>
          </table:table-cell>
          <table:table-cell office:value-type="float" office:value="1.23767583376339" calcext:value-type="float">
            <text:p>1.2376758338</text:p>
          </table:table-cell>
          <table:table-cell table:formula="of:=([.A578]-[.A577])/0.01" office:value-type="float" office:value="-0.0169743825141122" calcext:value-type="float">
            <text:p>-0.0169743825</text:p>
          </table:table-cell>
          <table:table-cell table:formula="of:=([.B578]-[.B577])/0.01" office:value-type="float" office:value="0.0103367725497128" calcext:value-type="float">
            <text:p>0.0103367725</text:p>
          </table:table-cell>
        </table:table-row>
        <table:table-row table:style-name="ro1">
          <table:table-cell office:value-type="float" office:value="1.25547533683536" calcext:value-type="float">
            <text:p>1.2554753368</text:p>
          </table:table-cell>
          <table:table-cell office:value-type="float" office:value="1.23777920148888" calcext:value-type="float">
            <text:p>1.2377792015</text:p>
          </table:table-cell>
          <table:table-cell table:formula="of:=([.A579]-[.A578])/0.01" office:value-type="float" office:value="-0.0166659878708009" calcext:value-type="float">
            <text:p>-0.0166659879</text:p>
          </table:table-cell>
          <table:table-cell table:formula="of:=([.B579]-[.B578])/0.01" office:value-type="float" office:value="0.0102404383285348" calcext:value-type="float">
            <text:p>0.0102404383</text:p>
          </table:table-cell>
        </table:table-row>
        <table:table-row table:style-name="ro1">
          <table:table-cell office:value-type="float" office:value="1.25530867695665" calcext:value-type="float">
            <text:p>1.255308677</text:p>
          </table:table-cell>
          <table:table-cell office:value-type="float" office:value="1.23788160587217" calcext:value-type="float">
            <text:p>1.2378816059</text:p>
          </table:table-cell>
          <table:table-cell table:formula="of:=([.A580]-[.A579])/0.01" office:value-type="float" office:value="-0.0163678715373594" calcext:value-type="float">
            <text:p>-0.0163678715</text:p>
          </table:table-cell>
          <table:table-cell table:formula="of:=([.B580]-[.B579])/0.01" office:value-type="float" office:value="0.010147637583513" calcext:value-type="float">
            <text:p>0.0101476376</text:p>
          </table:table-cell>
        </table:table-row>
        <table:table-row table:style-name="ro1">
          <table:table-cell office:value-type="float" office:value="1.25514499824128" calcext:value-type="float">
            <text:p>1.2551449982</text:p>
          </table:table-cell>
          <table:table-cell office:value-type="float" office:value="1.237983082248" calcext:value-type="float">
            <text:p>1.2379830822</text:p>
          </table:table-cell>
          <table:table-cell table:formula="of:=([.A581]-[.A580])/0.01" office:value-type="float" office:value="-0.0160792678700616" calcext:value-type="float">
            <text:p>-0.0160792679</text:p>
          </table:table-cell>
          <table:table-cell table:formula="of:=([.B581]-[.B580])/0.01" office:value-type="float" office:value="0.0100578253062977" calcext:value-type="float">
            <text:p>0.0100578253</text:p>
          </table:table-cell>
        </table:table-row>
        <table:table-row table:style-name="ro1">
          <table:table-cell office:value-type="float" office:value="1.25498420556258" calcext:value-type="float">
            <text:p>1.2549842056</text:p>
          </table:table-cell>
          <table:table-cell office:value-type="float" office:value="1.23808366050107" calcext:value-type="float">
            <text:p>1.2380836605</text:p>
          </table:table-cell>
          <table:table-cell table:formula="of:=([.A582]-[.A581])/0.01" office:value-type="float" office:value="-0.0157994669214734" calcext:value-type="float">
            <text:p>-0.0157994669</text:p>
          </table:table-cell>
          <table:table-cell table:formula="of:=([.B582]-[.B581])/0.01" office:value-type="float" office:value="0.00997050381594811" calcext:value-type="float">
            <text:p>0.0099705038</text:p>
          </table:table-cell>
        </table:table-row>
        <table:table-row table:style-name="ro1">
          <table:table-cell office:value-type="float" office:value="1.25482621089336" calcext:value-type="float">
            <text:p>1.2548262109</text:p>
          </table:table-cell>
          <table:table-cell office:value-type="float" office:value="1.23818336553923" calcext:value-type="float">
            <text:p>1.2381833655</text:p>
          </table:table-cell>
          <table:table-cell table:formula="of:=([.A583]-[.A582])/0.01" office:value-type="float" office:value="-0.0155278119954971" calcext:value-type="float">
            <text:p>-0.015527812</text:p>
          </table:table-cell>
          <table:table-cell table:formula="of:=([.B583]-[.B582])/0.01" office:value-type="float" office:value="0.00988522074460985" calcext:value-type="float">
            <text:p>0.0098852207</text:p>
          </table:table-cell>
        </table:table-row>
        <table:table-row table:style-name="ro1">
          <table:table-cell office:value-type="float" office:value="1.25467093277341" calcext:value-type="float">
            <text:p>1.2546709328</text:p>
          </table:table-cell>
          <table:table-cell office:value-type="float" office:value="1.23828221774667" calcext:value-type="float">
            <text:p>1.2382822177</text:p>
          </table:table-cell>
          <table:table-cell table:formula="of:=([.A584]-[.A583])/0.01" office:value-type="float" office:value="-0.0152636971611386" calcext:value-type="float">
            <text:p>-0.0152636972</text:p>
          </table:table-cell>
          <table:table-cell table:formula="of:=([.B584]-[.B583])/0.01" office:value-type="float" office:value="0.00980156695402634" calcext:value-type="float">
            <text:p>0.009801567</text:p>
          </table:table-cell>
        </table:table-row>
        <table:table-row table:style-name="ro1">
          <table:table-cell office:value-type="float" office:value="1.2545182958018" calcext:value-type="float">
            <text:p>1.2545182958</text:p>
          </table:table-cell>
          <table:table-cell office:value-type="float" office:value="1.23838023341621" calcext:value-type="float">
            <text:p>1.2383802334</text:p>
          </table:table-cell>
          <table:table-cell table:formula="of:=([.A585]-[.A584])/0.01" office:value-type="float" office:value="-0.0150065647441577" calcext:value-type="float">
            <text:p>-0.0150065647</text:p>
          </table:table-cell>
          <table:table-cell table:formula="of:=([.B585]-[.B584])/0.01" office:value-type="float" office:value="0.00971917440450998" calcext:value-type="float">
            <text:p>0.0097191744</text:p>
          </table:table-cell>
        </table:table-row>
        <table:table-row table:style-name="ro1">
          <table:table-cell office:value-type="float" office:value="1.25436823015436" calcext:value-type="float">
            <text:p>1.2543682302</text:p>
          </table:table-cell>
          <table:table-cell office:value-type="float" office:value="1.23847742516026" calcext:value-type="float">
            <text:p>1.2384774252</text:p>
          </table:table-cell>
          <table:table-cell table:formula="of:=([.A586]-[.A585])/0.01" office:value-type="float" office:value="-0.0147559028139899" calcext:value-type="float">
            <text:p>-0.0147559028</text:p>
          </table:table-cell>
          <table:table-cell table:formula="of:=([.B586]-[.B585])/0.01" office:value-type="float" office:value="0.00963771399484781" calcext:value-type="float">
            <text:p>0.009637714</text:p>
          </table:table-cell>
        </table:table-row>
        <table:table-row table:style-name="ro1">
          <table:table-cell office:value-type="float" office:value="1.25422067112622" calcext:value-type="float">
            <text:p>1.2542206711</text:p>
          </table:table-cell>
          <table:table-cell office:value-type="float" office:value="1.23857380230021" calcext:value-type="float">
            <text:p>1.2385738023</text:p>
          </table:table-cell>
          <table:table-cell table:formula="of:=([.A587]-[.A586])/0.01" office:value-type="float" office:value="-0.0145112426818139" calcext:value-type="float">
            <text:p>-0.0145112427</text:p>
          </table:table-cell>
          <table:table-cell table:formula="of:=([.B587]-[.B586])/0.01" office:value-type="float" office:value="0.00955689339043886" calcext:value-type="float">
            <text:p>0.0095568934</text:p>
          </table:table-cell>
        </table:table-row>
        <table:table-row table:style-name="ro1">
          <table:table-cell office:value-type="float" office:value="1.2540755586994" calcext:value-type="float">
            <text:p>1.2540755587</text:p>
          </table:table-cell>
          <table:table-cell office:value-type="float" office:value="1.23866937123411" calcext:value-type="float">
            <text:p>1.2386693712</text:p>
          </table:table-cell>
          <table:table-cell table:formula="of:=([.A588]-[.A587])/0.01" office:value-type="float" office:value="-0.0142721564231119" calcext:value-type="float">
            <text:p>-0.0142721564</text:p>
          </table:table-cell>
          <table:table-cell table:formula="of:=([.B588]-[.B587])/0.01" office:value-type="float" office:value="0.00947645485454007" calcext:value-type="float">
            <text:p>0.0094764549</text:p>
          </table:table-cell>
        </table:table-row>
        <table:table-row table:style-name="ro1">
          <table:table-cell office:value-type="float" office:value="1.25393283713517" calcext:value-type="float">
            <text:p>1.2539328371</text:p>
          </table:table-cell>
          <table:table-cell office:value-type="float" office:value="1.23876413578266" calcext:value-type="float">
            <text:p>1.2387641358</text:p>
          </table:table-cell>
          <table:table-cell table:formula="of:=([.A589]-[.A588])/0.01" office:value-type="float" office:value="-0.0140382544371986" calcext:value-type="float">
            <text:p>-0.0140382544</text:p>
          </table:table-cell>
          <table:table-cell table:formula="of:=([.B589]-[.B588])/0.01" office:value-type="float" office:value="0.00939617309680951" calcext:value-type="float">
            <text:p>0.0093961731</text:p>
          </table:table-cell>
        </table:table-row>
        <table:table-row table:style-name="ro1">
          <table:table-cell office:value-type="float" office:value="1.2537924545908" calcext:value-type="float">
            <text:p>1.2537924546</text:p>
          </table:table-cell>
          <table:table-cell office:value-type="float" office:value="1.23885809751362" calcext:value-type="float">
            <text:p>1.2388580975</text:p>
          </table:table-cell>
          <table:table-cell table:formula="of:=([.A590]-[.A589])/0.01" office:value-type="float" office:value="-0.0138091830542253" calcext:value-type="float">
            <text:p>-0.0138091831</text:p>
          </table:table-cell>
          <table:table-cell table:formula="of:=([.B590]-[.B589])/0.01" office:value-type="float" office:value="0.00931585315004924" calcext:value-type="float">
            <text:p>0.0093158532</text:p>
          </table:table-cell>
        </table:table-row>
        <table:table-row table:style-name="ro1">
          <table:table-cell office:value-type="float" office:value="1.25365436276025" calcext:value-type="float">
            <text:p>1.2536543628</text:p>
          </table:table-cell>
          <table:table-cell office:value-type="float" office:value="1.23895125604512" calcext:value-type="float">
            <text:p>1.238951256</text:p>
          </table:table-cell>
          <table:table-cell table:formula="of:=([.A591]-[.A590])/0.01" office:value-type="float" office:value="-0.0135846221984481" calcext:value-type="float">
            <text:p>-0.0135846222</text:p>
          </table:table-cell>
          <table:table-cell table:formula="of:=([.B591]-[.B590])/0.01" office:value-type="float" office:value="0.00923532828638329" calcext:value-type="float">
            <text:p>0.0092353283</text:p>
          </table:table-cell>
        </table:table-row>
        <table:table-row table:style-name="ro1">
          <table:table-cell office:value-type="float" office:value="1.25351851653827" calcext:value-type="float">
            <text:p>1.2535185165</text:p>
          </table:table-cell>
          <table:table-cell office:value-type="float" office:value="1.23904360932799" calcext:value-type="float">
            <text:p>1.2390436093</text:p>
          </table:table-cell>
          <table:table-cell table:formula="of:=([.A592]-[.A591])/0.01" office:value-type="float" office:value="-0.0133642831161351" calcext:value-type="float">
            <text:p>-0.0133642831</text:p>
          </table:table-cell>
          <table:table-cell table:formula="of:=([.B592]-[.B591])/0.01" office:value-type="float" office:value="0.00915445798130854" calcext:value-type="float">
            <text:p>0.009154458</text:p>
          </table:table-cell>
        </table:table-row>
        <table:table-row table:style-name="ro1">
          <table:table-cell office:value-type="float" office:value="1.25338487370711" calcext:value-type="float">
            <text:p>1.2533848737</text:p>
          </table:table-cell>
          <table:table-cell office:value-type="float" office:value="1.2391351539078" calcext:value-type="float">
            <text:p>1.2391351539</text:p>
          </table:table-cell>
          <table:table-cell table:formula="of:=([.A593]-[.A592])/0.01" office:value-type="float" office:value="-0.0131479061741491" calcext:value-type="float">
            <text:p>-0.0131479062</text:p>
          </table:table-cell>
          <table:table-cell table:formula="of:=([.B593]-[.B592])/0.01" office:value-type="float" office:value="0.00907312593378951" calcext:value-type="float">
            <text:p>0.0090731259</text:p>
          </table:table-cell>
        </table:table-row>
        <table:table-row table:style-name="ro1">
          <table:table-cell office:value-type="float" office:value="1.25325339464537" calcext:value-type="float">
            <text:p>1.2532533946</text:p>
          </table:table-cell>
          <table:table-cell office:value-type="float" office:value="1.23922588516714" calcext:value-type="float">
            <text:p>1.2392258852</text:p>
          </table:table-cell>
          <table:table-cell table:formula="of:=([.A594]-[.A593])/0.01" office:value-type="float" office:value="-0.0129352587349141" calcext:value-type="float">
            <text:p>-0.0129352587</text:p>
          </table:table-cell>
          <table:table-cell table:formula="of:=([.B594]-[.B593])/0.01" office:value-type="float" office:value="0.00899123814814828" calcext:value-type="float">
            <text:p>0.0089912381</text:p>
          </table:table-cell>
        </table:table-row>
        <table:table-row table:style-name="ro1">
          <table:table-cell office:value-type="float" office:value="1.25312404205802" calcext:value-type="float">
            <text:p>1.2531240421</text:p>
          </table:table-cell>
          <table:table-cell office:value-type="float" office:value="1.23931579754862" calcext:value-type="float">
            <text:p>1.2393157975</text:p>
          </table:table-cell>
          <table:table-cell table:formula="of:=([.A595]-[.A594])/0.01" office:value-type="float" office:value="-0.0127261331115847" calcext:value-type="float">
            <text:p>-0.0127261331</text:p>
          </table:table-cell>
          <table:table-cell table:formula="of:=([.B595]-[.B594])/0.01" office:value-type="float" office:value="0.00890872108387786" calcext:value-type="float">
            <text:p>0.0089087211</text:p>
          </table:table-cell>
        </table:table-row>
        <table:table-row table:style-name="ro1">
          <table:table-cell office:value-type="float" office:value="1.2529967807269" calcext:value-type="float">
            <text:p>1.2529967807</text:p>
          </table:table-cell>
          <table:table-cell office:value-type="float" office:value="1.23940488475946" calcext:value-type="float">
            <text:p>1.2394048848</text:p>
          </table:table-cell>
          <table:table-cell table:formula="of:=([.A596]-[.A595])/0.01" office:value-type="float" office:value="-0.0125203446079913" calcext:value-type="float">
            <text:p>-0.0125203446</text:p>
          </table:table-cell>
          <table:table-cell table:formula="of:=([.B596]-[.B595])/0.01" office:value-type="float" office:value="0.00882551987715363" calcext:value-type="float">
            <text:p>0.0088255199</text:p>
          </table:table-cell>
        </table:table-row>
        <table:table-row table:style-name="ro1">
          <table:table-cell office:value-type="float" office:value="1.25287157728082" calcext:value-type="float">
            <text:p>1.2528715773</text:p>
          </table:table-cell>
          <table:table-cell office:value-type="float" office:value="1.23949313995823" calcext:value-type="float">
            <text:p>1.23949314</text:p>
          </table:table-cell>
          <table:table-cell table:formula="of:=([.A597]-[.A596])/0.01" office:value-type="float" office:value="-0.0123177296441845" calcext:value-type="float">
            <text:p>-0.0123177296</text:p>
          </table:table-cell>
          <table:table-cell table:formula="of:=([.B597]-[.B596])/0.01" office:value-type="float" office:value="0.00874159663779572" calcext:value-type="float">
            <text:p>0.0087415966</text:p>
          </table:table-cell>
        </table:table-row>
        <table:table-row table:style-name="ro1">
          <table:table-cell office:value-type="float" office:value="1.25274839998438" calcext:value-type="float">
            <text:p>1.2527484</text:p>
          </table:table-cell>
          <table:table-cell office:value-type="float" office:value="1.23958055592461" calcext:value-type="float">
            <text:p>1.2395805559</text:p>
          </table:table-cell>
          <table:table-cell table:formula="of:=([.A598]-[.A597])/0.01" office:value-type="float" office:value="-0.012118143970663" calcext:value-type="float">
            <text:p>-0.012118144</text:p>
          </table:table-cell>
          <table:table-cell table:formula="of:=([.B598]-[.B597])/0.01" office:value-type="float" office:value="0.00865692882390245" calcext:value-type="float">
            <text:p>0.0086569288</text:p>
          </table:table-cell>
        </table:table-row>
        <table:table-row table:style-name="ro1">
          <table:table-cell office:value-type="float" office:value="1.25262721854467" calcext:value-type="float">
            <text:p>1.2526272185</text:p>
          </table:table-cell>
          <table:table-cell office:value-type="float" office:value="1.23966712521285" calcext:value-type="float">
            <text:p>1.2396671252</text:p>
          </table:table-cell>
          <table:table-cell table:formula="of:=([.A599]-[.A598])/0.01" office:value-type="float" office:value="-0.011921460971509" calcext:value-type="float">
            <text:p>-0.011921461</text:p>
          </table:table-cell>
          <table:table-cell table:formula="of:=([.B599]-[.B598])/0.01" office:value-type="float" office:value="0.00857150769608683" calcext:value-type="float">
            <text:p>0.0085715077</text:p>
          </table:table-cell>
        </table:table-row>
        <table:table-row table:style-name="ro1">
          <table:table-cell office:value-type="float" office:value="1.25250800393496" calcext:value-type="float">
            <text:p>1.2525080039</text:p>
          </table:table-cell>
          <table:table-cell office:value-type="float" office:value="1.23975284028981" calcext:value-type="float">
            <text:p>1.2397528403</text:p>
          </table:table-cell>
          <table:table-cell table:formula="of:=([.A600]-[.A599])/0.01" office:value-type="float" office:value="-0.0117275700570962" calcext:value-type="float">
            <text:p>-0.0117275701</text:p>
          </table:table-cell>
          <table:table-cell table:formula="of:=([.B600]-[.B599])/0.01" office:value-type="float" office:value="0.00848533685244846" calcext:value-type="float">
            <text:p>0.0084853369</text:p>
          </table:table-cell>
        </table:table-row>
        <table:table-row table:style-name="ro1">
          <table:table-cell office:value-type="float" office:value="1.25239072823439" calcext:value-type="float">
            <text:p>1.2523907282</text:p>
          </table:table-cell>
          <table:table-cell office:value-type="float" office:value="1.23983769365833" calcext:value-type="float">
            <text:p>1.2398376937</text:p>
          </table:table-cell>
          <table:table-cell table:formula="of:=([.A601]-[.A600])/0.01" office:value-type="float" office:value="-0.011536375146104" calcext:value-type="float">
            <text:p>-0.0115363751</text:p>
          </table:table-cell>
          <table:table-cell table:formula="of:=([.B601]-[.B600])/0.01" office:value-type="float" office:value="0.00839843084461389" calcext:value-type="float">
            <text:p>0.0083984308</text:p>
          </table:table-cell>
        </table:table-row>
        <table:table-row table:style-name="ro1">
          <table:table-cell office:value-type="float" office:value="1.25227536448293" calcext:value-type="float">
            <text:p>1.2522753645</text:p>
          </table:table-cell>
          <table:table-cell office:value-type="float" office:value="1.23992167796678" calcext:value-type="float">
            <text:p>1.239921678</text:p>
          </table:table-cell>
          <table:table-cell table:formula="of:=([.A602]-[.A601])/0.01" office:value-type="float" office:value="-0.0113477932356387" calcext:value-type="float">
            <text:p>-0.0113477932</text:p>
          </table:table-cell>
          <table:table-cell table:formula="of:=([.B602]-[.B601])/0.01" office:value-type="float" office:value="0.00831081387471233" calcext:value-type="float">
            <text:p>0.0083108139</text:p>
          </table:table-cell>
        </table:table-row>
        <table:table-row table:style-name="ro1">
          <table:table-cell office:value-type="float" office:value="1.25216188655057" calcext:value-type="float">
            <text:p>1.2521618866</text:p>
          </table:table-cell>
          <table:table-cell office:value-type="float" office:value="1.24000478610553" calcext:value-type="float">
            <text:p>1.2400047861</text:p>
          </table:table-cell>
          <table:table-cell table:formula="of:=([.A603]-[.A602])/0.01" office:value-type="float" office:value="-0.0111617530590413" calcext:value-type="float">
            <text:p>-0.0111617531</text:p>
          </table:table-cell>
          <table:table-cell table:formula="of:=([.B603]-[.B602])/0.01" office:value-type="float" office:value="0.00822251857242051" calcext:value-type="float">
            <text:p>0.0082225186</text:p>
          </table:table-cell>
        </table:table-row>
        <table:table-row table:style-name="ro1">
          <table:table-cell office:value-type="float" office:value="1.25205026901998" calcext:value-type="float">
            <text:p>1.252050269</text:p>
          </table:table-cell>
          <table:table-cell office:value-type="float" office:value="1.24008701129125" calcext:value-type="float">
            <text:p>1.2400870113</text:p>
          </table:table-cell>
          <table:table-cell table:formula="of:=([.A604]-[.A603])/0.01" office:value-type="float" office:value="-0.0109781938289588" calcext:value-type="float">
            <text:p>-0.0109781938</text:p>
          </table:table-cell>
          <table:table-cell table:formula="of:=([.B604]-[.B603])/0.01" office:value-type="float" office:value="0.0081335848518771" calcext:value-type="float">
            <text:p>0.0081335849</text:p>
          </table:table-cell>
        </table:table-row>
        <table:table-row table:style-name="ro1">
          <table:table-cell office:value-type="float" office:value="1.25194048708169" calcext:value-type="float">
            <text:p>1.2519404871</text:p>
          </table:table-cell>
          <table:table-cell office:value-type="float" office:value="1.24016834713977" calcext:value-type="float">
            <text:p>1.2401683471</text:p>
          </table:table-cell>
          <table:table-cell table:formula="of:=([.A605]-[.A604])/0.01" office:value-type="float" office:value="-0.0107970640641941" calcext:value-type="float">
            <text:p>-0.0107970641</text:p>
          </table:table-cell>
          <table:table-cell table:formula="of:=([.B605]-[.B604])/0.01" office:value-type="float" office:value="0.00804405884569093" calcext:value-type="float">
            <text:p>0.0080440588</text:p>
          </table:table-cell>
        </table:table-row>
        <table:table-row table:style-name="ro1">
          <table:table-cell office:value-type="float" office:value="1.25183251644105" calcext:value-type="float">
            <text:p>1.2518325164</text:p>
          </table:table-cell>
          <table:table-cell office:value-type="float" office:value="1.24024878772823" calcext:value-type="float">
            <text:p>1.2402487877</text:p>
          </table:table-cell>
          <table:table-cell table:formula="of:=([.A606]-[.A605])/0.01" office:value-type="float" office:value="-0.0106183204980459" calcext:value-type="float">
            <text:p>-0.0106183205</text:p>
          </table:table-cell>
          <table:table-cell table:formula="of:=([.B606]-[.B605])/0.01" office:value-type="float" office:value="0.00795399191535484" calcext:value-type="float">
            <text:p>0.0079539919</text:p>
          </table:table-cell>
        </table:table-row>
        <table:table-row table:style-name="ro1">
          <table:table-cell office:value-type="float" office:value="1.25172633323607" calcext:value-type="float">
            <text:p>1.2517263332</text:p>
          </table:table-cell>
          <table:table-cell office:value-type="float" office:value="1.24032832764738" calcext:value-type="float">
            <text:p>1.2403283276</text:p>
          </table:table-cell>
          <table:table-cell table:formula="of:=([.A607]-[.A606])/0.01" office:value-type="float" office:value="-0.0104419270654743" calcext:value-type="float">
            <text:p>-0.0104419271</text:p>
          </table:table-cell>
          <table:table-cell table:formula="of:=([.B607]-[.B606])/0.01" office:value-type="float" office:value="0.00786343973553372" calcext:value-type="float">
            <text:p>0.0078634397</text:p>
          </table:table-cell>
        </table:table-row>
        <table:table-row table:style-name="ro1">
          <table:table-cell office:value-type="float" office:value="1.25162191396541" calcext:value-type="float">
            <text:p>1.251621914</text:p>
          </table:table-cell>
          <table:table-cell office:value-type="float" office:value="1.24040696204474" calcext:value-type="float">
            <text:p>1.240406962</text:p>
          </table:table-cell>
          <table:table-cell table:formula="of:=([.A608]-[.A607])/0.01" office:value-type="float" office:value="-0.0102678539664725" calcext:value-type="float">
            <text:p>-0.010267854</text:p>
          </table:table-cell>
          <table:table-cell table:formula="of:=([.B608]-[.B607])/0.01" office:value-type="float" office:value="0.00777246144996191" calcext:value-type="float">
            <text:p>0.0077724614</text:p>
          </table:table-cell>
        </table:table-row>
        <table:table-row table:style-name="ro1">
          <table:table-cell office:value-type="float" office:value="1.25151923542575" calcext:value-type="float">
            <text:p>1.2515192354</text:p>
          </table:table-cell>
          <table:table-cell office:value-type="float" office:value="1.24048468665924" calcext:value-type="float">
            <text:p>1.2404846867</text:p>
          </table:table-cell>
          <table:table-cell table:formula="of:=([.A609]-[.A608])/0.01" office:value-type="float" office:value="-0.0100960768030012" calcext:value-type="float">
            <text:p>-0.0100960768</text:p>
          </table:table-cell>
          <table:table-cell table:formula="of:=([.B609]-[.B608])/0.01" office:value-type="float" office:value="0.00768111889646317" calcext:value-type="float">
            <text:p>0.0076811189</text:p>
          </table:table-cell>
        </table:table-row>
        <table:table-row table:style-name="ro1">
          <table:table-cell office:value-type="float" office:value="1.25141827465772" calcext:value-type="float">
            <text:p>1.2514182747</text:p>
          </table:table-cell>
          <table:table-cell office:value-type="float" office:value="1.2405614978482" calcext:value-type="float">
            <text:p>1.2405614978</text:p>
          </table:table-cell>
          <table:table-cell table:formula="of:=([.A610]-[.A609])/0.01" office:value-type="float" office:value="-0.00992657578593459" calcext:value-type="float">
            <text:p>-0.0099265758</text:p>
          </table:table-cell>
          <table:table-cell table:formula="of:=([.B610]-[.B609])/0.01" office:value-type="float" office:value="0.00758947589842851" calcext:value-type="float">
            <text:p>0.0075894759</text:p>
          </table:table-cell>
        </table:table-row>
        <table:table-row table:style-name="ro1">
          <table:table-cell office:value-type="float" office:value="1.25131900889986" calcext:value-type="float">
            <text:p>1.2513190089</text:p>
          </table:table-cell>
          <table:table-cell office:value-type="float" office:value="1.24063739260718" calcext:value-type="float">
            <text:p>1.2406373926</text:p>
          </table:table-cell>
          <table:table-cell table:formula="of:=([.A611]-[.A610])/0.01" office:value-type="float" office:value="-0.00975933500961812" calcext:value-type="float">
            <text:p>-0.009759335</text:p>
          </table:table-cell>
          <table:table-cell table:formula="of:=([.B611]-[.B610])/0.01" office:value-type="float" office:value="0.00749759761997648" calcext:value-type="float">
            <text:p>0.0074975976</text:p>
          </table:table-cell>
        </table:table-row>
        <table:table-row table:style-name="ro1">
          <table:table-cell office:value-type="float" office:value="1.25122141554976" calcext:value-type="float">
            <text:p>1.2512214155</text:p>
          </table:table-cell>
          <table:table-cell office:value-type="float" office:value="1.24071236858338" calcext:value-type="float">
            <text:p>1.2407123686</text:p>
          </table:table-cell>
          <table:table-cell table:formula="of:=([.A612]-[.A611])/0.01" office:value-type="float" office:value="-0.00959434179035323" calcext:value-type="float">
            <text:p>-0.0095943418</text:p>
          </table:table-cell>
          <table:table-cell table:formula="of:=([.B612]-[.B611])/0.01" office:value-type="float" office:value="0.00740554998193144" calcext:value-type="float">
            <text:p>0.00740555</text:p>
          </table:table-cell>
        </table:table-row>
        <table:table-row table:style-name="ro1">
          <table:table-cell office:value-type="float" office:value="1.25112547213186" calcext:value-type="float">
            <text:p>1.2511254721</text:p>
          </table:table-cell>
          <table:table-cell office:value-type="float" office:value="1.2407864240832" calcext:value-type="float">
            <text:p>1.2407864241</text:p>
          </table:table-cell>
          <table:table-cell table:formula="of:=([.A613]-[.A612])/0.01" office:value-type="float" office:value="-0.00943158606576677" calcext:value-type="float">
            <text:p>-0.0094315861</text:p>
          </table:table-cell>
          <table:table-cell table:formula="of:=([.B613]-[.B612])/0.01" office:value-type="float" office:value="0.00731339913540019" calcext:value-type="float">
            <text:p>0.0073133991</text:p>
          </table:table-cell>
        </table:table-row>
        <table:table-row table:style-name="ro1">
          <table:table-cell office:value-type="float" office:value="1.2510311562712" calcext:value-type="float">
            <text:p>1.2510311563</text:p>
          </table:table-cell>
          <table:table-cell office:value-type="float" office:value="1.24085955807456" calcext:value-type="float">
            <text:p>1.2408595581</text:p>
          </table:table-cell>
          <table:table-cell table:formula="of:=([.A614]-[.A613])/0.01" office:value-type="float" office:value="-0.00927105985197851" calcext:value-type="float">
            <text:p>-0.0092710599</text:p>
          </table:table-cell>
          <table:table-cell table:formula="of:=([.B614]-[.B613])/0.01" office:value-type="float" office:value="0.00722121099052675" calcext:value-type="float">
            <text:p>0.007221211</text:p>
          </table:table-cell>
        </table:table-row>
        <table:table-row table:style-name="ro1">
          <table:table-cell office:value-type="float" office:value="1.25093844567268" calcext:value-type="float">
            <text:p>1.2509384457</text:p>
          </table:table-cell>
          <table:table-cell office:value-type="float" office:value="1.24093177018446" calcext:value-type="float">
            <text:p>1.2409317702</text:p>
          </table:table-cell>
          <table:table-cell table:formula="of:=([.A615]-[.A614])/0.01" office:value-type="float" office:value="-0.00911275675525847" calcext:value-type="float">
            <text:p>-0.0091127568</text:p>
          </table:table-cell>
          <table:table-cell table:formula="of:=([.B615]-[.B614])/0.01" office:value-type="float" office:value="0.00712905079685022" calcext:value-type="float">
            <text:p>0.0071290508</text:p>
          </table:table-cell>
        </table:table-row>
        <table:table-row table:style-name="ro1">
          <table:table-cell office:value-type="float" office:value="1.25084731810513" calcext:value-type="float">
            <text:p>1.2508473181</text:p>
          </table:table-cell>
          <table:table-cell office:value-type="float" office:value="1.24100306069243" calcext:value-type="float">
            <text:p>1.2410030607</text:p>
          </table:table-cell>
          <table:table-cell table:formula="of:=([.A616]-[.A615])/0.01" office:value-type="float" office:value="-0.00895667153488766" calcext:value-type="float">
            <text:p>-0.0089566715</text:p>
          </table:table-cell>
          <table:table-cell table:formula="of:=([.B616]-[.B615])/0.01" office:value-type="float" office:value="0.00703698277246811" calcext:value-type="float">
            <text:p>0.0070369828</text:p>
          </table:table-cell>
        </table:table-row>
        <table:table-row table:style-name="ro1">
          <table:table-cell office:value-type="float" office:value="1.25075775138978" calcext:value-type="float">
            <text:p>1.2507577514</text:p>
          </table:table-cell>
          <table:table-cell office:value-type="float" office:value="1.24107343052016" calcext:value-type="float">
            <text:p>1.2410734305</text:p>
          </table:table-cell>
          <table:table-cell table:formula="of:=([.A617]-[.A616])/0.01" office:value-type="float" office:value="-0.00880279971422482" calcext:value-type="float">
            <text:p>-0.0088027997</text:p>
          </table:table-cell>
          <table:table-cell table:formula="of:=([.B617]-[.B616])/0.01" office:value-type="float" office:value="0.00694506977920728" calcext:value-type="float">
            <text:p>0.0069450698</text:p>
          </table:table-cell>
        </table:table-row>
        <table:table-row table:style-name="ro1">
          <table:table-cell office:value-type="float" office:value="1.25066972339264" calcext:value-type="float">
            <text:p>1.2506697234</text:p>
          </table:table-cell>
          <table:table-cell office:value-type="float" office:value="1.24114288121795" calcext:value-type="float">
            <text:p>1.2411428812</text:p>
          </table:table-cell>
          <table:table-cell table:formula="of:=([.A618]-[.A617])/0.01" office:value-type="float" office:value="-0.00865113723673705" calcext:value-type="float">
            <text:p>-0.0086511372</text:p>
          </table:table-cell>
          <table:table-cell table:formula="of:=([.B618]-[.B617])/0.01" office:value-type="float" office:value="0.00685337304040523" calcext:value-type="float">
            <text:p>0.006853373</text:p>
          </table:table-cell>
        </table:table-row>
        <table:table-row table:style-name="ro1">
          <table:table-cell office:value-type="float" office:value="1.25058321202027" calcext:value-type="float">
            <text:p>1.250583212</text:p>
          </table:table-cell>
          <table:table-cell office:value-type="float" office:value="1.24121141494835" calcext:value-type="float">
            <text:p>1.2412114149</text:p>
          </table:table-cell>
          <table:table-cell table:formula="of:=([.A619]-[.A618])/0.01" office:value-type="float" office:value="-0.00850168016406361" calcext:value-type="float">
            <text:p>-0.0085016802</text:p>
          </table:table-cell>
          <table:table-cell table:formula="of:=([.B619]-[.B618])/0.01" office:value-type="float" office:value="0.00676195189905915" calcext:value-type="float">
            <text:p>0.0067619519</text:p>
          </table:table-cell>
        </table:table-row>
        <table:table-row table:style-name="ro1">
          <table:table-cell office:value-type="float" office:value="1.25049819521863" calcext:value-type="float">
            <text:p>1.2504981952</text:p>
          </table:table-cell>
          <table:table-cell office:value-type="float" office:value="1.24127903446734" calcext:value-type="float">
            <text:p>1.2412790345</text:p>
          </table:table-cell>
          <table:table-cell table:formula="of:=([.A620]-[.A619])/0.01" office:value-type="float" office:value="-0.00835442441351475" calcext:value-type="float">
            <text:p>-0.0083544244</text:p>
          </table:table-cell>
          <table:table-cell table:formula="of:=([.B620]-[.B619])/0.01" office:value-type="float" office:value="0.00667086361285651" calcext:value-type="float">
            <text:p>0.0066708636</text:p>
          </table:table-cell>
        </table:table-row>
        <table:table-row table:style-name="ro1">
          <table:table-cell office:value-type="float" office:value="1.25041465097449" calcext:value-type="float">
            <text:p>1.250414651</text:p>
          </table:table-cell>
          <table:table-cell office:value-type="float" office:value="1.24134574310347" calcext:value-type="float">
            <text:p>1.2413457431</text:p>
          </table:table-cell>
          <table:table-cell table:formula="of:=([.A621]-[.A620])/0.01" office:value-type="float" office:value="-0.00820936553114215" calcext:value-type="float">
            <text:p>-0.0082093655</text:p>
          </table:table-cell>
          <table:table-cell table:formula="of:=([.B621]-[.B620])/0.01" office:value-type="float" office:value="0.00658016318373367" calcext:value-type="float">
            <text:p>0.0065801632</text:p>
          </table:table-cell>
        </table:table-row>
        <table:table-row table:style-name="ro1">
          <table:table-cell office:value-type="float" office:value="1.25033255731918" calcext:value-type="float">
            <text:p>1.2503325573</text:p>
          </table:table-cell>
          <table:table-cell office:value-type="float" office:value="1.24141154473531" calcext:value-type="float">
            <text:p>1.2414115447</text:p>
          </table:table-cell>
          <table:table-cell table:formula="of:=([.A622]-[.A621])/0.01" office:value-type="float" office:value="-0.00806649849884877" calcext:value-type="float">
            <text:p>-0.0080664985</text:p>
          </table:table-cell>
          <table:table-cell table:formula="of:=([.B622]-[.B621])/0.01" office:value-type="float" office:value="0.00648990321940879" calcext:value-type="float">
            <text:p>0.0064899032</text:p>
          </table:table-cell>
        </table:table-row>
        <table:table-row table:style-name="ro1">
          <table:table-cell office:value-type="float" office:value="1.25025189233419" calcext:value-type="float">
            <text:p>1.2502518923</text:p>
          </table:table-cell>
          <table:table-cell office:value-type="float" office:value="1.2414764437675" calcext:value-type="float">
            <text:p>1.2414764438</text:p>
          </table:table-cell>
          <table:table-cell table:formula="of:=([.A623]-[.A622])/0.01" office:value-type="float" office:value="-0.0079258175719632" calcext:value-type="float">
            <text:p>-0.0079258176</text:p>
          </table:table-cell>
          <table:table-cell table:formula="of:=([.B623]-[.B622])/0.01" office:value-type="float" office:value="0.00640013382369187" calcext:value-type="float">
            <text:p>0.0064001338</text:p>
          </table:table-cell>
        </table:table-row>
        <table:table-row table:style-name="ro1">
          <table:table-cell office:value-type="float" office:value="1.25017263415847" calcext:value-type="float">
            <text:p>1.2501726342</text:p>
          </table:table-cell>
          <table:table-cell office:value-type="float" office:value="1.24154044510574" calcext:value-type="float">
            <text:p>1.2415404451</text:p>
          </table:table-cell>
          <table:table-cell table:formula="of:=([.A624]-[.A623])/0.01" office:value-type="float" office:value="-0.00778731614523576" calcext:value-type="float">
            <text:p>-0.0077873161</text:p>
          </table:table-cell>
          <table:table-cell table:formula="of:=([.B624]-[.B623])/0.01" office:value-type="float" office:value="0.00631090251399513" calcext:value-type="float">
            <text:p>0.0063109025</text:p>
          </table:table-cell>
        </table:table-row>
        <table:table-row table:style-name="ro1">
          <table:table-cell office:value-type="float" office:value="1.25009476099702" calcext:value-type="float">
            <text:p>1.250094761</text:p>
          </table:table-cell>
          <table:table-cell office:value-type="float" office:value="1.24160355413088" calcext:value-type="float">
            <text:p>1.2416035541</text:p>
          </table:table-cell>
          <table:table-cell table:formula="of:=([.A625]-[.A624])/0.01" office:value-type="float" office:value="-0.00765098664461394" calcext:value-type="float">
            <text:p>-0.0076509866</text:p>
          </table:table-cell>
          <table:table-cell table:formula="of:=([.B625]-[.B624])/0.01" office:value-type="float" office:value="0.0062222541628465" calcext:value-type="float">
            <text:p>0.0062222542</text:p>
          </table:table-cell>
        </table:table-row>
        <table:table-row table:style-name="ro1">
          <table:table-cell office:value-type="float" office:value="1.25001825113058" calcext:value-type="float">
            <text:p>1.2500182511</text:p>
          </table:table-cell>
          <table:table-cell office:value-type="float" office:value="1.24166577667251" calcext:value-type="float">
            <text:p>1.2416657767</text:p>
          </table:table-cell>
          <table:table-cell table:formula="of:=([.A626]-[.A625])/0.01" office:value-type="float" office:value="-0.00751682044242141" calcext:value-type="float">
            <text:p>-0.0075168204</text:p>
          </table:table-cell>
          <table:table-cell table:formula="of:=([.B626]-[.B625])/0.01" office:value-type="float" office:value="0.00613423096174071" calcext:value-type="float">
            <text:p>0.006134231</text:p>
          </table:table-cell>
        </table:table-row>
        <table:table-row table:style-name="ro1">
          <table:table-cell office:value-type="float" office:value="1.24994308292615" calcext:value-type="float">
            <text:p>1.2499430829</text:p>
          </table:table-cell>
          <table:table-cell office:value-type="float" office:value="1.24172711898213" calcext:value-type="float">
            <text:p>1.241727119</text:p>
          </table:table-cell>
          <table:table-cell table:formula="of:=([.A627]-[.A626])/0.01" office:value-type="float" office:value="-0.00738480779396422" calcext:value-type="float">
            <text:p>-0.0073848078</text:p>
          </table:table-cell>
          <table:table-cell table:formula="of:=([.B627]-[.B626])/0.01" office:value-type="float" office:value="0.00604687240490787" calcext:value-type="float">
            <text:p>0.0060468724</text:p>
          </table:table-cell>
        </table:table-row>
        <table:table-row table:style-name="ro1">
          <table:table-cell office:value-type="float" office:value="1.24986923484821" calcext:value-type="float">
            <text:p>1.2498692348</text:p>
          </table:table-cell>
          <table:table-cell office:value-type="float" office:value="1.24178758770617" calcext:value-type="float">
            <text:p>1.2417875877</text:p>
          </table:table-cell>
          <table:table-cell table:formula="of:=([.A628]-[.A627])/0.01" office:value-type="float" office:value="-0.00725493779321074" calcext:value-type="float">
            <text:p>-0.0072549378</text:p>
          </table:table-cell>
          <table:table-cell table:formula="of:=([.B628]-[.B627])/0.01" office:value-type="float" office:value="0.00596021529082336" calcext:value-type="float">
            <text:p>0.0059602153</text:p>
          </table:table-cell>
        </table:table-row>
        <table:table-row table:style-name="ro1">
          <table:table-cell office:value-type="float" office:value="1.24979668547028" calcext:value-type="float">
            <text:p>1.2497966855</text:p>
          </table:table-cell>
          <table:table-cell office:value-type="float" office:value="1.24184718985908" calcext:value-type="float">
            <text:p>1.2418471899</text:p>
          </table:table-cell>
          <table:table-cell table:formula="of:=([.A629]-[.A628])/0.01" office:value-type="float" office:value="-0.00712719834567999" calcext:value-type="float">
            <text:p>-0.0071271983</text:p>
          </table:table-cell>
          <table:table-cell table:formula="of:=([.B629]-[.B628])/0.01" office:value-type="float" office:value="0.00587429373994919" calcext:value-type="float">
            <text:p>0.0058742937</text:p>
          </table:table-cell>
        </table:table-row>
        <table:table-row table:style-name="ro1">
          <table:table-cell office:value-type="float" office:value="1.24972541348682" calcext:value-type="float">
            <text:p>1.2497254135</text:p>
          </table:table-cell>
          <table:table-cell office:value-type="float" office:value="1.24190593279648" calcext:value-type="float">
            <text:p>1.2419059328</text:p>
          </table:table-cell>
          <table:table-cell table:formula="of:=([.A630]-[.A629])/0.01" office:value-type="float" office:value="-0.0070015761567177" calcext:value-type="float">
            <text:p>-0.0070015762</text:p>
          </table:table-cell>
          <table:table-cell table:formula="of:=([.B630]-[.B629])/0.01" office:value-type="float" office:value="0.00578913922648638" calcext:value-type="float">
            <text:p>0.0057891392</text:p>
          </table:table-cell>
        </table:table-row>
        <table:table-row table:style-name="ro1">
          <table:table-cell office:value-type="float" office:value="1.24965539772526" calcext:value-type="float">
            <text:p>1.2496553977</text:p>
          </table:table-cell>
          <table:table-cell office:value-type="float" office:value="1.24196382418875" calcext:value-type="float">
            <text:p>1.2419638242</text:p>
          </table:table-cell>
          <table:table-cell table:formula="of:=([.A631]-[.A630])/0.01" office:value-type="float" office:value="-0.00687805673338371" calcext:value-type="float">
            <text:p>-0.0068780567</text:p>
          </table:table-cell>
          <table:table-cell table:formula="of:=([.B631]-[.B630])/0.01" office:value-type="float" office:value="0.00570478062258406" calcext:value-type="float">
            <text:p>0.0057047806</text:p>
          </table:table-cell>
        </table:table-row>
        <table:table-row table:style-name="ro1">
          <table:table-cell office:value-type="float" office:value="1.24958661715792" calcext:value-type="float">
            <text:p>1.2495866172</text:p>
          </table:table-cell>
          <table:table-cell office:value-type="float" office:value="1.24202087199497" calcext:value-type="float">
            <text:p>1.242020872</text:p>
          </table:table-cell>
          <table:table-cell table:formula="of:=([.A632]-[.A631])/0.01" office:value-type="float" office:value="-0.00675662439826308" calcext:value-type="float">
            <text:p>-0.0067566244</text:p>
          </table:table-cell>
          <table:table-cell table:formula="of:=([.B632]-[.B631])/0.01" office:value-type="float" office:value="0.00562124425349531" calcext:value-type="float">
            <text:p>0.0056212443</text:p>
          </table:table-cell>
        </table:table-row>
        <table:table-row table:style-name="ro1">
          <table:table-cell office:value-type="float" office:value="1.24951905091394" calcext:value-type="float">
            <text:p>1.2495190509</text:p>
          </table:table-cell>
          <table:table-cell office:value-type="float" office:value="1.24207708443751" calcext:value-type="float">
            <text:p>1.2420770844</text:p>
          </table:table-cell>
          <table:table-cell table:formula="of:=([.A633]-[.A632])/0.01" office:value-type="float" office:value="-0.00663726231369122" calcext:value-type="float">
            <text:p>-0.0066372623</text:p>
          </table:table-cell>
          <table:table-cell table:formula="of:=([.B633]-[.B632])/0.01" office:value-type="float" office:value="0.00553855396203673" calcext:value-type="float">
            <text:p>0.005538554</text:p>
          </table:table-cell>
        </table:table-row>
        <table:table-row table:style-name="ro1">
          <table:table-cell office:value-type="float" office:value="1.2494526782908" calcext:value-type="float">
            <text:p>1.2494526783</text:p>
          </table:table-cell>
          <table:table-cell office:value-type="float" office:value="1.24213246997713" calcext:value-type="float">
            <text:p>1.24213247</text:p>
          </table:table-cell>
          <table:table-cell table:formula="of:=([.A634]-[.A633])/0.01" office:value-type="float" office:value="-0.00651995251512716" calcext:value-type="float">
            <text:p>-0.0065199525</text:p>
          </table:table-cell>
          <table:table-cell table:formula="of:=([.B634]-[.B633])/0.01" office:value-type="float" office:value="0.0054567311809528" calcext:value-type="float">
            <text:p>0.0054567312</text:p>
          </table:table-cell>
        </table:table-row>
        <table:table-row table:style-name="ro1">
          <table:table-cell office:value-type="float" office:value="1.24938747876565" calcext:value-type="float">
            <text:p>1.2493874788</text:p>
          </table:table-cell>
          <table:table-cell office:value-type="float" office:value="1.24218703728894" calcext:value-type="float">
            <text:p>1.2421870373</text:p>
          </table:table-cell>
          <table:table-cell table:formula="of:=([.A635]-[.A634])/0.01" office:value-type="float" office:value="-0.211706501155118" calcext:value-type="float">
            <text:p>-0.2117065012</text:p>
          </table:table-cell>
          <table:table-cell table:formula="of:=([.B635]-[.B634])/0.01" office:value-type="float" office:value="-0.197128975742955" calcext:value-type="float">
            <text:p>-0.1971289757</text:p>
          </table:table-cell>
        </table:table-row>
        <table:table-row table:style-name="ro1">
          <table:table-cell office:value-type="float" office:value="1.2472704137541" calcext:value-type="float">
            <text:p>1.2472704138</text:p>
          </table:table-cell>
          <table:table-cell office:value-type="float" office:value="1.24021574753151" calcext:value-type="float">
            <text:p>1.2402157475</text:p>
          </table:table-cell>
          <table:table-cell table:formula="of:=([.A636]-[.A635])/0.01" office:value-type="float" office:value="-0.640450980011553" calcext:value-type="float">
            <text:p>-0.64045098</text:p>
          </table:table-cell>
          <table:table-cell table:formula="of:=([.B636]-[.B635])/0.01" office:value-type="float" office:value="-0.620173206527297" calcext:value-type="float">
            <text:p>-0.6201732065</text:p>
          </table:table-cell>
        </table:table-row>
        <table:table-row table:style-name="ro1">
          <table:table-cell office:value-type="float" office:value="1.24086590395398" calcext:value-type="float">
            <text:p>1.240865904</text:p>
          </table:table-cell>
          <table:table-cell office:value-type="float" office:value="1.23401401546624" calcext:value-type="float">
            <text:p>1.2340140155</text:p>
          </table:table-cell>
          <table:table-cell table:formula="of:=([.A637]-[.A636])/0.01" office:value-type="float" office:value="-1.06040523652817" calcext:value-type="float">
            <text:p>-1.0604052365</text:p>
          </table:table-cell>
          <table:table-cell table:formula="of:=([.B637]-[.B636])/0.01" office:value-type="float" office:value="-1.03445057986844" calcext:value-type="float">
            <text:p>-1.0344505799</text:p>
          </table:table-cell>
        </table:table-row>
        <table:table-row table:style-name="ro1">
          <table:table-cell office:value-type="float" office:value="1.2302618515887" calcext:value-type="float">
            <text:p>1.2302618516</text:p>
          </table:table-cell>
          <table:table-cell office:value-type="float" office:value="1.22366950966755" calcext:value-type="float">
            <text:p>1.2236695097</text:p>
          </table:table-cell>
          <table:table-cell table:formula="of:=([.A638]-[.A637])/0.01" office:value-type="float" office:value="-1.42600318744202" calcext:value-type="float">
            <text:p>-1.4260031874</text:p>
          </table:table-cell>
          <table:table-cell table:formula="of:=([.B638]-[.B637])/0.01" office:value-type="float" office:value="-1.39503914748615" calcext:value-type="float">
            <text:p>-1.3950391475</text:p>
          </table:table-cell>
        </table:table-row>
        <table:table-row table:style-name="ro1">
          <table:table-cell office:value-type="float" office:value="1.21600181971428" calcext:value-type="float">
            <text:p>1.2160018197</text:p>
          </table:table-cell>
          <table:table-cell office:value-type="float" office:value="1.20971911819269" calcext:value-type="float">
            <text:p>1.2097191182</text:p>
          </table:table-cell>
          <table:table-cell table:formula="of:=([.A639]-[.A638])/0.01" office:value-type="float" office:value="-1.73956541407816" calcext:value-type="float">
            <text:p>-1.7395654141</text:p>
          </table:table-cell>
          <table:table-cell table:formula="of:=([.B639]-[.B638])/0.01" office:value-type="float" office:value="-1.70425659216817" calcext:value-type="float">
            <text:p>-1.7042565922</text:p>
          </table:table-cell>
        </table:table-row>
        <table:table-row table:style-name="ro1">
          <table:table-cell office:value-type="float" office:value="1.1986061655735" calcext:value-type="float">
            <text:p>1.1986061656</text:p>
          </table:table-cell>
          <table:table-cell office:value-type="float" office:value="1.19267655227101" calcext:value-type="float">
            <text:p>1.1926765523</text:p>
          </table:table-cell>
          <table:table-cell table:formula="of:=([.A640]-[.A639])/0.01" office:value-type="float" office:value="-2.00622283902279" calcext:value-type="float">
            <text:p>-2.006222839</text:p>
          </table:table-cell>
          <table:table-cell table:formula="of:=([.B640]-[.B639])/0.01" office:value-type="float" office:value="-1.96718820735708" calcext:value-type="float">
            <text:p>-1.9671882074</text:p>
          </table:table-cell>
        </table:table-row>
        <table:table-row table:style-name="ro1">
          <table:table-cell office:value-type="float" office:value="1.17854393718327" calcext:value-type="float">
            <text:p>1.1785439372</text:p>
          </table:table-cell>
          <table:table-cell office:value-type="float" office:value="1.17300467019744" calcext:value-type="float">
            <text:p>1.1730046702</text:p>
          </table:table-cell>
          <table:table-cell table:formula="of:=([.A641]-[.A640])/0.01" office:value-type="float" office:value="-5.23745910535789" calcext:value-type="float">
            <text:p>-5.2374591054</text:p>
          </table:table-cell>
          <table:table-cell table:formula="of:=([.B641]-[.B640])/0.01" office:value-type="float" office:value="-0.492675291629352" calcext:value-type="float">
            <text:p>-0.4926752916</text:p>
          </table:table-cell>
        </table:table-row>
        <table:table-row table:style-name="ro1">
          <table:table-cell office:value-type="float" office:value="1.12616934612969" calcext:value-type="float">
            <text:p>1.1261693461</text:p>
          </table:table-cell>
          <table:table-cell office:value-type="float" office:value="1.16807791728114" calcext:value-type="float">
            <text:p>1.1680779173</text:p>
          </table:table-cell>
          <table:table-cell table:formula="of:=([.A642]-[.A641])/0.01" office:value-type="float" office:value="-8.34645669291338" calcext:value-type="float">
            <text:p>-8.3464566929</text:p>
          </table:table-cell>
          <table:table-cell table:formula="of:=([.B642]-[.B641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04270477920056" calcext:value-type="float">
            <text:p>1.0427047792</text:p>
          </table:table-cell>
          <table:table-cell office:value-type="float" office:value="1.17910153932839" calcext:value-type="float">
            <text:p>1.1791015393</text:p>
          </table:table-cell>
          <table:table-cell table:formula="of:=([.A643]-[.A642])/0.01" office:value-type="float" office:value="-8.06351686704554" calcext:value-type="float">
            <text:p>-8.063516867</text:p>
          </table:table-cell>
          <table:table-cell table:formula="of:=([.B643]-[.B642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962069610530105" calcext:value-type="float">
            <text:p>0.9620696105</text:p>
          </table:table-cell>
          <table:table-cell office:value-type="float" office:value="1.19012516137563" calcext:value-type="float">
            <text:p>1.1901251614</text:p>
          </table:table-cell>
          <table:table-cell table:formula="of:=([.A644]-[.A643])/0.01" office:value-type="float" office:value="-7.38675496866079" calcext:value-type="float">
            <text:p>-7.3867549687</text:p>
          </table:table-cell>
          <table:table-cell table:formula="of:=([.B644]-[.B643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888202060843497" calcext:value-type="float">
            <text:p>0.8882020608</text:p>
          </table:table-cell>
          <table:table-cell office:value-type="float" office:value="1.20114878342288" calcext:value-type="float">
            <text:p>1.2011487834</text:p>
          </table:table-cell>
          <table:table-cell table:formula="of:=([.A645]-[.A644])/0.01" office:value-type="float" office:value="-6.6332214473483" calcext:value-type="float">
            <text:p>-6.6332214473</text:p>
          </table:table-cell>
          <table:table-cell table:formula="of:=([.B645]-[.B644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821869846370014" calcext:value-type="float">
            <text:p>0.8218698464</text:p>
          </table:table-cell>
          <table:table-cell office:value-type="float" office:value="1.21217240547012" calcext:value-type="float">
            <text:p>1.2121724055</text:p>
          </table:table-cell>
          <table:table-cell table:formula="of:=([.A646]-[.A645])/0.01" office:value-type="float" office:value="-5.95358992770026" calcext:value-type="float">
            <text:p>-5.9535899277</text:p>
          </table:table-cell>
          <table:table-cell table:formula="of:=([.B646]-[.B645])/0.01" office:value-type="float" office:value="1.10236220472444" calcext:value-type="float">
            <text:p>1.1023622047</text:p>
          </table:table-cell>
        </table:table-row>
        <table:table-row table:style-name="ro1">
          <table:table-cell office:value-type="float" office:value="0.762333947093012" calcext:value-type="float">
            <text:p>0.7623339471</text:p>
          </table:table-cell>
          <table:table-cell office:value-type="float" office:value="1.22319602751736" calcext:value-type="float">
            <text:p>1.2231960275</text:p>
          </table:table-cell>
          <table:table-cell table:formula="of:=([.A647]-[.A646])/0.01" office:value-type="float" office:value="-5.3499691345992" calcext:value-type="float">
            <text:p>-5.3499691346</text:p>
          </table:table-cell>
          <table:table-cell table:formula="of:=([.B647]-[.B646])/0.01" office:value-type="float" office:value="1.10236220472439" calcext:value-type="float">
            <text:p>1.1023622047</text:p>
          </table:table-cell>
        </table:table-row>
        <table:table-row table:style-name="ro1">
          <table:table-cell office:value-type="float" office:value="0.70883425574702" calcext:value-type="float">
            <text:p>0.7088342557</text:p>
          </table:table-cell>
          <table:table-cell office:value-type="float" office:value="1.23421964956461" calcext:value-type="float">
            <text:p>1.2342196496</text:p>
          </table:table-cell>
          <table:table-cell table:formula="of:=([.A648]-[.A647])/0.01" office:value-type="float" office:value="-4.81495287836561" calcext:value-type="float">
            <text:p>-4.8149528784</text:p>
          </table:table-cell>
          <table:table-cell table:formula="of:=([.B648]-[.B647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660684726963364" calcext:value-type="float">
            <text:p>0.660684727</text:p>
          </table:table-cell>
          <table:table-cell office:value-type="float" office:value="1.24524327161185" calcext:value-type="float">
            <text:p>1.2452432716</text:p>
          </table:table-cell>
          <table:table-cell table:formula="of:=([.A649]-[.A648])/0.01" office:value-type="float" office:value="-4.34120919106241" calcext:value-type="float">
            <text:p>-4.3412091911</text:p>
          </table:table-cell>
          <table:table-cell table:formula="of:=([.B649]-[.B648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617272635052739" calcext:value-type="float">
            <text:p>0.6172726351</text:p>
          </table:table-cell>
          <table:table-cell office:value-type="float" office:value="1.2562668936591" calcext:value-type="float">
            <text:p>1.2562668937</text:p>
          </table:table-cell>
          <table:table-cell table:formula="of:=([.A650]-[.A649])/0.01" office:value-type="float" office:value="-3.92209446375108" calcext:value-type="float">
            <text:p>-3.9220944638</text:p>
          </table:table-cell>
          <table:table-cell table:formula="of:=([.B650]-[.B649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578051690415229" calcext:value-type="float">
            <text:p>0.5780516904</text:p>
          </table:table-cell>
          <table:table-cell office:value-type="float" office:value="1.26729051570634" calcext:value-type="float">
            <text:p>1.2672905157</text:p>
          </table:table-cell>
          <table:table-cell table:formula="of:=([.A651]-[.A650])/0.01" office:value-type="float" office:value="-3.55164414338651" calcext:value-type="float">
            <text:p>-3.5516441434</text:p>
          </table:table-cell>
          <table:table-cell table:formula="of:=([.B651]-[.B650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542535248981364" calcext:value-type="float">
            <text:p>0.542535249</text:p>
          </table:table-cell>
          <table:table-cell office:value-type="float" office:value="1.27831413775358" calcext:value-type="float">
            <text:p>1.2783141378</text:p>
          </table:table-cell>
          <table:table-cell table:formula="of:=([.A652]-[.A651])/0.01" office:value-type="float" office:value="-3.22452051569978" calcext:value-type="float">
            <text:p>-3.2245205157</text:p>
          </table:table-cell>
          <table:table-cell table:formula="of:=([.B652]-[.B651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510290043824366" calcext:value-type="float">
            <text:p>0.5102900438</text:p>
          </table:table-cell>
          <table:table-cell office:value-type="float" office:value="1.28933775980083" calcext:value-type="float">
            <text:p>1.2893377598</text:p>
          </table:table-cell>
          <table:table-cell table:formula="of:=([.A653]-[.A652])/0.01" office:value-type="float" office:value="-2.93595903148284" calcext:value-type="float">
            <text:p>-2.9359590315</text:p>
          </table:table-cell>
          <table:table-cell table:formula="of:=([.B653]-[.B652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480930453509537" calcext:value-type="float">
            <text:p>0.4809304535</text:p>
          </table:table-cell>
          <table:table-cell office:value-type="float" office:value="1.30036138184807" calcext:value-type="float">
            <text:p>1.3003613818</text:p>
          </table:table-cell>
          <table:table-cell table:formula="of:=([.A654]-[.A653])/0.01" office:value-type="float" office:value="-2.68171686566325" calcext:value-type="float">
            <text:p>-2.6817168657</text:p>
          </table:table-cell>
          <table:table-cell table:formula="of:=([.B654]-[.B653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454113284852905" calcext:value-type="float">
            <text:p>0.4541132849</text:p>
          </table:table-cell>
          <table:table-cell office:value-type="float" office:value="1.31138500389532" calcext:value-type="float">
            <text:p>1.3113850039</text:p>
          </table:table-cell>
          <table:table-cell table:formula="of:=([.A655]-[.A654])/0.01" office:value-type="float" office:value="-2.45802447227667" calcext:value-type="float">
            <text:p>-2.4580244723</text:p>
          </table:table-cell>
          <table:table-cell table:formula="of:=([.B655]-[.B654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429533040130138" calcext:value-type="float">
            <text:p>0.4295330401</text:p>
          </table:table-cell>
          <table:table-cell office:value-type="float" office:value="1.32240862594256" calcext:value-type="float">
            <text:p>1.3224086259</text:p>
          </table:table-cell>
          <table:table-cell table:formula="of:=([.A656]-[.A655])/0.01" office:value-type="float" office:value="-2.26154046617366" calcext:value-type="float">
            <text:p>-2.2615404662</text:p>
          </table:table-cell>
          <table:table-cell table:formula="of:=([.B656]-[.B655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406917635468401" calcext:value-type="float">
            <text:p>0.4069176355</text:p>
          </table:table-cell>
          <table:table-cell office:value-type="float" office:value="1.33343224798981" calcext:value-type="float">
            <text:p>1.333432248</text:p>
          </table:table-cell>
          <table:table-cell table:formula="of:=([.A657]-[.A656])/0.01" office:value-type="float" office:value="-2.08930996511843" calcext:value-type="float">
            <text:p>-2.0893099651</text:p>
          </table:table-cell>
          <table:table-cell table:formula="of:=([.B657]-[.B656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386024535817217" calcext:value-type="float">
            <text:p>0.3860245358</text:p>
          </table:table-cell>
          <table:table-cell office:value-type="float" office:value="1.34445587003705" calcext:value-type="float">
            <text:p>1.34445587</text:p>
          </table:table-cell>
          <table:table-cell table:formula="of:=([.A658]-[.A657])/0.01" office:value-type="float" office:value="-1.93872639306435" calcext:value-type="float">
            <text:p>-1.9387263931</text:p>
          </table:table-cell>
          <table:table-cell table:formula="of:=([.B658]-[.B657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366637271886574" calcext:value-type="float">
            <text:p>0.3666372719</text:p>
          </table:table-cell>
          <table:table-cell office:value-type="float" office:value="1.35547949208429" calcext:value-type="float">
            <text:p>1.3554794921</text:p>
          </table:table-cell>
          <table:table-cell table:formula="of:=([.A659]-[.A658])/0.01" office:value-type="float" office:value="-1.80749665339719" calcext:value-type="float">
            <text:p>-1.8074966534</text:p>
          </table:table-cell>
          <table:table-cell table:formula="of:=([.B659]-[.B658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348562305352602" calcext:value-type="float">
            <text:p>0.3485623054</text:p>
          </table:table-cell>
          <table:table-cell office:value-type="float" office:value="1.36650311413154" calcext:value-type="float">
            <text:p>1.3665031141</text:p>
          </table:table-cell>
          <table:table-cell table:formula="of:=([.A660]-[.A659])/0.01" office:value-type="float" office:value="-1.69360951898695" calcext:value-type="float">
            <text:p>-1.693609519</text:p>
          </table:table-cell>
          <table:table-cell table:formula="of:=([.B660]-[.B659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331626210162732" calcext:value-type="float">
            <text:p>0.3316262102</text:p>
          </table:table-cell>
          <table:table-cell office:value-type="float" office:value="1.37752673617878" calcext:value-type="float">
            <text:p>1.3775267362</text:p>
          </table:table-cell>
          <table:table-cell table:formula="of:=([.A661]-[.A660])/0.01" office:value-type="float" office:value="-1.59530704605531" calcext:value-type="float">
            <text:p>-1.5953070461</text:p>
          </table:table-cell>
          <table:table-cell table:formula="of:=([.B661]-[.B660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315673139702179" calcext:value-type="float">
            <text:p>0.3156731397</text:p>
          </table:table-cell>
          <table:table-cell office:value-type="float" office:value="1.38855035822603" calcext:value-type="float">
            <text:p>1.3885503582</text:p>
          </table:table-cell>
          <table:table-cell table:formula="of:=([.A662]-[.A661])/0.01" office:value-type="float" office:value="-1.51105879510865" calcext:value-type="float">
            <text:p>-1.5110587951</text:p>
          </table:table-cell>
          <table:table-cell table:formula="of:=([.B662]-[.B661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300562551751093" calcext:value-type="float">
            <text:p>0.3005625518</text:p>
          </table:table-cell>
          <table:table-cell office:value-type="float" office:value="1.39957398027327" calcext:value-type="float">
            <text:p>1.3995739803</text:p>
          </table:table-cell>
          <table:table-cell table:formula="of:=([.A663]-[.A662])/0.01" office:value-type="float" office:value="-1.43953862994905" calcext:value-type="float">
            <text:p>-1.4395386299</text:p>
          </table:table-cell>
          <table:table-cell table:formula="of:=([.B663]-[.B662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286167165451602" calcext:value-type="float">
            <text:p>0.2861671655</text:p>
          </table:table-cell>
          <table:table-cell office:value-type="float" office:value="1.41059760232051" calcext:value-type="float">
            <text:p>1.4105976023</text:p>
          </table:table-cell>
          <table:table-cell table:formula="of:=([.A664]-[.A663])/0.01" office:value-type="float" office:value="-1.37960386166775" calcext:value-type="float">
            <text:p>-1.3796038617</text:p>
          </table:table-cell>
          <table:table-cell table:formula="of:=([.B664]-[.B663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272371126834925" calcext:value-type="float">
            <text:p>0.2723711268</text:p>
          </table:table-cell>
          <table:table-cell office:value-type="float" office:value="1.42162122436776" calcext:value-type="float">
            <text:p>1.4216212244</text:p>
          </table:table-cell>
          <table:table-cell table:formula="of:=([.A665]-[.A664])/0.01" office:value-type="float" office:value="-1.33027650604947" calcext:value-type="float">
            <text:p>-1.330276506</text:p>
          </table:table-cell>
          <table:table-cell table:formula="of:=([.B665]-[.B664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25906836177443" calcext:value-type="float">
            <text:p>0.2590683618</text:p>
          </table:table-cell>
          <table:table-cell office:value-type="float" office:value="1.432644846415" calcext:value-type="float">
            <text:p>1.4326448464</text:p>
          </table:table-cell>
          <table:table-cell table:formula="of:=([.A666]-[.A665])/0.01" office:value-type="float" office:value="-1.29072642814378" calcext:value-type="float">
            <text:p>-1.2907264281</text:p>
          </table:table-cell>
          <table:table-cell table:formula="of:=([.B666]-[.B665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246161097492992" calcext:value-type="float">
            <text:p>0.2461610975</text:p>
          </table:table-cell>
          <table:table-cell office:value-type="float" office:value="1.44366846846225" calcext:value-type="float">
            <text:p>1.4436684685</text:p>
          </table:table-cell>
          <table:table-cell table:formula="of:=([.A667]-[.A666])/0.01" office:value-type="float" office:value="-1.26025615551867" calcext:value-type="float">
            <text:p>-1.2602561555</text:p>
          </table:table-cell>
          <table:table-cell table:formula="of:=([.B667]-[.B666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233558535937805" calcext:value-type="float">
            <text:p>0.2335585359</text:p>
          </table:table-cell>
          <table:table-cell office:value-type="float" office:value="1.45469209050949" calcext:value-type="float">
            <text:p>1.4546920905</text:p>
          </table:table-cell>
          <table:table-cell table:formula="of:=([.A668]-[.A667])/0.01" office:value-type="float" office:value="-1.23828715080468" calcext:value-type="float">
            <text:p>-1.2382871508</text:p>
          </table:table-cell>
          <table:table-cell table:formula="of:=([.B668]-[.B667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221175664429759" calcext:value-type="float">
            <text:p>0.2211756644</text:p>
          </table:table-cell>
          <table:table-cell office:value-type="float" office:value="1.46571571255674" calcext:value-type="float">
            <text:p>1.4657157126</text:p>
          </table:table-cell>
          <table:table-cell table:formula="of:=([.A669]-[.A668])/0.01" office:value-type="float" office:value="-1.22434734355307" calcext:value-type="float">
            <text:p>-1.2243473436</text:p>
          </table:table-cell>
          <table:table-cell table:formula="of:=([.B669]-[.B668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208932190994228" calcext:value-type="float">
            <text:p>0.208932191</text:p>
          </table:table-cell>
          <table:table-cell office:value-type="float" office:value="1.47673933460398" calcext:value-type="float">
            <text:p>1.4767393346</text:p>
          </table:table-cell>
          <table:table-cell table:formula="of:=([.A670]-[.A669])/0.01" office:value-type="float" office:value="-1.21805973001189" calcext:value-type="float">
            <text:p>-1.21805973</text:p>
          </table:table-cell>
          <table:table-cell table:formula="of:=([.B670]-[.B669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196751593694109" calcext:value-type="float">
            <text:p>0.1967515937</text:p>
          </table:table-cell>
          <table:table-cell office:value-type="float" office:value="1.48776295665122" calcext:value-type="float">
            <text:p>1.4877629567</text:p>
          </table:table-cell>
          <table:table-cell table:formula="of:=([.A671]-[.A670])/0.01" office:value-type="float" office:value="-1.21913185559349" calcext:value-type="float">
            <text:p>-1.2191318556</text:p>
          </table:table-cell>
          <table:table-cell table:formula="of:=([.B671]-[.B670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184560275138174" calcext:value-type="float">
            <text:p>0.1845602751</text:p>
          </table:table-cell>
          <table:table-cell office:value-type="float" office:value="1.49878657869847" calcext:value-type="float">
            <text:p>1.4987865787</text:p>
          </table:table-cell>
          <table:table-cell table:formula="of:=([.A672]-[.A671])/0.01" office:value-type="float" office:value="-1.22734599613668" calcext:value-type="float">
            <text:p>-1.2273459961</text:p>
          </table:table-cell>
          <table:table-cell table:formula="of:=([.B672]-[.B671])/0.01" office:value-type="float" office:value="1.10236220472439" calcext:value-type="float">
            <text:p>1.1023622047</text:p>
          </table:table-cell>
        </table:table-row>
        <table:table-row table:style-name="ro1">
          <table:table-cell office:value-type="float" office:value="0.172286815176807" calcext:value-type="float">
            <text:p>0.1722868152</text:p>
          </table:table-cell>
          <table:table-cell office:value-type="float" office:value="1.50981020074571" calcext:value-type="float">
            <text:p>1.5098102007</text:p>
          </table:table-cell>
          <table:table-cell table:formula="of:=([.A673]-[.A672])/0.01" office:value-type="float" office:value="-1.24254984658079" calcext:value-type="float">
            <text:p>-1.2425498466</text:p>
          </table:table-cell>
          <table:table-cell table:formula="of:=([.B673]-[.B672])/0.01" office:value-type="float" office:value="1.10236220472444" calcext:value-type="float">
            <text:p>1.1023622047</text:p>
          </table:table-cell>
        </table:table-row>
        <table:table-row table:style-name="ro1">
          <table:table-cell office:value-type="float" office:value="0.159861316710999" calcext:value-type="float">
            <text:p>0.1598613167</text:p>
          </table:table-cell>
          <table:table-cell office:value-type="float" office:value="1.52083382279296" calcext:value-type="float">
            <text:p>1.5208338228</text:p>
          </table:table-cell>
          <table:table-cell table:formula="of:=([.A674]-[.A673])/0.01" office:value-type="float" office:value="-1.26464750263257" calcext:value-type="float">
            <text:p>-1.2646475026</text:p>
          </table:table-cell>
          <table:table-cell table:formula="of:=([.B674]-[.B673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147214841684674" calcext:value-type="float">
            <text:p>0.1472148417</text:p>
          </table:table-cell>
          <table:table-cell office:value-type="float" office:value="1.5318574448402" calcext:value-type="float">
            <text:p>1.5318574448</text:p>
          </table:table-cell>
          <table:table-cell table:formula="of:=([.A675]-[.A674])/0.01" office:value-type="float" office:value="-1.29359047063193" calcext:value-type="float">
            <text:p>-1.2935904706</text:p>
          </table:table-cell>
          <table:table-cell table:formula="of:=([.B675]-[.B674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134278936978354" calcext:value-type="float">
            <text:p>0.134278937</text:p>
          </table:table-cell>
          <table:table-cell office:value-type="float" office:value="1.54288106688744" calcext:value-type="float">
            <text:p>1.5428810669</text:p>
          </table:table-cell>
          <table:table-cell table:formula="of:=([.A676]-[.A675])/0.01" office:value-type="float" office:value="-1.3293683417865" calcext:value-type="float">
            <text:p>-1.3293683418</text:p>
          </table:table-cell>
          <table:table-cell table:formula="of:=([.B676]-[.B675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120985253560489" calcext:value-type="float">
            <text:p>0.1209852536</text:p>
          </table:table-cell>
          <table:table-cell office:value-type="float" office:value="1.55390468893469" calcext:value-type="float">
            <text:p>1.5539046889</text:p>
          </table:table-cell>
          <table:table-cell table:formula="of:=([.A677]-[.A676])/0.01" office:value-type="float" office:value="-1.37199857913911" calcext:value-type="float">
            <text:p>-1.3719985791</text:p>
          </table:table-cell>
          <table:table-cell table:formula="of:=([.B677]-[.B676])/0.01" office:value-type="float" office:value="1.10236220472444" calcext:value-type="float">
            <text:p>1.1023622047</text:p>
          </table:table-cell>
        </table:table-row>
        <table:table-row table:style-name="ro1">
          <table:table-cell office:value-type="float" office:value="0.107265267769098" calcext:value-type="float">
            <text:p>0.1072652678</text:p>
          </table:table-cell>
          <table:table-cell office:value-type="float" office:value="1.56492831098193" calcext:value-type="float">
            <text:p>1.564928311</text:p>
          </table:table-cell>
          <table:table-cell table:formula="of:=([.A678]-[.A677])/0.01" office:value-type="float" office:value="-1.42151451021455" calcext:value-type="float">
            <text:p>-1.4215145102</text:p>
          </table:table-cell>
          <table:table-cell table:formula="of:=([.B678]-[.B677])/0.01" office:value-type="float" office:value="1.10236220472439" calcext:value-type="float">
            <text:p>1.1023622047</text:p>
          </table:table-cell>
        </table:table-row>
        <table:table-row table:style-name="ro1">
          <table:table-cell office:value-type="float" office:value="0.0930501226669526" calcext:value-type="float">
            <text:p>0.0930501227</text:p>
          </table:table-cell>
          <table:table-cell office:value-type="float" office:value="1.57595193302918" calcext:value-type="float">
            <text:p>1.575951933</text:p>
          </table:table-cell>
          <table:table-cell table:formula="of:=([.A679]-[.A678])/0.01" office:value-type="float" office:value="-1.47794993248424" calcext:value-type="float">
            <text:p>-1.4779499325</text:p>
          </table:table-cell>
          <table:table-cell table:formula="of:=([.B679]-[.B678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0782706233421102" calcext:value-type="float">
            <text:p>0.0782706233</text:p>
          </table:table-cell>
          <table:table-cell office:value-type="float" office:value="1.58697555507642" calcext:value-type="float">
            <text:p>1.5869755551</text:p>
          </table:table-cell>
          <table:table-cell table:formula="of:=([.A680]-[.A679])/0.01" office:value-type="float" office:value="-1.54131736752126" calcext:value-type="float">
            <text:p>-1.5413173675</text:p>
          </table:table-cell>
          <table:table-cell table:formula="of:=([.B680]-[.B679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0628574496668977" calcext:value-type="float">
            <text:p>0.0628574497</text:p>
          </table:table-cell>
          <table:table-cell office:value-type="float" office:value="1.59799917712367" calcext:value-type="float">
            <text:p>1.5979991771</text:p>
          </table:table-cell>
          <table:table-cell table:formula="of:=([.A681]-[.A680])/0.01" office:value-type="float" office:value="-1.61157411887505" calcext:value-type="float">
            <text:p>-1.6115741189</text:p>
          </table:table-cell>
          <table:table-cell table:formula="of:=([.B681]-[.B680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0467417084781472" calcext:value-type="float">
            <text:p>0.0467417085</text:p>
          </table:table-cell>
          <table:table-cell office:value-type="float" office:value="1.60902279917091" calcext:value-type="float">
            <text:p>1.6090227992</text:p>
          </table:table-cell>
          <table:table-cell table:formula="of:=([.A682]-[.A681])/0.01" office:value-type="float" office:value="-1.6885638434846" calcext:value-type="float">
            <text:p>-1.6885638435</text:p>
          </table:table-cell>
          <table:table-cell table:formula="of:=([.B682]-[.B681])/0.01" office:value-type="float" office:value="0.979671663675852" calcext:value-type="float">
            <text:p>0.9796716637</text:p>
          </table:table-cell>
        </table:table-row>
        <table:table-row table:style-name="ro1">
          <table:table-cell office:value-type="float" office:value="0.0298560700433011" calcext:value-type="float">
            <text:p>0.02985607</text:p>
          </table:table-cell>
          <table:table-cell office:value-type="float" office:value="1.61881951580767" calcext:value-type="float">
            <text:p>1.6188195158</text:p>
          </table:table-cell>
          <table:table-cell table:formula="of:=([.A683]-[.A682])/0.01" office:value-type="float" office:value="-1.7717898696472" calcext:value-type="float">
            <text:p>-1.7717898696</text:p>
          </table:table-cell>
          <table:table-cell table:formula="of:=([.B683]-[.B682])/0.01" office:value-type="float" office:value="0.623557093507565" calcext:value-type="float">
            <text:p>0.6235570935</text:p>
          </table:table-cell>
        </table:table-row>
        <table:table-row table:style-name="ro1">
          <table:table-cell office:value-type="float" office:value="0.0121381713468291" calcext:value-type="float">
            <text:p>0.0121381713</text:p>
          </table:table-cell>
          <table:table-cell office:value-type="float" office:value="1.62505508674274" calcext:value-type="float">
            <text:p>1.6250550867</text:p>
          </table:table-cell>
          <table:table-cell table:formula="of:=([.A684]-[.A683])/0.01" office:value-type="float" office:value="-0.0489305146501199" calcext:value-type="float">
            <text:p>-0.0489305147</text:p>
          </table:table-cell>
          <table:table-cell table:formula="of:=([.B684]-[.B683])/0.01" office:value-type="float" office:value="0.172487963578138" calcext:value-type="float">
            <text:p>0.1724879636</text:p>
          </table:table-cell>
        </table:table-row>
        <table:table-row table:style-name="ro1">
          <table:table-cell office:value-type="float" office:value="0.0116488662003279" calcext:value-type="float">
            <text:p>0.0116488662</text:p>
          </table:table-cell>
          <table:table-cell office:value-type="float" office:value="1.62677996637853" calcext:value-type="float">
            <text:p>1.6267799664</text:p>
          </table:table-cell>
          <table:table-cell table:formula="of:=([.A685]-[.A684])/0.01" office:value-type="float" office:value="1.5650215111825" calcext:value-type="float">
            <text:p>1.5650215112</text:p>
          </table:table-cell>
          <table:table-cell table:formula="of:=([.B685]-[.B684])/0.01" office:value-type="float" office:value="-0.238038024381759" calcext:value-type="float">
            <text:p>-0.2380380244</text:p>
          </table:table-cell>
        </table:table-row>
        <table:table-row table:style-name="ro1">
          <table:table-cell office:value-type="float" office:value="0.027299081312153" calcext:value-type="float">
            <text:p>0.0272990813</text:p>
          </table:table-cell>
          <table:table-cell office:value-type="float" office:value="1.62439958613471" calcext:value-type="float">
            <text:p>1.6243995861</text:p>
          </table:table-cell>
          <table:table-cell table:formula="of:=([.A686]-[.A685])/0.01" office:value-type="float" office:value="-0.645517934810239" calcext:value-type="float">
            <text:p>-0.6455179348</text:p>
          </table:table-cell>
          <table:table-cell table:formula="of:=([.B686]-[.B685])/0.01" office:value-type="float" office:value="-0.598197078307772" calcext:value-type="float">
            <text:p>-0.5981970783</text:p>
          </table:table-cell>
        </table:table-row>
        <table:table-row table:style-name="ro1">
          <table:table-cell office:value-type="float" office:value="0.0208439019640506" calcext:value-type="float">
            <text:p>0.020843902</text:p>
          </table:table-cell>
          <table:table-cell office:value-type="float" office:value="1.61841761535163" calcext:value-type="float">
            <text:p>1.6184176154</text:p>
          </table:table-cell>
          <table:table-cell table:formula="of:=([.A687]-[.A686])/0.01" office:value-type="float" office:value="-1.00330991369087" calcext:value-type="float">
            <text:p>-1.0033099137</text:p>
          </table:table-cell>
          <table:table-cell table:formula="of:=([.B687]-[.B686])/0.01" office:value-type="float" office:value="-0.914264865363168" calcext:value-type="float">
            <text:p>-0.9142648654</text:p>
          </table:table-cell>
        </table:table-row>
        <table:table-row table:style-name="ro1">
          <table:table-cell office:value-type="float" office:value="0.0108108028271419" calcext:value-type="float">
            <text:p>0.0108108028</text:p>
          </table:table-cell>
          <table:table-cell office:value-type="float" office:value="1.609274966698" calcext:value-type="float">
            <text:p>1.6092749667</text:p>
          </table:table-cell>
          <table:table-cell table:formula="of:=([.A688]-[.A687])/0.01" office:value-type="float" office:value="0.627293253424284" calcext:value-type="float">
            <text:p>0.6272932534</text:p>
          </table:table-cell>
          <table:table-cell table:formula="of:=([.B688]-[.B687])/0.01" office:value-type="float" office:value="-1.19670487295234" calcext:value-type="float">
            <text:p>-1.196704873</text:p>
          </table:table-cell>
        </table:table-row>
        <table:table-row table:style-name="ro1">
          <table:table-cell office:value-type="float" office:value="0.0170837353613847" calcext:value-type="float">
            <text:p>0.0170837354</text:p>
          </table:table-cell>
          <table:table-cell office:value-type="float" office:value="1.59730791796847" calcext:value-type="float">
            <text:p>1.597307918</text:p>
          </table:table-cell>
          <table:table-cell table:formula="of:=([.A689]-[.A688])/0.01" office:value-type="float" office:value="0.448862006199778" calcext:value-type="float">
            <text:p>0.4488620062</text:p>
          </table:table-cell>
          <table:table-cell table:formula="of:=([.B689]-[.B688])/0.01" office:value-type="float" office:value="-1.44760509033766" calcext:value-type="float">
            <text:p>-1.4476050903</text:p>
          </table:table-cell>
        </table:table-row>
        <table:table-row table:style-name="ro1">
          <table:table-cell office:value-type="float" office:value="0.0215723554233825" calcext:value-type="float">
            <text:p>0.0215723554</text:p>
          </table:table-cell>
          <table:table-cell office:value-type="float" office:value="1.5828318670651" calcext:value-type="float">
            <text:p>1.5828318671</text:p>
          </table:table-cell>
          <table:table-cell table:formula="of:=([.A690]-[.A689])/0.01" office:value-type="float" office:value="0.325610262840115" calcext:value-type="float">
            <text:p>0.3256102628</text:p>
          </table:table-cell>
          <table:table-cell table:formula="of:=([.B690]-[.B689])/0.01" office:value-type="float" office:value="-1.71765350845088" calcext:value-type="float">
            <text:p>-1.7176535085</text:p>
          </table:table-cell>
        </table:table-row>
        <table:table-row table:style-name="ro1">
          <table:table-cell office:value-type="float" office:value="0.0248284580517836" calcext:value-type="float">
            <text:p>0.0248284581</text:p>
          </table:table-cell>
          <table:table-cell office:value-type="float" office:value="1.56565533198059" calcext:value-type="float">
            <text:p>1.565655332</text:p>
          </table:table-cell>
          <table:table-cell table:formula="of:=([.A691]-[.A690])/0.01" office:value-type="float" office:value="0.303939965890779" calcext:value-type="float">
            <text:p>0.3039399659</text:p>
          </table:table-cell>
          <table:table-cell table:formula="of:=([.B691]-[.B690])/0.01" office:value-type="float" office:value="-2.0930926063891" calcext:value-type="float">
            <text:p>-2.0930926064</text:p>
          </table:table-cell>
        </table:table-row>
        <table:table-row table:style-name="ro1">
          <table:table-cell office:value-type="float" office:value="0.0278678577106914" calcext:value-type="float">
            <text:p>0.0278678577</text:p>
          </table:table-cell>
          <table:table-cell office:value-type="float" office:value="1.5447244059167" calcext:value-type="float">
            <text:p>1.5447244059</text:p>
          </table:table-cell>
          <table:table-cell table:formula="of:=([.A692]-[.A691])/0.01" office:value-type="float" office:value="-1.50266159607893" calcext:value-type="float">
            <text:p>-1.5026615961</text:p>
          </table:table-cell>
          <table:table-cell table:formula="of:=([.B692]-[.B691])/0.01" office:value-type="float" office:value="-2.51458023524809" calcext:value-type="float">
            <text:p>-2.5145802352</text:p>
          </table:table-cell>
        </table:table-row>
        <table:table-row table:style-name="ro1">
          <table:table-cell office:value-type="float" office:value="0.0128412417499021" calcext:value-type="float">
            <text:p>0.0128412417</text:p>
          </table:table-cell>
          <table:table-cell office:value-type="float" office:value="1.51957860356422" calcext:value-type="float">
            <text:p>1.5195786036</text:p>
          </table:table-cell>
          <table:table-cell table:formula="of:=([.A693]-[.A692])/0.01" office:value-type="float" office:value="-1.3549805965626" calcext:value-type="float">
            <text:p>-1.3549805966</text:p>
          </table:table-cell>
          <table:table-cell table:formula="of:=([.B693]-[.B692])/0.01" office:value-type="float" office:value="-2.8867685187409" calcext:value-type="float">
            <text:p>-2.8867685187</text:p>
          </table:table-cell>
        </table:table-row>
        <table:table-row table:style-name="ro1">
          <table:table-cell office:value-type="float" office:value="-0.000708564215723852" calcext:value-type="float">
            <text:p>-0.0007085642</text:p>
          </table:table-cell>
          <table:table-cell office:value-type="float" office:value="1.49071091837681" calcext:value-type="float">
            <text:p>1.4907109184</text:p>
          </table:table-cell>
          <table:table-cell table:formula="of:=([.A694]-[.A693])/0.01" office:value-type="float" office:value="0.73224738805637" calcext:value-type="float">
            <text:p>0.7322473881</text:p>
          </table:table-cell>
          <table:table-cell table:formula="of:=([.B694]-[.B693])/0.01" office:value-type="float" office:value="-3.20980517037277" calcext:value-type="float">
            <text:p>-3.2098051704</text:p>
          </table:table-cell>
        </table:table-row>
        <table:table-row table:style-name="ro1">
          <table:table-cell office:value-type="float" office:value="0.00661390966483985" calcext:value-type="float">
            <text:p>0.0066139097</text:p>
          </table:table-cell>
          <table:table-cell office:value-type="float" office:value="1.45861286667308" calcext:value-type="float">
            <text:p>1.4586128667</text:p>
          </table:table-cell>
          <table:table-cell table:formula="of:=([.A695]-[.A694])/0.01" office:value-type="float" office:value="0.888107831165597" calcext:value-type="float">
            <text:p>0.8881078312</text:p>
          </table:table-cell>
          <table:table-cell table:formula="of:=([.B695]-[.B694])/0.01" office:value-type="float" office:value="-3.48498630400231" calcext:value-type="float">
            <text:p>-3.484986304</text:p>
          </table:table-cell>
        </table:table-row>
        <table:table-row table:style-name="ro1">
          <table:table-cell office:value-type="float" office:value="0.0154949879764958" calcext:value-type="float">
            <text:p>0.015494988</text:p>
          </table:table-cell>
          <table:table-cell office:value-type="float" office:value="1.42376300363306" calcext:value-type="float">
            <text:p>1.4237630036</text:p>
          </table:table-cell>
          <table:table-cell table:formula="of:=([.A696]-[.A695])/0.01" office:value-type="float" office:value="0.910851420305209" calcext:value-type="float">
            <text:p>0.9108514203</text:p>
          </table:table-cell>
          <table:table-cell table:formula="of:=([.B696]-[.B695])/0.01" office:value-type="float" office:value="-3.71346078603538" calcext:value-type="float">
            <text:p>-3.713460786</text:p>
          </table:table-cell>
        </table:table-row>
        <table:table-row table:style-name="ro1">
          <table:table-cell office:value-type="float" office:value="0.0246035021795479" calcext:value-type="float">
            <text:p>0.0246035022</text:p>
          </table:table-cell>
          <table:table-cell office:value-type="float" office:value="1.3866283957727" calcext:value-type="float">
            <text:p>1.3866283958</text:p>
          </table:table-cell>
          <table:table-cell table:formula="of:=([.A697]-[.A696])/0.01" office:value-type="float" office:value="0.920675003644402" calcext:value-type="float">
            <text:p>0.9206750036</text:p>
          </table:table-cell>
          <table:table-cell table:formula="of:=([.B697]-[.B696])/0.01" office:value-type="float" office:value="-3.89884899918431" calcext:value-type="float">
            <text:p>-3.8988489992</text:p>
          </table:table-cell>
        </table:table-row>
        <table:table-row table:style-name="ro1">
          <table:table-cell office:value-type="float" office:value="0.0338102522159919" calcext:value-type="float">
            <text:p>0.0338102522</text:p>
          </table:table-cell>
          <table:table-cell office:value-type="float" office:value="1.34763990578086" calcext:value-type="float">
            <text:p>1.3476399058</text:p>
          </table:table-cell>
          <table:table-cell table:formula="of:=([.A698]-[.A697])/0.01" office:value-type="float" office:value="-0.887155441476297" calcext:value-type="float">
            <text:p>-0.8871554415</text:p>
          </table:table-cell>
          <table:table-cell table:formula="of:=([.B698]-[.B697])/0.01" office:value-type="float" office:value="-4.04486762219891" calcext:value-type="float">
            <text:p>-4.0448676222</text:p>
          </table:table-cell>
        </table:table-row>
        <table:table-row table:style-name="ro1">
          <table:table-cell office:value-type="float" office:value="0.024938697801229" calcext:value-type="float">
            <text:p>0.0249386978</text:p>
          </table:table-cell>
          <table:table-cell office:value-type="float" office:value="1.30719122955887" calcext:value-type="float">
            <text:p>1.3071912296</text:p>
          </table:table-cell>
          <table:table-cell table:formula="of:=([.A699]-[.A698])/0.01" office:value-type="float" office:value="-0.776281876015993" calcext:value-type="float">
            <text:p>-0.776281876</text:p>
          </table:table-cell>
          <table:table-cell table:formula="of:=([.B699]-[.B698])/0.01" office:value-type="float" office:value="-4.15739392130674" calcext:value-type="float">
            <text:p>-4.1573939213</text:p>
          </table:table-cell>
        </table:table-row>
        <table:table-row table:style-name="ro1">
          <table:table-cell office:value-type="float" office:value="0.017175879041069" calcext:value-type="float">
            <text:p>0.017175879</text:p>
          </table:table-cell>
          <table:table-cell office:value-type="float" office:value="1.2656172903458" calcext:value-type="float">
            <text:p>1.2656172903</text:p>
          </table:table-cell>
          <table:table-cell table:formula="of:=([.A700]-[.A699])/0.01" office:value-type="float" office:value="1.25134772147681" calcext:value-type="float">
            <text:p>1.2513477215</text:p>
          </table:table-cell>
          <table:table-cell table:formula="of:=([.B700]-[.B699])/0.01" office:value-type="float" office:value="-4.24193740990368" calcext:value-type="float">
            <text:p>-4.2419374099</text:p>
          </table:table-cell>
        </table:table-row>
        <table:table-row table:style-name="ro1">
          <table:table-cell office:value-type="float" office:value="0.0296893562558372" calcext:value-type="float">
            <text:p>0.0296893563</text:p>
          </table:table-cell>
          <table:table-cell office:value-type="float" office:value="1.22319791624677" calcext:value-type="float">
            <text:p>1.2231979162</text:p>
          </table:table-cell>
          <table:table-cell table:formula="of:=([.A701]-[.A700])/0.01" office:value-type="float" office:value="-0.475895962153998" calcext:value-type="float">
            <text:p>-0.4758959622</text:p>
          </table:table-cell>
          <table:table-cell table:formula="of:=([.B701]-[.B700])/0.01" office:value-type="float" office:value="-4.29858179279208" calcext:value-type="float">
            <text:p>-4.2985817928</text:p>
          </table:table-cell>
        </table:table-row>
        <table:table-row table:style-name="ro1">
          <table:table-cell office:value-type="float" office:value="0.0249303966342972" calcext:value-type="float">
            <text:p>0.0249303966</text:p>
          </table:table-cell>
          <table:table-cell office:value-type="float" office:value="1.18021209831885" calcext:value-type="float">
            <text:p>1.1802120983</text:p>
          </table:table-cell>
          <table:table-cell table:formula="of:=([.A702]-[.A701])/0.01" office:value-type="float" office:value="-0.415472154990124" calcext:value-type="float">
            <text:p>-0.415472155</text:p>
          </table:table-cell>
          <table:table-cell table:formula="of:=([.B702]-[.B701])/0.01" office:value-type="float" office:value="-4.32948715019259" calcext:value-type="float">
            <text:p>-4.3294871502</text:p>
          </table:table-cell>
        </table:table-row>
        <table:table-row table:style-name="ro1">
          <table:table-cell office:value-type="float" office:value="0.0207756750843959" calcext:value-type="float">
            <text:p>0.0207756751</text:p>
          </table:table-cell>
          <table:table-cell office:value-type="float" office:value="1.13691722681692" calcext:value-type="float">
            <text:p>1.1369172268</text:p>
          </table:table-cell>
          <table:table-cell table:formula="of:=([.A703]-[.A702])/0.01" office:value-type="float" office:value="1.55602391027344" calcext:value-type="float">
            <text:p>1.5560239103</text:p>
          </table:table-cell>
          <table:table-cell table:formula="of:=([.B703]-[.B702])/0.01" office:value-type="float" office:value="-4.33940032112337" calcext:value-type="float">
            <text:p>-4.3394003211</text:p>
          </table:table-cell>
        </table:table-row>
        <table:table-row table:style-name="ro1">
          <table:table-cell office:value-type="float" office:value="0.0363359141871303" calcext:value-type="float">
            <text:p>0.0363359142</text:p>
          </table:table-cell>
          <table:table-cell office:value-type="float" office:value="1.09352322360569" calcext:value-type="float">
            <text:p>1.0935232236</text:p>
          </table:table-cell>
          <table:table-cell table:formula="of:=([.A704]-[.A703])/0.01" office:value-type="float" office:value="-0.224093399092406" calcext:value-type="float">
            <text:p>-0.2240933991</text:p>
          </table:table-cell>
          <table:table-cell table:formula="of:=([.B704]-[.B703])/0.01" office:value-type="float" office:value="-4.32801529103308" calcext:value-type="float">
            <text:p>-4.328015291</text:p>
          </table:table-cell>
        </table:table-row>
        <table:table-row table:style-name="ro1">
          <table:table-cell office:value-type="float" office:value="0.0340949801962063" calcext:value-type="float">
            <text:p>0.0340949802</text:p>
          </table:table-cell>
          <table:table-cell office:value-type="float" office:value="1.05024307069536" calcext:value-type="float">
            <text:p>1.0502430707</text:p>
          </table:table-cell>
          <table:table-cell table:formula="of:=([.A705]-[.A704])/0.01" office:value-type="float" office:value="-2.02354428939207" calcext:value-type="float">
            <text:p>-2.0235442894</text:p>
          </table:table-cell>
          <table:table-cell table:formula="of:=([.B705]-[.B704])/0.01" office:value-type="float" office:value="-4.29719220824087" calcext:value-type="float">
            <text:p>-4.2971922082</text:p>
          </table:table-cell>
        </table:table-row>
        <table:table-row table:style-name="ro1">
          <table:table-cell office:value-type="float" office:value="0.0138595373022856" calcext:value-type="float">
            <text:p>0.0138595373</text:p>
          </table:table-cell>
          <table:table-cell office:value-type="float" office:value="1.00727114861295" calcext:value-type="float">
            <text:p>1.0072711486</text:p>
          </table:table-cell>
          <table:table-cell table:formula="of:=([.A706]-[.A705])/0.01" office:value-type="float" office:value="0.0181072321100203" calcext:value-type="float">
            <text:p>0.0181072321</text:p>
          </table:table-cell>
          <table:table-cell table:formula="of:=([.B706]-[.B705])/0.01" office:value-type="float" office:value="-4.2538145665744" calcext:value-type="float">
            <text:p>-4.2538145666</text:p>
          </table:table-cell>
        </table:table-row>
        <table:table-row table:style-name="ro1">
          <table:table-cell office:value-type="float" office:value="0.0140406096233858" calcext:value-type="float">
            <text:p>0.0140406096</text:p>
          </table:table-cell>
          <table:table-cell office:value-type="float" office:value="0.964733002947204" calcext:value-type="float">
            <text:p>0.9647330029</text:p>
          </table:table-cell>
          <table:table-cell table:formula="of:=([.A707]-[.A706])/0.01" office:value-type="float" office:value="2.04752655501757" calcext:value-type="float">
            <text:p>2.047526555</text:p>
          </table:table-cell>
          <table:table-cell table:formula="of:=([.B707]-[.B706])/0.01" office:value-type="float" office:value="-4.19949242604634" calcext:value-type="float">
            <text:p>-4.199492426</text:p>
          </table:table-cell>
        </table:table-row>
        <table:table-row table:style-name="ro1">
          <table:table-cell office:value-type="float" office:value="0.0345158751735615" calcext:value-type="float">
            <text:p>0.0345158752</text:p>
          </table:table-cell>
          <table:table-cell office:value-type="float" office:value="0.92273807868674" calcext:value-type="float">
            <text:p>0.9227380787</text:p>
          </table:table-cell>
          <table:table-cell table:formula="of:=([.A708]-[.A707])/0.01" office:value-type="float" office:value="0.199103538217904" calcext:value-type="float">
            <text:p>0.1991035382</text:p>
          </table:table-cell>
          <table:table-cell table:formula="of:=([.B708]-[.B707])/0.01" office:value-type="float" office:value="-4.13030849564686" calcext:value-type="float">
            <text:p>-4.1303084956</text:p>
          </table:table-cell>
        </table:table-row>
        <table:table-row table:style-name="ro1">
          <table:table-cell office:value-type="float" office:value="0.0365069105557405" calcext:value-type="float">
            <text:p>0.0365069106</text:p>
          </table:table-cell>
          <table:table-cell office:value-type="float" office:value="0.881434993730272" calcext:value-type="float">
            <text:p>0.8814349937</text:p>
          </table:table-cell>
          <table:table-cell table:formula="of:=([.A709]-[.A708])/0.01" office:value-type="float" office:value="-1.67108411520095" calcext:value-type="float">
            <text:p>-1.6710841152</text:p>
          </table:table-cell>
          <table:table-cell table:formula="of:=([.B709]-[.B708])/0.01" office:value-type="float" office:value="-4.0474980571456" calcext:value-type="float">
            <text:p>-4.0474980571</text:p>
          </table:table-cell>
        </table:table-row>
        <table:table-row table:style-name="ro1">
          <table:table-cell office:value-type="float" office:value="0.019796069403731" calcext:value-type="float">
            <text:p>0.0197960694</text:p>
          </table:table-cell>
          <table:table-cell office:value-type="float" office:value="0.840960013158816" calcext:value-type="float">
            <text:p>0.8409600132</text:p>
          </table:table-cell>
          <table:table-cell table:formula="of:=([.A710]-[.A709])/0.01" office:value-type="float" office:value="0.305749947005479" calcext:value-type="float">
            <text:p>0.305749947</text:p>
          </table:table-cell>
          <table:table-cell table:formula="of:=([.B710]-[.B709])/0.01" office:value-type="float" office:value="-3.957706775442" calcext:value-type="float">
            <text:p>-3.9577067754</text:p>
          </table:table-cell>
        </table:table-row>
        <table:table-row table:style-name="ro1">
          <table:table-cell office:value-type="float" office:value="0.0228535688737858" calcext:value-type="float">
            <text:p>0.0228535689</text:p>
          </table:table-cell>
          <table:table-cell office:value-type="float" office:value="0.801382945404395" calcext:value-type="float">
            <text:p>0.8013829454</text:p>
          </table:table-cell>
          <table:table-cell table:formula="of:=([.A711]-[.A710])/0.01" office:value-type="float" office:value="2.27653321520182" calcext:value-type="float">
            <text:p>2.2765332152</text:p>
          </table:table-cell>
          <table:table-cell table:formula="of:=([.B711]-[.B710])/0.01" office:value-type="float" office:value="-3.86231332560624" calcext:value-type="float">
            <text:p>-3.8623133256</text:p>
          </table:table-cell>
        </table:table-row>
        <table:table-row table:style-name="ro1">
          <table:table-cell office:value-type="float" office:value="0.0456189010258041" calcext:value-type="float">
            <text:p>0.045618901</text:p>
          </table:table-cell>
          <table:table-cell office:value-type="float" office:value="0.762759812148333" calcext:value-type="float">
            <text:p>0.7627598121</text:p>
          </table:table-cell>
          <table:table-cell table:formula="of:=([.A712]-[.A711])/0.01" office:value-type="float" office:value="0.375292776080294" calcext:value-type="float">
            <text:p>0.3752927761</text:p>
          </table:table-cell>
          <table:table-cell table:formula="of:=([.B712]-[.B711])/0.01" office:value-type="float" office:value="-3.75719154160519" calcext:value-type="float">
            <text:p>-3.7571915416</text:p>
          </table:table-cell>
        </table:table-row>
        <table:table-row table:style-name="ro1">
          <table:table-cell office:value-type="float" office:value="0.049371828786607" calcext:value-type="float">
            <text:p>0.0493718288</text:p>
          </table:table-cell>
          <table:table-cell office:value-type="float" office:value="0.725187896732281" calcext:value-type="float">
            <text:p>0.7251878967</text:p>
          </table:table-cell>
          <table:table-cell table:formula="of:=([.A713]-[.A712])/0.01" office:value-type="float" office:value="-1.54221703194231" calcext:value-type="float">
            <text:p>-1.5422170319</text:p>
          </table:table-cell>
          <table:table-cell table:formula="of:=([.B713]-[.B712])/0.01" office:value-type="float" office:value="-3.64336280173366" calcext:value-type="float">
            <text:p>-3.6433628017</text:p>
          </table:table-cell>
        </table:table-row>
        <table:table-row table:style-name="ro1">
          <table:table-cell office:value-type="float" office:value="0.0339496584671839" calcext:value-type="float">
            <text:p>0.0339496585</text:p>
          </table:table-cell>
          <table:table-cell office:value-type="float" office:value="0.688754268714945" calcext:value-type="float">
            <text:p>0.6887542687</text:p>
          </table:table-cell>
          <table:table-cell table:formula="of:=([.A714]-[.A713])/0.01" office:value-type="float" office:value="-1.41851140467491" calcext:value-type="float">
            <text:p>-1.4185114047</text:p>
          </table:table-cell>
          <table:table-cell table:formula="of:=([.B714]-[.B713])/0.01" office:value-type="float" office:value="-3.52720969973974" calcext:value-type="float">
            <text:p>-3.5272096997</text:p>
          </table:table-cell>
        </table:table-row>
        <table:table-row table:style-name="ro1">
          <table:table-cell office:value-type="float" office:value="0.0197645444204348" calcext:value-type="float">
            <text:p>0.0197645444</text:p>
          </table:table-cell>
          <table:table-cell office:value-type="float" office:value="0.653482171717547" calcext:value-type="float">
            <text:p>0.6534821717</text:p>
          </table:table-cell>
          <table:table-cell table:formula="of:=([.A715]-[.A714])/0.01" office:value-type="float" office:value="0.629965971916814" calcext:value-type="float">
            <text:p>0.6299659719</text:p>
          </table:table-cell>
          <table:table-cell table:formula="of:=([.B715]-[.B714])/0.01" office:value-type="float" office:value="-3.41221601659364" calcext:value-type="float">
            <text:p>-3.4122160166</text:p>
          </table:table-cell>
        </table:table-row>
        <table:table-row table:style-name="ro1">
          <table:table-cell office:value-type="float" office:value="0.026064204139603" calcext:value-type="float">
            <text:p>0.0260642041</text:p>
          </table:table-cell>
          <table:table-cell office:value-type="float" office:value="0.619360011551611" calcext:value-type="float">
            <text:p>0.6193600116</text:p>
          </table:table-cell>
          <table:table-cell table:formula="of:=([.A716]-[.A715])/0.01" office:value-type="float" office:value="0.7353085808778" calcext:value-type="float">
            <text:p>0.7353085809</text:p>
          </table:table-cell>
          <table:table-cell table:formula="of:=([.B716]-[.B715])/0.01" office:value-type="float" office:value="-3.29616440001256" calcext:value-type="float">
            <text:p>-3.2961644</text:p>
          </table:table-cell>
        </table:table-row>
        <table:table-row table:style-name="ro1">
          <table:table-cell office:value-type="float" office:value="0.033417289948381" calcext:value-type="float">
            <text:p>0.0334172899</text:p>
          </table:table-cell>
          <table:table-cell office:value-type="float" office:value="0.586398367551485" calcext:value-type="float">
            <text:p>0.5863983676</text:p>
          </table:table-cell>
          <table:table-cell table:formula="of:=([.A717]-[.A716])/0.01" office:value-type="float" office:value="-1.10798353672382" calcext:value-type="float">
            <text:p>-1.1079835367</text:p>
          </table:table-cell>
          <table:table-cell table:formula="of:=([.B717]-[.B716])/0.01" office:value-type="float" office:value="-3.1767117648691" calcext:value-type="float">
            <text:p>-3.1767117649</text:p>
          </table:table-cell>
        </table:table-row>
        <table:table-row table:style-name="ro1">
          <table:table-cell office:value-type="float" office:value="0.0223374545811428" calcext:value-type="float">
            <text:p>0.0223374546</text:p>
          </table:table-cell>
          <table:table-cell office:value-type="float" office:value="0.554631249902794" calcext:value-type="float">
            <text:p>0.5546312499</text:p>
          </table:table-cell>
          <table:table-cell table:formula="of:=([.A718]-[.A717])/0.01" office:value-type="float" office:value="0.773429938097809" calcext:value-type="float">
            <text:p>0.7734299381</text:p>
          </table:table-cell>
          <table:table-cell table:formula="of:=([.B718]-[.B717])/0.01" office:value-type="float" office:value="-3.05679922722799" calcext:value-type="float">
            <text:p>-3.0567992272</text:p>
          </table:table-cell>
        </table:table-row>
        <table:table-row table:style-name="ro1">
          <table:table-cell office:value-type="float" office:value="0.0300717539621208" calcext:value-type="float">
            <text:p>0.030071754</text:p>
          </table:table-cell>
          <table:table-cell office:value-type="float" office:value="0.524063257630514" calcext:value-type="float">
            <text:p>0.5240632576</text:p>
          </table:table-cell>
          <table:table-cell table:formula="of:=([.A719]-[.A718])/0.01" office:value-type="float" office:value="0.839308859417422" calcext:value-type="float">
            <text:p>0.8393088594</text:p>
          </table:table-cell>
          <table:table-cell table:formula="of:=([.B719]-[.B718])/0.01" office:value-type="float" office:value="-2.93711449019279" calcext:value-type="float">
            <text:p>-2.9371144902</text:p>
          </table:table-cell>
        </table:table-row>
        <table:table-row table:style-name="ro1">
          <table:table-cell office:value-type="float" office:value="0.0384648425562951" calcext:value-type="float">
            <text:p>0.0384648426</text:p>
          </table:table-cell>
          <table:table-cell office:value-type="float" office:value="0.494692112728586" calcext:value-type="float">
            <text:p>0.4946921127</text:p>
          </table:table-cell>
          <table:table-cell table:formula="of:=([.A720]-[.A719])/0.01" office:value-type="float" office:value="-1.03150241470792" calcext:value-type="float">
            <text:p>-1.0315024147</text:p>
          </table:table-cell>
          <table:table-cell table:formula="of:=([.B720]-[.B719])/0.01" office:value-type="float" office:value="-2.8156635841161" calcext:value-type="float">
            <text:p>-2.8156635841</text:p>
          </table:table-cell>
        </table:table-row>
        <table:table-row table:style-name="ro1">
          <table:table-cell office:value-type="float" office:value="0.0281498184092159" calcext:value-type="float">
            <text:p>0.0281498184</text:p>
          </table:table-cell>
          <table:table-cell office:value-type="float" office:value="0.466535476887425" calcext:value-type="float">
            <text:p>0.4665354769</text:p>
          </table:table-cell>
          <table:table-cell table:formula="of:=([.A721]-[.A720])/0.01" office:value-type="float" office:value="-0.98489108152002" calcext:value-type="float">
            <text:p>-0.9848910815</text:p>
          </table:table-cell>
          <table:table-cell table:formula="of:=([.B721]-[.B720])/0.01" office:value-type="float" office:value="-2.69532339391273" calcext:value-type="float">
            <text:p>-2.6953233939</text:p>
          </table:table-cell>
        </table:table-row>
        <table:table-row table:style-name="ro1">
          <table:table-cell office:value-type="float" office:value="0.0183009075940157" calcext:value-type="float">
            <text:p>0.0183009076</text:p>
          </table:table-cell>
          <table:table-cell office:value-type="float" office:value="0.439582242948298" calcext:value-type="float">
            <text:p>0.4395822429</text:p>
          </table:table-cell>
          <table:table-cell table:formula="of:=([.A722]-[.A721])/0.01" office:value-type="float" office:value="0.986104064492044" calcext:value-type="float">
            <text:p>0.9861040645</text:p>
          </table:table-cell>
          <table:table-cell table:formula="of:=([.B722]-[.B721])/0.01" office:value-type="float" office:value="-2.57900390211032" calcext:value-type="float">
            <text:p>-2.5790039021</text:p>
          </table:table-cell>
        </table:table-row>
        <table:table-row table:style-name="ro1">
          <table:table-cell office:value-type="float" office:value="0.0281619482389361" calcext:value-type="float">
            <text:p>0.0281619482</text:p>
          </table:table-cell>
          <table:table-cell office:value-type="float" office:value="0.413792203927195" calcext:value-type="float">
            <text:p>0.4137922039</text:p>
          </table:table-cell>
          <table:table-cell table:formula="of:=([.A723]-[.A722])/0.01" office:value-type="float" office:value="1.021514521284" calcext:value-type="float">
            <text:p>1.0215145213</text:p>
          </table:table-cell>
          <table:table-cell table:formula="of:=([.B723]-[.B722])/0.01" office:value-type="float" office:value="-2.46438545711584" calcext:value-type="float">
            <text:p>-2.4643854571</text:p>
          </table:table-cell>
        </table:table-row>
        <table:table-row table:style-name="ro1">
          <table:table-cell office:value-type="float" office:value="0.0383770934517761" calcext:value-type="float">
            <text:p>0.0383770935</text:p>
          </table:table-cell>
          <table:table-cell office:value-type="float" office:value="0.389148349356036" calcext:value-type="float">
            <text:p>0.3891483494</text:p>
          </table:table-cell>
          <table:table-cell table:formula="of:=([.A724]-[.A723])/0.01" office:value-type="float" office:value="-0.884137359045029" calcext:value-type="float">
            <text:p>-0.884137359</text:p>
          </table:table-cell>
          <table:table-cell table:formula="of:=([.B724]-[.B723])/0.01" office:value-type="float" office:value="-2.34906882124781" calcext:value-type="float">
            <text:p>-2.3490688212</text:p>
          </table:table-cell>
        </table:table-row>
        <table:table-row table:style-name="ro1">
          <table:table-cell office:value-type="float" office:value="0.0295357198613258" calcext:value-type="float">
            <text:p>0.0295357199</text:p>
          </table:table-cell>
          <table:table-cell office:value-type="float" office:value="0.365657661143558" calcext:value-type="float">
            <text:p>0.3656576611</text:p>
          </table:table-cell>
          <table:table-cell table:formula="of:=([.A725]-[.A724])/0.01" office:value-type="float" office:value="-0.869035215210395" calcext:value-type="float">
            <text:p>-0.8690352152</text:p>
          </table:table-cell>
          <table:table-cell table:formula="of:=([.B725]-[.B724])/0.01" office:value-type="float" office:value="-2.23583577576669" calcext:value-type="float">
            <text:p>-2.2358357758</text:p>
          </table:table-cell>
        </table:table-row>
        <table:table-row table:style-name="ro1">
          <table:table-cell office:value-type="float" office:value="0.0208453677092219" calcext:value-type="float">
            <text:p>0.0208453677</text:p>
          </table:table-cell>
          <table:table-cell office:value-type="float" office:value="0.343299303385891" calcext:value-type="float">
            <text:p>0.3432993034</text:p>
          </table:table-cell>
          <table:table-cell table:formula="of:=([.A726]-[.A725])/0.01" office:value-type="float" office:value="1.07403598615594" calcext:value-type="float">
            <text:p>1.0740359862</text:p>
          </table:table-cell>
          <table:table-cell table:formula="of:=([.B726]-[.B725])/0.01" office:value-type="float" office:value="-2.12751726372622" calcext:value-type="float">
            <text:p>-2.1275172637</text:p>
          </table:table-cell>
        </table:table-row>
        <table:table-row table:style-name="ro1">
          <table:table-cell office:value-type="float" office:value="0.0315857275707812" calcext:value-type="float">
            <text:p>0.0315857276</text:p>
          </table:table-cell>
          <table:table-cell office:value-type="float" office:value="0.322024130748629" calcext:value-type="float">
            <text:p>0.3220241307</text:p>
          </table:table-cell>
          <table:table-cell table:formula="of:=([.A727]-[.A726])/0.01" office:value-type="float" office:value="1.08487225183843" calcext:value-type="float">
            <text:p>1.0848722518</text:p>
          </table:table-cell>
          <table:table-cell table:formula="of:=([.B727]-[.B726])/0.01" office:value-type="float" office:value="-2.0217579729932" calcext:value-type="float">
            <text:p>-2.021757973</text:p>
          </table:table-cell>
        </table:table-row>
        <table:table-row table:style-name="ro1">
          <table:table-cell office:value-type="float" office:value="0.0424344500891655" calcext:value-type="float">
            <text:p>0.0424344501</text:p>
          </table:table-cell>
          <table:table-cell office:value-type="float" office:value="0.301806551018697" calcext:value-type="float">
            <text:p>0.301806551</text:p>
          </table:table-cell>
          <table:table-cell table:formula="of:=([.A728]-[.A727])/0.01" office:value-type="float" office:value="-0.842251622401879" calcext:value-type="float">
            <text:p>-0.8422516224</text:p>
          </table:table-cell>
          <table:table-cell table:formula="of:=([.B728]-[.B727])/0.01" office:value-type="float" office:value="-1.91612507206645" calcext:value-type="float">
            <text:p>-1.9161250721</text:p>
          </table:table-cell>
        </table:table-row>
        <table:table-row table:style-name="ro1">
          <table:table-cell office:value-type="float" office:value="0.0340119338651467" calcext:value-type="float">
            <text:p>0.0340119339</text:p>
          </table:table-cell>
          <table:table-cell office:value-type="float" office:value="0.282645300298033" calcext:value-type="float">
            <text:p>0.2826453003</text:p>
          </table:table-cell>
          <table:table-cell table:formula="of:=([.A729]-[.A728])/0.01" office:value-type="float" office:value="-0.845769153020024" calcext:value-type="float">
            <text:p>-0.845769153</text:p>
          </table:table-cell>
          <table:table-cell table:formula="of:=([.B729]-[.B728])/0.01" office:value-type="float" office:value="-1.81331578579753" calcext:value-type="float">
            <text:p>-1.8133157858</text:p>
          </table:table-cell>
        </table:table-row>
        <table:table-row table:style-name="ro1">
          <table:table-cell office:value-type="float" office:value="0.0255542423349465" calcext:value-type="float">
            <text:p>0.0255542423</text:p>
          </table:table-cell>
          <table:table-cell office:value-type="float" office:value="0.264512142440057" calcext:value-type="float">
            <text:p>0.2645121424</text:p>
          </table:table-cell>
          <table:table-cell table:formula="of:=([.A730]-[.A729])/0.01" office:value-type="float" office:value="-0.729734676499779" calcext:value-type="float">
            <text:p>-0.7297346765</text:p>
          </table:table-cell>
          <table:table-cell table:formula="of:=([.B730]-[.B729])/0.01" office:value-type="float" office:value="-1.71606486189077" calcext:value-type="float">
            <text:p>-1.7160648619</text:p>
          </table:table-cell>
        </table:table-row>
        <table:table-row table:style-name="ro1">
          <table:table-cell office:value-type="float" office:value="0.0182568955699487" calcext:value-type="float">
            <text:p>0.0182568956</text:p>
          </table:table-cell>
          <table:table-cell office:value-type="float" office:value="0.24735149382115" calcext:value-type="float">
            <text:p>0.2473514938</text:p>
          </table:table-cell>
          <table:table-cell table:formula="of:=([.A731]-[.A730])/0.01" office:value-type="float" office:value="1.19338910773931" calcext:value-type="float">
            <text:p>1.1933891077</text:p>
          </table:table-cell>
          <table:table-cell table:formula="of:=([.B731]-[.B730])/0.01" office:value-type="float" office:value="-1.62422588644618" calcext:value-type="float">
            <text:p>-1.6242258864</text:p>
          </table:table-cell>
        </table:table-row>
        <table:table-row table:style-name="ro1">
          <table:table-cell office:value-type="float" office:value="0.0301907866473418" calcext:value-type="float">
            <text:p>0.0301907866</text:p>
          </table:table-cell>
          <table:table-cell office:value-type="float" office:value="0.231109234956688" calcext:value-type="float">
            <text:p>0.231109235</text:p>
          </table:table-cell>
          <table:table-cell table:formula="of:=([.A732]-[.A731])/0.01" office:value-type="float" office:value="1.17910284309718" calcext:value-type="float">
            <text:p>1.1791028431</text:p>
          </table:table-cell>
          <table:table-cell table:formula="of:=([.B732]-[.B731])/0.01" office:value-type="float" office:value="-1.53505619816351" calcext:value-type="float">
            <text:p>-1.5350561982</text:p>
          </table:table-cell>
        </table:table-row>
        <table:table-row table:style-name="ro1">
          <table:table-cell office:value-type="float" office:value="0.0419818150783136" calcext:value-type="float">
            <text:p>0.0419818151</text:p>
          </table:table-cell>
          <table:table-cell office:value-type="float" office:value="0.215758672975053" calcext:value-type="float">
            <text:p>0.215758673</text:p>
          </table:table-cell>
          <table:table-cell table:formula="of:=([.A733]-[.A732])/0.01" office:value-type="float" office:value="-0.770574574479897" calcext:value-type="float">
            <text:p>-0.7705745745</text:p>
          </table:table-cell>
          <table:table-cell table:formula="of:=([.B733]-[.B732])/0.01" office:value-type="float" office:value="-1.44610131145484" calcext:value-type="float">
            <text:p>-1.4461013115</text:p>
          </table:table-cell>
        </table:table-row>
        <table:table-row table:style-name="ro1">
          <table:table-cell office:value-type="float" office:value="0.0342760693335147" calcext:value-type="float">
            <text:p>0.0342760693</text:p>
          </table:table-cell>
          <table:table-cell office:value-type="float" office:value="0.201297659860504" calcext:value-type="float">
            <text:p>0.2012976599</text:p>
          </table:table-cell>
          <table:table-cell table:formula="of:=([.A734]-[.A733])/0.01" office:value-type="float" office:value="-0.793784113744177" calcext:value-type="float">
            <text:p>-0.7937841137</text:p>
          </table:table-cell>
          <table:table-cell table:formula="of:=([.B734]-[.B733])/0.01" office:value-type="float" office:value="-1.36002487472965" calcext:value-type="float">
            <text:p>-1.3600248747</text:p>
          </table:table-cell>
        </table:table-row>
        <table:table-row table:style-name="ro1">
          <table:table-cell office:value-type="float" office:value="0.0263382281960729" calcext:value-type="float">
            <text:p>0.0263382282</text:p>
          </table:table-cell>
          <table:table-cell office:value-type="float" office:value="0.187697411113208" calcext:value-type="float">
            <text:p>0.1876974111</text:p>
          </table:table-cell>
          <table:table-cell table:formula="of:=([.A735]-[.A734])/0.01" office:value-type="float" office:value="-0.694797304476582" calcext:value-type="float">
            <text:p>-0.6947973045</text:p>
          </table:table-cell>
          <table:table-cell table:formula="of:=([.B735]-[.B734])/0.01" office:value-type="float" office:value="-1.2795159427883" calcext:value-type="float">
            <text:p>-1.2795159428</text:p>
          </table:table-cell>
        </table:table-row>
        <table:table-row table:style-name="ro1">
          <table:table-cell office:value-type="float" office:value="0.0193902551513071" calcext:value-type="float">
            <text:p>0.0193902552</text:p>
          </table:table-cell>
          <table:table-cell office:value-type="float" office:value="0.174902251685325" calcext:value-type="float">
            <text:p>0.1749022517</text:p>
          </table:table-cell>
          <table:table-cell table:formula="of:=([.A736]-[.A735])/0.01" office:value-type="float" office:value="1.21368732297384" calcext:value-type="float">
            <text:p>1.213687323</text:p>
          </table:table-cell>
          <table:table-cell table:formula="of:=([.B736]-[.B735])/0.01" office:value-type="float" office:value="-1.20439542813016" calcext:value-type="float">
            <text:p>-1.2043954281</text:p>
          </table:table-cell>
        </table:table-row>
        <table:table-row table:style-name="ro1">
          <table:table-cell office:value-type="float" office:value="0.0315271283810455" calcext:value-type="float">
            <text:p>0.0315271284</text:p>
          </table:table-cell>
          <table:table-cell office:value-type="float" office:value="0.162858297404024" calcext:value-type="float">
            <text:p>0.1628582974</text:p>
          </table:table-cell>
          <table:table-cell table:formula="of:=([.A737]-[.A736])/0.01" office:value-type="float" office:value="1.18695333905328" calcext:value-type="float">
            <text:p>1.1869533391</text:p>
          </table:table-cell>
          <table:table-cell table:formula="of:=([.B737]-[.B736])/0.01" office:value-type="float" office:value="-1.1319013772604" calcext:value-type="float">
            <text:p>-1.1319013773</text:p>
          </table:table-cell>
        </table:table-row>
        <table:table-row table:style-name="ro1">
          <table:table-cell office:value-type="float" office:value="0.0433966617715784" calcext:value-type="float">
            <text:p>0.0433966618</text:p>
          </table:table-cell>
          <table:table-cell office:value-type="float" office:value="0.151539283631419" calcext:value-type="float">
            <text:p>0.1515392836</text:p>
          </table:table-cell>
          <table:table-cell table:formula="of:=([.A738]-[.A737])/0.01" office:value-type="float" office:value="-0.773178888810433" calcext:value-type="float">
            <text:p>-0.7731788888</text:p>
          </table:table-cell>
          <table:table-cell table:formula="of:=([.B738]-[.B737])/0.01" office:value-type="float" office:value="-1.0595606024222" calcext:value-type="float">
            <text:p>-1.0595606024</text:p>
          </table:table-cell>
        </table:table-row>
        <table:table-row table:style-name="ro1">
          <table:table-cell office:value-type="float" office:value="0.035664872883474" calcext:value-type="float">
            <text:p>0.0356648729</text:p>
          </table:table-cell>
          <table:table-cell office:value-type="float" office:value="0.140943677607197" calcext:value-type="float">
            <text:p>0.1409436776</text:p>
          </table:table-cell>
          <table:table-cell table:formula="of:=([.A739]-[.A738])/0.01" office:value-type="float" office:value="-0.805041073869534" calcext:value-type="float">
            <text:p>-0.8050410739</text:p>
          </table:table-cell>
          <table:table-cell table:formula="of:=([.B739]-[.B738])/0.01" office:value-type="float" office:value="-0.989993797557342" calcext:value-type="float">
            <text:p>-0.9899937976</text:p>
          </table:table-cell>
        </table:table-row>
        <table:table-row table:style-name="ro1">
          <table:table-cell office:value-type="float" office:value="0.0276144621447787" calcext:value-type="float">
            <text:p>0.0276144621</text:p>
          </table:table-cell>
          <table:table-cell office:value-type="float" office:value="0.131043739631624" calcext:value-type="float">
            <text:p>0.1310437396</text:p>
          </table:table-cell>
          <table:table-cell table:formula="of:=([.A740]-[.A739])/0.01" office:value-type="float" office:value="-0.713089287808052" calcext:value-type="float">
            <text:p>-0.7130892878</text:p>
          </table:table-cell>
          <table:table-cell table:formula="of:=([.B740]-[.B739])/0.01" office:value-type="float" office:value="-0.925841334180595" calcext:value-type="float">
            <text:p>-0.9258413342</text:p>
          </table:table-cell>
        </table:table-row>
        <table:table-row table:style-name="ro1">
          <table:table-cell office:value-type="float" office:value="0.0204835692666982" calcext:value-type="float">
            <text:p>0.0204835693</text:p>
          </table:table-cell>
          <table:table-cell office:value-type="float" office:value="0.121785326289818" calcext:value-type="float">
            <text:p>0.1217853263</text:p>
          </table:table-cell>
          <table:table-cell table:formula="of:=([.A741]-[.A740])/0.01" office:value-type="float" office:value="1.18980363756863" calcext:value-type="float">
            <text:p>1.1898036376</text:p>
          </table:table-cell>
          <table:table-cell table:formula="of:=([.B741]-[.B740])/0.01" office:value-type="float" office:value="-0.866883318913934" calcext:value-type="float">
            <text:p>-0.8668833189</text:p>
          </table:table-cell>
        </table:table-row>
        <table:table-row table:style-name="ro1">
          <table:table-cell office:value-type="float" office:value="0.0323816056423844" calcext:value-type="float">
            <text:p>0.0323816056</text:p>
          </table:table-cell>
          <table:table-cell office:value-type="float" office:value="0.113116493100679" calcext:value-type="float">
            <text:p>0.1131164931</text:p>
          </table:table-cell>
          <table:table-cell table:formula="of:=([.A742]-[.A741])/0.01" office:value-type="float" office:value="1.15875790896348" calcext:value-type="float">
            <text:p>1.158757909</text:p>
          </table:table-cell>
          <table:table-cell table:formula="of:=([.B742]-[.B741])/0.01" office:value-type="float" office:value="-0.810322531666805" calcext:value-type="float">
            <text:p>-0.8103225317</text:p>
          </table:table-cell>
        </table:table-row>
        <table:table-row table:style-name="ro1">
          <table:table-cell office:value-type="float" office:value="0.0439691847320193" calcext:value-type="float">
            <text:p>0.0439691847</text:p>
          </table:table-cell>
          <table:table-cell office:value-type="float" office:value="0.105013267784011" calcext:value-type="float">
            <text:p>0.1050132678</text:p>
          </table:table-cell>
          <table:table-cell table:formula="of:=([.A743]-[.A742])/0.01" office:value-type="float" office:value="-0.804554048531944" calcext:value-type="float">
            <text:p>-0.8045540485</text:p>
          </table:table-cell>
          <table:table-cell table:formula="of:=([.B743]-[.B742])/0.01" office:value-type="float" office:value="-0.753654495698459" calcext:value-type="float">
            <text:p>-0.7536544957</text:p>
          </table:table-cell>
        </table:table-row>
        <table:table-row table:style-name="ro1">
          <table:table-cell office:value-type="float" office:value="0.0359236442466998" calcext:value-type="float">
            <text:p>0.0359236442</text:p>
          </table:table-cell>
          <table:table-cell office:value-type="float" office:value="0.0974767228270261" calcext:value-type="float">
            <text:p>0.0974767228</text:p>
          </table:table-cell>
          <table:table-cell table:formula="of:=([.A744]-[.A743])/0.01" office:value-type="float" office:value="-0.838591969162087" calcext:value-type="float">
            <text:p>-0.8385919692</text:p>
          </table:table-cell>
          <table:table-cell table:formula="of:=([.B744]-[.B743])/0.01" office:value-type="float" office:value="-0.699469627213094" calcext:value-type="float">
            <text:p>-0.6994696272</text:p>
          </table:table-cell>
        </table:table-row>
        <table:table-row table:style-name="ro1">
          <table:table-cell office:value-type="float" office:value="0.027537724555079" calcext:value-type="float">
            <text:p>0.0275377246</text:p>
          </table:table-cell>
          <table:table-cell office:value-type="float" office:value="0.0904820265548952" calcext:value-type="float">
            <text:p>0.0904820266</text:p>
          </table:table-cell>
          <table:table-cell table:formula="of:=([.A745]-[.A744])/0.01" office:value-type="float" office:value="-0.747933651239242" calcext:value-type="float">
            <text:p>-0.7479336512</text:p>
          </table:table-cell>
          <table:table-cell table:formula="of:=([.B745]-[.B744])/0.01" office:value-type="float" office:value="-0.650377047622637" calcext:value-type="float">
            <text:p>-0.6503770476</text:p>
          </table:table-cell>
        </table:table-row>
        <table:table-row table:style-name="ro1">
          <table:table-cell office:value-type="float" office:value="0.0200583880426865" calcext:value-type="float">
            <text:p>0.020058388</text:p>
          </table:table-cell>
          <table:table-cell office:value-type="float" office:value="0.0839782560786688" calcext:value-type="float">
            <text:p>0.0839782561</text:p>
          </table:table-cell>
          <table:table-cell table:formula="of:=([.A746]-[.A745])/0.01" office:value-type="float" office:value="1.15442756576496" calcext:value-type="float">
            <text:p>1.1544275658</text:p>
          </table:table-cell>
          <table:table-cell table:formula="of:=([.B746]-[.B745])/0.01" office:value-type="float" office:value="-0.606124657929656" calcext:value-type="float">
            <text:p>-0.6061246579</text:p>
          </table:table-cell>
        </table:table-row>
        <table:table-row table:style-name="ro1">
          <table:table-cell office:value-type="float" office:value="0.0316026637003361" calcext:value-type="float">
            <text:p>0.0316026637</text:p>
          </table:table-cell>
          <table:table-cell office:value-type="float" office:value="0.0779170094993722" calcext:value-type="float">
            <text:p>0.0779170095</text:p>
          </table:table-cell>
          <table:table-cell table:formula="of:=([.A747]-[.A746])/0.01" office:value-type="float" office:value="1.12349322340459" calcext:value-type="float">
            <text:p>1.1234932234</text:p>
          </table:table-cell>
          <table:table-cell table:formula="of:=([.B747]-[.B746])/0.01" office:value-type="float" office:value="-0.5638805521589" calcext:value-type="float">
            <text:p>-0.5638805522</text:p>
          </table:table-cell>
        </table:table-row>
        <table:table-row table:style-name="ro1">
          <table:table-cell office:value-type="float" office:value="0.042837595934382" calcext:value-type="float">
            <text:p>0.0428375959</text:p>
          </table:table-cell>
          <table:table-cell office:value-type="float" office:value="0.0722782039777832" calcext:value-type="float">
            <text:p>0.072278204</text:p>
          </table:table-cell>
          <table:table-cell table:formula="of:=([.A748]-[.A747])/0.01" office:value-type="float" office:value="-0.839169463652144" calcext:value-type="float">
            <text:p>-0.8391694637</text:p>
          </table:table-cell>
          <table:table-cell table:formula="of:=([.B748]-[.B747])/0.01" office:value-type="float" office:value="-0.521111748571791" calcext:value-type="float">
            <text:p>-0.5211117486</text:p>
          </table:table-cell>
        </table:table-row>
        <table:table-row table:style-name="ro1">
          <table:table-cell office:value-type="float" office:value="0.0344459012978606" calcext:value-type="float">
            <text:p>0.0344459013</text:p>
          </table:table-cell>
          <table:table-cell office:value-type="float" office:value="0.0670670864920653" calcext:value-type="float">
            <text:p>0.0670670865</text:p>
          </table:table-cell>
          <table:table-cell table:formula="of:=([.A749]-[.A748])/0.01" office:value-type="float" office:value="-0.872095261799172" calcext:value-type="float">
            <text:p>-0.8720952618</text:p>
          </table:table-cell>
          <table:table-cell table:formula="of:=([.B749]-[.B748])/0.01" office:value-type="float" office:value="-0.480399971603003" calcext:value-type="float">
            <text:p>-0.4803999716</text:p>
          </table:table-cell>
        </table:table-row>
        <table:table-row table:style-name="ro1">
          <table:table-cell office:value-type="float" office:value="0.0257249486798689" calcext:value-type="float">
            <text:p>0.0257249487</text:p>
          </table:table-cell>
          <table:table-cell office:value-type="float" office:value="0.0622630867760353" calcext:value-type="float">
            <text:p>0.0622630868</text:p>
          </table:table-cell>
          <table:table-cell table:formula="of:=([.A750]-[.A749])/0.01" office:value-type="float" office:value="-0.779932046711923" calcext:value-type="float">
            <text:p>-0.7799320467</text:p>
          </table:table-cell>
          <table:table-cell table:formula="of:=([.B750]-[.B749])/0.01" office:value-type="float" office:value="-0.444345960954151" calcext:value-type="float">
            <text:p>-0.444345961</text:p>
          </table:table-cell>
        </table:table-row>
        <table:table-row table:style-name="ro1">
          <table:table-cell office:value-type="float" office:value="0.0179256282127496" calcext:value-type="float">
            <text:p>0.0179256282</text:p>
          </table:table-cell>
          <table:table-cell office:value-type="float" office:value="0.0578196271664938" calcext:value-type="float">
            <text:p>0.0578196272</text:p>
          </table:table-cell>
          <table:table-cell table:formula="of:=([.A751]-[.A750])/0.01" office:value-type="float" office:value="1.12424975254274" calcext:value-type="float">
            <text:p>1.1242497525</text:p>
          </table:table-cell>
          <table:table-cell table:formula="of:=([.B751]-[.B750])/0.01" office:value-type="float" office:value="-0.412679760546773" calcext:value-type="float">
            <text:p>-0.4126797605</text:p>
          </table:table-cell>
        </table:table-row>
        <table:table-row table:style-name="ro1">
          <table:table-cell office:value-type="float" office:value="0.029168125738177" calcext:value-type="float">
            <text:p>0.0291681257</text:p>
          </table:table-cell>
          <table:table-cell office:value-type="float" office:value="0.053692829561026" calcext:value-type="float">
            <text:p>0.0536928296</text:p>
          </table:table-cell>
          <table:table-cell table:formula="of:=([.A752]-[.A751])/0.01" office:value-type="float" office:value="1.09536975167871" calcext:value-type="float">
            <text:p>1.0953697517</text:p>
          </table:table-cell>
          <table:table-cell table:formula="of:=([.B752]-[.B751])/0.01" office:value-type="float" office:value="-0.382543011883262" calcext:value-type="float">
            <text:p>-0.3825430119</text:p>
          </table:table-cell>
        </table:table-row>
        <table:table-row table:style-name="ro1">
          <table:table-cell office:value-type="float" office:value="0.0401218232549642" calcext:value-type="float">
            <text:p>0.0401218233</text:p>
          </table:table-cell>
          <table:table-cell office:value-type="float" office:value="0.0498673994421934" calcext:value-type="float">
            <text:p>0.0498673994</text:p>
          </table:table-cell>
          <table:table-cell table:formula="of:=([.A753]-[.A752])/0.01" office:value-type="float" office:value="-0.865075033616084" calcext:value-type="float">
            <text:p>-0.8650750336</text:p>
          </table:table-cell>
          <table:table-cell table:formula="of:=([.B753]-[.B752])/0.01" office:value-type="float" office:value="-0.351383404694469" calcext:value-type="float">
            <text:p>-0.3513834047</text:p>
          </table:table-cell>
        </table:table-row>
        <table:table-row table:style-name="ro1">
          <table:table-cell office:value-type="float" office:value="0.0314710729188033" calcext:value-type="float">
            <text:p>0.0314710729</text:p>
          </table:table-cell>
          <table:table-cell office:value-type="float" office:value="0.0463535653952487" calcext:value-type="float">
            <text:p>0.0463535654</text:p>
          </table:table-cell>
          <table:table-cell table:formula="of:=([.A754]-[.A753])/0.01" office:value-type="float" office:value="-0.89565395647382" calcext:value-type="float">
            <text:p>-0.8956539565</text:p>
          </table:table-cell>
          <table:table-cell table:formula="of:=([.B754]-[.B753])/0.01" office:value-type="float" office:value="-0.321793989961749" calcext:value-type="float">
            <text:p>-0.32179399</text:p>
          </table:table-cell>
        </table:table-row>
        <table:table-row table:style-name="ro1">
          <table:table-cell office:value-type="float" office:value="0.0225145333540651" calcext:value-type="float">
            <text:p>0.0225145334</text:p>
          </table:table-cell>
          <table:table-cell office:value-type="float" office:value="0.0431356254956312" calcext:value-type="float">
            <text:p>0.0431356255</text:p>
          </table:table-cell>
          <table:table-cell table:formula="of:=([.A755]-[.A754])/0.01" office:value-type="float" office:value="1.00997709091698" calcext:value-type="float">
            <text:p>1.0099770909</text:p>
          </table:table-cell>
          <table:table-cell table:formula="of:=([.B755]-[.B754])/0.01" office:value-type="float" office:value="-0.296386652443545" calcext:value-type="float">
            <text:p>-0.2963866524</text:p>
          </table:table-cell>
        </table:table-row>
        <table:table-row table:style-name="ro1">
          <table:table-cell office:value-type="float" office:value="0.032614304263235" calcext:value-type="float">
            <text:p>0.0326143043</text:p>
          </table:table-cell>
          <table:table-cell office:value-type="float" office:value="0.0401717589711958" calcext:value-type="float">
            <text:p>0.040171759</text:p>
          </table:table-cell>
          <table:table-cell table:formula="of:=([.A756]-[.A755])/0.01" office:value-type="float" office:value="0.990716440522993" calcext:value-type="float">
            <text:p>0.9907164405</text:p>
          </table:table-cell>
          <table:table-cell table:formula="of:=([.B756]-[.B755])/0.01" office:value-type="float" office:value="-0.272611384040283" calcext:value-type="float">
            <text:p>-0.272611384</text:p>
          </table:table-cell>
        </table:table-row>
        <table:table-row table:style-name="ro1">
          <table:table-cell office:value-type="float" office:value="0.0425214686684649" calcext:value-type="float">
            <text:p>0.0425214687</text:p>
          </table:table-cell>
          <table:table-cell office:value-type="float" office:value="0.0374456451307929" calcext:value-type="float">
            <text:p>0.0374456451</text:p>
          </table:table-cell>
          <table:table-cell table:formula="of:=([.A757]-[.A756])/0.01" office:value-type="float" office:value="-0.959976902563301" calcext:value-type="float">
            <text:p>-0.9599769026</text:p>
          </table:table-cell>
          <table:table-cell table:formula="of:=([.B757]-[.B756])/0.01" office:value-type="float" office:value="-0.24786599397102" calcext:value-type="float">
            <text:p>-0.247865994</text:p>
          </table:table-cell>
        </table:table-row>
        <table:table-row table:style-name="ro1">
          <table:table-cell office:value-type="float" office:value="0.0329216996428319" calcext:value-type="float">
            <text:p>0.0329216996</text:p>
          </table:table-cell>
          <table:table-cell office:value-type="float" office:value="0.0349669851910828" calcext:value-type="float">
            <text:p>0.0349669852</text:p>
          </table:table-cell>
          <table:table-cell table:formula="of:=([.A758]-[.A757])/0.01" office:value-type="float" office:value="-0.981224829685344" calcext:value-type="float">
            <text:p>-0.9812248297</text:p>
          </table:table-cell>
          <table:table-cell table:formula="of:=([.B758]-[.B757])/0.01" office:value-type="float" office:value="-0.224695678697811" calcext:value-type="float">
            <text:p>-0.2246956787</text:p>
          </table:table-cell>
        </table:table-row>
        <table:table-row table:style-name="ro1">
          <table:table-cell office:value-type="float" office:value="0.0231094513459785" calcext:value-type="float">
            <text:p>0.0231094513</text:p>
          </table:table-cell>
          <table:table-cell office:value-type="float" office:value="0.0327200284041046" calcext:value-type="float">
            <text:p>0.0327200284</text:p>
          </table:table-cell>
          <table:table-cell table:formula="of:=([.A759]-[.A758])/0.01" office:value-type="float" office:value="0.933283486588993" calcext:value-type="float">
            <text:p>0.9332834866</text:p>
          </table:table-cell>
          <table:table-cell table:formula="of:=([.B759]-[.B758])/0.01" office:value-type="float" office:value="-0.205671175946421" calcext:value-type="float">
            <text:p>-0.2056711759</text:p>
          </table:table-cell>
        </table:table-row>
        <table:table-row table:style-name="ro1">
          <table:table-cell office:value-type="float" office:value="0.0324422862118684" calcext:value-type="float">
            <text:p>0.0324422862</text:p>
          </table:table-cell>
          <table:table-cell office:value-type="float" office:value="0.0306633166446404" calcext:value-type="float">
            <text:p>0.0306633166</text:p>
          </table:table-cell>
          <table:table-cell table:formula="of:=([.A760]-[.A759])/0.01" office:value-type="float" office:value="0.922420478498536" calcext:value-type="float">
            <text:p>0.9224204785</text:p>
          </table:table-cell>
          <table:table-cell table:formula="of:=([.B760]-[.B759])/0.01" office:value-type="float" office:value="-0.188174495757421" calcext:value-type="float">
            <text:p>-0.1881744958</text:p>
          </table:table-cell>
        </table:table-row>
        <table:table-row table:style-name="ro1">
          <table:table-cell office:value-type="float" office:value="0.0416664909968537" calcext:value-type="float">
            <text:p>0.041666491</text:p>
          </table:table-cell>
          <table:table-cell office:value-type="float" office:value="0.0287815716870662" calcext:value-type="float">
            <text:p>0.0287815717</text:p>
          </table:table-cell>
          <table:table-cell table:formula="of:=([.A761]-[.A760])/0.01" office:value-type="float" office:value="-1.02037429283969" calcext:value-type="float">
            <text:p>-1.0203742928</text:p>
          </table:table-cell>
          <table:table-cell table:formula="of:=([.B761]-[.B760])/0.01" office:value-type="float" office:value="-0.169543138484887" calcext:value-type="float">
            <text:p>-0.1695431385</text:p>
          </table:table-cell>
        </table:table-row>
        <table:table-row table:style-name="ro1">
          <table:table-cell office:value-type="float" office:value="0.0314627480684569" calcext:value-type="float">
            <text:p>0.0314627481</text:p>
          </table:table-cell>
          <table:table-cell office:value-type="float" office:value="0.0270861403022174" calcext:value-type="float">
            <text:p>0.0270861403</text:p>
          </table:table-cell>
          <table:table-cell table:number-columns-repeated="2"/>
        </table:table-row>
        <table:table-row table:style-name="ro1">
          <table:table-cell office:value-type="float" office:value="0.0211207100105441" calcext:value-type="float">
            <text:p>0.02112071</text:p>
          </table:table-cell>
          <table:table-cell office:value-type="float" office:value="0.0255630671490649" calcext:value-type="float">
            <text:p>0.0255630671</text:p>
          </table:table-cell>
          <table:table-cell table:number-columns-repeated="2"/>
        </table:table-row>
        <table:table-row table:style-name="ro1">
          <table:table-cell office:value-type="float" office:value="0.0299933501553846" calcext:value-type="float">
            <text:p>0.0299933502</text:p>
          </table:table-cell>
          <table:table-cell office:value-type="float" office:value="0.0241727808506545" calcext:value-type="float">
            <text:p>0.0241727809</text:p>
          </table:table-cell>
          <table:table-cell table:number-columns-repeated="2"/>
        </table:table-row>
        <table:table-row table:style-name="ro1">
          <table:table-cell office:value-type="float" office:value="0.0388222452114618" calcext:value-type="float">
            <text:p>0.0388222452</text:p>
          </table:table-cell>
          <table:table-cell office:value-type="float" office:value="0.0410125597084841" calcext:value-type="float">
            <text:p>0.0410125597</text:p>
          </table:table-cell>
          <table:table-cell table:number-columns-repeated="2"/>
        </table:table-row>
        <table:table-row table:style-name="ro1">
          <table:table-cell office:value-type="float" office:value="0.0282933382214248" calcext:value-type="float">
            <text:p>0.0282933382</text:p>
          </table:table-cell>
          <table:table-cell office:value-type="float" office:value="0.0568495662212126" calcext:value-type="float">
            <text:p>0.0568495662</text:p>
          </table:table-cell>
          <table:table-cell table:number-columns-repeated="2"/>
        </table:table-row>
        <table:table-row table:style-name="ro1">
          <table:table-cell office:value-type="float" office:value="0.0177105526953813" calcext:value-type="float">
            <text:p>0.0177105527</text:p>
          </table:table-cell>
          <table:table-cell office:value-type="float" office:value="0.0524530120639995" calcext:value-type="float">
            <text:p>0.0524530121</text:p>
          </table:table-cell>
          <table:table-cell table:number-columns-repeated="2"/>
        </table:table-row>
        <table:table-row table:style-name="ro1">
          <table:table-cell office:value-type="float" office:value="0.0264276165873044" calcext:value-type="float">
            <text:p>0.0264276166</text:p>
          </table:table-cell>
          <table:table-cell office:value-type="float" office:value="0.0471599394801366" calcext:value-type="float">
            <text:p>0.0471599395</text:p>
          </table:table-cell>
          <table:table-cell table:number-columns-repeated="2"/>
        </table:table-row>
        <table:table-row table:style-name="ro1">
          <table:table-cell office:value-type="float" office:value="0.0351734032069796" calcext:value-type="float">
            <text:p>0.0351734032</text:p>
          </table:table-cell>
          <table:table-cell office:value-type="float" office:value="0.0422665435590203" calcext:value-type="float">
            <text:p>0.0422665436</text:p>
          </table:table-cell>
          <table:table-cell table:number-columns-repeated="2"/>
        </table:table-row>
        <table:table-row table:style-name="ro1">
          <table:table-cell office:value-type="float" office:value="0.02461074409011" calcext:value-type="float">
            <text:p>0.0246107441</text:p>
          </table:table-cell>
          <table:table-cell office:value-type="float" office:value="0.0378501635797865" calcext:value-type="float">
            <text:p>0.0378501636</text:p>
          </table:table-cell>
          <table:table-cell table:number-columns-repeated="2"/>
        </table:table-row>
        <table:table-row table:style-name="ro1">
          <table:table-cell office:value-type="float" office:value="0.0321236267249882" calcext:value-type="float">
            <text:p>0.0321236267</text:p>
          </table:table-cell>
          <table:table-cell office:value-type="float" office:value="0.0338784373910822" calcext:value-type="float">
            <text:p>0.0338784374</text:p>
          </table:table-cell>
          <table:table-cell table:number-columns-repeated="2"/>
        </table:table-row>
        <table:table-row table:style-name="ro1">
          <table:table-cell office:value-type="float" office:value="0.0396809048347044" calcext:value-type="float">
            <text:p>0.0396809048</text:p>
          </table:table-cell>
          <table:table-cell office:value-type="float" office:value="0.0303124578967165" calcext:value-type="float">
            <text:p>0.0303124579</text:p>
          </table:table-cell>
          <table:table-cell table:number-columns-repeated="2"/>
        </table:table-row>
        <table:table-row table:style-name="ro1">
          <table:table-cell office:value-type="float" office:value="0.0280272140713101" calcext:value-type="float">
            <text:p>0.0280272141</text:p>
          </table:table-cell>
          <table:table-cell office:value-type="float" office:value="0.0271389081119186" calcext:value-type="float">
            <text:p>0.0271389081</text:p>
          </table:table-cell>
          <table:table-cell table:number-columns-repeated="2"/>
        </table:table-row>
        <table:table-row table:style-name="ro1">
          <table:table-cell office:value-type="float" office:value="0.0164381025087063" calcext:value-type="float">
            <text:p>0.0164381025</text:p>
          </table:table-cell>
          <table:table-cell office:value-type="float" office:value="0.0243209727347807" calcext:value-type="float">
            <text:p>0.0243209727</text:p>
          </table:table-cell>
          <table:table-cell table:number-columns-repeated="2"/>
        </table:table-row>
        <table:table-row table:style-name="ro1">
          <table:table-cell office:value-type="float" office:value="0.0242488119063216" calcext:value-type="float">
            <text:p>0.0242488119</text:p>
          </table:table-cell>
          <table:table-cell office:value-type="float" office:value="0.0399083937421797" calcext:value-type="float">
            <text:p>0.0399083937</text:p>
          </table:table-cell>
          <table:table-cell table:number-columns-repeated="2"/>
        </table:table-row>
        <table:table-row table:style-name="ro1">
          <table:table-cell office:value-type="float" office:value="0.0503035404758154" calcext:value-type="float">
            <text:p>0.0503035405</text:p>
          </table:table-cell>
          <table:table-cell office:value-type="float" office:value="0.0546235883672375" calcext:value-type="float">
            <text:p>0.0546235884</text:p>
          </table:table-cell>
          <table:table-cell table:number-columns-repeated="2"/>
        </table:table-row>
        <table:table-row table:style-name="ro1">
          <table:table-cell office:value-type="float" office:value="0.0560194486431621" calcext:value-type="float">
            <text:p>0.0560194486</text:p>
          </table:table-cell>
          <table:table-cell office:value-type="float" office:value="0.0492699438681026" calcext:value-type="float">
            <text:p>0.0492699439</text:p>
          </table:table-cell>
          <table:table-cell table:number-columns-repeated="2"/>
        </table:table-row>
        <table:table-row table:style-name="ro1">
          <table:table-cell office:value-type="float" office:value="0.04142678989261" calcext:value-type="float">
            <text:p>0.0414267899</text:p>
          </table:table-cell>
          <table:table-cell office:value-type="float" office:value="0.0432407039102713" calcext:value-type="float">
            <text:p>0.0432407039</text:p>
          </table:table-cell>
          <table:table-cell table:number-columns-repeated="2"/>
        </table:table-row>
        <table:table-row table:style-name="ro1">
          <table:table-cell office:value-type="float" office:value="0.0271094808877185" calcext:value-type="float">
            <text:p>0.0271094809</text:p>
          </table:table-cell>
          <table:table-cell office:value-type="float" office:value="0.0378040413398895" calcext:value-type="float">
            <text:p>0.0378040413</text:p>
          </table:table-cell>
          <table:table-cell table:number-columns-repeated="2"/>
        </table:table-row>
        <table:table-row table:style-name="ro1">
          <table:table-cell office:value-type="float" office:value="0.0143611997352333" calcext:value-type="float">
            <text:p>0.0143611997</text:p>
          </table:table-cell>
          <table:table-cell office:value-type="float" office:value="0.0329552018418529" calcext:value-type="float">
            <text:p>0.0329552018</text:p>
          </table:table-cell>
          <table:table-cell table:number-columns-repeated="2"/>
        </table:table-row>
        <table:table-row table:style-name="ro1">
          <table:table-cell office:value-type="float" office:value="0.0212611048821152" calcext:value-type="float">
            <text:p>0.0212611049</text:p>
          </table:table-cell>
          <table:table-cell office:value-type="float" office:value="0.0286123473709199" calcext:value-type="float">
            <text:p>0.0286123474</text:p>
          </table:table-cell>
          <table:table-cell table:number-columns-repeated="2"/>
        </table:table-row>
        <table:table-row table:style-name="ro1">
          <table:table-cell office:value-type="float" office:value="0.0465427209660452" calcext:value-type="float">
            <text:p>0.046542721</text:p>
          </table:table-cell>
          <table:table-cell office:value-type="float" office:value="0.0247239432827433" calcext:value-type="float">
            <text:p>0.0247239433</text:p>
          </table:table-cell>
          <table:table-cell table:number-columns-repeated="2"/>
        </table:table-row>
        <table:table-row table:style-name="ro1">
          <table:table-cell office:value-type="float" office:value="0.0515844057803526" calcext:value-type="float">
            <text:p>0.0515844058</text:p>
          </table:table-cell>
          <table:table-cell office:value-type="float" office:value="0.0394046168593112" calcext:value-type="float">
            <text:p>0.0394046169</text:p>
          </table:table-cell>
          <table:table-cell table:number-columns-repeated="2"/>
        </table:table-row>
        <table:table-row table:style-name="ro1">
          <table:table-cell office:value-type="float" office:value="0.0364068566892173" calcext:value-type="float">
            <text:p>0.0364068567</text:p>
          </table:table-cell>
          <table:table-cell office:value-type="float" office:value="0.0534113003530544" calcext:value-type="float">
            <text:p>0.0534113004</text:p>
          </table:table-cell>
          <table:table-cell table:number-columns-repeated="2"/>
        </table:table-row>
        <table:table-row table:style-name="ro1">
          <table:table-cell office:value-type="float" office:value="0.0216074121066523" calcext:value-type="float">
            <text:p>0.0216074121</text:p>
          </table:table-cell>
          <table:table-cell office:value-type="float" office:value="0.0474731678739996" calcext:value-type="float">
            <text:p>0.0474731679</text:p>
          </table:table-cell>
          <table:table-cell table:number-columns-repeated="2"/>
        </table:table-row>
        <table:table-row table:style-name="ro1">
          <table:table-cell office:value-type="float" office:value="0.0265923884443799" calcext:value-type="float">
            <text:p>0.0265923884</text:p>
          </table:table-cell>
          <table:table-cell office:value-type="float" office:value="0.040886030931552" calcext:value-type="float">
            <text:p>0.0408860309</text:p>
          </table:table-cell>
          <table:table-cell table:number-columns-repeated="2"/>
        </table:table-row>
        <table:table-row table:style-name="ro1">
          <table:table-cell office:value-type="float" office:value="0.0320597364262743" calcext:value-type="float">
            <text:p>0.0320597364</text:p>
          </table:table-cell>
          <table:table-cell office:value-type="float" office:value="0.0349094149712852" calcext:value-type="float">
            <text:p>0.034909415</text:p>
          </table:table-cell>
          <table:table-cell table:number-columns-repeated="2"/>
        </table:table-row>
        <table:table-row table:style-name="ro1">
          <table:table-cell office:value-type="float" office:value="0.0186365188419587" calcext:value-type="float">
            <text:p>0.0186365188</text:p>
          </table:table-cell>
          <table:table-cell office:value-type="float" office:value="0.0295897180188032" calcext:value-type="float">
            <text:p>0.029589718</text:p>
          </table:table-cell>
          <table:table-cell table:number-columns-repeated="2"/>
        </table:table-row>
        <table:table-row table:style-name="ro1">
          <table:table-cell office:value-type="float" office:value="0.0236733616182125" calcext:value-type="float">
            <text:p>0.0236733616</text:p>
          </table:table-cell>
          <table:table-cell office:value-type="float" office:value="0.0248668822426773" calcext:value-type="float">
            <text:p>0.0248668822</text:p>
          </table:table-cell>
          <table:table-cell table:number-columns-repeated="2"/>
        </table:table-row>
        <table:table-row table:style-name="ro1">
          <table:table-cell office:value-type="float" office:value="0.0472178458272171" calcext:value-type="float">
            <text:p>0.0472178458</text:p>
          </table:table-cell>
          <table:table-cell office:value-type="float" office:value="0.0387882747062053" calcext:value-type="float">
            <text:p>0.0387882747</text:p>
          </table:table-cell>
          <table:table-cell table:number-columns-repeated="2"/>
        </table:table-row>
        <table:table-row table:style-name="ro1">
          <table:table-cell office:value-type="float" office:value="0.050731815320736" calcext:value-type="float">
            <text:p>0.0507318153</text:p>
          </table:table-cell>
          <table:table-cell office:value-type="float" office:value="0.0520998458577075" calcext:value-type="float">
            <text:p>0.0520998459</text:p>
          </table:table-cell>
          <table:table-cell table:number-columns-repeated="2"/>
        </table:table-row>
        <table:table-row table:style-name="ro1">
          <table:table-cell office:value-type="float" office:value="0.0342330696648294" calcext:value-type="float">
            <text:p>0.0342330697</text:p>
          </table:table-cell>
          <table:table-cell office:value-type="float" office:value="0.0455762225370382" calcext:value-type="float">
            <text:p>0.0455762225</text:p>
          </table:table-cell>
          <table:table-cell table:number-columns-repeated="2"/>
        </table:table-row>
        <table:table-row table:style-name="ro1">
          <table:table-cell office:value-type="float" office:value="0.0182918960505144" calcext:value-type="float">
            <text:p>0.0182918961</text:p>
          </table:table-cell>
          <table:table-cell office:value-type="float" office:value="0.038528469678211" calcext:value-type="float">
            <text:p>0.0385284697</text:p>
          </table:table-cell>
          <table:table-cell table:number-columns-repeated="2"/>
        </table:table-row>
        <table:table-row table:style-name="ro1">
          <table:table-cell office:value-type="float" office:value="0.0222894022441108" calcext:value-type="float">
            <text:p>0.0222894022</text:p>
          </table:table-cell>
          <table:table-cell office:value-type="float" office:value="0.0321734460704212" calcext:value-type="float">
            <text:p>0.0321734461</text:p>
          </table:table-cell>
          <table:table-cell table:number-columns-repeated="2"/>
        </table:table-row>
        <table:table-row table:style-name="ro1">
          <table:table-cell office:value-type="float" office:value="0.0450206845361078" calcext:value-type="float">
            <text:p>0.0450206845</text:p>
          </table:table-cell>
          <table:table-cell office:value-type="float" office:value="0.0265165256715987" calcext:value-type="float">
            <text:p>0.0265165257</text:p>
          </table:table-cell>
          <table:table-cell table:number-columns-repeated="2"/>
        </table:table-row>
        <table:table-row table:style-name="ro1">
          <table:table-cell office:value-type="float" office:value="0.047840100149534" calcext:value-type="float">
            <text:p>0.0478401001</text:p>
          </table:table-cell>
          <table:table-cell office:value-type="float" office:value="0.0215386952908024" calcext:value-type="float">
            <text:p>0.0215386953</text:p>
          </table:table-cell>
          <table:table-cell table:number-columns-repeated="2"/>
        </table:table-row>
        <table:table-row table:style-name="ro1">
          <table:table-cell office:value-type="float" office:value="0.0307310412527522" calcext:value-type="float">
            <text:p>0.0307310413</text:p>
          </table:table-cell>
          <table:table-cell office:value-type="float" office:value="0.0353274016420633" calcext:value-type="float">
            <text:p>0.0353274016</text:p>
          </table:table-cell>
          <table:table-cell table:number-columns-repeated="2"/>
        </table:table-row>
        <table:table-row table:style-name="ro1">
          <table:table-cell office:value-type="float" office:value="0.0142569210758814" calcext:value-type="float">
            <text:p>0.0142569211</text:p>
          </table:table-cell>
          <table:table-cell office:value-type="float" office:value="0.0485597487977165" calcext:value-type="float">
            <text:p>0.048559748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1T23:13:14.282759560</dc:date>
    <meta:editing-duration>PT5M50S</meta:editing-duration>
    <meta:editing-cycles>1</meta:editing-cycles>
    <meta:document-statistic meta:table-count="1" meta:cell-count="3114" meta:object-count="0"/>
    <meta:generator>LibreOffice/5.1.6.2$Linux_X86_64 LibreOffice_project/10m0$Build-2</meta:generator>
  </office:meta>
</office:document-meta>
</file>